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15C50000254F0000254F885940C8.svg" manifest:media-type="image/svg+xml"/>
  <manifest:file-entry manifest:full-path="Pictures/10000001000001C3000001C3A167D745.png" manifest:media-type="image/png"/>
  <manifest:file-entry manifest:full-path="Pictures/10000001000001C3000001C32678DB53.png" manifest:media-type="image/png"/>
  <manifest:file-entry manifest:full-path="Pictures/100016310000254F0000254F20751F21.svg" manifest:media-type="image/svg+xml"/>
  <manifest:file-entry manifest:full-path="Pictures/100016B20000254F0000254F514CC071.svg" manifest:media-type="image/svg+xml"/>
  <manifest:file-entry manifest:full-path="Pictures/1000000100000420000001DA1B9DC4FF.png" manifest:media-type="image/png"/>
  <manifest:file-entry manifest:full-path="Pictures/100017110000254F0000254F82AA58A9.svg" manifest:media-type="image/svg+xml"/>
  <manifest:file-entry manifest:full-path="Pictures/100039CE0000B9A100005348CE63A77F.svg" manifest:media-type="image/svg+xml"/>
  <manifest:file-entry manifest:full-path="Pictures/10000001000001C3000001C3407FFCBC.png" manifest:media-type="image/png"/>
  <manifest:file-entry manifest:full-path="Pictures/100016470000254F0000254F492010CB.svg" manifest:media-type="image/svg+xml"/>
  <manifest:file-entry manifest:full-path="Pictures/100016790000254F0000254F25AFF3BE.svg" manifest:media-type="image/svg+xml"/>
  <manifest:file-entry manifest:full-path="Pictures/1000167C0000254F0000254F9B38B794.svg" manifest:media-type="image/svg+xml"/>
  <manifest:file-entry manifest:full-path="Pictures/10000001000001C3000001C39376A05F.png" manifest:media-type="image/png"/>
  <manifest:file-entry manifest:full-path="Pictures/10000001000002520000036629BAF7F0.png" manifest:media-type="image/png"/>
  <manifest:file-entry manifest:full-path="Pictures/100016720000254F0000254F77E43A12.svg" manifest:media-type="image/svg+xml"/>
  <manifest:file-entry manifest:full-path="Pictures/10000001000001C3000001C3D3485F80.png" manifest:media-type="image/png"/>
  <manifest:file-entry manifest:full-path="Pictures/1000161D0000254F0000254FCCBB6798.svg" manifest:media-type="image/svg+xml"/>
  <manifest:file-entry manifest:full-path="Pictures/10000001000001C3000001C3ED411629.png" manifest:media-type="image/png"/>
  <manifest:file-entry manifest:full-path="Pictures/100016A40000254F0000254FDEB05DB8.svg" manifest:media-type="image/svg+xml"/>
  <manifest:file-entry manifest:full-path="Pictures/100016090000254F0000254FBA994FF5.svg" manifest:media-type="image/svg+xml"/>
  <manifest:file-entry manifest:full-path="Pictures/100016440000254F0000254F2D32E836.svg" manifest:media-type="image/svg+xml"/>
  <manifest:file-entry manifest:full-path="Pictures/10000001000001C3000001C35FC85D47.png" manifest:media-type="image/png"/>
  <manifest:file-entry manifest:full-path="Pictures/100015EA0000254F0000254F6446DAB8.svg" manifest:media-type="image/svg+xml"/>
  <manifest:file-entry manifest:full-path="Pictures/100016C30000254F0000254FB1B13EF0.svg" manifest:media-type="image/svg+xml"/>
  <manifest:file-entry manifest:full-path="Pictures/10000001000001C3000001C3ABF3536A.png" manifest:media-type="image/png"/>
  <manifest:file-entry manifest:full-path="Pictures/100014FE0000254F0000254F56CE47E8.svg" manifest:media-type="image/svg+xml"/>
  <manifest:file-entry manifest:full-path="Pictures/100016E40000254F0000254F36E89479.svg" manifest:media-type="image/svg+xml"/>
  <manifest:file-entry manifest:full-path="Pictures/10000001000001C3000001C3B1EA2486.png" manifest:media-type="image/png"/>
  <manifest:file-entry manifest:full-path="Pictures/10000001000001C3000001C32843E29D.png" manifest:media-type="image/png"/>
  <manifest:file-entry manifest:full-path="Pictures/1000166E0000254F0000254FA185CEE1.svg" manifest:media-type="image/svg+xml"/>
  <manifest:file-entry manifest:full-path="Pictures/10000001000001C3000001C3F377EB6F.png" manifest:media-type="image/png"/>
  <manifest:file-entry manifest:full-path="Pictures/100016AB0000254F0000254F09DED0BB.svg" manifest:media-type="image/svg+xml"/>
  <manifest:file-entry manifest:full-path="Pictures/100016940000254F0000254FC7231D1C.svg" manifest:media-type="image/svg+xml"/>
  <manifest:file-entry manifest:full-path="Pictures/10000001000001C3000001C3B69071A8.png" manifest:media-type="image/png"/>
  <manifest:file-entry manifest:full-path="Pictures/10000001000001C3000001C3A2854FCE.png" manifest:media-type="image/png"/>
  <manifest:file-entry manifest:full-path="Pictures/1000153C0000254F0000254F71C5656F.svg" manifest:media-type="image/svg+xml"/>
  <manifest:file-entry manifest:full-path="Pictures/10000001000001C3000001C325FD8EB6.png" manifest:media-type="image/png"/>
  <manifest:file-entry manifest:full-path="Pictures/10000001000001C3000001C3A4F63141.png" manifest:media-type="image/png"/>
  <manifest:file-entry manifest:full-path="Pictures/10000001000001C3000001C3ACE565E2.png" manifest:media-type="image/png"/>
  <manifest:file-entry manifest:full-path="Pictures/100016470000254F0000254F995033D9.svg" manifest:media-type="image/svg+xml"/>
  <manifest:file-entry manifest:full-path="Pictures/100016940000254F0000254FF0A804B7.svg" manifest:media-type="image/svg+xml"/>
  <manifest:file-entry manifest:full-path="Pictures/100015D60000254F0000254F9F79A947.svg" manifest:media-type="image/svg+xml"/>
  <manifest:file-entry manifest:full-path="Pictures/1000160A0000254F0000254FC717D8DA.svg" manifest:media-type="image/svg+xml"/>
  <manifest:file-entry manifest:full-path="Pictures/10000001000001C3000001C313953615.png" manifest:media-type="image/png"/>
  <manifest:file-entry manifest:full-path="Pictures/10000001000001C3000001C35BCC265A.png" manifest:media-type="image/png"/>
  <manifest:file-entry manifest:full-path="Pictures/100015D90000254F0000254F16D12EAE.svg" manifest:media-type="image/svg+xml"/>
  <manifest:file-entry manifest:full-path="Pictures/10000001000001C3000001C324DF5D6A.png" manifest:media-type="image/png"/>
  <manifest:file-entry manifest:full-path="Pictures/1000169F0000254F0000254F94B11C1D.svg" manifest:media-type="image/svg+xml"/>
  <manifest:file-entry manifest:full-path="Pictures/10000001000001C3000001C3DFCF9BCD.png" manifest:media-type="image/png"/>
  <manifest:file-entry manifest:full-path="Pictures/100015FE0000254F0000254F181E5C58.svg" manifest:media-type="image/svg+xml"/>
  <manifest:file-entry manifest:full-path="Pictures/10000001000001C3000001C3120EF668.png" manifest:media-type="image/png"/>
  <manifest:file-entry manifest:full-path="Pictures/10000001000001C3000001C337BB7C19.png" manifest:media-type="image/png"/>
  <manifest:file-entry manifest:full-path="Pictures/100016950000254F0000254F4409E0C0.svg" manifest:media-type="image/svg+xml"/>
  <manifest:file-entry manifest:full-path="Pictures/10000001000001C3000001C3607503E4.png" manifest:media-type="image/png"/>
  <manifest:file-entry manifest:full-path="Pictures/10000001000001C3000001C3EA59451F.png" manifest:media-type="image/png"/>
  <manifest:file-entry manifest:full-path="Pictures/10000001000001C3000001C33F2DE3F5.png" manifest:media-type="image/png"/>
  <manifest:file-entry manifest:full-path="Pictures/1000165B0000254F0000254FD217D7A7.svg" manifest:media-type="image/svg+xml"/>
  <manifest:file-entry manifest:full-path="Pictures/10000001000001C3000001C3B5A31DF6.png" manifest:media-type="image/png"/>
  <manifest:file-entry manifest:full-path="Pictures/10000001000001C3000001C3327C6179.png" manifest:media-type="image/png"/>
  <manifest:file-entry manifest:full-path="Pictures/100015EA0000254F0000254F5084D25D.svg" manifest:media-type="image/svg+xml"/>
  <manifest:file-entry manifest:full-path="Pictures/10000001000001C3000001C368D4CB34.png" manifest:media-type="image/png"/>
  <manifest:file-entry manifest:full-path="Pictures/100016900000254F0000254FF129CE5E.svg" manifest:media-type="image/svg+xml"/>
  <manifest:file-entry manifest:full-path="Pictures/100016770000254F0000254FAD3CF3E5.svg" manifest:media-type="image/svg+xml"/>
  <manifest:file-entry manifest:full-path="Pictures/100016370000254F0000254FCA21AB85.svg" manifest:media-type="image/svg+xml"/>
  <manifest:file-entry manifest:full-path="Pictures/10000001000001C3000001C3F2329820.png" manifest:media-type="image/png"/>
  <manifest:file-entry manifest:full-path="Pictures/10000001000001C3000001C33B12C878.png" manifest:media-type="image/png"/>
  <manifest:file-entry manifest:full-path="Pictures/100017670000254F0000254FF61B4C94.svg" manifest:media-type="image/svg+xml"/>
  <manifest:file-entry manifest:full-path="Pictures/100016950000254F0000254FA0C00987.svg" manifest:media-type="image/svg+xml"/>
  <manifest:file-entry manifest:full-path="Pictures/10000001000001C3000001C3F897D768.png" manifest:media-type="image/png"/>
  <manifest:file-entry manifest:full-path="Pictures/100016F20000254F0000254F18A5557B.svg" manifest:media-type="image/svg+xml"/>
  <manifest:file-entry manifest:full-path="Pictures/1000172B0000254F0000254F5C599A25.svg" manifest:media-type="image/svg+xml"/>
  <manifest:file-entry manifest:full-path="Pictures/10000001000001C3000001C3932C49F4.png" manifest:media-type="image/png"/>
  <manifest:file-entry manifest:full-path="Pictures/10000001000001C3000001C3D7717D57.png" manifest:media-type="image/png"/>
  <manifest:file-entry manifest:full-path="Pictures/100016520000254F0000254F5F77BB95.svg" manifest:media-type="image/svg+xml"/>
  <manifest:file-entry manifest:full-path="Pictures/1000000100000468000006782D424EF0.png" manifest:media-type="image/png"/>
  <manifest:file-entry manifest:full-path="Pictures/100016890000254F0000254F5E1B647F.svg" manifest:media-type="image/svg+xml"/>
  <manifest:file-entry manifest:full-path="Pictures/10000001000001C3000001C3488B869E.png" manifest:media-type="image/png"/>
  <manifest:file-entry manifest:full-path="Pictures/100016BF0000254F0000254F69A2C60B.svg" manifest:media-type="image/svg+xml"/>
  <manifest:file-entry manifest:full-path="Pictures/100015DE0000254F0000254F2A30884A.svg" manifest:media-type="image/svg+xml"/>
  <manifest:file-entry manifest:full-path="Pictures/1000168B0000254F0000254F76B64085.svg" manifest:media-type="image/svg+xml"/>
  <manifest:file-entry manifest:full-path="Pictures/10000001000001C3000001C33765264D.png" manifest:media-type="image/png"/>
  <manifest:file-entry manifest:full-path="Pictures/100016840000254F0000254FC844DE69.svg" manifest:media-type="image/svg+xml"/>
  <manifest:file-entry manifest:full-path="Pictures/10000001000001C3000001C3FB1DE0A5.png" manifest:media-type="image/png"/>
  <manifest:file-entry manifest:full-path="Pictures/1000159B0000254F0000254FA1239FF9.svg" manifest:media-type="image/svg+xml"/>
  <manifest:file-entry manifest:full-path="Pictures/10000001000001C3000001C39B843B5C.png" manifest:media-type="image/png"/>
  <manifest:file-entry manifest:full-path="Pictures/1000156C0000254F0000254F0ABF212C.svg" manifest:media-type="image/svg+xml"/>
  <manifest:file-entry manifest:full-path="Pictures/10000001000001C3000001C3789461E8.png" manifest:media-type="image/png"/>
  <manifest:file-entry manifest:full-path="Pictures/100016070000254F0000254F8FFFDBF1.svg" manifest:media-type="image/svg+xml"/>
  <manifest:file-entry manifest:full-path="Pictures/10000001000001C3000001C357FAF405.png" manifest:media-type="image/png"/>
  <manifest:file-entry manifest:full-path="Pictures/10000001000001C3000001C3235B033F.png" manifest:media-type="image/png"/>
  <manifest:file-entry manifest:full-path="Pictures/100016140000254F0000254FDC8DBF30.svg" manifest:media-type="image/svg+xml"/>
  <manifest:file-entry manifest:full-path="Pictures/10000001000001C3000001C396A827D3.png" manifest:media-type="image/png"/>
  <manifest:file-entry manifest:full-path="Pictures/100016D00000254F0000254FBDCFAF7C.svg" manifest:media-type="image/svg+xml"/>
  <manifest:file-entry manifest:full-path="Pictures/10000001000001C3000001C3D43ED2CE.png" manifest:media-type="image/png"/>
  <manifest:file-entry manifest:full-path="Pictures/100016DE0000254F0000254FCDF75442.svg" manifest:media-type="image/svg+xml"/>
  <manifest:file-entry manifest:full-path="Pictures/100016050000254F0000254FED978D7B.svg" manifest:media-type="image/svg+xml"/>
  <manifest:file-entry manifest:full-path="Pictures/10000001000001C3000001C3DAA70D0E.png" manifest:media-type="image/png"/>
  <manifest:file-entry manifest:full-path="Pictures/10000001000001C3000001C301647780.png" manifest:media-type="image/png"/>
  <manifest:file-entry manifest:full-path="Pictures/100016B70000254F0000254F58C6B827.svg" manifest:media-type="image/svg+xml"/>
  <manifest:file-entry manifest:full-path="Pictures/10000001000001C3000001C3E11FBD42.png" manifest:media-type="image/png"/>
  <manifest:file-entry manifest:full-path="Pictures/10000001000001C3000001C3CF37718C.png" manifest:media-type="image/png"/>
  <manifest:file-entry manifest:full-path="Pictures/1000167A0000254F0000254FEAFE564B.svg" manifest:media-type="image/svg+xml"/>
  <manifest:file-entry manifest:full-path="Pictures/100017340000254F0000254FD3AF8E36.svg" manifest:media-type="image/svg+xml"/>
  <manifest:file-entry manifest:full-path="Pictures/10000001000001C3000001C3544FBD17.png" manifest:media-type="image/png"/>
  <manifest:file-entry manifest:full-path="Pictures/100015AD0000254F0000254F299F1FBA.svg" manifest:media-type="image/svg+xml"/>
  <manifest:file-entry manifest:full-path="Pictures/10000001000001C3000001C303B93EA5.png" manifest:media-type="image/png"/>
  <manifest:file-entry manifest:full-path="Pictures/100016500000254F0000254F75EAB460.svg" manifest:media-type="image/svg+xml"/>
  <manifest:file-entry manifest:full-path="Pictures/100016980000254F0000254FB057E0DC.svg" manifest:media-type="image/svg+xml"/>
  <manifest:file-entry manifest:full-path="Pictures/10000001000001C3000001C3117B657A.png" manifest:media-type="image/png"/>
  <manifest:file-entry manifest:full-path="Pictures/100017050000254F0000254FC5331217.svg" manifest:media-type="image/svg+xml"/>
  <manifest:file-entry manifest:full-path="Pictures/100016670000254F0000254F59BED0AF.svg" manifest:media-type="image/svg+xml"/>
  <manifest:file-entry manifest:full-path="Pictures/10000001000001C3000001C31516F8A8.png" manifest:media-type="image/png"/>
  <manifest:file-entry manifest:full-path="Pictures/10000001000001C3000001C39D7CEA5E.png" manifest:media-type="image/png"/>
  <manifest:file-entry manifest:full-path="Pictures/10000001000001C3000001C35BF166E8.png" manifest:media-type="image/png"/>
  <manifest:file-entry manifest:full-path="Pictures/100015FF0000254F0000254F09359904.svg" manifest:media-type="image/svg+xml"/>
  <manifest:file-entry manifest:full-path="Pictures/10000001000001C3000001C39AB52972.png" manifest:media-type="image/png"/>
  <manifest:file-entry manifest:full-path="Pictures/10000001000001C3000001C3D6F8083C.png" manifest:media-type="image/png"/>
  <manifest:file-entry manifest:full-path="Pictures/100017480000254F0000254F58DF3931.svg" manifest:media-type="image/svg+xml"/>
  <manifest:file-entry manifest:full-path="Pictures/10000001000001C3000001C36522B540.png" manifest:media-type="image/png"/>
  <manifest:file-entry manifest:full-path="Pictures/10000001000001C3000001C3605D29DE.png" manifest:media-type="image/png"/>
  <manifest:file-entry manifest:full-path="Pictures/100016B20000254F0000254F55FC3F22.svg" manifest:media-type="image/svg+xml"/>
  <manifest:file-entry manifest:full-path="Pictures/100016030000254F0000254FE8452665.svg" manifest:media-type="image/svg+xml"/>
  <manifest:file-entry manifest:full-path="Pictures/10000001000001C3000001C3FE13EFF7.png" manifest:media-type="image/png"/>
  <manifest:file-entry manifest:full-path="Pictures/1000160B0000254F0000254FB726077E.svg" manifest:media-type="image/svg+xml"/>
  <manifest:file-entry manifest:full-path="Pictures/10000001000001C3000001C30A18D73A.png" manifest:media-type="image/png"/>
  <manifest:file-entry manifest:full-path="Pictures/100016970000254F0000254F9BCA9ED4.svg" manifest:media-type="image/svg+xml"/>
  <manifest:file-entry manifest:full-path="Pictures/10000001000001C3000001C3F9D7EF0F.png" manifest:media-type="image/png"/>
  <manifest:file-entry manifest:full-path="Pictures/100016770000254F0000254FD61902B8.svg" manifest:media-type="image/svg+xml"/>
  <manifest:file-entry manifest:full-path="Pictures/100017270000254F0000254F3991630B.svg" manifest:media-type="image/svg+xml"/>
  <manifest:file-entry manifest:full-path="Pictures/10000001000001C3000001C3877CD95E.png" manifest:media-type="image/png"/>
  <manifest:file-entry manifest:full-path="Pictures/10000001000001C3000001C3D353A2E6.png" manifest:media-type="image/png"/>
  <manifest:file-entry manifest:full-path="Pictures/100015FC0000254F0000254F099A918D.svg" manifest:media-type="image/svg+xml"/>
  <manifest:file-entry manifest:full-path="Pictures/10000001000001C3000001C3E4D6EB39.png" manifest:media-type="image/png"/>
  <manifest:file-entry manifest:full-path="Pictures/100016760000254F0000254F565A3D45.svg" manifest:media-type="image/svg+xml"/>
  <manifest:file-entry manifest:full-path="Pictures/10000001000001C3000001C3F5B78176.png" manifest:media-type="image/png"/>
  <manifest:file-entry manifest:full-path="Pictures/100015A00000254F0000254FAD600D30.svg" manifest:media-type="image/svg+xml"/>
  <manifest:file-entry manifest:full-path="Pictures/10000001000001C3000001C3E3286468.png" manifest:media-type="image/png"/>
  <manifest:file-entry manifest:full-path="Pictures/100016B40000254F0000254FE8D4D5BE.svg" manifest:media-type="image/svg+xml"/>
  <manifest:file-entry manifest:full-path="Pictures/100016520000254F0000254FE58AD888.svg" manifest:media-type="image/svg+xml"/>
  <manifest:file-entry manifest:full-path="Pictures/10000001000001C3000001C3AB2E465C.png" manifest:media-type="image/png"/>
  <manifest:file-entry manifest:full-path="Pictures/100016D50000254F0000254F03410D77.svg" manifest:media-type="image/svg+xml"/>
  <manifest:file-entry manifest:full-path="Pictures/10000001000001C3000001C370B2FEB5.png" manifest:media-type="image/png"/>
  <manifest:file-entry manifest:full-path="Pictures/100016120000254F0000254F4740E85E.svg" manifest:media-type="image/svg+xml"/>
  <manifest:file-entry manifest:full-path="Pictures/10000001000001C3000001C3171BACB4.png" manifest:media-type="image/png"/>
  <manifest:file-entry manifest:full-path="Pictures/100016740000254F0000254F9D7F760D.svg" manifest:media-type="image/svg+xml"/>
  <manifest:file-entry manifest:full-path="Pictures/10000001000001C3000001C3E104831B.png" manifest:media-type="image/png"/>
  <manifest:file-entry manifest:full-path="Pictures/10000001000001C3000001C34FEE2DC7.png" manifest:media-type="image/png"/>
  <manifest:file-entry manifest:full-path="Pictures/100016FD0000254F0000254F4BDBD454.svg" manifest:media-type="image/svg+xml"/>
  <manifest:file-entry manifest:full-path="Pictures/10000001000001C3000001C3E98DC768.png" manifest:media-type="image/png"/>
  <manifest:file-entry manifest:full-path="Pictures/10000001000001C3000001C3ADFAD7D6.png" manifest:media-type="image/png"/>
  <manifest:file-entry manifest:full-path="Pictures/1000168E0000254F0000254F412C7537.svg" manifest:media-type="image/svg+xml"/>
  <manifest:file-entry manifest:full-path="Pictures/10000001000001C3000001C3741C0C8B.png" manifest:media-type="image/png"/>
  <manifest:file-entry manifest:full-path="Pictures/10000001000001C3000001C3171CCCC3.png" manifest:media-type="image/png"/>
  <manifest:file-entry manifest:full-path="Pictures/10000001000001C3000001C3715188B5.png" manifest:media-type="image/png"/>
  <manifest:file-entry manifest:full-path="Pictures/100016A50000254F0000254F51CDCADE.svg" manifest:media-type="image/svg+xml"/>
  <manifest:file-entry manifest:full-path="Pictures/10000001000001C3000001C3B2E5FA42.png" manifest:media-type="image/png"/>
  <manifest:file-entry manifest:full-path="Pictures/10000001000001C3000001C39F19BA18.png" manifest:media-type="image/png"/>
  <manifest:file-entry manifest:full-path="Pictures/100016570000254F0000254F2A236941.svg" manifest:media-type="image/svg+xml"/>
  <manifest:file-entry manifest:full-path="Pictures/10000001000001C3000001C38615402B.png" manifest:media-type="image/png"/>
  <manifest:file-entry manifest:full-path="Pictures/1000164A0000254F0000254F0E7F3329.svg" manifest:media-type="image/svg+xml"/>
  <manifest:file-entry manifest:full-path="Pictures/10000001000001C3000001C3557110BD.png" manifest:media-type="image/png"/>
  <manifest:file-entry manifest:full-path="Pictures/10000001000001C3000001C374F1A4D6.png" manifest:media-type="image/png"/>
  <manifest:file-entry manifest:full-path="Pictures/100015B60000254F0000254FE9CBEC9B.svg" manifest:media-type="image/svg+xml"/>
  <manifest:file-entry manifest:full-path="Pictures/10000001000001C3000001C3B8D2F40B.png" manifest:media-type="image/png"/>
  <manifest:file-entry manifest:full-path="Pictures/100000000000119400000C8053DA0CD7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loext="urn:org:documentfoundation:names:experimental:office:xmlns:loext:1.0" xmlns:ns6="urn:oasis:names:tc:opendocument:xmlns:drawing:1.0" xmlns:ns8="http://www.w3.org/1999/xlink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office:version="1.4">
  <office:scripts/>
  <office:font-face-decls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3" style:family="table">
      <style:table-properties style:width="27.083cm" fo:margin-left="-0.191cm" fo:margin-top="0cm" fo:margin-bottom="0cm" table:align="left" style:writing-mode="lr-tb"/>
    </style:style>
    <style:style style:name="Table3.A" style:family="table-column">
      <style:table-column-properties style:column-width="13.189cm"/>
    </style:style>
    <style:style style:name="Table3.B" style:family="table-column">
      <style:table-column-properties style:column-width="0.967cm"/>
    </style:style>
    <style:style style:name="Table3.C" style:family="table-column">
      <style:table-column-properties style:column-width="12.928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none" style:writing-mode="lr-tb"/>
    </style:style>
    <style:style style:name="Table3.3" style:family="table-row">
      <style:table-row-properties fo:keep-together="auto"/>
    </style:style>
    <style:style style:name="Table1" style:family="table">
      <style:table-properties style:rel-width="100%" fo:margin-left="0.009cm" fo:margin-top="0cm" fo:margin-bottom="0cm" table:align="left" style:writing-mode="lr-tb"/>
    </style:style>
    <style:style style:name="Table1.A" style:family="table-column">
      <style:table-column-properties style:rel-column-width="24929*"/>
    </style:style>
    <style:style style:name="Table1.B" style:family="table-column">
      <style:table-column-properties style:rel-column-width="21043*"/>
    </style:style>
    <style:style style:name="Table1.C" style:family="table-column">
      <style:table-column-properties style:rel-column-width="19563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17365d" fo:padding-left="0.101cm" fo:padding-right="0.101cm" fo:padding-top="0cm" fo:padding-bottom="0cm" fo:border="0.5pt solid #000000" style:writing-mode="lr-tb">
        <style:background-image/>
      </style:table-cell-properties>
    </style:style>
    <style:style style:name="Table1.A2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le1.C2" style:family="table-cell">
      <style:table-cell-properties fo:padding-left="0.101cm" fo:padding-right="0.101cm" fo:padding-top="0cm" fo:padding-bottom="0cm" fo:border-left="none" fo:border-right="0.5pt solid #000000" fo:border-top="0.5pt solid #000000" fo:border-bottom="0.5pt solid #000000" style:writing-mode="lr-tb"/>
    </style:style>
    <style:style style:name="Table1.A3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B3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le1.C3" style:family="table-cell">
      <style:table-cell-properties fo:padding-left="0.101cm" fo:padding-right="0.101cm" fo:padding-top="0cm" fo:padding-bottom="0cm" fo:border-left="none" fo:border-right="0.5pt solid #000000" fo:border-top="0.5pt solid #000000" fo:border-bottom="0.5pt solid #000000" style:writing-mode="lr-tb"/>
    </style:style>
    <style:style style:name="Table2" style:family="table">
      <style:table-properties style:rel-width="100%" fo:margin-left="0.009cm" fo:margin-top="0cm" fo:margin-bottom="0cm" table:align="left" style:writing-mode="lr-tb"/>
    </style:style>
    <style:style style:name="Table2.A" style:family="table-column">
      <style:table-column-properties style:rel-column-width="24929*"/>
    </style:style>
    <style:style style:name="Table2.B" style:family="table-column">
      <style:table-column-properties style:rel-column-width="21043*"/>
    </style:style>
    <style:style style:name="Table2.C" style:family="table-column">
      <style:table-column-properties style:rel-column-width="19563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17365d" fo:padding-left="0.101cm" fo:padding-right="0.101cm" fo:padding-top="0cm" fo:padding-bottom="0cm" fo:border="0.5pt solid #000000" style:writing-mode="lr-tb">
        <style:background-image/>
      </style:table-cell-properties>
    </style:style>
    <style:style style:name="Table2.A2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2.B2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le2.C2" style:family="table-cell">
      <style:table-cell-properties fo:padding-left="0.101cm" fo:padding-right="0.101cm" fo:padding-top="0cm" fo:padding-bottom="0cm" fo:border-left="none" fo:border-right="0.5pt solid #000000" fo:border-top="0.5pt solid #000000" fo:border-bottom="0.5pt solid #000000" style:writing-mode="lr-tb"/>
    </style:style>
    <style:style style:name="Table11" style:family="table">
      <style:table-properties style:width="27.607cm" fo:margin-left="-0.794cm" fo:margin-top="0cm" fo:margin-bottom="0cm" fo:break-before="page" table:align="left" style:writing-mode="lr-tb"/>
    </style:style>
    <style:style style:name="Table11.A" style:family="table-column">
      <style:table-column-properties style:column-width="0.392cm"/>
    </style:style>
    <style:style style:name="Table11.B" style:family="table-column">
      <style:table-column-properties style:column-width="0.549cm"/>
    </style:style>
    <style:style style:name="Table11.C" style:family="table-column">
      <style:table-column-properties style:column-width="1.259cm"/>
    </style:style>
    <style:style style:name="Table11.D" style:family="table-column">
      <style:table-column-properties style:column-width="5.251cm"/>
    </style:style>
    <style:style style:name="Table11.E" style:family="table-column">
      <style:table-column-properties style:column-width="1.258cm"/>
    </style:style>
    <style:style style:name="Table11.F" style:family="table-column">
      <style:table-column-properties style:column-width="5.193cm"/>
    </style:style>
    <style:style style:name="Table11.I" style:family="table-column">
      <style:table-column-properties style:column-width="1.261cm"/>
    </style:style>
    <style:style style:name="Table11.K" style:family="table-column">
      <style:table-column-properties style:column-width="0.799cm"/>
    </style:style>
    <style:style style:name="Table11.1" style:family="table-row">
      <style:table-row-properties style:row-height="1.3cm" fo:keep-together="auto"/>
    </style:style>
    <style:style style:name="Table1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1.C1" style:family="table-cell">
      <style:table-cell-properties fo:background-color="#929292" fo:padding-left="0.191cm" fo:padding-right="0.199cm" fo:padding-top="0.3cm" fo:padding-bottom="0cm" fo:border="0.5pt solid #000000" style:writing-mode="tb-rl">
        <style:background-image/>
      </style:table-cell-properties>
    </style:style>
    <style:style style:name="Table11.D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1.E1" style:family="table-cell">
      <style:table-cell-properties fo:background-color="#929292" fo:padding-left="0.191cm" fo:padding-right="0.199cm" fo:padding-top="0cm" fo:padding-bottom="0cm" fo:border="0.5pt solid #000000" style:writing-mode="tb-rl">
        <style:background-image/>
      </style:table-cell-properties>
    </style:style>
    <style:style style:name="Table11.F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1.H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1.J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1.2" style:family="table-row">
      <style:table-row-properties style:min-row-height="2cm" fo:keep-together="auto"/>
    </style:style>
    <style:style style:name="Table11.C2" style:family="table-cell">
      <style:table-cell-properties fo:background-color="#929292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1.D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1.E2" style:family="table-cell">
      <style:table-cell-properties fo:background-color="#929292" fo:padding-left="0.191cm" fo:padding-right="0.199cm" fo:padding-top="0cm" fo:padding-bottom="0cm" fo:border="0.5pt solid #000000" style:writing-mode="lr-tb">
        <style:background-image/>
      </style:table-cell-properties>
    </style:style>
    <style:style style:name="Table11.F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1.H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1.J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1.3" style:family="table-row">
      <style:table-row-properties style:row-height="2cm" fo:keep-together="auto"/>
    </style:style>
    <style:style style:name="Table11.D3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1.F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1.H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1.J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1.4" style:family="table-row">
      <style:table-row-properties style:row-height="4.001cm" fo:keep-together="auto"/>
    </style:style>
    <style:style style:name="Table11.D4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11.F4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1.H4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1.J4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1.D5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1.F5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1.H5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1.J5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1.6" style:family="table-row">
      <style:table-row-properties style:row-height="4.001cm" fo:keep-together="auto"/>
    </style:style>
    <style:style style:name="Table11.D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1.F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1.H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1.J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1.D7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1.F7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1.H7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1.J7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4.251cm" fo:margin-left="0cm" fo:margin-top="0cm" fo:margin-bottom="0cm" table:align="left" style:writing-mode="lr-tb"/>
    </style:style>
    <style:style style:name="Table4.A" style:family="table-column">
      <style:table-column-properties style:column-width="4.251cm"/>
    </style:style>
    <style:style style:name="Table4.1" style:family="table-row">
      <style:table-row-properties style:min-row-height="2.193cm" fo:keep-together="auto"/>
    </style:style>
    <style:style style:name="Table4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4.2" style:family="table-row">
      <style:table-row-properties fo:keep-together="auto"/>
    </style:style>
    <style:style style:name="Table4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5" style:family="table">
      <style:table-properties style:width="4.251cm" fo:margin-left="0cm" fo:margin-top="0cm" fo:margin-bottom="0cm" table:align="left" style:writing-mode="lr-tb"/>
    </style:style>
    <style:style style:name="Table5.A" style:family="table-column">
      <style:table-column-properties style:column-width="4.251cm"/>
    </style:style>
    <style:style style:name="Table5.1" style:family="table-row">
      <style:table-row-properties style:min-row-height="2.614cm" fo:keep-together="auto"/>
    </style:style>
    <style:style style:name="Table5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5.2" style:family="table-row">
      <style:table-row-properties fo:keep-together="auto"/>
    </style:style>
    <style:style style:name="Table5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6" style:family="table">
      <style:table-properties style:width="4.251cm" fo:margin-left="0cm" fo:margin-top="0cm" fo:margin-bottom="0cm" table:align="left" style:writing-mode="lr-tb"/>
    </style:style>
    <style:style style:name="Table6.A" style:family="table-column">
      <style:table-column-properties style:column-width="4.251cm"/>
    </style:style>
    <style:style style:name="Table6.1" style:family="table-row">
      <style:table-row-properties style:min-row-height="2.614cm" fo:keep-together="auto"/>
    </style:style>
    <style:style style:name="Table6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6.2" style:family="table-row">
      <style:table-row-properties fo:keep-together="auto"/>
    </style:style>
    <style:style style:name="Table6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7" style:family="table">
      <style:table-properties style:width="4.251cm" fo:margin-left="0cm" fo:margin-top="0cm" fo:margin-bottom="0cm" table:align="left" style:writing-mode="lr-tb"/>
    </style:style>
    <style:style style:name="Table7.A" style:family="table-column">
      <style:table-column-properties style:column-width="4.251cm"/>
    </style:style>
    <style:style style:name="Table7.1" style:family="table-row">
      <style:table-row-properties style:min-row-height="2.614cm" fo:keep-together="auto"/>
    </style:style>
    <style:style style:name="Table7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7.2" style:family="table-row">
      <style:table-row-properties fo:keep-together="auto"/>
    </style:style>
    <style:style style:name="Table7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" style:family="table">
      <style:table-properties style:width="4.251cm" fo:margin-left="0cm" fo:margin-top="0cm" fo:margin-bottom="0cm" table:align="left" style:writing-mode="lr-tb"/>
    </style:style>
    <style:style style:name="Table8.A" style:family="table-column">
      <style:table-column-properties style:column-width="4.251cm"/>
    </style:style>
    <style:style style:name="Table8.1" style:family="table-row">
      <style:table-row-properties style:min-row-height="2.614cm" fo:keep-together="auto"/>
    </style:style>
    <style:style style:name="Table8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8.2" style:family="table-row">
      <style:table-row-properties fo:keep-together="auto"/>
    </style:style>
    <style:style style:name="Table8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9" style:family="table">
      <style:table-properties style:width="4.251cm" fo:margin-left="0cm" fo:margin-top="0cm" fo:margin-bottom="0cm" table:align="left" style:writing-mode="lr-tb"/>
    </style:style>
    <style:style style:name="Table9.A" style:family="table-column">
      <style:table-column-properties style:column-width="4.251cm"/>
    </style:style>
    <style:style style:name="Table9.1" style:family="table-row">
      <style:table-row-properties style:min-row-height="2.614cm" fo:keep-together="auto"/>
    </style:style>
    <style:style style:name="Table9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9.2" style:family="table-row">
      <style:table-row-properties fo:keep-together="auto"/>
    </style:style>
    <style:style style:name="Table9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10" style:family="table">
      <style:table-properties style:width="4.251cm" fo:margin-left="0cm" fo:margin-top="0cm" fo:margin-bottom="0cm" table:align="left" style:writing-mode="lr-tb"/>
    </style:style>
    <style:style style:name="Table10.A" style:family="table-column">
      <style:table-column-properties style:column-width="4.251cm"/>
    </style:style>
    <style:style style:name="Table10.1" style:family="table-row">
      <style:table-row-properties style:min-row-height="2.614cm" fo:keep-together="auto"/>
    </style:style>
    <style:style style:name="Table10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10.2" style:family="table-row">
      <style:table-row-properties fo:keep-together="auto"/>
    </style:style>
    <style:style style:name="Table10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8" style:family="table">
      <style:table-properties style:width="25.672cm" fo:margin-left="0.254cm" fo:margin-top="0cm" fo:margin-bottom="0cm" table:align="left" style:writing-mode="lr-tb"/>
    </style:style>
    <style:style style:name="Table18.A" style:family="table-column">
      <style:table-column-properties style:column-width="0.019cm"/>
    </style:style>
    <style:style style:name="Table18.B" style:family="table-column">
      <style:table-column-properties style:column-width="1.222cm"/>
    </style:style>
    <style:style style:name="Table18.C" style:family="table-column">
      <style:table-column-properties style:column-width="5.188cm"/>
    </style:style>
    <style:style style:name="Table18.E" style:family="table-column">
      <style:table-column-properties style:column-width="5.191cm"/>
    </style:style>
    <style:style style:name="Table18.F" style:family="table-column">
      <style:table-column-properties style:column-width="1.224cm"/>
    </style:style>
    <style:style style:name="Table18.1" style:family="table-row">
      <style:table-row-properties style:row-height="1.3cm" fo:keep-together="auto"/>
    </style:style>
    <style:style style:name="Table18.A1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18.B1" style:family="table-cell">
      <style:table-cell-properties fo:background-color="#929292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18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8.D1" style:family="table-cell">
      <style:table-cell-properties fo:background-color="#929292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18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8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8.I1" style:family="table-cell">
      <style:table-cell-properties fo:background-color="#bfbfbf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18.2" style:family="table-row">
      <style:table-row-properties style:row-height="4.001cm" fo:keep-together="auto"/>
    </style:style>
    <style:style style:name="Table18.B2" style:family="table-cell">
      <style:table-cell-properties fo:background-color="#929292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18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8.D2" style:family="table-cell">
      <style:table-cell-properties fo:background-color="#929292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18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8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8.I2" style:family="table-cell">
      <style:table-cell-properties fo:background-color="#bfbfbf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18.3" style:family="table-row">
      <style:table-row-properties style:row-height="3.501cm" fo:keep-together="auto"/>
    </style:style>
    <style:style style:name="Table18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8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8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8.I3" style:family="table-cell">
      <style:table-cell-properties fo:background-color="#bfbfbf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8.F4" style:family="table-cell">
      <style:table-cell-properties fo:padding-left="0cm" fo:padding-right="0.199cm" fo:padding-top="0cm" fo:padding-bottom="0cm" fo:border="0.5pt solid #000000" style:writing-mode="tb-rl"/>
    </style:style>
    <style:style style:name="Table18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8.H4" style:family="table-cell">
      <style:table-cell-properties fo:padding-left="0cm" fo:padding-right="0.199cm" fo:padding-top="0cm" fo:padding-bottom="0cm" fo:border="0.5pt solid #000000" style:writing-mode="tb-rl"/>
    </style:style>
    <style:style style:name="Table18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8.F5" style:family="table-cell">
      <style:table-cell-properties fo:padding-left="0cm" fo:padding-right="0.009cm" fo:padding-top="0cm" fo:padding-bottom="0cm" fo:border="0.5pt solid #000000" style:writing-mode="lr-tb"/>
    </style:style>
    <style:style style:name="Table18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8.H5" style:family="table-cell">
      <style:table-cell-properties fo:padding-left="0cm" fo:padding-right="0.009cm" fo:padding-top="0cm" fo:padding-bottom="0cm" fo:border="0.5pt solid #000000" style:writing-mode="lr-tb"/>
    </style:style>
    <style:style style:name="Table18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8.F6" style:family="table-cell">
      <style:table-cell-properties fo:padding-left="0cm" fo:padding-right="0.009cm" fo:padding-top="0cm" fo:padding-bottom="0cm" fo:border="0.5pt solid #000000" style:writing-mode="lr-tb"/>
    </style:style>
    <style:style style:name="Table18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8.H6" style:family="table-cell">
      <style:table-cell-properties fo:padding-left="0cm" fo:padding-right="0.009cm" fo:padding-top="0cm" fo:padding-bottom="0cm" fo:border="0.5pt solid #000000" style:writing-mode="lr-tb"/>
    </style:style>
    <style:style style:name="Table18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2" style:family="table">
      <style:table-properties style:width="4.251cm" fo:margin-left="0cm" fo:margin-top="0cm" fo:margin-bottom="0cm" table:align="left" style:writing-mode="lr-tb"/>
    </style:style>
    <style:style style:name="Table12.A" style:family="table-column">
      <style:table-column-properties style:column-width="4.251cm"/>
    </style:style>
    <style:style style:name="Table12.1" style:family="table-row">
      <style:table-row-properties style:min-row-height="2.614cm" fo:keep-together="auto"/>
    </style:style>
    <style:style style:name="Table12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12.2" style:family="table-row">
      <style:table-row-properties fo:keep-together="auto"/>
    </style:style>
    <style:style style:name="Table12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3" style:family="table">
      <style:table-properties style:width="4.251cm" fo:margin-left="0cm" fo:margin-top="0cm" fo:margin-bottom="0cm" table:align="left" style:writing-mode="lr-tb"/>
    </style:style>
    <style:style style:name="Table13.A" style:family="table-column">
      <style:table-column-properties style:column-width="4.251cm"/>
    </style:style>
    <style:style style:name="Table13.1" style:family="table-row">
      <style:table-row-properties style:min-row-height="2.614cm" fo:keep-together="auto"/>
    </style:style>
    <style:style style:name="Table13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13.2" style:family="table-row">
      <style:table-row-properties fo:keep-together="auto"/>
    </style:style>
    <style:style style:name="Table13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4" style:family="table">
      <style:table-properties style:width="4.251cm" fo:margin-left="0cm" fo:margin-top="0cm" fo:margin-bottom="0cm" table:align="left" style:writing-mode="lr-tb"/>
    </style:style>
    <style:style style:name="Table14.A" style:family="table-column">
      <style:table-column-properties style:column-width="4.251cm"/>
    </style:style>
    <style:style style:name="Table14.1" style:family="table-row">
      <style:table-row-properties style:min-row-height="2.614cm" fo:keep-together="auto"/>
    </style:style>
    <style:style style:name="Table14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14.2" style:family="table-row">
      <style:table-row-properties fo:keep-together="auto"/>
    </style:style>
    <style:style style:name="Table14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5" style:family="table">
      <style:table-properties style:width="4.251cm" fo:margin-left="0cm" fo:margin-top="0cm" fo:margin-bottom="0cm" table:align="left" style:writing-mode="lr-tb"/>
    </style:style>
    <style:style style:name="Table15.A" style:family="table-column">
      <style:table-column-properties style:column-width="4.251cm"/>
    </style:style>
    <style:style style:name="Table15.1" style:family="table-row">
      <style:table-row-properties style:min-row-height="2.614cm" fo:keep-together="auto"/>
    </style:style>
    <style:style style:name="Table15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15.2" style:family="table-row">
      <style:table-row-properties fo:keep-together="auto"/>
    </style:style>
    <style:style style:name="Table15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6" style:family="table">
      <style:table-properties style:width="4.251cm" fo:margin-left="0cm" fo:margin-top="0cm" fo:margin-bottom="0cm" table:align="left" style:writing-mode="lr-tb"/>
    </style:style>
    <style:style style:name="Table16.A" style:family="table-column">
      <style:table-column-properties style:column-width="4.251cm"/>
    </style:style>
    <style:style style:name="Table16.1" style:family="table-row">
      <style:table-row-properties style:min-row-height="2.614cm" fo:keep-together="auto"/>
    </style:style>
    <style:style style:name="Table16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16.2" style:family="table-row">
      <style:table-row-properties fo:keep-together="auto"/>
    </style:style>
    <style:style style:name="Table16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7" style:family="table">
      <style:table-properties style:width="4.251cm" fo:margin-left="0cm" fo:margin-top="0cm" fo:margin-bottom="0cm" table:align="left" style:writing-mode="lr-tb"/>
    </style:style>
    <style:style style:name="Table17.A" style:family="table-column">
      <style:table-column-properties style:column-width="4.251cm"/>
    </style:style>
    <style:style style:name="Table17.1" style:family="table-row">
      <style:table-row-properties style:min-row-height="2.614cm" fo:keep-together="auto"/>
    </style:style>
    <style:style style:name="Table17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17.2" style:family="table-row">
      <style:table-row-properties fo:keep-together="auto"/>
    </style:style>
    <style:style style:name="Table17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6" style:family="table">
      <style:table-properties style:width="25.972cm" fo:margin-left="0cm" fo:margin-top="0cm" fo:margin-bottom="0cm" table:align="left" style:writing-mode="lr-tb"/>
    </style:style>
    <style:style style:name="Table26.A" style:family="table-column">
      <style:table-column-properties style:column-width="0.321cm"/>
    </style:style>
    <style:style style:name="Table26.B" style:family="table-column">
      <style:table-column-properties style:column-width="1.215cm"/>
    </style:style>
    <style:style style:name="Table26.C" style:family="table-column">
      <style:table-column-properties style:column-width="5.251cm"/>
    </style:style>
    <style:style style:name="Table26.E" style:family="table-column">
      <style:table-column-properties style:column-width="5.179cm"/>
    </style:style>
    <style:style style:name="Table26.H" style:family="table-column">
      <style:table-column-properties style:column-width="1.217cm"/>
    </style:style>
    <style:style style:name="Table26.1" style:family="table-row">
      <style:table-row-properties style:row-height="1.3cm" fo:keep-together="auto"/>
    </style:style>
    <style:style style:name="Table26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26.B1" style:family="table-cell">
      <style:table-cell-properties fo:background-color="#73abcc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26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6.D1" style:family="table-cell">
      <style:table-cell-properties fo:background-color="#73abcc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26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6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6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6.2" style:family="table-row">
      <style:table-row-properties style:min-row-height="1.092cm" fo:keep-together="auto"/>
    </style:style>
    <style:style style:name="Table26.A2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26.B2" style:family="table-cell">
      <style:table-cell-properties fo:background-color="#73abcc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26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6.D2" style:family="table-cell">
      <style:table-cell-properties fo:background-color="#73abcc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26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6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6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6.3" style:family="table-row">
      <style:table-row-properties style:min-row-height="1.09cm" fo:keep-together="auto"/>
    </style:style>
    <style:style style:name="Table26.A3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26.C3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6.E3" style:family="table-cell">
      <style:table-cell-properties fo:padding-left="0.3cm" fo:padding-right="0.501cm" fo:padding-top="0cm" fo:padding-bottom="0cm" fo:border="0.5pt solid #000000" style:writing-mode="lr-tb"/>
    </style:style>
    <style:style style:name="Table26.G3" style:family="table-cell">
      <style:table-cell-properties fo:padding-left="0.3cm" fo:padding-right="0.501cm" fo:padding-top="0cm" fo:padding-bottom="0cm" fo:border="0.5pt solid #000000" style:writing-mode="lr-tb"/>
    </style:style>
    <style:style style:name="Table26.I3" style:family="table-cell">
      <style:table-cell-properties fo:padding-left="0.3cm" fo:padding-right="0.501cm" fo:padding-top="0cm" fo:padding-bottom="0cm" fo:border="0.5pt solid #000000" style:writing-mode="lr-tb"/>
    </style:style>
    <style:style style:name="Table26.4" style:family="table-row">
      <style:table-row-properties style:row-height="2cm" fo:keep-together="auto"/>
    </style:style>
    <style:style style:name="Table26.A4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26.C4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6.E4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6.G4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6.I4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6.5" style:family="table-row">
      <style:table-row-properties style:row-height="3.501cm" fo:keep-together="auto"/>
    </style:style>
    <style:style style:name="Table26.A5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26.C5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26.E5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6.G5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6.I5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6.A6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26.C6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6.E6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6.G6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6.I6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6.7" style:family="table-row">
      <style:table-row-properties style:row-height="4.001cm" fo:keep-together="auto"/>
    </style:style>
    <style:style style:name="Table26.A7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26.C7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6.E7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6.G7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6.I7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6.A8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26.C8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6.E8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6.G8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6.I8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9" style:family="table">
      <style:table-properties style:width="4.251cm" fo:margin-left="0cm" fo:margin-top="0cm" fo:margin-bottom="0cm" table:align="left" style:writing-mode="lr-tb"/>
    </style:style>
    <style:style style:name="Table19.A" style:family="table-column">
      <style:table-column-properties style:column-width="4.251cm"/>
    </style:style>
    <style:style style:name="Table19.1" style:family="table-row">
      <style:table-row-properties style:min-row-height="2.3cm" fo:keep-together="auto"/>
    </style:style>
    <style:style style:name="Table19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19.2" style:family="table-row">
      <style:table-row-properties fo:keep-together="auto"/>
    </style:style>
    <style:style style:name="Table19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20" style:family="table">
      <style:table-properties style:width="4.251cm" fo:margin-left="0cm" fo:margin-top="0cm" fo:margin-bottom="0cm" table:align="left" style:writing-mode="lr-tb"/>
    </style:style>
    <style:style style:name="Table20.A" style:family="table-column">
      <style:table-column-properties style:column-width="4.251cm"/>
    </style:style>
    <style:style style:name="Table20.1" style:family="table-row">
      <style:table-row-properties style:min-row-height="2.614cm" fo:keep-together="auto"/>
    </style:style>
    <style:style style:name="Table20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20.2" style:family="table-row">
      <style:table-row-properties fo:keep-together="auto"/>
    </style:style>
    <style:style style:name="Table20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1" style:family="table">
      <style:table-properties style:width="4.251cm" fo:margin-left="0cm" fo:margin-top="0cm" fo:margin-bottom="0cm" table:align="left" style:writing-mode="lr-tb"/>
    </style:style>
    <style:style style:name="Table21.A" style:family="table-column">
      <style:table-column-properties style:column-width="4.251cm"/>
    </style:style>
    <style:style style:name="Table21.1" style:family="table-row">
      <style:table-row-properties style:min-row-height="2.614cm" fo:keep-together="auto"/>
    </style:style>
    <style:style style:name="Table21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21.2" style:family="table-row">
      <style:table-row-properties fo:keep-together="auto"/>
    </style:style>
    <style:style style:name="Table21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2" style:family="table">
      <style:table-properties style:width="4.251cm" fo:margin-left="0cm" fo:margin-top="0cm" fo:margin-bottom="0cm" table:align="left" style:writing-mode="lr-tb"/>
    </style:style>
    <style:style style:name="Table22.A" style:family="table-column">
      <style:table-column-properties style:column-width="4.251cm"/>
    </style:style>
    <style:style style:name="Table22.1" style:family="table-row">
      <style:table-row-properties style:min-row-height="2.614cm" fo:keep-together="auto"/>
    </style:style>
    <style:style style:name="Table22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22.2" style:family="table-row">
      <style:table-row-properties fo:keep-together="auto"/>
    </style:style>
    <style:style style:name="Table22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3" style:family="table">
      <style:table-properties style:width="4.251cm" fo:margin-left="0cm" fo:margin-top="0cm" fo:margin-bottom="0cm" table:align="left" style:writing-mode="lr-tb"/>
    </style:style>
    <style:style style:name="Table23.A" style:family="table-column">
      <style:table-column-properties style:column-width="4.251cm"/>
    </style:style>
    <style:style style:name="Table23.1" style:family="table-row">
      <style:table-row-properties style:min-row-height="2.614cm" fo:keep-together="auto"/>
    </style:style>
    <style:style style:name="Table23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23.2" style:family="table-row">
      <style:table-row-properties fo:keep-together="auto"/>
    </style:style>
    <style:style style:name="Table23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4" style:family="table">
      <style:table-properties style:width="4.251cm" fo:margin-left="0cm" fo:margin-top="0cm" fo:margin-bottom="0cm" table:align="left" style:writing-mode="lr-tb"/>
    </style:style>
    <style:style style:name="Table24.A" style:family="table-column">
      <style:table-column-properties style:column-width="4.251cm"/>
    </style:style>
    <style:style style:name="Table24.1" style:family="table-row">
      <style:table-row-properties style:min-row-height="2.614cm" fo:keep-together="auto"/>
    </style:style>
    <style:style style:name="Table24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24.2" style:family="table-row">
      <style:table-row-properties fo:keep-together="auto"/>
    </style:style>
    <style:style style:name="Table24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5" style:family="table">
      <style:table-properties style:width="4.251cm" fo:margin-left="0cm" fo:margin-top="0cm" fo:margin-bottom="0cm" table:align="left" style:writing-mode="lr-tb"/>
    </style:style>
    <style:style style:name="Table25.A" style:family="table-column">
      <style:table-column-properties style:column-width="4.251cm"/>
    </style:style>
    <style:style style:name="Table25.1" style:family="table-row">
      <style:table-row-properties style:min-row-height="2.614cm" fo:keep-together="auto"/>
    </style:style>
    <style:style style:name="Table25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25.2" style:family="table-row">
      <style:table-row-properties fo:keep-together="auto"/>
    </style:style>
    <style:style style:name="Table25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3" style:family="table">
      <style:table-properties style:width="25.765cm" fo:margin-left="0.206cm" fo:margin-top="0cm" fo:margin-bottom="0cm" table:align="left" style:writing-mode="lr-tb"/>
    </style:style>
    <style:style style:name="Table33.A" style:family="table-column">
      <style:table-column-properties style:column-width="0.064cm"/>
    </style:style>
    <style:style style:name="Table33.B" style:family="table-column">
      <style:table-column-properties style:column-width="1.229cm"/>
    </style:style>
    <style:style style:name="Table33.C" style:family="table-column">
      <style:table-column-properties style:column-width="5.202cm"/>
    </style:style>
    <style:style style:name="Table33.D" style:family="table-column">
      <style:table-column-properties style:column-width="1.231cm"/>
    </style:style>
    <style:style style:name="Table33.E" style:family="table-column">
      <style:table-column-properties style:column-width="5.2cm"/>
    </style:style>
    <style:style style:name="Table33.I" style:family="table-column">
      <style:table-column-properties style:column-width="5.177cm"/>
    </style:style>
    <style:style style:name="Table33.1" style:family="table-row">
      <style:table-row-properties style:row-height="1.3cm" fo:keep-together="auto"/>
    </style:style>
    <style:style style:name="Table33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33.B1" style:family="table-cell">
      <style:table-cell-properties fo:background-color="#73abcc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33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3.D1" style:family="table-cell">
      <style:table-cell-properties fo:background-color="#73abcc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33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3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3.I1" style:family="table-cell">
      <style:table-cell-properties fo:background-color="#b8cce4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33.2" style:family="table-row">
      <style:table-row-properties style:row-height="4.001cm" fo:keep-together="auto"/>
    </style:style>
    <style:style style:name="Table33.B2" style:family="table-cell">
      <style:table-cell-properties fo:background-color="#73abcc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33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3.D2" style:family="table-cell">
      <style:table-cell-properties fo:background-color="#73abcc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33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3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3.I2" style:family="table-cell">
      <style:table-cell-properties fo:background-color="#b8cce4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33.3" style:family="table-row">
      <style:table-row-properties style:row-height="3.501cm" fo:keep-together="auto"/>
    </style:style>
    <style:style style:name="Table33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3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3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3.I3" style:family="table-cell">
      <style:table-cell-properties fo:background-color="#b8cce4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3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3.F4" style:family="table-cell">
      <style:table-cell-properties fo:padding-left="0cm" fo:padding-right="0.199cm" fo:padding-top="0cm" fo:padding-bottom="0cm" fo:border="0.5pt solid #000000" style:writing-mode="tb-rl"/>
    </style:style>
    <style:style style:name="Table33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3.H4" style:family="table-cell">
      <style:table-cell-properties fo:padding-left="0cm" fo:padding-right="0.199cm" fo:padding-top="0cm" fo:padding-bottom="0cm" fo:border="0.5pt solid #000000" style:writing-mode="tb-rl"/>
    </style:style>
    <style:style style:name="Table33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3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3.F5" style:family="table-cell">
      <style:table-cell-properties fo:padding-left="0cm" fo:padding-right="0.009cm" fo:padding-top="0cm" fo:padding-bottom="0cm" fo:border="0.5pt solid #000000" style:writing-mode="lr-tb"/>
    </style:style>
    <style:style style:name="Table33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3.H5" style:family="table-cell">
      <style:table-cell-properties fo:padding-left="0cm" fo:padding-right="0.009cm" fo:padding-top="0cm" fo:padding-bottom="0cm" fo:border="0.5pt solid #000000" style:writing-mode="lr-tb"/>
    </style:style>
    <style:style style:name="Table33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3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3.F6" style:family="table-cell">
      <style:table-cell-properties fo:padding-left="0cm" fo:padding-right="0.009cm" fo:padding-top="0cm" fo:padding-bottom="0cm" fo:border="0.5pt solid #000000" style:writing-mode="lr-tb"/>
    </style:style>
    <style:style style:name="Table33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3.H6" style:family="table-cell">
      <style:table-cell-properties fo:padding-left="0cm" fo:padding-right="0.009cm" fo:padding-top="0cm" fo:padding-bottom="0cm" fo:border="0.5pt solid #000000" style:writing-mode="lr-tb"/>
    </style:style>
    <style:style style:name="Table33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7" style:family="table">
      <style:table-properties style:width="4.251cm" fo:margin-left="0cm" fo:margin-top="0cm" fo:margin-bottom="0cm" table:align="left" style:writing-mode="lr-tb"/>
    </style:style>
    <style:style style:name="Table27.A" style:family="table-column">
      <style:table-column-properties style:column-width="4.251cm"/>
    </style:style>
    <style:style style:name="Table27.1" style:family="table-row">
      <style:table-row-properties style:min-row-height="2.614cm" fo:keep-together="auto"/>
    </style:style>
    <style:style style:name="Table27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27.2" style:family="table-row">
      <style:table-row-properties fo:keep-together="auto"/>
    </style:style>
    <style:style style:name="Table27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8" style:family="table">
      <style:table-properties style:width="4.251cm" fo:margin-left="0cm" fo:margin-top="0cm" fo:margin-bottom="0cm" table:align="left" style:writing-mode="lr-tb"/>
    </style:style>
    <style:style style:name="Table28.A" style:family="table-column">
      <style:table-column-properties style:column-width="4.251cm"/>
    </style:style>
    <style:style style:name="Table28.1" style:family="table-row">
      <style:table-row-properties style:min-row-height="2.614cm" fo:keep-together="auto"/>
    </style:style>
    <style:style style:name="Table28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28.2" style:family="table-row">
      <style:table-row-properties fo:keep-together="auto"/>
    </style:style>
    <style:style style:name="Table28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9" style:family="table">
      <style:table-properties style:width="4.251cm" fo:margin-left="0cm" fo:margin-top="0cm" fo:margin-bottom="0cm" table:align="left" style:writing-mode="lr-tb"/>
    </style:style>
    <style:style style:name="Table29.A" style:family="table-column">
      <style:table-column-properties style:column-width="4.251cm"/>
    </style:style>
    <style:style style:name="Table29.1" style:family="table-row">
      <style:table-row-properties style:min-row-height="2.614cm" fo:keep-together="auto"/>
    </style:style>
    <style:style style:name="Table29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29.2" style:family="table-row">
      <style:table-row-properties fo:keep-together="auto"/>
    </style:style>
    <style:style style:name="Table29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0" style:family="table">
      <style:table-properties style:width="4.251cm" fo:margin-left="0cm" fo:margin-top="0cm" fo:margin-bottom="0cm" table:align="left" style:writing-mode="lr-tb"/>
    </style:style>
    <style:style style:name="Table30.A" style:family="table-column">
      <style:table-column-properties style:column-width="4.251cm"/>
    </style:style>
    <style:style style:name="Table30.1" style:family="table-row">
      <style:table-row-properties style:min-row-height="2.614cm" fo:keep-together="auto"/>
    </style:style>
    <style:style style:name="Table30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30.2" style:family="table-row">
      <style:table-row-properties fo:keep-together="auto"/>
    </style:style>
    <style:style style:name="Table30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31" style:family="table">
      <style:table-properties style:width="4.251cm" fo:margin-left="0cm" fo:margin-top="0cm" fo:margin-bottom="0cm" table:align="left" style:writing-mode="lr-tb"/>
    </style:style>
    <style:style style:name="Table31.A" style:family="table-column">
      <style:table-column-properties style:column-width="4.251cm"/>
    </style:style>
    <style:style style:name="Table31.1" style:family="table-row">
      <style:table-row-properties style:min-row-height="2.614cm" fo:keep-together="auto"/>
    </style:style>
    <style:style style:name="Table31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31.2" style:family="table-row">
      <style:table-row-properties fo:keep-together="auto"/>
    </style:style>
    <style:style style:name="Table31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2" style:family="table">
      <style:table-properties style:width="4.251cm" fo:margin-left="0cm" fo:margin-top="0cm" fo:margin-bottom="0cm" table:align="left" style:writing-mode="lr-tb"/>
    </style:style>
    <style:style style:name="Table32.A" style:family="table-column">
      <style:table-column-properties style:column-width="4.251cm"/>
    </style:style>
    <style:style style:name="Table32.1" style:family="table-row">
      <style:table-row-properties style:min-row-height="2.614cm" fo:keep-together="auto"/>
    </style:style>
    <style:style style:name="Table32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32.2" style:family="table-row">
      <style:table-row-properties fo:keep-together="auto"/>
    </style:style>
    <style:style style:name="Table32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1" style:family="table">
      <style:table-properties style:width="25.596cm" fo:margin-left="0.318cm" fo:margin-top="0cm" fo:margin-bottom="0cm" table:align="left" style:writing-mode="lr-tb"/>
    </style:style>
    <style:style style:name="Table41.A" style:family="table-column">
      <style:table-column-properties style:column-width="0.03cm"/>
    </style:style>
    <style:style style:name="Table41.B" style:family="table-column">
      <style:table-column-properties style:column-width="1.205cm"/>
    </style:style>
    <style:style style:name="Table41.C" style:family="table-column">
      <style:table-column-properties style:column-width="5.253cm"/>
    </style:style>
    <style:style style:name="Table41.D" style:family="table-column">
      <style:table-column-properties style:column-width="1.203cm"/>
    </style:style>
    <style:style style:name="Table41.E" style:family="table-column">
      <style:table-column-properties style:column-width="5.165cm"/>
    </style:style>
    <style:style style:name="Table41.F" style:family="table-column">
      <style:table-column-properties style:column-width="1.207cm"/>
    </style:style>
    <style:style style:name="Table41.I" style:family="table-column">
      <style:table-column-properties style:column-width="5.166cm"/>
    </style:style>
    <style:style style:name="Table41.1" style:family="table-row">
      <style:table-row-properties style:row-height="1.3cm" fo:keep-together="auto"/>
    </style:style>
    <style:style style:name="Table41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41.B1" style:family="table-cell">
      <style:table-cell-properties fo:background-color="#98c477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41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1.D1" style:family="table-cell">
      <style:table-cell-properties fo:background-color="#98c477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41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1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1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1.2" style:family="table-row">
      <style:table-row-properties style:min-row-height="2cm" fo:keep-together="auto"/>
    </style:style>
    <style:style style:name="Table41.A2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41.B2" style:family="table-cell">
      <style:table-cell-properties fo:background-color="#98c477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41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1.D2" style:family="table-cell">
      <style:table-cell-properties fo:background-color="#98c477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41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1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1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1.3" style:family="table-row">
      <style:table-row-properties style:row-height="2cm" fo:keep-together="auto"/>
    </style:style>
    <style:style style:name="Table41.A3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41.C3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1.E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1.G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1.I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1.4" style:family="table-row">
      <style:table-row-properties style:row-height="3.501cm" fo:keep-together="auto"/>
    </style:style>
    <style:style style:name="Table41.A4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41.C4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41.E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1.G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1.I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1.A5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41.C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1.E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1.G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1.I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1.6" style:family="table-row">
      <style:table-row-properties style:row-height="4.001cm" fo:keep-together="auto"/>
    </style:style>
    <style:style style:name="Table41.A6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41.C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1.E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1.G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1.I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1.A7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41.C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1.E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1.G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1.I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4" style:family="table">
      <style:table-properties style:width="4.251cm" fo:margin-left="0cm" fo:margin-top="0cm" fo:margin-bottom="0cm" table:align="left" style:writing-mode="lr-tb"/>
    </style:style>
    <style:style style:name="Table34.A" style:family="table-column">
      <style:table-column-properties style:column-width="4.251cm"/>
    </style:style>
    <style:style style:name="Table34.1" style:family="table-row">
      <style:table-row-properties style:min-row-height="2.3cm" fo:keep-together="auto"/>
    </style:style>
    <style:style style:name="Table34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34.2" style:family="table-row">
      <style:table-row-properties fo:keep-together="auto"/>
    </style:style>
    <style:style style:name="Table34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35" style:family="table">
      <style:table-properties style:width="4.251cm" fo:margin-left="0cm" fo:margin-top="0cm" fo:margin-bottom="0cm" table:align="left" style:writing-mode="lr-tb"/>
    </style:style>
    <style:style style:name="Table35.A" style:family="table-column">
      <style:table-column-properties style:column-width="4.251cm"/>
    </style:style>
    <style:style style:name="Table35.1" style:family="table-row">
      <style:table-row-properties style:min-row-height="2.614cm" fo:keep-together="auto"/>
    </style:style>
    <style:style style:name="Table35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35.2" style:family="table-row">
      <style:table-row-properties fo:keep-together="auto"/>
    </style:style>
    <style:style style:name="Table35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6" style:family="table">
      <style:table-properties style:width="4.251cm" fo:margin-left="0cm" fo:margin-top="0cm" fo:margin-bottom="0cm" table:align="left" style:writing-mode="lr-tb"/>
    </style:style>
    <style:style style:name="Table36.A" style:family="table-column">
      <style:table-column-properties style:column-width="4.251cm"/>
    </style:style>
    <style:style style:name="Table36.1" style:family="table-row">
      <style:table-row-properties style:min-row-height="2.614cm" fo:keep-together="auto"/>
    </style:style>
    <style:style style:name="Table36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36.2" style:family="table-row">
      <style:table-row-properties fo:keep-together="auto"/>
    </style:style>
    <style:style style:name="Table36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7" style:family="table">
      <style:table-properties style:width="4.251cm" fo:margin-left="0cm" fo:margin-top="0cm" fo:margin-bottom="0cm" table:align="left" style:writing-mode="lr-tb"/>
    </style:style>
    <style:style style:name="Table37.A" style:family="table-column">
      <style:table-column-properties style:column-width="4.251cm"/>
    </style:style>
    <style:style style:name="Table37.1" style:family="table-row">
      <style:table-row-properties style:min-row-height="2.614cm" fo:keep-together="auto"/>
    </style:style>
    <style:style style:name="Table37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37.2" style:family="table-row">
      <style:table-row-properties fo:keep-together="auto"/>
    </style:style>
    <style:style style:name="Table37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8" style:family="table">
      <style:table-properties style:width="4.251cm" fo:margin-left="0cm" fo:margin-top="0cm" fo:margin-bottom="0cm" table:align="left" style:writing-mode="lr-tb"/>
    </style:style>
    <style:style style:name="Table38.A" style:family="table-column">
      <style:table-column-properties style:column-width="4.251cm"/>
    </style:style>
    <style:style style:name="Table38.1" style:family="table-row">
      <style:table-row-properties style:min-row-height="2.614cm" fo:keep-together="auto"/>
    </style:style>
    <style:style style:name="Table38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38.2" style:family="table-row">
      <style:table-row-properties fo:keep-together="auto"/>
    </style:style>
    <style:style style:name="Table38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39" style:family="table">
      <style:table-properties style:width="4.251cm" fo:margin-left="0cm" fo:margin-top="0cm" fo:margin-bottom="0cm" table:align="left" style:writing-mode="lr-tb"/>
    </style:style>
    <style:style style:name="Table39.A" style:family="table-column">
      <style:table-column-properties style:column-width="4.251cm"/>
    </style:style>
    <style:style style:name="Table39.1" style:family="table-row">
      <style:table-row-properties style:min-row-height="2.614cm" fo:keep-together="auto"/>
    </style:style>
    <style:style style:name="Table39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39.2" style:family="table-row">
      <style:table-row-properties fo:keep-together="auto"/>
    </style:style>
    <style:style style:name="Table39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0" style:family="table">
      <style:table-properties style:width="4.251cm" fo:margin-left="0cm" fo:margin-top="0cm" fo:margin-bottom="0cm" table:align="left" style:writing-mode="lr-tb"/>
    </style:style>
    <style:style style:name="Table40.A" style:family="table-column">
      <style:table-column-properties style:column-width="4.251cm"/>
    </style:style>
    <style:style style:name="Table40.1" style:family="table-row">
      <style:table-row-properties style:min-row-height="2.614cm" fo:keep-together="auto"/>
    </style:style>
    <style:style style:name="Table40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40.2" style:family="table-row">
      <style:table-row-properties fo:keep-together="auto"/>
    </style:style>
    <style:style style:name="Table40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8" style:family="table">
      <style:table-properties style:width="25.606cm" fo:margin-left="0.318cm" fo:margin-top="0cm" fo:margin-bottom="0cm" table:align="left" style:writing-mode="lr-tb"/>
    </style:style>
    <style:style style:name="Table48.A" style:family="table-column">
      <style:table-column-properties style:column-width="0.086cm"/>
    </style:style>
    <style:style style:name="Table48.B" style:family="table-column">
      <style:table-column-properties style:column-width="1.208cm"/>
    </style:style>
    <style:style style:name="Table48.C" style:family="table-column">
      <style:table-column-properties style:column-width="5.17cm"/>
    </style:style>
    <style:style style:name="Table48.E" style:family="table-column">
      <style:table-column-properties style:column-width="5.173cm"/>
    </style:style>
    <style:style style:name="Table48.1" style:family="table-row">
      <style:table-row-properties style:row-height="1.3cm" fo:keep-together="auto"/>
    </style:style>
    <style:style style:name="Table48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48.B1" style:family="table-cell">
      <style:table-cell-properties fo:background-color="#98c477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48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8.D1" style:family="table-cell">
      <style:table-cell-properties fo:background-color="#98c477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48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8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8.I1" style:family="table-cell">
      <style:table-cell-properties fo:background-color="#d6e3bc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48.2" style:family="table-row">
      <style:table-row-properties style:row-height="4.001cm" fo:keep-together="auto"/>
    </style:style>
    <style:style style:name="Table48.B2" style:family="table-cell">
      <style:table-cell-properties fo:background-color="#98c477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48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8.D2" style:family="table-cell">
      <style:table-cell-properties fo:background-color="#98c477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48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8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8.I2" style:family="table-cell">
      <style:table-cell-properties fo:background-color="#d6e3bc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48.3" style:family="table-row">
      <style:table-row-properties style:row-height="3.501cm" fo:keep-together="auto"/>
    </style:style>
    <style:style style:name="Table48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8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8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8.I3" style:family="table-cell">
      <style:table-cell-properties fo:background-color="#d6e3bc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48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48.F4" style:family="table-cell">
      <style:table-cell-properties fo:padding-left="0cm" fo:padding-right="0.199cm" fo:padding-top="0cm" fo:padding-bottom="0cm" fo:border="0.5pt solid #000000" style:writing-mode="tb-rl"/>
    </style:style>
    <style:style style:name="Table48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8.H4" style:family="table-cell">
      <style:table-cell-properties fo:padding-left="0cm" fo:padding-right="0.199cm" fo:padding-top="0cm" fo:padding-bottom="0cm" fo:border="0.5pt solid #000000" style:writing-mode="tb-rl"/>
    </style:style>
    <style:style style:name="Table48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8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48.F5" style:family="table-cell">
      <style:table-cell-properties fo:padding-left="0cm" fo:padding-right="0.009cm" fo:padding-top="0cm" fo:padding-bottom="0cm" fo:border="0.5pt solid #000000" style:writing-mode="lr-tb"/>
    </style:style>
    <style:style style:name="Table48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8.H5" style:family="table-cell">
      <style:table-cell-properties fo:padding-left="0cm" fo:padding-right="0.009cm" fo:padding-top="0cm" fo:padding-bottom="0cm" fo:border="0.5pt solid #000000" style:writing-mode="lr-tb"/>
    </style:style>
    <style:style style:name="Table48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8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48.F6" style:family="table-cell">
      <style:table-cell-properties fo:padding-left="0cm" fo:padding-right="0.009cm" fo:padding-top="0cm" fo:padding-bottom="0cm" fo:border="0.5pt solid #000000" style:writing-mode="lr-tb"/>
    </style:style>
    <style:style style:name="Table48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8.H6" style:family="table-cell">
      <style:table-cell-properties fo:padding-left="0cm" fo:padding-right="0.009cm" fo:padding-top="0cm" fo:padding-bottom="0cm" fo:border="0.5pt solid #000000" style:writing-mode="lr-tb"/>
    </style:style>
    <style:style style:name="Table48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2" style:family="table">
      <style:table-properties style:width="4.251cm" fo:margin-left="0cm" fo:margin-top="0cm" fo:margin-bottom="0cm" table:align="left" style:writing-mode="lr-tb"/>
    </style:style>
    <style:style style:name="Table42.A" style:family="table-column">
      <style:table-column-properties style:column-width="4.251cm"/>
    </style:style>
    <style:style style:name="Table42.1" style:family="table-row">
      <style:table-row-properties style:min-row-height="2.614cm" fo:keep-together="auto"/>
    </style:style>
    <style:style style:name="Table42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42.2" style:family="table-row">
      <style:table-row-properties fo:keep-together="auto"/>
    </style:style>
    <style:style style:name="Table42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3" style:family="table">
      <style:table-properties style:width="4.251cm" fo:margin-left="0cm" fo:margin-top="0cm" fo:margin-bottom="0cm" table:align="left" style:writing-mode="lr-tb"/>
    </style:style>
    <style:style style:name="Table43.A" style:family="table-column">
      <style:table-column-properties style:column-width="4.251cm"/>
    </style:style>
    <style:style style:name="Table43.1" style:family="table-row">
      <style:table-row-properties style:min-row-height="2.614cm" fo:keep-together="auto"/>
    </style:style>
    <style:style style:name="Table43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43.2" style:family="table-row">
      <style:table-row-properties fo:keep-together="auto"/>
    </style:style>
    <style:style style:name="Table43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4" style:family="table">
      <style:table-properties style:width="4.251cm" fo:margin-left="0cm" fo:margin-top="0cm" fo:margin-bottom="0cm" table:align="left" style:writing-mode="lr-tb"/>
    </style:style>
    <style:style style:name="Table44.A" style:family="table-column">
      <style:table-column-properties style:column-width="4.251cm"/>
    </style:style>
    <style:style style:name="Table44.1" style:family="table-row">
      <style:table-row-properties style:min-row-height="2.614cm" fo:keep-together="auto"/>
    </style:style>
    <style:style style:name="Table44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44.2" style:family="table-row">
      <style:table-row-properties fo:keep-together="auto"/>
    </style:style>
    <style:style style:name="Table44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5" style:family="table">
      <style:table-properties style:width="4.251cm" fo:margin-left="0cm" fo:margin-top="0cm" fo:margin-bottom="0cm" table:align="left" style:writing-mode="lr-tb"/>
    </style:style>
    <style:style style:name="Table45.A" style:family="table-column">
      <style:table-column-properties style:column-width="4.251cm"/>
    </style:style>
    <style:style style:name="Table45.1" style:family="table-row">
      <style:table-row-properties style:min-row-height="2.614cm" fo:keep-together="auto"/>
    </style:style>
    <style:style style:name="Table45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45.2" style:family="table-row">
      <style:table-row-properties fo:keep-together="auto"/>
    </style:style>
    <style:style style:name="Table45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6" style:family="table">
      <style:table-properties style:width="4.251cm" fo:margin-left="0cm" fo:margin-top="0cm" fo:margin-bottom="0cm" table:align="left" style:writing-mode="lr-tb"/>
    </style:style>
    <style:style style:name="Table46.A" style:family="table-column">
      <style:table-column-properties style:column-width="4.251cm"/>
    </style:style>
    <style:style style:name="Table46.1" style:family="table-row">
      <style:table-row-properties style:min-row-height="2.614cm" fo:keep-together="auto"/>
    </style:style>
    <style:style style:name="Table46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46.2" style:family="table-row">
      <style:table-row-properties fo:keep-together="auto"/>
    </style:style>
    <style:style style:name="Table46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7" style:family="table">
      <style:table-properties style:width="4.251cm" fo:margin-left="0cm" fo:margin-top="0cm" fo:margin-bottom="0cm" table:align="left" style:writing-mode="lr-tb"/>
    </style:style>
    <style:style style:name="Table47.A" style:family="table-column">
      <style:table-column-properties style:column-width="4.251cm"/>
    </style:style>
    <style:style style:name="Table47.1" style:family="table-row">
      <style:table-row-properties style:min-row-height="2.614cm" fo:keep-together="auto"/>
    </style:style>
    <style:style style:name="Table47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47.2" style:family="table-row">
      <style:table-row-properties fo:keep-together="auto"/>
    </style:style>
    <style:style style:name="Table47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6" style:family="table">
      <style:table-properties style:width="25.591cm" fo:margin-left="0.318cm" fo:margin-top="0cm" fo:margin-bottom="0cm" table:align="left" style:writing-mode="lr-tb"/>
    </style:style>
    <style:style style:name="Table56.A" style:family="table-column">
      <style:table-column-properties style:column-width="0.104cm"/>
    </style:style>
    <style:style style:name="Table56.B" style:family="table-column">
      <style:table-column-properties style:column-width="1.196cm"/>
    </style:style>
    <style:style style:name="Table56.C" style:family="table-column">
      <style:table-column-properties style:column-width="5.251cm"/>
    </style:style>
    <style:style style:name="Table56.D" style:family="table-column">
      <style:table-column-properties style:column-width="1.194cm"/>
    </style:style>
    <style:style style:name="Table56.E" style:family="table-column">
      <style:table-column-properties style:column-width="5.152cm"/>
    </style:style>
    <style:style style:name="Table56.1" style:family="table-row">
      <style:table-row-properties style:row-height="1.3cm" fo:keep-together="auto"/>
    </style:style>
    <style:style style:name="Table56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56.B1" style:family="table-cell">
      <style:table-cell-properties fo:background-color="#d9c049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56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6.D1" style:family="table-cell">
      <style:table-cell-properties fo:background-color="#d9c049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56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6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6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6.2" style:family="table-row">
      <style:table-row-properties style:min-row-height="2cm" fo:keep-together="auto"/>
    </style:style>
    <style:style style:name="Table56.A2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56.B2" style:family="table-cell">
      <style:table-cell-properties fo:background-color="#d9c049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56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6.D2" style:family="table-cell">
      <style:table-cell-properties fo:background-color="#d9c049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56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6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6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6.3" style:family="table-row">
      <style:table-row-properties style:row-height="2cm" fo:keep-together="auto"/>
    </style:style>
    <style:style style:name="Table56.A3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56.C3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6.E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6.G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6.I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6.4" style:family="table-row">
      <style:table-row-properties style:row-height="3.501cm" fo:keep-together="auto"/>
    </style:style>
    <style:style style:name="Table56.A4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56.C4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56.E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6.G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6.I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6.A5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56.C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6.E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6.G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6.I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6.6" style:family="table-row">
      <style:table-row-properties style:row-height="4.001cm" fo:keep-together="auto"/>
    </style:style>
    <style:style style:name="Table56.A6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56.C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6.E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6.G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6.I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6.A7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6.C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6.E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6.G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6.I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9" style:family="table">
      <style:table-properties style:width="4.251cm" fo:margin-left="0cm" fo:margin-top="0cm" fo:margin-bottom="0cm" table:align="left" style:writing-mode="lr-tb"/>
    </style:style>
    <style:style style:name="Table49.A" style:family="table-column">
      <style:table-column-properties style:column-width="4.251cm"/>
    </style:style>
    <style:style style:name="Table49.1" style:family="table-row">
      <style:table-row-properties style:min-row-height="2.3cm" fo:keep-together="auto"/>
    </style:style>
    <style:style style:name="Table49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49.2" style:family="table-row">
      <style:table-row-properties fo:keep-together="auto"/>
    </style:style>
    <style:style style:name="Table49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50" style:family="table">
      <style:table-properties style:width="4.251cm" fo:margin-left="0cm" fo:margin-top="0cm" fo:margin-bottom="0cm" table:align="left" style:writing-mode="lr-tb"/>
    </style:style>
    <style:style style:name="Table50.A" style:family="table-column">
      <style:table-column-properties style:column-width="4.251cm"/>
    </style:style>
    <style:style style:name="Table50.1" style:family="table-row">
      <style:table-row-properties style:min-row-height="2.614cm" fo:keep-together="auto"/>
    </style:style>
    <style:style style:name="Table50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50.2" style:family="table-row">
      <style:table-row-properties fo:keep-together="auto"/>
    </style:style>
    <style:style style:name="Table50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1" style:family="table">
      <style:table-properties style:width="4.251cm" fo:margin-left="0cm" fo:margin-top="0cm" fo:margin-bottom="0cm" table:align="left" style:writing-mode="lr-tb"/>
    </style:style>
    <style:style style:name="Table51.A" style:family="table-column">
      <style:table-column-properties style:column-width="4.251cm"/>
    </style:style>
    <style:style style:name="Table51.1" style:family="table-row">
      <style:table-row-properties style:min-row-height="2.614cm" fo:keep-together="auto"/>
    </style:style>
    <style:style style:name="Table51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51.2" style:family="table-row">
      <style:table-row-properties fo:keep-together="auto"/>
    </style:style>
    <style:style style:name="Table51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2" style:family="table">
      <style:table-properties style:width="4.251cm" fo:margin-left="0cm" fo:margin-top="0cm" fo:margin-bottom="0cm" table:align="left" style:writing-mode="lr-tb"/>
    </style:style>
    <style:style style:name="Table52.A" style:family="table-column">
      <style:table-column-properties style:column-width="4.251cm"/>
    </style:style>
    <style:style style:name="Table52.1" style:family="table-row">
      <style:table-row-properties style:min-row-height="2.614cm" fo:keep-together="auto"/>
    </style:style>
    <style:style style:name="Table52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52.2" style:family="table-row">
      <style:table-row-properties fo:keep-together="auto"/>
    </style:style>
    <style:style style:name="Table52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3" style:family="table">
      <style:table-properties style:width="4.251cm" fo:margin-left="0cm" fo:margin-top="0cm" fo:margin-bottom="0cm" table:align="left" style:writing-mode="lr-tb"/>
    </style:style>
    <style:style style:name="Table53.A" style:family="table-column">
      <style:table-column-properties style:column-width="4.251cm"/>
    </style:style>
    <style:style style:name="Table53.1" style:family="table-row">
      <style:table-row-properties style:min-row-height="2.614cm" fo:keep-together="auto"/>
    </style:style>
    <style:style style:name="Table53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53.2" style:family="table-row">
      <style:table-row-properties fo:keep-together="auto"/>
    </style:style>
    <style:style style:name="Table53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4" style:family="table">
      <style:table-properties style:width="4.251cm" fo:margin-left="0cm" fo:margin-top="0cm" fo:margin-bottom="0cm" table:align="left" style:writing-mode="lr-tb"/>
    </style:style>
    <style:style style:name="Table54.A" style:family="table-column">
      <style:table-column-properties style:column-width="4.251cm"/>
    </style:style>
    <style:style style:name="Table54.1" style:family="table-row">
      <style:table-row-properties style:min-row-height="2.614cm" fo:keep-together="auto"/>
    </style:style>
    <style:style style:name="Table54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54.2" style:family="table-row">
      <style:table-row-properties fo:keep-together="auto"/>
    </style:style>
    <style:style style:name="Table54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5" style:family="table">
      <style:table-properties style:width="4.251cm" fo:margin-left="0cm" fo:margin-top="0cm" fo:margin-bottom="0cm" table:align="left" style:writing-mode="lr-tb"/>
    </style:style>
    <style:style style:name="Table55.A" style:family="table-column">
      <style:table-column-properties style:column-width="4.251cm"/>
    </style:style>
    <style:style style:name="Table55.1" style:family="table-row">
      <style:table-row-properties style:min-row-height="2.614cm" fo:keep-together="auto"/>
    </style:style>
    <style:style style:name="Table55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55.2" style:family="table-row">
      <style:table-row-properties fo:keep-together="auto"/>
    </style:style>
    <style:style style:name="Table55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3" style:family="table">
      <style:table-properties style:width="25.575cm" fo:margin-left="0.318cm" fo:margin-top="0cm" fo:margin-bottom="0cm" table:align="left" style:writing-mode="lr-tb"/>
    </style:style>
    <style:style style:name="Table63.A" style:family="table-column">
      <style:table-column-properties style:column-width="0.099cm"/>
    </style:style>
    <style:style style:name="Table63.B" style:family="table-column">
      <style:table-column-properties style:column-width="1.201cm"/>
    </style:style>
    <style:style style:name="Table63.C" style:family="table-column">
      <style:table-column-properties style:column-width="5.165cm"/>
    </style:style>
    <style:style style:name="Table63.D" style:family="table-column">
      <style:table-column-properties style:column-width="1.207cm"/>
    </style:style>
    <style:style style:name="Table63.F" style:family="table-column">
      <style:table-column-properties style:column-width="1.203cm"/>
    </style:style>
    <style:style style:name="Table63.1" style:family="table-row">
      <style:table-row-properties style:row-height="1.3cm" fo:keep-together="auto"/>
    </style:style>
    <style:style style:name="Table63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63.B1" style:family="table-cell">
      <style:table-cell-properties fo:background-color="#d9c049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63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3.D1" style:family="table-cell">
      <style:table-cell-properties fo:background-color="#d9c049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63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3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3.I1" style:family="table-cell">
      <style:table-cell-properties fo:background-color="#e8e697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63.2" style:family="table-row">
      <style:table-row-properties style:row-height="4.001cm" fo:keep-together="auto"/>
    </style:style>
    <style:style style:name="Table63.B2" style:family="table-cell">
      <style:table-cell-properties fo:background-color="#d9c049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63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3.D2" style:family="table-cell">
      <style:table-cell-properties fo:background-color="#d9c049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63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3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3.I2" style:family="table-cell">
      <style:table-cell-properties fo:background-color="#e8e697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63.3" style:family="table-row">
      <style:table-row-properties style:row-height="3.501cm" fo:keep-together="auto"/>
    </style:style>
    <style:style style:name="Table63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3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3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3.I3" style:family="table-cell">
      <style:table-cell-properties fo:background-color="#e8e697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63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63.F4" style:family="table-cell">
      <style:table-cell-properties fo:padding-left="0cm" fo:padding-right="0.199cm" fo:padding-top="0cm" fo:padding-bottom="0cm" fo:border="0.5pt solid #000000" style:writing-mode="tb-rl"/>
    </style:style>
    <style:style style:name="Table63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3.H4" style:family="table-cell">
      <style:table-cell-properties fo:padding-left="0cm" fo:padding-right="0.199cm" fo:padding-top="0cm" fo:padding-bottom="0cm" fo:border="0.5pt solid #000000" style:writing-mode="tb-rl"/>
    </style:style>
    <style:style style:name="Table63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3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63.F5" style:family="table-cell">
      <style:table-cell-properties fo:padding-left="0cm" fo:padding-right="0.009cm" fo:padding-top="0cm" fo:padding-bottom="0cm" fo:border="0.5pt solid #000000" style:writing-mode="lr-tb"/>
    </style:style>
    <style:style style:name="Table63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3.H5" style:family="table-cell">
      <style:table-cell-properties fo:padding-left="0cm" fo:padding-right="0.009cm" fo:padding-top="0cm" fo:padding-bottom="0cm" fo:border="0.5pt solid #000000" style:writing-mode="lr-tb"/>
    </style:style>
    <style:style style:name="Table63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3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63.F6" style:family="table-cell">
      <style:table-cell-properties fo:background-color="#e8e697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63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3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7" style:family="table">
      <style:table-properties style:width="4.251cm" fo:margin-left="0cm" fo:margin-top="0cm" fo:margin-bottom="0cm" table:align="left" style:writing-mode="lr-tb"/>
    </style:style>
    <style:style style:name="Table57.A" style:family="table-column">
      <style:table-column-properties style:column-width="4.251cm"/>
    </style:style>
    <style:style style:name="Table57.1" style:family="table-row">
      <style:table-row-properties style:min-row-height="2.614cm" fo:keep-together="auto"/>
    </style:style>
    <style:style style:name="Table57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57.2" style:family="table-row">
      <style:table-row-properties fo:keep-together="auto"/>
    </style:style>
    <style:style style:name="Table57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8" style:family="table">
      <style:table-properties style:width="4.251cm" fo:margin-left="0cm" fo:margin-top="0cm" fo:margin-bottom="0cm" table:align="left" style:writing-mode="lr-tb"/>
    </style:style>
    <style:style style:name="Table58.A" style:family="table-column">
      <style:table-column-properties style:column-width="4.251cm"/>
    </style:style>
    <style:style style:name="Table58.1" style:family="table-row">
      <style:table-row-properties style:min-row-height="2.614cm" fo:keep-together="auto"/>
    </style:style>
    <style:style style:name="Table58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58.2" style:family="table-row">
      <style:table-row-properties fo:keep-together="auto"/>
    </style:style>
    <style:style style:name="Table58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9" style:family="table">
      <style:table-properties style:width="4.251cm" fo:margin-left="0cm" fo:margin-top="0cm" fo:margin-bottom="0cm" table:align="left" style:writing-mode="lr-tb"/>
    </style:style>
    <style:style style:name="Table59.A" style:family="table-column">
      <style:table-column-properties style:column-width="4.251cm"/>
    </style:style>
    <style:style style:name="Table59.1" style:family="table-row">
      <style:table-row-properties style:min-row-height="2.614cm" fo:keep-together="auto"/>
    </style:style>
    <style:style style:name="Table59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59.2" style:family="table-row">
      <style:table-row-properties fo:keep-together="auto"/>
    </style:style>
    <style:style style:name="Table59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0" style:family="table">
      <style:table-properties style:width="4.251cm" fo:margin-left="0cm" fo:margin-top="0cm" fo:margin-bottom="0cm" table:align="left" style:writing-mode="lr-tb"/>
    </style:style>
    <style:style style:name="Table60.A" style:family="table-column">
      <style:table-column-properties style:column-width="4.251cm"/>
    </style:style>
    <style:style style:name="Table60.1" style:family="table-row">
      <style:table-row-properties style:min-row-height="2.614cm" fo:keep-together="auto"/>
    </style:style>
    <style:style style:name="Table60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60.2" style:family="table-row">
      <style:table-row-properties fo:keep-together="auto"/>
    </style:style>
    <style:style style:name="Table60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1" style:family="table">
      <style:table-properties style:width="4.251cm" fo:margin-left="0cm" fo:margin-top="0cm" fo:margin-bottom="0cm" table:align="left" style:writing-mode="lr-tb"/>
    </style:style>
    <style:style style:name="Table61.A" style:family="table-column">
      <style:table-column-properties style:column-width="4.251cm"/>
    </style:style>
    <style:style style:name="Table61.1" style:family="table-row">
      <style:table-row-properties style:min-row-height="2.614cm" fo:keep-together="auto"/>
    </style:style>
    <style:style style:name="Table61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61.2" style:family="table-row">
      <style:table-row-properties fo:keep-together="auto"/>
    </style:style>
    <style:style style:name="Table61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2" style:family="table">
      <style:table-properties style:width="4.251cm" fo:margin-left="0cm" fo:margin-top="0cm" fo:margin-bottom="0cm" table:align="left" style:writing-mode="lr-tb"/>
    </style:style>
    <style:style style:name="Table62.A" style:family="table-column">
      <style:table-column-properties style:column-width="4.251cm"/>
    </style:style>
    <style:style style:name="Table62.1" style:family="table-row">
      <style:table-row-properties style:min-row-height="2.614cm" fo:keep-together="auto"/>
    </style:style>
    <style:style style:name="Table62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62.2" style:family="table-row">
      <style:table-row-properties fo:keep-together="auto"/>
    </style:style>
    <style:style style:name="Table62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1" style:family="table">
      <style:table-properties style:width="25.575cm" fo:margin-left="0.318cm" fo:margin-top="0cm" fo:margin-bottom="0cm" table:align="left" style:writing-mode="lr-tb"/>
    </style:style>
    <style:style style:name="Table71.A" style:family="table-column">
      <style:table-column-properties style:column-width="0.088cm"/>
    </style:style>
    <style:style style:name="Table71.B" style:family="table-column">
      <style:table-column-properties style:column-width="1.194cm"/>
    </style:style>
    <style:style style:name="Table71.C" style:family="table-column">
      <style:table-column-properties style:column-width="5.251cm"/>
    </style:style>
    <style:style style:name="Table71.E" style:family="table-column">
      <style:table-column-properties style:column-width="5.154cm"/>
    </style:style>
    <style:style style:name="Table71.G" style:family="table-column">
      <style:table-column-properties style:column-width="5.151cm"/>
    </style:style>
    <style:style style:name="Table71.1" style:family="table-row">
      <style:table-row-properties style:row-height="1.3cm" fo:keep-together="auto"/>
    </style:style>
    <style:style style:name="Table71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71.B1" style:family="table-cell">
      <style:table-cell-properties fo:background-color="#a395ca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71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1.D1" style:family="table-cell">
      <style:table-cell-properties fo:background-color="#a395ca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71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1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1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1.2" style:family="table-row">
      <style:table-row-properties style:min-row-height="2cm" fo:keep-together="auto"/>
    </style:style>
    <style:style style:name="Table71.A2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71.B2" style:family="table-cell">
      <style:table-cell-properties fo:background-color="#a395ca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71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1.D2" style:family="table-cell">
      <style:table-cell-properties fo:background-color="#a395ca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71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1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1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1.3" style:family="table-row">
      <style:table-row-properties style:row-height="2cm" fo:keep-together="auto"/>
    </style:style>
    <style:style style:name="Table71.A3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71.C3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1.E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1.G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1.I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1.4" style:family="table-row">
      <style:table-row-properties style:row-height="3.501cm" fo:keep-together="auto"/>
    </style:style>
    <style:style style:name="Table71.A4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71.C4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71.E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1.G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1.I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1.A5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71.C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1.E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1.G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1.I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1.6" style:family="table-row">
      <style:table-row-properties style:row-height="4.001cm" fo:keep-together="auto"/>
    </style:style>
    <style:style style:name="Table71.A6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71.C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1.E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1.G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1.I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1.A7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71.C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1.E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1.G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1.I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4" style:family="table">
      <style:table-properties style:width="4.251cm" fo:margin-left="0cm" fo:margin-top="0cm" fo:margin-bottom="0cm" table:align="left" style:writing-mode="lr-tb"/>
    </style:style>
    <style:style style:name="Table64.A" style:family="table-column">
      <style:table-column-properties style:column-width="4.251cm"/>
    </style:style>
    <style:style style:name="Table64.1" style:family="table-row">
      <style:table-row-properties style:min-row-height="2.3cm" fo:keep-together="auto"/>
    </style:style>
    <style:style style:name="Table64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64.2" style:family="table-row">
      <style:table-row-properties fo:keep-together="auto"/>
    </style:style>
    <style:style style:name="Table64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65" style:family="table">
      <style:table-properties style:width="4.251cm" fo:margin-left="0cm" fo:margin-top="0cm" fo:margin-bottom="0cm" table:align="left" style:writing-mode="lr-tb"/>
    </style:style>
    <style:style style:name="Table65.A" style:family="table-column">
      <style:table-column-properties style:column-width="4.251cm"/>
    </style:style>
    <style:style style:name="Table65.1" style:family="table-row">
      <style:table-row-properties style:min-row-height="2.614cm" fo:keep-together="auto"/>
    </style:style>
    <style:style style:name="Table65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65.2" style:family="table-row">
      <style:table-row-properties fo:keep-together="auto"/>
    </style:style>
    <style:style style:name="Table65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6" style:family="table">
      <style:table-properties style:width="4.251cm" fo:margin-left="0cm" fo:margin-top="0cm" fo:margin-bottom="0cm" table:align="left" style:writing-mode="lr-tb"/>
    </style:style>
    <style:style style:name="Table66.A" style:family="table-column">
      <style:table-column-properties style:column-width="4.251cm"/>
    </style:style>
    <style:style style:name="Table66.1" style:family="table-row">
      <style:table-row-properties style:min-row-height="2.614cm" fo:keep-together="auto"/>
    </style:style>
    <style:style style:name="Table66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66.2" style:family="table-row">
      <style:table-row-properties fo:keep-together="auto"/>
    </style:style>
    <style:style style:name="Table66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7" style:family="table">
      <style:table-properties style:width="4.251cm" fo:margin-left="0cm" fo:margin-top="0cm" fo:margin-bottom="0cm" table:align="left" style:writing-mode="lr-tb"/>
    </style:style>
    <style:style style:name="Table67.A" style:family="table-column">
      <style:table-column-properties style:column-width="4.251cm"/>
    </style:style>
    <style:style style:name="Table67.1" style:family="table-row">
      <style:table-row-properties style:min-row-height="2.614cm" fo:keep-together="auto"/>
    </style:style>
    <style:style style:name="Table67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67.2" style:family="table-row">
      <style:table-row-properties fo:keep-together="auto"/>
    </style:style>
    <style:style style:name="Table67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8" style:family="table">
      <style:table-properties style:width="4.251cm" fo:margin-left="0cm" fo:margin-top="0cm" fo:margin-bottom="0cm" table:align="left" style:writing-mode="lr-tb"/>
    </style:style>
    <style:style style:name="Table68.A" style:family="table-column">
      <style:table-column-properties style:column-width="4.251cm"/>
    </style:style>
    <style:style style:name="Table68.1" style:family="table-row">
      <style:table-row-properties style:min-row-height="2.614cm" fo:keep-together="auto"/>
    </style:style>
    <style:style style:name="Table68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68.2" style:family="table-row">
      <style:table-row-properties fo:keep-together="auto"/>
    </style:style>
    <style:style style:name="Table68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9" style:family="table">
      <style:table-properties style:width="4.251cm" fo:margin-left="0cm" fo:margin-top="0cm" fo:margin-bottom="0cm" table:align="left" style:writing-mode="lr-tb"/>
    </style:style>
    <style:style style:name="Table69.A" style:family="table-column">
      <style:table-column-properties style:column-width="4.251cm"/>
    </style:style>
    <style:style style:name="Table69.1" style:family="table-row">
      <style:table-row-properties style:min-row-height="2.614cm" fo:keep-together="auto"/>
    </style:style>
    <style:style style:name="Table69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69.2" style:family="table-row">
      <style:table-row-properties fo:keep-together="auto"/>
    </style:style>
    <style:style style:name="Table69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0" style:family="table">
      <style:table-properties style:width="4.251cm" fo:margin-left="0cm" fo:margin-top="0cm" fo:margin-bottom="0cm" table:align="left" style:writing-mode="lr-tb"/>
    </style:style>
    <style:style style:name="Table70.A" style:family="table-column">
      <style:table-column-properties style:column-width="4.251cm"/>
    </style:style>
    <style:style style:name="Table70.1" style:family="table-row">
      <style:table-row-properties style:min-row-height="2.614cm" fo:keep-together="auto"/>
    </style:style>
    <style:style style:name="Table70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70.2" style:family="table-row">
      <style:table-row-properties fo:keep-together="auto"/>
    </style:style>
    <style:style style:name="Table70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8" style:family="table">
      <style:table-properties style:width="25.613cm" fo:margin-left="0.318cm" fo:margin-top="0cm" fo:margin-bottom="0cm" table:align="left" style:writing-mode="lr-tb"/>
    </style:style>
    <style:style style:name="Table78.A" style:family="table-column">
      <style:table-column-properties style:column-width="0.092cm"/>
    </style:style>
    <style:style style:name="Table78.B" style:family="table-column">
      <style:table-column-properties style:column-width="1.208cm"/>
    </style:style>
    <style:style style:name="Table78.C" style:family="table-column">
      <style:table-column-properties style:column-width="5.172cm"/>
    </style:style>
    <style:style style:name="Table78.F" style:family="table-column">
      <style:table-column-properties style:column-width="1.21cm"/>
    </style:style>
    <style:style style:name="Table78.G" style:family="table-column">
      <style:table-column-properties style:column-width="5.17cm"/>
    </style:style>
    <style:style style:name="Table78.1" style:family="table-row">
      <style:table-row-properties style:row-height="1.3cm" fo:keep-together="auto"/>
    </style:style>
    <style:style style:name="Table78.A1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78.B1" style:family="table-cell">
      <style:table-cell-properties fo:background-color="#a395ca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78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8.D1" style:family="table-cell">
      <style:table-cell-properties fo:background-color="#a395ca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78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8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8.I1" style:family="table-cell">
      <style:table-cell-properties fo:background-color="#d3cbde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78.2" style:family="table-row">
      <style:table-row-properties style:row-height="4.001cm" fo:keep-together="auto"/>
    </style:style>
    <style:style style:name="Table78.B2" style:family="table-cell">
      <style:table-cell-properties fo:background-color="#a395ca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78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8.D2" style:family="table-cell">
      <style:table-cell-properties fo:background-color="#a395ca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78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8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8.I2" style:family="table-cell">
      <style:table-cell-properties fo:background-color="#d3cbde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78.3" style:family="table-row">
      <style:table-row-properties style:row-height="3.501cm" fo:keep-together="auto"/>
    </style:style>
    <style:style style:name="Table78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8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8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8.I3" style:family="table-cell">
      <style:table-cell-properties fo:background-color="#d3cbde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78.F4" style:family="table-cell">
      <style:table-cell-properties fo:padding-left="0cm" fo:padding-right="0.199cm" fo:padding-top="0cm" fo:padding-bottom="0cm" fo:border="0.5pt solid #000000" style:writing-mode="tb-rl"/>
    </style:style>
    <style:style style:name="Table78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8.H4" style:family="table-cell">
      <style:table-cell-properties fo:padding-left="0cm" fo:padding-right="0.199cm" fo:padding-top="0cm" fo:padding-bottom="0cm" fo:border="0.5pt solid #000000" style:writing-mode="tb-rl"/>
    </style:style>
    <style:style style:name="Table78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8.F5" style:family="table-cell">
      <style:table-cell-properties fo:padding-left="0cm" fo:padding-right="0.009cm" fo:padding-top="0cm" fo:padding-bottom="0cm" fo:border="0.5pt solid #000000" style:writing-mode="lr-tb"/>
    </style:style>
    <style:style style:name="Table78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8.H5" style:family="table-cell">
      <style:table-cell-properties fo:padding-left="0cm" fo:padding-right="0.009cm" fo:padding-top="0cm" fo:padding-bottom="0cm" fo:border="0.5pt solid #000000" style:writing-mode="lr-tb"/>
    </style:style>
    <style:style style:name="Table78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8.F6" style:family="table-cell">
      <style:table-cell-properties fo:padding-left="0cm" fo:padding-right="0.009cm" fo:padding-top="0cm" fo:padding-bottom="0cm" fo:border="0.5pt solid #000000" style:writing-mode="lr-tb"/>
    </style:style>
    <style:style style:name="Table78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8.H6" style:family="table-cell">
      <style:table-cell-properties fo:padding-left="0cm" fo:padding-right="0.009cm" fo:padding-top="0cm" fo:padding-bottom="0cm" fo:border="0.5pt solid #000000" style:writing-mode="lr-tb"/>
    </style:style>
    <style:style style:name="Table78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2" style:family="table">
      <style:table-properties style:width="4.251cm" fo:margin-left="0cm" fo:margin-top="0cm" fo:margin-bottom="0cm" table:align="left" style:writing-mode="lr-tb"/>
    </style:style>
    <style:style style:name="Table72.A" style:family="table-column">
      <style:table-column-properties style:column-width="4.251cm"/>
    </style:style>
    <style:style style:name="Table72.1" style:family="table-row">
      <style:table-row-properties style:min-row-height="2.614cm" fo:keep-together="auto"/>
    </style:style>
    <style:style style:name="Table72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72.2" style:family="table-row">
      <style:table-row-properties fo:keep-together="auto"/>
    </style:style>
    <style:style style:name="Table72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3" style:family="table">
      <style:table-properties style:width="4.251cm" fo:margin-left="0cm" fo:margin-top="0cm" fo:margin-bottom="0cm" table:align="left" style:writing-mode="lr-tb"/>
    </style:style>
    <style:style style:name="Table73.A" style:family="table-column">
      <style:table-column-properties style:column-width="4.251cm"/>
    </style:style>
    <style:style style:name="Table73.1" style:family="table-row">
      <style:table-row-properties style:min-row-height="2.614cm" fo:keep-together="auto"/>
    </style:style>
    <style:style style:name="Table73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73.2" style:family="table-row">
      <style:table-row-properties fo:keep-together="auto"/>
    </style:style>
    <style:style style:name="Table73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4" style:family="table">
      <style:table-properties style:width="4.251cm" fo:margin-left="0cm" fo:margin-top="0cm" fo:margin-bottom="0cm" table:align="left" style:writing-mode="lr-tb"/>
    </style:style>
    <style:style style:name="Table74.A" style:family="table-column">
      <style:table-column-properties style:column-width="4.251cm"/>
    </style:style>
    <style:style style:name="Table74.1" style:family="table-row">
      <style:table-row-properties style:min-row-height="2.614cm" fo:keep-together="auto"/>
    </style:style>
    <style:style style:name="Table74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74.2" style:family="table-row">
      <style:table-row-properties fo:keep-together="auto"/>
    </style:style>
    <style:style style:name="Table74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5" style:family="table">
      <style:table-properties style:width="4.251cm" fo:margin-left="0cm" fo:margin-top="0cm" fo:margin-bottom="0cm" table:align="left" style:writing-mode="lr-tb"/>
    </style:style>
    <style:style style:name="Table75.A" style:family="table-column">
      <style:table-column-properties style:column-width="4.251cm"/>
    </style:style>
    <style:style style:name="Table75.1" style:family="table-row">
      <style:table-row-properties style:min-row-height="2.614cm" fo:keep-together="auto"/>
    </style:style>
    <style:style style:name="Table75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75.2" style:family="table-row">
      <style:table-row-properties fo:keep-together="auto"/>
    </style:style>
    <style:style style:name="Table75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6" style:family="table">
      <style:table-properties style:width="4.251cm" fo:margin-left="0cm" fo:margin-top="0cm" fo:margin-bottom="0cm" table:align="left" style:writing-mode="lr-tb"/>
    </style:style>
    <style:style style:name="Table76.A" style:family="table-column">
      <style:table-column-properties style:column-width="4.251cm"/>
    </style:style>
    <style:style style:name="Table76.1" style:family="table-row">
      <style:table-row-properties style:min-row-height="2.614cm" fo:keep-together="auto"/>
    </style:style>
    <style:style style:name="Table76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76.2" style:family="table-row">
      <style:table-row-properties fo:keep-together="auto"/>
    </style:style>
    <style:style style:name="Table76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7" style:family="table">
      <style:table-properties style:width="4.251cm" fo:margin-left="0cm" fo:margin-top="0cm" fo:margin-bottom="0cm" table:align="left" style:writing-mode="lr-tb"/>
    </style:style>
    <style:style style:name="Table77.A" style:family="table-column">
      <style:table-column-properties style:column-width="4.251cm"/>
    </style:style>
    <style:style style:name="Table77.1" style:family="table-row">
      <style:table-row-properties style:min-row-height="2.614cm" fo:keep-together="auto"/>
    </style:style>
    <style:style style:name="Table77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77.2" style:family="table-row">
      <style:table-row-properties fo:keep-together="auto"/>
    </style:style>
    <style:style style:name="Table77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6" style:family="table">
      <style:table-properties style:width="25.654cm" fo:margin-left="0.318cm" fo:margin-top="0cm" fo:margin-bottom="0cm" table:align="left" style:writing-mode="lr-tb"/>
    </style:style>
    <style:style style:name="Table86.A" style:family="table-column">
      <style:table-column-properties style:column-width="0.127cm"/>
    </style:style>
    <style:style style:name="Table86.B" style:family="table-column">
      <style:table-column-properties style:column-width="1.207cm"/>
    </style:style>
    <style:style style:name="Table86.C" style:family="table-column">
      <style:table-column-properties style:column-width="5.251cm"/>
    </style:style>
    <style:style style:name="Table86.D" style:family="table-column">
      <style:table-column-properties style:column-width="1.175cm"/>
    </style:style>
    <style:style style:name="Table86.E" style:family="table-column">
      <style:table-column-properties style:column-width="5.166cm"/>
    </style:style>
    <style:style style:name="Table86.F" style:family="table-column">
      <style:table-column-properties style:column-width="1.191cm"/>
    </style:style>
    <style:style style:name="Table86.H" style:family="table-column">
      <style:table-column-properties style:column-width="1.203cm"/>
    </style:style>
    <style:style style:name="Table86.I" style:family="table-column">
      <style:table-column-properties style:column-width="5.168cm"/>
    </style:style>
    <style:style style:name="Table86.1" style:family="table-row">
      <style:table-row-properties style:row-height="1.3cm" fo:keep-together="auto"/>
    </style:style>
    <style:style style:name="Table86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86.B1" style:family="table-cell">
      <style:table-cell-properties fo:background-color="#17365d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86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6.D1" style:family="table-cell">
      <style:table-cell-properties fo:background-color="#17365d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86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6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6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6.2" style:family="table-row">
      <style:table-row-properties style:min-row-height="1.993cm" fo:keep-together="auto"/>
    </style:style>
    <style:style style:name="Table86.A2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86.B2" style:family="table-cell">
      <style:table-cell-properties fo:background-color="#17365d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86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6.D2" style:family="table-cell">
      <style:table-cell-properties fo:background-color="#17365d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86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6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6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6.3" style:family="table-row">
      <style:table-row-properties style:row-height="2cm" fo:keep-together="auto"/>
    </style:style>
    <style:style style:name="Table86.A3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86.C3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6.E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6.G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6.I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6.4" style:family="table-row">
      <style:table-row-properties style:row-height="3.501cm" fo:keep-together="auto"/>
    </style:style>
    <style:style style:name="Table86.A4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86.C4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86.E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6.G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6.I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6.A5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86.C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6.E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6.G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6.I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6.6" style:family="table-row">
      <style:table-row-properties style:row-height="4.001cm" fo:keep-together="auto"/>
    </style:style>
    <style:style style:name="Table86.A6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86.C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6.E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6.G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6.I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6.A7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6.C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6.E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6.G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6.I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9" style:family="table">
      <style:table-properties style:width="4.251cm" fo:margin-left="0cm" fo:margin-top="0cm" fo:margin-bottom="0cm" table:align="left" style:writing-mode="lr-tb"/>
    </style:style>
    <style:style style:name="Table79.A" style:family="table-column">
      <style:table-column-properties style:column-width="4.251cm"/>
    </style:style>
    <style:style style:name="Table79.1" style:family="table-row">
      <style:table-row-properties style:min-row-height="2.3cm" fo:keep-together="auto"/>
    </style:style>
    <style:style style:name="Table79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79.2" style:family="table-row">
      <style:table-row-properties fo:keep-together="auto"/>
    </style:style>
    <style:style style:name="Table79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80" style:family="table">
      <style:table-properties style:width="4.251cm" fo:margin-left="0cm" fo:margin-top="0cm" fo:margin-bottom="0cm" table:align="left" style:writing-mode="lr-tb"/>
    </style:style>
    <style:style style:name="Table80.A" style:family="table-column">
      <style:table-column-properties style:column-width="4.251cm"/>
    </style:style>
    <style:style style:name="Table80.1" style:family="table-row">
      <style:table-row-properties style:min-row-height="2.614cm" fo:keep-together="auto"/>
    </style:style>
    <style:style style:name="Table80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80.2" style:family="table-row">
      <style:table-row-properties fo:keep-together="auto"/>
    </style:style>
    <style:style style:name="Table80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1" style:family="table">
      <style:table-properties style:width="4.251cm" fo:margin-left="0cm" fo:margin-top="0cm" fo:margin-bottom="0cm" table:align="left" style:writing-mode="lr-tb"/>
    </style:style>
    <style:style style:name="Table81.A" style:family="table-column">
      <style:table-column-properties style:column-width="4.251cm"/>
    </style:style>
    <style:style style:name="Table81.1" style:family="table-row">
      <style:table-row-properties style:min-row-height="2.614cm" fo:keep-together="auto"/>
    </style:style>
    <style:style style:name="Table81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81.2" style:family="table-row">
      <style:table-row-properties fo:keep-together="auto"/>
    </style:style>
    <style:style style:name="Table81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2" style:family="table">
      <style:table-properties style:width="4.251cm" fo:margin-left="0cm" fo:margin-top="0cm" fo:margin-bottom="0cm" table:align="left" style:writing-mode="lr-tb"/>
    </style:style>
    <style:style style:name="Table82.A" style:family="table-column">
      <style:table-column-properties style:column-width="4.251cm"/>
    </style:style>
    <style:style style:name="Table82.1" style:family="table-row">
      <style:table-row-properties style:min-row-height="2.614cm" fo:keep-together="auto"/>
    </style:style>
    <style:style style:name="Table82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82.2" style:family="table-row">
      <style:table-row-properties fo:keep-together="auto"/>
    </style:style>
    <style:style style:name="Table82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3" style:family="table">
      <style:table-properties style:width="4.251cm" fo:margin-left="0cm" fo:margin-top="0cm" fo:margin-bottom="0cm" table:align="left" style:writing-mode="lr-tb"/>
    </style:style>
    <style:style style:name="Table83.A" style:family="table-column">
      <style:table-column-properties style:column-width="4.251cm"/>
    </style:style>
    <style:style style:name="Table83.1" style:family="table-row">
      <style:table-row-properties style:min-row-height="2.614cm" fo:keep-together="auto"/>
    </style:style>
    <style:style style:name="Table83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83.2" style:family="table-row">
      <style:table-row-properties fo:keep-together="auto"/>
    </style:style>
    <style:style style:name="Table83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4" style:family="table">
      <style:table-properties style:width="4.251cm" fo:margin-left="0cm" fo:margin-top="0cm" fo:margin-bottom="0cm" table:align="left" style:writing-mode="lr-tb"/>
    </style:style>
    <style:style style:name="Table84.A" style:family="table-column">
      <style:table-column-properties style:column-width="4.251cm"/>
    </style:style>
    <style:style style:name="Table84.1" style:family="table-row">
      <style:table-row-properties style:min-row-height="2.614cm" fo:keep-together="auto"/>
    </style:style>
    <style:style style:name="Table84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84.2" style:family="table-row">
      <style:table-row-properties fo:keep-together="auto"/>
    </style:style>
    <style:style style:name="Table84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5" style:family="table">
      <style:table-properties style:width="4.251cm" fo:margin-left="0cm" fo:margin-top="0cm" fo:margin-bottom="0cm" table:align="left" style:writing-mode="lr-tb"/>
    </style:style>
    <style:style style:name="Table85.A" style:family="table-column">
      <style:table-column-properties style:column-width="4.251cm"/>
    </style:style>
    <style:style style:name="Table85.1" style:family="table-row">
      <style:table-row-properties style:min-row-height="2.614cm" fo:keep-together="auto"/>
    </style:style>
    <style:style style:name="Table85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85.2" style:family="table-row">
      <style:table-row-properties fo:keep-together="auto"/>
    </style:style>
    <style:style style:name="Table85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95" style:family="table">
      <style:table-properties style:width="25.543cm" fo:margin-left="0.413cm" fo:margin-top="0cm" fo:margin-bottom="0cm" table:align="left" style:writing-mode="lr-tb"/>
    </style:style>
    <style:style style:name="Table95.A" style:family="table-column">
      <style:table-column-properties style:column-width="0.042cm"/>
    </style:style>
    <style:style style:name="Table95.B" style:family="table-column">
      <style:table-column-properties style:column-width="1.265cm"/>
    </style:style>
    <style:style style:name="Table95.C" style:family="table-column">
      <style:table-column-properties style:column-width="5.103cm"/>
    </style:style>
    <style:style style:name="Table95.D" style:family="table-column">
      <style:table-column-properties style:column-width="1.266cm"/>
    </style:style>
    <style:style style:name="Table95.E" style:family="table-column">
      <style:table-column-properties style:column-width="5.105cm"/>
    </style:style>
    <style:style style:name="Table95.G" style:family="table-column">
      <style:table-column-properties style:column-width="5.114cm"/>
    </style:style>
    <style:style style:name="Table95.I" style:family="table-column">
      <style:table-column-properties style:column-width="5.115cm"/>
    </style:style>
    <style:style style:name="Table95.1" style:family="table-row">
      <style:table-row-properties style:row-height="1.3cm" fo:keep-together="auto"/>
    </style:style>
    <style:style style:name="Table95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95.B1" style:family="table-cell">
      <style:table-cell-properties fo:background-color="#17365d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95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95.D1" style:family="table-cell">
      <style:table-cell-properties fo:background-color="#17365d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95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95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95.I1" style:family="table-cell">
      <style:table-cell-properties fo:background-color="#c6d9f1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95.2" style:family="table-row">
      <style:table-row-properties style:row-height="4.001cm" fo:keep-together="auto"/>
    </style:style>
    <style:style style:name="Table95.A2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95.B2" style:family="table-cell">
      <style:table-cell-properties fo:background-color="#17365d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95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95.D2" style:family="table-cell">
      <style:table-cell-properties fo:background-color="#17365d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95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95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95.I2" style:family="table-cell">
      <style:table-cell-properties fo:background-color="#c6d9f1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95.3" style:family="table-row">
      <style:table-row-properties style:row-height="3.501cm" fo:keep-together="auto"/>
    </style:style>
    <style:style style:name="Table95.A3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95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95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95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95.I3" style:family="table-cell">
      <style:table-cell-properties fo:background-color="#c6d9f1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95.A4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95.F4" style:family="table-cell">
      <style:table-cell-properties fo:background-color="#fbbb7b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95.G4" style:family="table-cell">
      <style:table-cell-properties fo:background-color="#fde9d9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95.5" style:family="table-row">
      <style:table-row-properties style:min-row-height="2cm" fo:keep-together="auto"/>
    </style:style>
    <style:style style:name="Table95.A5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95.F5" style:family="table-cell">
      <style:table-cell-properties fo:background-color="#fbbb7b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95.G5" style:family="table-cell">
      <style:table-cell-properties fo:background-color="#fde9d9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95.6" style:family="table-row">
      <style:table-row-properties style:row-height="2cm" fo:keep-together="auto"/>
    </style:style>
    <style:style style:name="Table95.A6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95.C6" style:family="table-cell">
      <style:table-cell-properties fo:background-color="#c6d9f1" fo:padding-left="0.3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95.A7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95.G7" style:family="table-cell">
      <style:table-cell-properties fo:background-color="#fde9d9" fo:padding-left="0.3cm" fo:padding-right="0.7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87" style:family="table">
      <style:table-properties style:width="4.251cm" fo:margin-left="0cm" fo:margin-top="0cm" fo:margin-bottom="0cm" table:align="left" style:writing-mode="lr-tb"/>
    </style:style>
    <style:style style:name="Table87.A" style:family="table-column">
      <style:table-column-properties style:column-width="4.251cm"/>
    </style:style>
    <style:style style:name="Table87.1" style:family="table-row">
      <style:table-row-properties style:min-row-height="2.614cm" fo:keep-together="auto"/>
    </style:style>
    <style:style style:name="Table87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87.2" style:family="table-row">
      <style:table-row-properties fo:keep-together="auto"/>
    </style:style>
    <style:style style:name="Table87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88" style:family="table">
      <style:table-properties style:width="4.251cm" fo:margin-left="0cm" fo:margin-top="0cm" fo:margin-bottom="0cm" table:align="left" style:writing-mode="lr-tb"/>
    </style:style>
    <style:style style:name="Table88.A" style:family="table-column">
      <style:table-column-properties style:column-width="4.251cm"/>
    </style:style>
    <style:style style:name="Table88.1" style:family="table-row">
      <style:table-row-properties style:min-row-height="2.614cm" fo:keep-together="auto"/>
    </style:style>
    <style:style style:name="Table88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88.2" style:family="table-row">
      <style:table-row-properties fo:keep-together="auto"/>
    </style:style>
    <style:style style:name="Table88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9" style:family="table">
      <style:table-properties style:width="4.251cm" fo:margin-left="0cm" fo:margin-top="0cm" fo:margin-bottom="0cm" table:align="left" style:writing-mode="lr-tb"/>
    </style:style>
    <style:style style:name="Table89.A" style:family="table-column">
      <style:table-column-properties style:column-width="4.251cm"/>
    </style:style>
    <style:style style:name="Table89.1" style:family="table-row">
      <style:table-row-properties style:min-row-height="2.614cm" fo:keep-together="auto"/>
    </style:style>
    <style:style style:name="Table89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89.2" style:family="table-row">
      <style:table-row-properties fo:keep-together="auto"/>
    </style:style>
    <style:style style:name="Table89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90" style:family="table">
      <style:table-properties style:width="4.251cm" fo:margin-left="0cm" fo:margin-top="0cm" fo:margin-bottom="0cm" table:align="left" style:writing-mode="lr-tb"/>
    </style:style>
    <style:style style:name="Table90.A" style:family="table-column">
      <style:table-column-properties style:column-width="4.251cm"/>
    </style:style>
    <style:style style:name="Table90.1" style:family="table-row">
      <style:table-row-properties style:min-row-height="2.614cm" fo:keep-together="auto"/>
    </style:style>
    <style:style style:name="Table90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90.2" style:family="table-row">
      <style:table-row-properties fo:keep-together="auto"/>
    </style:style>
    <style:style style:name="Table90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91" style:family="table">
      <style:table-properties style:width="4.251cm" fo:margin-left="0cm" fo:margin-top="0cm" fo:margin-bottom="0cm" table:align="left" style:writing-mode="lr-tb"/>
    </style:style>
    <style:style style:name="Table91.A" style:family="table-column">
      <style:table-column-properties style:column-width="4.251cm"/>
    </style:style>
    <style:style style:name="Table91.1" style:family="table-row">
      <style:table-row-properties style:min-row-height="2.614cm" fo:keep-together="auto"/>
    </style:style>
    <style:style style:name="Table91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91.2" style:family="table-row">
      <style:table-row-properties fo:keep-together="auto"/>
    </style:style>
    <style:style style:name="Table91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92" style:family="table">
      <style:table-properties style:width="4.251cm" fo:margin-left="0cm" fo:margin-top="0cm" fo:margin-bottom="0cm" table:align="left" style:writing-mode="lr-tb"/>
    </style:style>
    <style:style style:name="Table92.A" style:family="table-column">
      <style:table-column-properties style:column-width="4.251cm"/>
    </style:style>
    <style:style style:name="Table92.1" style:family="table-row">
      <style:table-row-properties style:min-row-height="2.614cm" fo:keep-together="auto"/>
    </style:style>
    <style:style style:name="Table92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92.2" style:family="table-row">
      <style:table-row-properties fo:keep-together="auto"/>
    </style:style>
    <style:style style:name="Table92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93" style:family="table">
      <style:table-properties style:width="4.251cm" fo:margin-left="0cm" fo:margin-top="0cm" fo:margin-bottom="0cm" table:align="left" style:writing-mode="lr-tb"/>
    </style:style>
    <style:style style:name="Table93.A" style:family="table-column">
      <style:table-column-properties style:column-width="4.251cm"/>
    </style:style>
    <style:style style:name="Table93.1" style:family="table-row">
      <style:table-row-properties style:min-row-height="1.856cm" fo:keep-together="auto"/>
    </style:style>
    <style:style style:name="Table93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93.2" style:family="table-row">
      <style:table-row-properties fo:keep-together="auto"/>
    </style:style>
    <style:style style:name="Table93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94" style:family="table">
      <style:table-properties style:width="4.251cm" fo:margin-left="0cm" fo:margin-top="0cm" fo:margin-bottom="0cm" table:align="left" style:writing-mode="lr-tb"/>
    </style:style>
    <style:style style:name="Table94.A" style:family="table-column">
      <style:table-column-properties style:column-width="4.251cm"/>
    </style:style>
    <style:style style:name="Table94.1" style:family="table-row">
      <style:table-row-properties style:min-row-height="1.856cm" fo:keep-together="auto"/>
    </style:style>
    <style:style style:name="Table94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94.2" style:family="table-row">
      <style:table-row-properties fo:keep-together="auto"/>
    </style:style>
    <style:style style:name="Table94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96" style:family="table">
      <style:table-properties style:width="26.853cm" fo:margin-left="0cm" fo:margin-top="0cm" fo:margin-bottom="0cm" table:align="left" style:writing-mode="lr-tb"/>
    </style:style>
    <style:style style:name="Table96.A" style:family="table-column">
      <style:table-column-properties style:column-width="0.829cm"/>
    </style:style>
    <style:style style:name="Table96.B" style:family="table-column">
      <style:table-column-properties style:column-width="5.973cm"/>
    </style:style>
    <style:style style:name="Table96.C" style:family="table-column">
      <style:table-column-properties style:column-width="0.397cm"/>
    </style:style>
    <style:style style:name="Table96.E" style:family="table-column">
      <style:table-column-properties style:column-width="0.416cm"/>
    </style:style>
    <style:style style:name="Table96.F" style:family="table-column">
      <style:table-column-properties style:column-width="5.974cm"/>
    </style:style>
    <style:style style:name="Table96.G" style:family="table-column">
      <style:table-column-properties style:column-width="0.344cm"/>
    </style:style>
    <style:style style:name="Table96.I" style:family="table-column">
      <style:table-column-properties style:column-width="0.975cm"/>
    </style:style>
    <style:style style:name="Table96.1" style:family="table-row">
      <style:table-row-properties style:row-height="8.881cm" fo:keep-together="auto"/>
    </style:style>
    <style:style style:name="Table96.A1" style:family="table-cell">
      <style:table-cell-properties fo:padding-left="0cm" fo:padding-right="0.009cm" fo:padding-top="0cm" fo:padding-bottom="0cm" fo:border-left="none" fo:border-right="0.5pt dashed #000000" fo:border-top="0.5pt dashed #000000" fo:border-bottom="0.5pt dashed #000000" style:writing-mode="lr-tb"/>
    </style:style>
    <style:style style:name="Table96.B1" style:family="table-cell">
      <style:table-cell-properties fo:padding-left="0cm" fo:padding-right="0.199cm" fo:padding-top="0.3cm" fo:padding-bottom="0cm" fo:border="0.5pt dashed #000000" style:writing-mode="tb-rl"/>
    </style:style>
    <style:style style:name="Table96.C1" style:family="table-cell">
      <style:table-cell-properties fo:padding-left="0cm" fo:padding-right="0.199cm" fo:padding-top="0cm" fo:padding-bottom="0cm" fo:border="0.5pt dashed #000000" style:writing-mode="tb-rl"/>
    </style:style>
    <style:style style:name="Table96.D1" style:family="table-cell">
      <style:table-cell-properties fo:padding-left="0cm" fo:padding-right="0.501cm" fo:padding-top="0cm" fo:padding-bottom="0cm" fo:border="0.5pt dashed #000000" style:writing-mode="lr-tb"/>
    </style:style>
    <style:style style:name="Table96.I1" style:family="table-cell">
      <style:table-cell-properties fo:padding-left="0cm" fo:padding-right="0.009cm" fo:padding-top="0cm" fo:padding-bottom="0cm" fo:border-left="0.5pt dashed #000000" fo:border-right="none" fo:border-top="0.5pt dashed #000000" fo:border-bottom="0.5pt dashed #000000" style:writing-mode="lr-tb"/>
    </style:style>
    <style:style style:name="Table96.2" style:family="table-row">
      <style:table-row-properties style:row-height="0.101cm" fo:keep-together="auto"/>
    </style:style>
    <style:style style:name="Table97" style:family="table">
      <style:table-properties style:width="26.353cm" fo:margin-left="-0.191cm" fo:margin-top="0cm" fo:margin-bottom="0cm" table:align="left" style:writing-mode="lr-tb"/>
    </style:style>
    <style:style style:name="Table97.A" style:family="table-column">
      <style:table-column-properties style:column-width="3.351cm"/>
    </style:style>
    <style:style style:name="Table97.B" style:family="table-column">
      <style:table-column-properties style:column-width="4.501cm"/>
    </style:style>
    <style:style style:name="Table97.C" style:family="table-column">
      <style:table-column-properties style:column-width="18.5cm"/>
    </style:style>
    <style:style style:name="Table97.1" style:family="table-row">
      <style:table-row-properties fo:keep-together="auto"/>
    </style:style>
    <style:style style:name="Table97.A1" style:family="table-cell">
      <style:table-cell-properties fo:background-color="#17365d" fo:padding-left="0.101cm" fo:padding-right="0.101cm" fo:padding-top="0cm" fo:padding-bottom="0cm" fo:border="0.5pt solid #000000" style:writing-mode="lr-tb">
        <style:background-image/>
      </style:table-cell-properties>
    </style:style>
    <style:style style:name="Table97.A2" style:family="table-cell">
      <style:table-cell-properties fo:padding="0.101cm" fo:border="0.5pt solid #000000" style:writing-mode="lr-tb"/>
    </style:style>
    <style:style style:name="Table97.B2" style:family="table-cell">
      <style:table-cell-properties fo:padding="0.101cm" fo:border="0.5pt solid #000000" style:writing-mode="lr-tb"/>
    </style:style>
    <style:style style:name="Table97.C2" style:family="table-cell">
      <style:table-cell-properties fo:padding="0.101cm" fo:border="0.5pt solid #000000" style:writing-mode="lr-tb"/>
    </style:style>
    <style:style style:name="Table97.A3" style:family="table-cell">
      <style:table-cell-properties fo:padding="0.101cm" fo:border="0.5pt solid #000000" style:writing-mode="lr-tb"/>
    </style:style>
    <style:style style:name="Table97.B3" style:family="table-cell">
      <style:table-cell-properties fo:padding="0.101cm" fo:border="0.5pt solid #000000" style:writing-mode="lr-tb"/>
    </style:style>
    <style:style style:name="Table97.C3" style:family="table-cell">
      <style:table-cell-properties fo:padding="0.101cm" fo:border="0.5pt solid #000000" style:writing-mode="lr-tb"/>
    </style:style>
    <style:style style:name="Table97.A4" style:family="table-cell">
      <style:table-cell-properties fo:padding="0.101cm" fo:border="0.5pt solid #000000" style:writing-mode="lr-tb"/>
    </style:style>
    <style:style style:name="Table97.B4" style:family="table-cell">
      <style:table-cell-properties fo:padding="0.101cm" fo:border="0.5pt solid #000000" style:writing-mode="lr-tb"/>
    </style:style>
    <style:style style:name="Table97.C4" style:family="table-cell">
      <style:table-cell-properties fo:padding="0.101cm" fo:border="0.5pt solid #000000" style:writing-mode="lr-tb"/>
    </style:style>
    <style:style style:name="Table97.A5" style:family="table-cell">
      <style:table-cell-properties fo:padding="0.101cm" fo:border="0.5pt solid #000000" style:writing-mode="lr-tb"/>
    </style:style>
    <style:style style:name="Table97.B5" style:family="table-cell">
      <style:table-cell-properties fo:padding="0.101cm" fo:border="0.5pt solid #000000" style:writing-mode="lr-tb"/>
    </style:style>
    <style:style style:name="Table97.C5" style:family="table-cell">
      <style:table-cell-properties fo:padding="0.101cm" fo:border="0.5pt solid #000000" style:writing-mode="lr-tb"/>
    </style:style>
    <style:style style:name="Table97.A6" style:family="table-cell">
      <style:table-cell-properties fo:padding="0.101cm" fo:border="0.5pt solid #000000" style:writing-mode="lr-tb"/>
    </style:style>
    <style:style style:name="Table97.B6" style:family="table-cell">
      <style:table-cell-properties fo:padding="0.101cm" fo:border="0.5pt solid #000000" style:writing-mode="lr-tb"/>
    </style:style>
    <style:style style:name="Table97.C6" style:family="table-cell">
      <style:table-cell-properties fo:padding="0.101cm" fo:border="0.5pt solid #000000" style:writing-mode="lr-tb"/>
    </style:style>
    <style:style style:name="Table97.A7" style:family="table-cell">
      <style:table-cell-properties fo:padding="0.101cm" fo:border="0.5pt solid #000000" style:writing-mode="lr-tb"/>
    </style:style>
    <style:style style:name="Table97.B7" style:family="table-cell">
      <style:table-cell-properties fo:padding="0.101cm" fo:border="0.5pt solid #000000" style:writing-mode="lr-tb"/>
    </style:style>
    <style:style style:name="Table97.C7" style:family="table-cell">
      <style:table-cell-properties fo:padding="0.101cm" fo:border="0.5pt solid #000000" style:writing-mode="lr-tb"/>
    </style:style>
    <style:style style:name="Table97.A8" style:family="table-cell">
      <style:table-cell-properties fo:padding="0.101cm" fo:border="0.5pt solid #000000" style:writing-mode="lr-tb"/>
    </style:style>
    <style:style style:name="Table97.B8" style:family="table-cell">
      <style:table-cell-properties fo:padding="0.101cm" fo:border="0.5pt solid #000000" style:writing-mode="lr-tb"/>
    </style:style>
    <style:style style:name="Table97.C8" style:family="table-cell">
      <style:table-cell-properties fo:padding="0.101cm" fo:border="0.5pt solid #000000" style:writing-mode="lr-tb"/>
    </style:style>
    <style:style style:name="Table97.A9" style:family="table-cell">
      <style:table-cell-properties fo:padding="0.101cm" fo:border="0.5pt solid #000000" style:writing-mode="lr-tb"/>
    </style:style>
    <style:style style:name="Table97.B9" style:family="table-cell">
      <style:table-cell-properties fo:padding="0.101cm" fo:border="0.5pt solid #000000" style:writing-mode="lr-tb"/>
    </style:style>
    <style:style style:name="Table97.C9" style:family="table-cell">
      <style:table-cell-properties fo:padding="0.101cm" fo:border="0.5pt solid #000000" style:writing-mode="lr-tb"/>
    </style:style>
    <style:style style:name="Table97.A10" style:family="table-cell">
      <style:table-cell-properties fo:padding="0.101cm" fo:border="0.5pt solid #000000" style:writing-mode="lr-tb"/>
    </style:style>
    <style:style style:name="Table97.B10" style:family="table-cell">
      <style:table-cell-properties fo:padding="0.101cm" fo:border="0.5pt solid #000000" style:writing-mode="lr-tb"/>
    </style:style>
    <style:style style:name="Table97.C10" style:family="table-cell">
      <style:table-cell-properties fo:padding="0.101cm" fo:border="0.5pt solid #000000" style:writing-mode="lr-tb"/>
    </style:style>
    <style:style style:name="Table97.A11" style:family="table-cell">
      <style:table-cell-properties fo:padding="0.101cm" fo:border="0.5pt solid #000000" style:writing-mode="lr-tb"/>
    </style:style>
    <style:style style:name="Table97.B11" style:family="table-cell">
      <style:table-cell-properties fo:padding="0.101cm" fo:border="0.5pt solid #000000" style:writing-mode="lr-tb"/>
    </style:style>
    <style:style style:name="Table97.C11" style:family="table-cell">
      <style:table-cell-properties fo:padding="0.101cm" fo:border="0.5pt solid #000000" style:writing-mode="lr-tb"/>
    </style:style>
    <style:style style:name="Table97.A12" style:family="table-cell">
      <style:table-cell-properties fo:padding="0.101cm" fo:border="0.5pt solid #000000" style:writing-mode="lr-tb"/>
    </style:style>
    <style:style style:name="Table97.B12" style:family="table-cell">
      <style:table-cell-properties fo:padding="0.101cm" fo:border="0.5pt solid #000000" style:writing-mode="lr-tb"/>
    </style:style>
    <style:style style:name="Table97.C12" style:family="table-cell">
      <style:table-cell-properties fo:padding="0.101cm" fo:border="0.5pt solid #000000" style:writing-mode="lr-tb"/>
    </style:style>
    <style:style style:name="Table97.A13" style:family="table-cell">
      <style:table-cell-properties fo:padding="0.101cm" fo:border="0.5pt solid #000000" style:writing-mode="lr-tb"/>
    </style:style>
    <style:style style:name="Table97.B13" style:family="table-cell">
      <style:table-cell-properties fo:padding="0.101cm" fo:border="0.5pt solid #000000" style:writing-mode="lr-tb"/>
    </style:style>
    <style:style style:name="Table97.C13" style:family="table-cell">
      <style:table-cell-properties fo:padding="0.101cm" fo:border="0.5pt solid #000000" style:writing-mode="lr-tb"/>
    </style:style>
    <style:style style:name="Table97.A14" style:family="table-cell">
      <style:table-cell-properties fo:padding="0.101cm" fo:border="0.5pt solid #000000" style:writing-mode="lr-tb"/>
    </style:style>
    <style:style style:name="Table97.B14" style:family="table-cell">
      <style:table-cell-properties fo:padding="0.101cm" fo:border="0.5pt solid #000000" style:writing-mode="lr-tb"/>
    </style:style>
    <style:style style:name="Table97.C14" style:family="table-cell">
      <style:table-cell-properties fo:padding="0.101cm" fo:border="0.5pt solid #000000" style:writing-mode="lr-tb"/>
    </style:style>
    <style:style style:name="Table97.A15" style:family="table-cell">
      <style:table-cell-properties fo:padding="0.101cm" fo:border="0.5pt solid #000000" style:writing-mode="lr-tb"/>
    </style:style>
    <style:style style:name="Table97.B15" style:family="table-cell">
      <style:table-cell-properties fo:padding="0.101cm" fo:border="0.5pt solid #000000" style:writing-mode="lr-tb"/>
    </style:style>
    <style:style style:name="Table97.C15" style:family="table-cell">
      <style:table-cell-properties fo:padding="0.101cm" fo:border="0.5pt solid #000000" style:writing-mode="lr-tb"/>
    </style:style>
    <style:style style:name="Table97.A16" style:family="table-cell">
      <style:table-cell-properties fo:padding="0.101cm" fo:border="0.5pt solid #000000" style:writing-mode="lr-tb"/>
    </style:style>
    <style:style style:name="Table97.B16" style:family="table-cell">
      <style:table-cell-properties fo:padding="0.101cm" fo:border="0.5pt solid #000000" style:writing-mode="lr-tb"/>
    </style:style>
    <style:style style:name="Table97.C16" style:family="table-cell">
      <style:table-cell-properties fo:padding="0.101cm" fo:border="0.5pt solid #000000" style:writing-mode="lr-tb"/>
    </style:style>
    <style:style style:name="Table97.A17" style:family="table-cell">
      <style:table-cell-properties fo:padding="0.101cm" fo:border="0.5pt solid #000000" style:writing-mode="lr-tb"/>
    </style:style>
    <style:style style:name="Table97.B17" style:family="table-cell">
      <style:table-cell-properties fo:padding="0.101cm" fo:border="0.5pt solid #000000" style:writing-mode="lr-tb"/>
    </style:style>
    <style:style style:name="Table97.C17" style:family="table-cell">
      <style:table-cell-properties fo:padding="0.101cm" fo:border="0.5pt solid #000000" style:writing-mode="lr-tb"/>
    </style:style>
    <style:style style:name="Table97.A18" style:family="table-cell">
      <style:table-cell-properties fo:padding="0.101cm" fo:border="0.5pt solid #000000" style:writing-mode="lr-tb"/>
    </style:style>
    <style:style style:name="Table97.B18" style:family="table-cell">
      <style:table-cell-properties fo:padding="0.101cm" fo:border="0.5pt solid #000000" style:writing-mode="lr-tb"/>
    </style:style>
    <style:style style:name="Table97.C18" style:family="table-cell">
      <style:table-cell-properties fo:padding="0.101cm" fo:border="0.5pt solid #000000" style:writing-mode="lr-tb"/>
    </style:style>
    <style:style style:name="Table97.A19" style:family="table-cell">
      <style:table-cell-properties fo:padding="0.101cm" fo:border="0.5pt solid #000000" style:writing-mode="lr-tb"/>
    </style:style>
    <style:style style:name="Table97.B19" style:family="table-cell">
      <style:table-cell-properties fo:padding="0.101cm" fo:border="0.5pt solid #000000" style:writing-mode="lr-tb"/>
    </style:style>
    <style:style style:name="Table97.C19" style:family="table-cell">
      <style:table-cell-properties fo:padding="0.101cm" fo:border="0.5pt solid #000000" style:writing-mode="lr-tb"/>
    </style:style>
    <style:style style:name="Table100" style:family="table">
      <style:table-properties style:width="27.083cm" fo:margin-left="-0.191cm" fo:margin-top="0cm" fo:margin-bottom="0cm" table:align="left" style:writing-mode="lr-tb"/>
    </style:style>
    <style:style style:name="Table100.A" style:family="table-column">
      <style:table-column-properties style:column-width="14.071cm"/>
    </style:style>
    <style:style style:name="Table100.B" style:family="table-column">
      <style:table-column-properties style:column-width="13.012cm"/>
    </style:style>
    <style:style style:name="Table100.1" style:family="table-row">
      <style:table-row-properties fo:keep-together="auto"/>
    </style:style>
    <style:style style:name="Table100.A1" style:family="table-cell">
      <style:table-cell-properties fo:padding-left="0.191cm" fo:padding-right="0.191cm" fo:padding-top="0cm" fo:padding-bottom="0cm" fo:border="none" style:writing-mode="lr-tb"/>
    </style:style>
    <style:style style:name="Table98" style:family="table">
      <style:table-properties style:rel-width="100%" fo:margin-left="0cm" fo:margin-top="0cm" fo:margin-bottom="0cm" table:align="left" style:writing-mode="lr-tb"/>
    </style:style>
    <style:style style:name="Table98.A" style:family="table-column">
      <style:table-column-properties style:rel-column-width="21849*"/>
    </style:style>
    <style:style style:name="Table98.B" style:family="table-column">
      <style:table-column-properties style:rel-column-width="21843*"/>
    </style:style>
    <style:style style:name="Table98.1" style:family="table-row">
      <style:table-row-properties fo:keep-together="auto"/>
    </style:style>
    <style:style style:name="Table98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style:font-name="Garamond" fo:font-size="10pt" style:font-size-asian="10pt" style:font-size-complex="10pt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">
      <style:paragraph-properties fo:margin-left="1.27cm" fo:margin-right="1cm" fo:margin-top="0cm" fo:margin-bottom="0cm" style:contextual-spacing="false" fo:text-align="justify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Standard">
      <style:paragraph-properties fo:margin-top="0.212cm" fo:margin-bottom="0.035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Standard">
      <style:paragraph-properties fo:margin-top="0cm" fo:margin-bottom="0.212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9pt" fo:language="en" fo:country="GB" style:letter-kerning="false" style:font-name-asian="ＭＳ 明朝" style:font-size-asian="9pt" style:language-asian="en" style:country-asian="US" style:font-name-complex="F" style:font-size-complex="9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C-Head-Top">
      <style:paragraph-properties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pb" style:family="paragraph" style:parent-style-name="C-Head-Top">
      <style:paragraph-properties fo:break-before="page"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List_20_Paragraph" style:list-style-name="WWNum2">
      <style:paragraph-properties fo:margin-top="0cm" fo:margin-bottom="0.212cm" style:contextual-spacing="tru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List_20_Paragraph" style:list-style-name="WWNum1">
      <style:paragraph-properties fo:margin-top="0cm" fo:margin-bottom="0.212cm" style:contextual-spacing="tru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List_20_Paragraph" style:list-style-name="WWNum3">
      <style:paragraph-properties fo:margin-top="0cm" fo:margin-bottom="0.212cm" style:contextual-spacing="tru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C-Head-Top">
      <style:paragraph-properties fo:margin-left="1.27cm"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C-Head-Middle">
      <style:paragraph-properties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pb" style:family="paragraph" style:parent-style-name="C-Head-Middle">
      <style:paragraph-properties fo:break-before="pag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Standard">
      <style:paragraph-properties fo:margin-left="1.27cm"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12.811cm" style:type="right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2" style:family="paragraph" style:parent-style-name="Standard">
      <style:paragraph-properties fo:margin-top="0cm" fo:margin-bottom="0.212cm" style:contextual-spacing="false" fo:text-align="end" style:justify-single-word="false" fo:orphans="2" fo:widows="2" fo:hyphenation-ladder-count="no-limit" fo:hyphenation-keep="auto" loext:hyphenation-keep-type="column" loext:hyphenation-keep-line="false">
        <style:tab-stops>
          <style:tab-stop style:position="12.811cm" style:type="right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fo:font-style="italic" style:letter-kerning="false" style:font-name-asian="ＭＳ 明朝" style:font-size-asian="10pt" style:language-asian="en" style:country-asian="US" style:font-style-asian="italic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etter-spacing="-0.012cm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Standard">
      <style:paragraph-properties fo:margin-left="0.199cm" fo:margin-right="0.199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7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bfbfbf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>
          <loext:transformation loext:type="shade" loext:value="2509"/>
        </loext:char-complex-color>
      </style:text-properties>
    </style:style>
    <style:style style:name="P28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color="#7f7f7f" loext:opacity="100%" style:font-name="Garamond" fo:font-size="10pt" fo:language="en" fo:country="GB" fo:font-style="italic" style:letter-kerning="false" style:font-name-asian="ＭＳ 明朝" style:font-size-asian="10pt" style:language-asian="en" style:country-asian="US" style:font-style-asian="italic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dark1" loext:color-type="theme">
          <loext:transformation loext:type="tint" loext:value="4980"/>
        </loext:char-complex-color>
      </style:text-properties>
    </style:style>
    <style:style style:name="P29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8pt" fo:language="en" fo:country="GB" style:letter-kerning="false" style:font-name-asian="ＭＳ 明朝" style:font-size-asian="8pt" style:language-asian="en" style:country-asian="US" style:font-name-complex="F" style:font-size-complex="8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0" style:family="paragraph" style:parent-style-name="Standard">
      <style:paragraph-properties fo:margin-top="0cm" fo:margin-bottom="0cm" style:contextual-spacing="false" fo:break-before="page"/>
      <style:text-properties style:font-name="Garamond" fo:font-size="10pt" style:font-size-asian="10pt" style:font-size-complex="10pt"/>
    </style:style>
    <style:style style:name="P31" style:family="paragraph" style:parent-style-name="Standard">
      <style:paragraph-properties fo:margin-left="0.199cm" fo:margin-right="0.199cm" fo:margin-top="0cm" fo:margin-bottom="0cm" style:contextual-spacing="false" fo:text-align="justify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2" style:family="paragraph" style:parent-style-name="Standard">
      <style:text-properties style:font-name="Garamond" fo:font-size="8pt" style:font-size-asian="8pt" style:font-size-complex="8pt"/>
    </style:style>
    <style:style style:name="P33" style:family="paragraph" style:parent-style-name="Standard">
      <style:paragraph-properties fo:margin-left="0.199cm" fo:margin-right="0.199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34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95b3d7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accent1" loext:color-type="theme">
          <loext:transformation loext:type="tint" loext:value="4000"/>
        </loext:char-complex-color>
      </style:text-properties>
    </style:style>
    <style:style style:name="P35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8pt" fo:language="nb" fo:country="NO" style:letter-kerning="false" style:font-name-asian="ＭＳ 明朝" style:font-size-asian="8pt" style:language-asian="en" style:country-asian="US" style:font-name-complex="F" style:font-size-complex="8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6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color="#7f7f7f" loext:opacity="100%" style:font-name="Garamond"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style:font-style-complex="italic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dark1" loext:color-type="theme">
          <loext:transformation loext:type="tint" loext:value="4980"/>
        </loext:char-complex-color>
      </style:text-properties>
    </style:style>
    <style:style style:name="P37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1.774cm" style:type="center"/>
        </style:tab-stops>
      </style:paragraph-properties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8" style:family="paragraph" style:parent-style-name="Standard">
      <style:text-properties style:font-name="Garamond" fo:font-size="10pt" fo:font-weight="bold" style:font-size-asian="10pt" style:font-weight-asian="bold" style:font-size-complex="10pt"/>
    </style:style>
    <style:style style:name="P39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c2d69b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accent3" loext:color-type="theme">
          <loext:transformation loext:type="tint" loext:value="4000"/>
        </loext:char-complex-color>
      </style:text-properties>
    </style:style>
    <style:style style:name="P40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8pt" fo:language="en" fo:country="GB" style:letter-kerning="false" style:font-name-asian="ＭＳ 明朝" style:font-size-asian="8pt" style:language-asian="en" style:country-asian="US" style:font-name-complex="F" style:font-size-complex="8pt" style:language-complex="ar" style:country-complex="SA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1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0.93cm"/>
        </style:tab-stops>
      </style:paragraph-properties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2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US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3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e0de92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4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b2a1c7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accent4" loext:color-type="theme">
          <loext:transformation loext:type="tint" loext:value="4000"/>
        </loext:char-complex-color>
      </style:text-properties>
    </style:style>
    <style:style style:name="P45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0.884cm"/>
        </style:tab-stops>
      </style:paragraph-properties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6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17365d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dark2" loext:color-type="theme">
          <loext:transformation loext:type="shade" loext:value="2509"/>
        </loext:char-complex-color>
      </style:text-properties>
    </style:style>
    <style:style style:name="P47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17365d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dark2" loext:color-type="theme">
          <loext:transformation loext:type="shade" loext:value="2509"/>
        </loext:char-complex-color>
      </style:text-properties>
    </style:style>
    <style:style style:name="P48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49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font-variant="small-caps"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50" style:family="paragraph" style:parent-style-name="Standard">
      <style:paragraph-properties fo:margin-left="0.199cm" fo:margin-right="0.199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font-variant="small-caps"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51" style:family="paragraph" style:parent-style-name="Standard">
      <style:paragraph-properties fo:margin-top="0cm" fo:margin-bottom="0cm" style:contextual-spacing="false" fo:break-before="page"/>
    </style:style>
    <style:style style:name="P52" style:family="paragraph" style:parent-style-name="C-Head-Top">
      <style:paragraph-properties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3" style:family="paragraph" style:parent-style-name="C-Head-Top" style:list-style-name="WWNum4">
      <style:paragraph-properties fo:margin-left="1.259cm" fo:margin-top="0cm" fo:margin-bottom="0.071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4" style:family="paragraph" style:parent-style-name="C-Head-Top" style:list-style-name="WWNum4">
      <style:paragraph-properties fo:margin-left="0.93cm" fo:margin-top="0cm" fo:margin-bottom="0.071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5" style:family="paragraph" style:parent-style-name="C-Head-Top" style:list-style-name="WWNum4">
      <style:paragraph-properties fo:margin-left="0.871cm"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6" style:family="paragraph" style:parent-style-name="C-Head-Top">
      <style:paragraph-properties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font-size="10pt" fo:language="en" fo:country="GB" fo:font-weight="normal" style:letter-kerning="false" style:font-name-asian="ＭＳ 明朝" style:font-size-asian="10pt" style:language-asian="en" style:country-asian="US" style:font-weight-asian="normal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7" style:family="paragraph" style:parent-style-name="C-Head-Middle" style:list-style-name="WWNum6">
      <style:paragraph-properties fo:margin-left="1.259cm"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8" style:family="paragraph" style:parent-style-name="C-Head-Middle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style:font-name="Garamond" fo:font-size="10pt" style:font-size-asian="10pt" style:font-size-complex="10pt"/>
    </style:style>
    <style:style style:name="T2" style:family="text">
      <style:text-properties fo:color="#000090" loext:opacity="100%" style:font-name="Garamond" fo:font-size="36pt" fo:font-weight="bold" style:font-size-asian="36pt" style:font-weight-asian="bold" style:font-size-complex="36pt"/>
    </style:style>
    <style:style style:name="T3" style:family="text">
      <style:text-properties fo:color="#000090" loext:opacity="100%" style:font-name="Garamond" fo:font-size="36pt" fo:letter-spacing="0.035cm" fo:font-weight="bold" style:font-size-asian="36pt" style:font-weight-asian="bold" style:font-size-complex="36pt" style:font-weight-complex="bold"/>
    </style:style>
    <style:style style:name="T4" style:family="text">
      <style:text-properties fo:color="#000090" loext:opacity="100%" style:font-name="Garamond" fo:font-size="16pt" fo:font-weight="bold" style:font-size-asian="16pt" style:font-weight-asian="bold" style:font-size-complex="16pt"/>
    </style:style>
    <style:style style:name="T5" style:family="text">
      <style:text-properties fo:color="#4f81bd" loext:opacity="100%" style:font-name="Garamond" fo:font-size="9pt" fo:font-weight="bold" style:font-family-asian="'ＭＳ ゴシック'" style:font-family-generic-asian="system" style:font-pitch-asian="variable" style:font-size-asian="9pt" style:font-weight-asian="bold" style:font-name-complex="F" style:font-size-complex="9pt" style:font-weight-complex="bold">
        <loext:char-complex-color loext:theme-type="accent1" loext:color-type="theme"/>
      </style:text-properties>
    </style:style>
    <style:style style:name="T6" style:family="text">
      <style:text-properties style:font-name="Garamond" fo:font-size="9pt" style:font-size-asian="9pt" style:font-size-complex="9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style:font-name="Garamond" fo:font-size="10pt" fo:font-style="italic" style:font-size-asian="10pt" style:font-style-asian="italic" style:font-size-complex="10pt"/>
    </style:style>
    <style:style style:name="T9" style:family="text">
      <style:text-properties style:font-name="Garamond" fo:font-size="10pt" fo:letter-spacing="-0.011cm" style:font-size-asian="10pt" style:font-size-complex="10pt"/>
    </style:style>
    <style:style style:name="T10" style:family="text">
      <style:text-properties style:font-name="Garamond" style:font-size-complex="10pt"/>
    </style:style>
    <style:style style:name="T11" style:family="text">
      <style:text-properties fo:font-size="10pt" fo:font-weight="normal" style:font-size-asian="10pt" style:font-weight-asian="normal" style:font-size-complex="10pt" style:font-weight-complex="bold"/>
    </style:style>
    <style:style style:name="T12" style:family="text">
      <style:text-properties fo:color="#ffffff" loext:opacity="100%" style:font-name="Garamond" fo:font-size="10pt" style:font-size-asian="10pt" style:font-size-complex="10pt">
        <loext:char-complex-color loext:theme-type="light1" loext:color-type="theme"/>
      </style:text-properties>
    </style:style>
    <style:style style:name="T13" style:family="text">
      <style:text-properties style:font-name="Garamond" fo:font-size="11pt" fo:font-style="italic" fo:font-weight="bold" style:font-size-asian="11pt" style:font-style-asian="italic" style:font-weight-asian="bold" style:font-size-complex="11pt" style:font-weight-complex="bold"/>
    </style:style>
    <style:style style:name="T14" style:family="text">
      <style:text-properties style:font-name="Garamond" fo:font-size="10pt" fo:letter-spacing="-0.012cm" style:font-size-asian="10pt" style:font-size-complex="10pt"/>
    </style:style>
    <style:style style:name="T15" style:family="text">
      <style:text-properties fo:font-size="10pt" fo:letter-spacing="-0.007cm" style:font-size-asian="10pt" style:font-size-complex="10pt"/>
    </style:style>
    <style:style style:name="T16" style:family="text">
      <style:text-properties fo:font-variant="small-caps" fo:color="#ffffff" loext:opacity="100%" style:font-name="Garamond" fo:font-size="14pt" fo:font-weight="bold" style:font-size-asian="14pt" style:font-weight-asian="bold" style:font-size-complex="14pt">
        <loext:char-complex-color loext:theme-type="light1" loext:color-type="theme"/>
      </style:text-properties>
    </style:style>
    <style:style style:name="T17" style:family="text">
      <style:text-properties fo:color="#929292" loext:opacity="100%" style:font-name="Garamond" fo:font-size="24pt" fo:font-weight="bold" style:font-size-asian="24pt" style:font-weight-asian="bold" style:font-size-complex="24pt"/>
    </style:style>
    <style:style style:name="T18" style:family="text">
      <style:text-properties fo:color="#ffffff" loext:opacity="100%" style:font-name="Garamond" fo:font-size="10pt" fo:font-weight="bold" style:font-size-asian="10pt" style:font-weight-asian="bold" style:font-size-complex="10pt">
        <loext:char-complex-color loext:theme-type="light1" loext:color-type="theme"/>
      </style:text-properties>
    </style:style>
    <style:style style:name="T19" style:family="text">
      <style:text-properties fo:font-variant="small-caps" fo:color="#ffffff" loext:opacity="100%" style:font-name="Garamond" fo:font-size="10pt" fo:font-weight="bold" style:font-size-asian="10pt" style:font-weight-asian="bold" style:font-size-complex="10pt">
        <loext:char-complex-color loext:theme-type="light1" loext:color-type="theme"/>
      </style:text-properties>
    </style:style>
    <style:style style:name="T20" style:family="text">
      <style:text-properties fo:color="#bfbfbf" loext:opacity="100%" style:font-name="Garamond" fo:font-size="24pt" fo:font-weight="bold" style:font-size-asian="24pt" style:font-weight-asian="bold" style:font-size-complex="24pt">
        <loext:char-complex-color loext:theme-type="light1" loext:color-type="theme">
          <loext:transformation loext:type="shade" loext:value="2509"/>
        </loext:char-complex-color>
      </style:text-properties>
    </style:style>
    <style:style style:name="T21" style:family="text">
      <style:text-properties style:font-name="Garamond" fo:font-size="8pt" style:font-size-asian="8pt" style:font-size-complex="8pt"/>
    </style:style>
    <style:style style:name="T22" style:family="text">
      <style:text-properties fo:color="#404040" loext:opacity="100%" style:font-name="Garamond" fo:font-size="8pt" style:font-size-asian="8pt" style:font-size-complex="8pt">
        <loext:char-complex-color loext:theme-type="dark1" loext:color-type="theme">
          <loext:transformation loext:type="tint" loext:value="2509"/>
        </loext:char-complex-color>
      </style:text-properties>
    </style:style>
    <style:style style:name="T23" style:family="text">
      <style:text-properties fo:color="#7f7f7f" loext:opacity="100%" style:font-name="Garamond" fo:font-size="10pt" fo:font-style="italic" style:font-size-asian="10pt" style:font-style-asian="italic" style:font-size-complex="10pt">
        <loext:char-complex-color loext:theme-type="dark1" loext:color-type="theme">
          <loext:transformation loext:type="tint" loext:value="4980"/>
        </loext:char-complex-color>
      </style:text-properties>
    </style:style>
    <style:style style:name="T24" style:family="text">
      <style:text-properties fo:color="#7f7f7f" loext:opacity="100%" style:font-name="Garamond" fo:font-size="8pt" fo:font-style="italic" style:font-size-asian="8pt" style:font-style-asian="italic" style:font-size-complex="8pt">
        <loext:char-complex-color loext:theme-type="dark1" loext:color-type="theme">
          <loext:transformation loext:type="tint" loext:value="4980"/>
        </loext:char-complex-color>
      </style:text-properties>
    </style:style>
    <style:style style:name="T25" style:family="text">
      <style:text-properties fo:color="#595959" loext:opacity="100%" style:font-name="Garamond" fo:font-size="6pt" style:font-size-asian="6pt" style:font-size-complex="6pt">
        <loext:char-complex-color loext:theme-type="dark1" loext:color-type="theme">
          <loext:transformation loext:type="tint" loext:value="3490"/>
        </loext:char-complex-color>
      </style:text-properties>
    </style:style>
    <style:style style:name="T26" style:family="text">
      <style:text-properties fo:color="#7f7f7f" loext:opacity="100%" style:font-name="Garamond" fo:font-size="4pt" style:font-size-asian="4pt" style:font-size-complex="4pt">
        <loext:char-complex-color loext:theme-type="dark1" loext:color-type="theme">
          <loext:transformation loext:type="tint" loext:value="4980"/>
        </loext:char-complex-color>
      </style:text-properties>
    </style:style>
    <style:style style:name="T27" style:family="text">
      <style:text-properties fo:color="#7f7f7f" loext:opacity="100%" style:font-name="Garamond" fo:font-size="4pt" style:font-size-asian="4pt" style:font-size-complex="4pt"/>
    </style:style>
    <style:style style:name="T28" style:family="text">
      <style:text-properties fo:color="#ffffff" loext:opacity="100%" style:font-name="Garamond" fo:font-size="24pt" fo:font-weight="bold" style:font-size-asian="24pt" style:font-weight-asian="bold" style:font-size-complex="24pt">
        <loext:char-complex-color loext:theme-type="light1" loext:color-type="theme"/>
      </style:text-properties>
    </style:style>
    <style:style style:name="T29" style:family="text">
      <style:text-properties fo:color="#95b3d7" loext:opacity="100%" style:font-name="Garamond" fo:font-size="24pt" fo:font-weight="bold" style:font-size-asian="24pt" style:font-weight-asian="bold" style:font-size-complex="24pt">
        <loext:char-complex-color loext:theme-type="accent1" loext:color-type="theme">
          <loext:transformation loext:type="tint" loext:value="4000"/>
        </loext:char-complex-color>
      </style:text-properties>
    </style:style>
    <style:style style:name="T30" style:family="text">
      <style:text-properties fo:color="#404040" loext:opacity="100%" style:font-name="Garamond" fo:font-size="10pt" style:font-size-asian="10pt" style:font-size-complex="10pt">
        <loext:char-complex-color loext:theme-type="dark1" loext:color-type="theme">
          <loext:transformation loext:type="tint" loext:value="2509"/>
        </loext:char-complex-color>
      </style:text-properties>
    </style:style>
    <style:style style:name="T31" style:family="text">
      <style:text-properties fo:color="#73abcc" loext:opacity="100%" style:font-name="Garamond" fo:font-size="24pt" fo:font-weight="bold" style:font-size-asian="24pt" style:font-weight-asian="bold" style:font-size-complex="24pt"/>
    </style:style>
    <style:style style:name="T32" style:family="text">
      <style:text-properties style:font-name="Garamond" fo:font-size="8pt" fo:language="nb" fo:country="NO" style:font-size-asian="8pt" style:font-size-complex="8pt"/>
    </style:style>
    <style:style style:name="T33" style:family="text">
      <style:text-properties fo:color="#7f7f7f" loext:opacity="100%" style:font-name="Garamond" fo:font-size="10pt" fo:language="nb" fo:country="NO" fo:font-style="italic" style:font-size-asian="10pt" style:font-style-asian="italic" style:font-size-complex="10pt">
        <loext:char-complex-color loext:theme-type="dark1" loext:color-type="theme">
          <loext:transformation loext:type="tint" loext:value="4980"/>
        </loext:char-complex-color>
      </style:text-properties>
    </style:style>
    <style:style style:name="T34" style:family="text">
      <style:text-properties fo:color="#7f7f7f" loext:opacity="100%" style:font-name="Garamond" fo:font-size="8pt" fo:language="nb" fo:country="NO" fo:font-style="italic" style:font-size-asian="8pt" style:font-style-asian="italic" style:font-size-complex="8pt">
        <loext:char-complex-color loext:theme-type="dark1" loext:color-type="theme">
          <loext:transformation loext:type="tint" loext:value="4980"/>
        </loext:char-complex-color>
      </style:text-properties>
    </style:style>
    <style:style style:name="T35" style:family="text">
      <style:text-properties fo:color="#7f7f7f" loext:opacity="100%" style:font-name="Garamond" fo:font-size="10pt" style:font-size-asian="10pt" style:font-size-complex="10pt" style:font-style-complex="italic">
        <loext:char-complex-color loext:theme-type="dark1" loext:color-type="theme">
          <loext:transformation loext:type="tint" loext:value="4980"/>
        </loext:char-complex-color>
      </style:text-properties>
    </style:style>
    <style:style style:name="T36" style:family="text">
      <style:text-properties style:font-name="Garamond" fo:font-size="10pt" fo:font-weight="bold" style:font-size-asian="10pt" style:font-weight-asian="bold" style:font-size-complex="10pt"/>
    </style:style>
    <style:style style:name="T37" style:family="text">
      <style:text-properties fo:color="#98c477" loext:opacity="100%" style:font-name="Garamond" fo:font-size="24pt" fo:font-weight="bold" style:font-size-asian="24pt" style:font-weight-asian="bold" style:font-size-complex="24pt"/>
    </style:style>
    <style:style style:name="T38" style:family="text">
      <style:text-properties fo:color="#c2d69b" loext:opacity="100%" style:font-name="Garamond" fo:font-size="24pt" fo:font-weight="bold" style:font-size-asian="24pt" style:font-weight-asian="bold" style:font-size-complex="24pt">
        <loext:char-complex-color loext:theme-type="accent3" loext:color-type="theme">
          <loext:transformation loext:type="tint" loext:value="4000"/>
        </loext:char-complex-color>
      </style:text-properties>
    </style:style>
    <style:style style:name="T39" style:family="text">
      <style:text-properties style:font-name="Garamond" fo:font-size="8pt" style:font-size-asian="8pt" style:font-size-complex="8pt" style:font-style-complex="italic"/>
    </style:style>
    <style:style style:name="T40" style:family="text">
      <style:text-properties style:font-name="Garamond" fo:font-size="10pt" fo:language="en" fo:country="US" style:font-size-asian="10pt" style:font-size-complex="10pt"/>
    </style:style>
    <style:style style:name="T41" style:family="text">
      <style:text-properties fo:color="#d9c049" loext:opacity="100%" style:font-name="Garamond" fo:font-size="24pt" fo:font-weight="bold" style:font-size-asian="24pt" style:font-weight-asian="bold" style:font-size-complex="24pt"/>
    </style:style>
    <style:style style:name="T42" style:family="text">
      <style:text-properties fo:color="#e0de92" loext:opacity="100%" style:font-name="Garamond" fo:font-size="24pt" fo:font-weight="bold" style:font-size-asian="24pt" style:font-weight-asian="bold" style:font-size-complex="24pt"/>
    </style:style>
    <style:style style:name="T43" style:family="text">
      <style:text-properties fo:color="#a395ca" loext:opacity="100%" style:font-name="Garamond" fo:font-size="24pt" fo:font-weight="bold" style:font-size-asian="24pt" style:font-weight-asian="bold" style:font-size-complex="24pt"/>
    </style:style>
    <style:style style:name="T44" style:family="text">
      <style:text-properties fo:color="#b2a1c7" loext:opacity="100%" style:font-name="Garamond" fo:font-size="24pt" fo:font-weight="bold" style:font-size-asian="24pt" style:font-weight-asian="bold" style:font-size-complex="24pt">
        <loext:char-complex-color loext:theme-type="accent4" loext:color-type="theme">
          <loext:transformation loext:type="tint" loext:value="4000"/>
        </loext:char-complex-color>
      </style:text-properties>
    </style:style>
    <style:style style:name="T45" style:family="text">
      <style:text-properties fo:color="#17365d" loext:opacity="100%" style:font-name="Garamond" fo:font-size="24pt" fo:font-weight="bold" style:font-size-asian="24pt" style:font-weight-asian="bold" style:font-size-complex="24pt">
        <loext:char-complex-color loext:theme-type="dark2" loext:color-type="theme">
          <loext:transformation loext:type="shade" loext:value="2509"/>
        </loext:char-complex-color>
      </style:text-properties>
    </style:style>
    <style:style style:name="T46" style:family="text">
      <style:text-properties fo:color="#fbbb7b" loext:opacity="100%" style:font-name="Garamond" fo:font-size="24pt" fo:font-weight="bold" style:font-size-asian="24pt" style:font-weight-asian="bold" style:font-size-complex="24pt"/>
    </style:style>
    <style:style style:name="T47" style:family="text">
      <style:text-properties fo:color="#17365d" loext:opacity="100%" style:font-name="Garamond" fo:font-size="10pt" fo:font-weight="bold" style:font-size-asian="10pt" style:font-weight-asian="bold" style:font-size-complex="10pt">
        <loext:char-complex-color loext:theme-type="dark2" loext:color-type="theme">
          <loext:transformation loext:type="shade" loext:value="2509"/>
        </loext:char-complex-color>
      </style:text-properties>
    </style:style>
    <style:style style:name="T48" style:family="text">
      <style:text-properties fo:font-size="10pt" fo:font-weight="normal" style:font-size-asian="10pt" style:font-weight-asian="normal" style:font-size-complex="10pt"/>
    </style:style>
    <style:style style:name="T49" style:family="text">
      <style:text-properties fo:color="#243f60" loext:opacity="100%" fo:font-size="10pt" fo:font-weight="normal" style:font-family-asian="'ＭＳ ゴシック'" style:font-family-generic-asian="system" style:font-pitch-asian="variable" style:font-size-asian="10pt" style:font-weight-asian="normal" style:font-name-complex="F" style:font-size-complex="10pt" style:font-weight-complex="bold">
        <loext:char-complex-color loext:theme-type="accent1" loext:color-type="theme">
          <loext:transformation loext:type="shade" loext:value="5019"/>
        </loext:char-complex-color>
      </style:text-properties>
    </style:style>
    <style:style style:name="T50" style:family="text">
      <style:text-properties fo:color="#243f60" loext:opacity="100%" fo:font-size="10pt" fo:language="nb" fo:country="NO" fo:font-weight="normal" style:font-family-asian="'ＭＳ ゴシック'" style:font-family-generic-asian="system" style:font-pitch-asian="variable" style:font-size-asian="10pt" style:font-weight-asian="normal" style:font-name-complex="F" style:font-size-complex="10pt" style:font-weight-complex="bold">
        <loext:char-complex-color loext:theme-type="accent1" loext:color-type="theme">
          <loext:transformation loext:type="shade" loext:value="5019"/>
        </loext:char-complex-color>
      </style:text-properties>
    </style:style>
    <style:style style:name="T51" style:family="text">
      <style:text-properties fo:font-size="10pt" fo:language="nb" fo:country="NO" fo:font-weight="normal" style:font-size-asian="10pt" style:font-weight-asian="normal" style:font-size-complex="10pt"/>
    </style:style>
    <style:style style:name="fr1" style:family="graphic" style:parent-style-name="Graphics">
      <style:graphic-properties fo:margin-left="0cm" fo:margin-right="0cm" fo:margin-top="0cm" fo:margin-bottom="0cm" fo:background-color="transparent" ns6:fill="none" ns6:fill-color="#729fcf" ns6:secondary-fill-color="#729fcf" ns6:fill-gradient-name="Gradient_20_1" ns6:gradient-step-count="0" ns6:fill-hatch-name="Red_20_90_20_Degrees_20_Crossed_20_1" ns6:fill-hatch-solid="false" ns6:fill-image-name="Bitmap_20_1" ns6:opacity="100%" ns6:fill-image-width="0cm" ns6:fill-image-height="0cm" style:repeat="repeat" ns6:fill-image-ref-point-x="0%" ns6:fill-image-ref-point-y="0%" ns6:fill-image-ref-point="center" ns6:tile-repeat-offset="0% horizontal" fo:padding="0cm" fo:border="none" style:mirror="none" fo:clip="rect(0cm, 0cm, 0cm, 0cm)" ns6:luminance="0%" ns6:contrast="0%" ns6:red="0%" ns6:green="0%" ns6:blue="0%" ns6:gamma="100%" ns6:color-inversion="false" ns6:image-opacity="100%" ns6:color-mode="standard" loext:decorative="false"/>
    </style:style>
    <style:style style:name="PageBreakClean" style:family="paragraph" style:parent-style-name="Standard">
      <style:paragraph-properties fo:break-before="page" fo:margin-top="0cm" fo:margin-bottom="0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2" office:value-type="string">
            <text:p text:style-name="P2" loext:marker-style-name="T1"><ns6:frame ns6:style-name="fr1" ns6:name="Graphic 1" text:anchor-type="as-char" svg:width="3.759cm" svg:height="1.685cm" ns6:z-index="0"><ns6:image ns8:href="Pictures/100039CE0000B9A100005348CE63A77F.svg" ns8:type="simple" ns8:show="embed" ns8:actuate="onLoad" ns6:mime-type="image/svg+xml"/><ns6:image ns8:href="Pictures/1000000100000420000001DA1B9DC4FF.png" ns8:type="simple" ns8:show="embed" ns8:actuate="onLoad" ns6:mime-type="image/png"/></ns6:frame></text:p>
            <text:p text:style-name="P3" loext:marker-style-name="T1"/>
            <text:p text:style-name="P4" loext:marker-style-name="T2"><text:span text:style-name="T2">Co</text:span><text:span text:style-name="T3">r</text:span><text:span text:style-name="T2">nucopia</text:span></text:p>
            <text:p text:style-name="P4" loext:marker-style-name="T4"><text:span text:style-name="T4">${Common_Title}</text:span><text:span text:style-name="T4"/></text:p>
            <text:p text:style-name="P5" loext:marker-style-name="T1"/>
            <text:p text:style-name="P6" loext:marker-style-name="T1"><text:span text:style-name="T1">${Common_T00010}</text:span><text:span text:style-name="T1"/></text:p>
            <text:p text:style-name="P7" loext:marker-style-name="T5"><text:span text:style-name="T6">${Common_T00020}</text:span><text:span text:style-name="T5"/></text:p>
            <text:p text:style-name="P8" loext:marker-style-name="T1"><text:span text:style-name="T1">Colin Watson</text:span><text:span text:style-name="T1"/></text:p>
            <text:p text:style-name="P7" loext:marker-style-name="T6"><text:span text:style-name="T6">${Common_T00030}</text:span></text:p>
            <text:p text:style-name="P8" loext:marker-style-name="T1"><text:span text:style-name="T1">Colin Watson, Grant Ongers and Johan Sydseter</text:span><text:span text:style-name="T1"/></text:p>
            <text:p text:style-name="P4" loext:marker-style-name="T1"><text:span text:style-name="T1">${Common_T00100}</text:span><text:span text:style-name="T1"/></text:p>
            <text:p text:style-name="P9" loext:marker-style-name="T6"><text:span text:style-name="T6">${Common_T00110}</text:span><text:span text:style-name="T6"/></text:p>
            <text:p text:style-name="P10" loext:marker-style-name="T6"/>
            <text:p text:style-name="P9" loext:marker-style-name="T6"><text:span text:style-name="T6">${Common_T00120}</text:span><text:span text:style-name="T6"/></text:p>
            <text:p text:style-name="P10" loext:marker-style-name="T6"/>
            <text:p text:style-name="P9" loext:marker-style-name="T6"><text:span text:style-name="T6">${Common_T00130}</text:span><text:span text:style-name="T6"/></text:p>
            <text:p text:style-name="P10" loext:marker-style-name="T6"/>
            <text:p text:style-name="P9" loext:marker-style-name="T6"><text:span text:style-name="T6">${Common_T00140}</text:span></text:p>
            <text:p text:style-name="P10" loext:marker-style-name="T6"/>
            <text:p text:style-name="P9" loext:marker-style-name="T6"><text:span text:style-name="T6">${Common_T00145}</text:span><text:span text:style-name="T6"/></text:p>
            <text:p text:style-name="P10" loext:marker-style-name="T6"/>
            <text:p text:style-name="P9" loext:marker-style-name="T6"><text:span text:style-name="T6">${Common_T00150} ${Common_T00170}</text:span><text:span text:style-name="T6"/></text:p>
            <text:p text:style-name="P10" loext:marker-style-name="T6"/>
            <text:p text:style-name="P4" loext:marker-style-name="T6"><text:span text:style-name="T6">${Common_T00180}</text:span><text:span text:style-name="T6"/></text:p>
          </table:table-cell>
          <table:covered-table-cell/>
          <table:table-cell table:style-name="Table3.A1" office:value-type="string">
            <text:p text:style-name="P11" loext:marker-style-name="T1"/>
            <text:p text:style-name="P12" loext:marker-style-name="T1"><ns6:frame ns6:style-name="fr1" ns6:name="Picture 6" text:anchor-type="as-char" svg:width="12.502cm" svg:height="18.295cm" ns6:z-index="0"><ns6:image ns8:href="Pictures/10000001000002520000036629BAF7F0.png" ns8:type="simple" ns8:show="embed" ns8:actuate="onLoad" ns6:mime-type="image/png"/></ns6:frame></text:p>
          </table:table-cell>
        </table:table-row>
        <table:table-row table:style-name="Table3.1">
          <table:table-cell table:style-name="Table3.A1" office:value-type="string">
            <text:p text:style-name="P13">${Common_T00200}</text:p>
            <text:p text:style-name="P14" loext:marker-style-name="T1"><text:span text:style-name="T1">${Common_T00210} ${Common_T00220}</text:span></text:p>
            <text:p text:style-name="P14" loext:marker-style-name="T1"><text:span text:style-name="T1">${Common_T00230} ${Common_T00240}</text:span></text:p>
            <text:p text:style-name="P14" loext:marker-style-name="T1"><text:span text:style-name="T1">${Common_T00250} ${Common_T00260}</text:span></text:p>
            <text:p text:style-name="P14" loext:marker-style-name="T1"><text:span text:style-name="T1">${Common_T00270}</text:span></text:p>
            <text:p text:style-name="P13">${Common_T00300}</text:p>
            <text:p text:style-name="P14" loext:marker-style-name="T1"><text:span text:style-name="T6">${Common_T00310}</text:span><text:span text:style-name="T1"> ${Common_T00320}</text:span></text:p>
            <text:list text:style-name="WWNum2">
              <text:list-item>
                <text:p text:style-name="P15" loext:marker-style-name="T1"><text:span text:style-name="T1">${Common_T00330}</text:span><text:span text:style-name="T1"/></text:p>
              </text:list-item>
              <text:list-item>
                <text:p text:style-name="P15" loext:marker-style-name="T1"><text:span text:style-name="T1">${Common_T00340}</text:span><text:span text:style-name="T1"/></text:p>
              </text:list-item>
              <text:list-item>
                <text:p text:style-name="P15" loext:marker-style-name="T1"><text:span text:style-name="T1">${Common_T00350}</text:span><text:span text:style-name="T1"/></text:p>
              </text:list-item>
              <text:list-item>
                <text:p text:style-name="P15" loext:marker-style-name="T1"><text:span text:style-name="T1">${Common_T00360}</text:span><text:span text:style-name="T1"/></text:p>
              </text:list-item>
              <text:list-item>
                <text:p text:style-name="P15" loext:marker-style-name="T1"><text:span text:style-name="T1">${Common_T00370}</text:span><text:span text:style-name="T1"/></text:p>
              </text:list-item>
              <text:list-item>
                <text:p text:style-name="P15" loext:marker-style-name="T1"><text:span text:style-name="T1">${Common_T00380}</text:span><text:span text:style-name="T1"/></text:p>
              </text:list-item>
            </text:list>
            <text:p text:style-name="P14" loext:marker-style-name="T1"><text:span text:style-name="T1">${Common_T00390} ${Common_T00400}</text:span><text:span text:style-name="T1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">${Common_T00500}</text:p>
            <text:p text:style-name="P9" loext:marker-style-name="T1"><text:span text:style-name="T1">${Common_T00510} ${Common_T00520} ${Common_T00530}</text:span><text:span text:style-name="T1"/></text:p>
            <text:p text:style-name="P13">${Common_T00600}</text:p>
            <text:p text:style-name="P14" loext:marker-style-name="T1"><text:span text:style-name="T1">${Common_T00610}</text:span><text:span text:style-name="T1"/></text:p>
            <text:p text:style-name="P13">${Common_T00700}</text:p>
            <text:p text:style-name="P14" loext:marker-style-name="T1"><text:span text:style-name="T1">${Common_T00710}</text:span></text:p>
            <text:p text:style-name="P14" loext:marker-style-name="T1"><text:span text:style-name="T1">${Common_T00720} ${Common_T00730} ${Common_T00740} ${Common_T00750} ${Common_T00760} ${Common_T00770}</text:span><text:span text:style-name="T1"/></text:p>
            <text:p text:style-name="P14" loext:marker-style-name="T1"><text:span text:style-name="T1">${Common_T00780} ${Common_T00790}</text:span><text:span text:style-name="T1"/></text:p>
            <text:p text:style-name="P14" loext:marker-style-name="T1"><text:span text:style-name="T1">${Common_T00800} ${Common_T00810} ${Common_T00820} ${Common_T00830} ${Common_T00840} ${Common_T00850}</text:span><text:span text:style-name="T1"/></text:p>
            <text:p text:style-name="P13">${Common_T00900}</text:p>
            <text:p text:style-name="P14" loext:marker-style-name="T1"><text:span text:style-name="T1">${Common_T00910} ${Common_T00920}</text:span><text:span text:style-name="T1"/></text:p>
          </table:table-cell>
        </table:table-row>
        <table:table-row table:style-name="Table3.3">
          <table:table-cell table:style-name="Table3.A1" office:value-type="string">
            <text:p text:style-name="P13">${Common_T01000}</text:p>
            <text:p text:style-name="P14" loext:marker-style-name="T1"><text:span text:style-name="T1">${Common_T01010} ${Common_T01020}</text:span><text:span text:style-name="T1"/></text:p>
            <text:p text:style-name="P14" loext:marker-style-name="T1"><text:span text:style-name="T1">${Common_T01030}</text:span><text:span text:style-name="T1"/></text:p>
            <text:list text:style-name="WWNum1">
              <text:list-item>
                <text:p text:style-name="P16" loext:marker-style-name="T1"><text:span text:style-name="T1">${Common_T01040}<text:line-break/></text:span><text:a ns8:type="simple" ns8:href="https://groups.google.com/a/owasp.org/g/cornucopia-project" text:style-name="Internet_20_link" text:visited-style-name="Visited_20_Internet_20_Link"><text:span text:style-name="Internet_20_link"><text:span text:style-name="T1">https://groups.google.com/a/owasp.org/g/cornucopia-project</text:span></text:span></text:a></text:p>
              </text:list-item>
              <text:list-item>
                <text:p text:style-name="P16" loext:marker-style-name="T1"><text:span text:style-name="T1">${Common_T01050}<text:line-break/></text:span><text:a ns8:type="simple" ns8:href="https://owasp.org/www-project-cornucopia/" text:style-name="Internet_20_link" text:visited-style-name="Visited_20_Internet_20_Link"><text:span text:style-name="Internet_20_link"><text:span text:style-name="T1">https://owasp.org/www-project-cornucopia/</text:span></text:span></text:a></text:p>
              </text:list-item>
            </text:list>
            <text:p text:style-name="P13"><text:span text:style-name="T7">${Common_T01060} ${Common_T01070}</text:span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">${Common_T01100}</text:p>
            <text:p text:style-name="P14" loext:marker-style-name="T1"><text:span text:style-name="T1">${Common_T01110} ${Common_T01120} ${Common_T01130} ${Common_T01140} ${Common_T01150}</text:span><text:span text:style-name="T1"/></text:p>
            <text:p text:style-name="P4" loext:marker-style-name="T8"><text:span text:style-name="T8">${Common_T01160}</text:span><text:span text:style-name="T8"/></text:p>
            <text:p text:style-name="P14" loext:marker-style-name="T1"><text:span text:style-name="T1">${Common_T01170} ${Common_T01180}</text:span><text:span text:style-name="T1"/></text:p>
            <text:p text:style-name="P14" loext:marker-style-name="T1"><text:span text:style-name="T1">${Common_T01200}</text:span><text:span text:style-name="T1"/></text:p>
            <text:list text:style-name="WWNum3">
              <text:list-item>
                <text:p text:style-name="P17" loext:marker-style-name="T1"><text:span text:style-name="T1">${Common_T01210} (ref:</text:span><text:span text:style-name="T9"> </text:span><text:a ns8:type="simple" ns8:href="https://github.com/OWASP/DevGuide/releases/download/v4.1.9/OWASP_Developer_Guide-V4.1.9.pdf" text:style-name="Internet_20_link" text:visited-style-name="Visited_20_Internet_20_Link"><text:span text:style-name="Internet_20_link"><text:span text:style-name="T9">OWASP DevGuide Web Checklist 4.1.9</text:span></text:span></text:a><text:span text:style-name="T9"> </text:span><text:span text:style-name="T1">)</text:span></text:p>
              </text:list-item>
              <text:list-item>
                <text:p text:style-name="P17" loext:marker-style-name="T1"><text:span text:style-name="T1">${Common_T01220}</text:span><text:span text:style-name="T10"> </text:span><text:span text:style-name="T1">(ref: </text:span><text:a ns8:type="simple" ns8:href="https://github.com/OWASP/ASVS/" text:style-name="Internet_20_link" text:visited-style-name="Visited_20_Internet_20_Link"><text:span text:style-name="Internet_20_link"><text:span text:style-name="T1">ASVS v5 downloads</text:span></text:span></text:a><text:span text:style-name="T1"> )</text:span></text:p>
              </text:list-item>
              <text:list-item>
                <text:p text:style-name="P17" loext:marker-style-name="T1"><text:span text:style-name="T1">${Common_T01230} (ref: </text:span><text:a ns8:type="simple" ns8:href="https://www.owasp.org/index.php/AppSensor_DetectionPoints" text:style-name="Internet_20_link" text:visited-style-name="Visited_20_Internet_20_Link"><text:span text:style-name="Internet_20_link"><text:span text:style-name="T1">AppSensor DetectionPoints</text:span></text:span></text:a><text:span text:style-name="Internet_20_link"><text:span text:style-name="T1">)</text:span></text:span></text:p>
              </text:list-item>
              <text:list-item>
                <text:p text:style-name="P17" loext:marker-style-name="T1"><text:span text:style-name="T1">${Common_T01240} (ref: </text:span><text:a ns8:type="simple" ns8:href="https://capec.mitre.org/data/definitions/2000.html" text:style-name="Internet_20_link" text:visited-style-name="Visited_20_Internet_20_Link"><text:span text:style-name="Internet_20_link"><text:span text:style-name="T1">capec, 31. July 2018)</text:span></text:span></text:a></text:p>
              </text:list-item>
              <text:list-item>
                <text:p text:style-name="P17" loext:marker-style-name="T1"><text:span text:style-name="T1">${Common_T01250} (ref: </text:span><text:a ns8:type="simple" ns8:href="https://safecode.org/publication/SAFECode_Agile_Dev_Security0712.pdf" text:style-name="Internet_20_link" text:visited-style-name="Visited_20_Internet_20_Link"><text:span text:style-name="Internet_20_link"><text:span text:style-name="T1">SAFECode Agile Dev Security</text:span></text:span></text:a><text:span text:style-name="T1">)</text:span></text:p>
              </text:list-item>
            </text:list>
            <text:p text:style-name="P14" loext:marker-style-name="T1"><text:span text:style-name="T1">${Common_T01260} ${Common_T01270} ${Common_T01280} ${Common_T01290}</text:span><text:span text:style-name="T1"/></text:p>
            <text:p text:style-name="P14" loext:marker-style-name="T1"><text:span text:style-name="T1">${Common_T01300} ${Common_T01310} (ref: </text:span><text:a ns8:type="simple" ns8:href="https://youtu.be/i5Y0akWj31k" text:style-name="Internet_20_link" text:visited-style-name="Visited_20_Internet_20_Link"><text:span text:style-name="Internet_20_link"><text:span text:style-name="T1">Colin Watson, OWASP</text:span></text:span></text:a><text:span text:style-name="Internet_20_link"><text:span text:style-name="T1">)</text:span></text:span><text:span text:style-name="T1"> ${Common_T01311} (ref: </text:span><text:a ns8:type="simple" ns8:href="https://www.owasp.org/index.php/File:Cornucopia-scoresheet.pdf" text:style-name="Internet_20_link" text:visited-style-name="Visited_20_Internet_20_Link"><text:span text:style-name="Internet_20_link"><text:span text:style-name="T1">Cornucopia scoresheet</text:span></text:span></text:a><text:span text:style-name="T1"> )</text:span></text:p>
          </table:table-cell>
        </table:table-row>
      </table:table>
      <text:p text:style-name="PageBreakClean"/>
      <table:table table:name="Table3_AC" table:style-name="Table3">
        <table:table-column table:style-name="Table3.A"/>
        <table:table-column table:style-name="Table3.B"/>
        <table:table-column table:style-name="Table3.C"/>
        <table:table-row table:style-name="Table3.3">
          <table:table-cell table:style-name="Table3.A1" office:value-type="string">
            <text:p text:style-name="P13pb">A - ${Common_T01400}</text:p>
            <text:p text:style-name="P18" loext:marker-style-name="T11"><text:span text:style-name="T11">A1. ${Common_T01410}<text:line-break/>A2. ${Common_T01420}<text:line-break/>A3. ${Common_T01430}<text:line-break/>A4. ${Common_T01431}<text:line-break/>A5. ${Common_T01440}<text:line-break/>A6. ${Common_T01450}</text:span><text:span text:style-name="T11"/></text:p>
            <text:p text:style-name="P19pb">B - ${Common_T01500}</text:p>
            <text:p text:style-name="P14" loext:marker-style-name="T1"><text:span text:style-name="T1">${Common_T01510} ${Common_T01520} ${Common_T01530}</text:span><text:span text:style-name="T1"/></text:p>
            <text:p text:style-name="P20" loext:marker-style-name="T1"><text:span text:style-name="T1">B1. ${Common_T01540}<text:line-break/>B2. ${Common_T01550}<text:line-break/>B3. ${Common_T01560}<text:line-break/>B4. ${Common_T01570} <text:line-break/>B5. ${Common_T01571}<text:line-break/>B6. ${Common_T01580} ${Common_T01590}<text:line-break/>B7. ${Common_T01600}<text:line-break/>B8. ${Common_T01610}</text:span><text:span text:style-name="T1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pb">C - ${Common_T01700}</text:p>
            <text:p text:style-name="P14" loext:marker-style-name="T1"><text:span text:style-name="T1">${Common_T01710}</text:span><text:span text:style-name="T1"/></text:p>
            <text:p text:style-name="P20" loext:marker-style-name="T1"><text:span text:style-name="T1">C1. ${Common_T01720}<text:line-break/>C2. ${Common_T01730}<text:line-break/>C3. ${Common_T01740}</text:span><text:span text:style-name="T1"/></text:p>
            <text:p text:style-name="P19">D - ${Common_T01800}</text:p>
            <text:p text:style-name="P20" loext:marker-style-name="T1"><text:span text:style-name="T1">D1. ${Common_T01810}<text:line-break/>D2. ${Common_T01811}<text:line-break/>D3. ${Common_T01820}</text:span><text:span text:style-name="T1"/></text:p>
            <text:p text:style-name="P13"/>
            <text:p text:style-name="P13"/>
          </table:table-cell>
        </table:table-row>
      </table:table>
      <text:p text:style-name="PageBreakClean"/>
      <table:table table:name="Table3_D" table:style-name="Table3">
        <table:table-column table:style-name="Table3.A"/>
        <table:table-column table:style-name="Table3.B"/>
        <table:table-column table:style-name="Table3.C"/>
        <table:table-row table:style-name="Table3.3">
          <table:table-cell table:style-name="Table3.A1" office:value-type="string">
            <text:p text:style-name="P13pb">${Common_T01900}</text:p>
            <text:p text:style-name="P14" loext:marker-style-name="T1"><text:span text:style-name="T1">${Common_T01910} ${Common_T01920} ${Common_T01930}</text:span><text:span text:style-name="T1"/></text:p>
            <text:p text:style-name="P14" loext:marker-style-name="T1"><text:span text:style-name="T1">${Common_T01940}</text:span><text:span text:style-name="T1"/></text:p>
            <text:p text:style-name="P14" loext:marker-style-name="T1"><text:span text:style-name="T1">${Common_T01950} ${Common_T01960} ${Common_T01970}</text:span><text:span text:style-name="T1"/></text:p>
            <text:p text:style-name="P14" loext:marker-style-name="T1"><text:span text:style-name="T1">${Common_T01980}</text:span><text:span text:style-name="T1"/></text:p>
            <text:p text:style-name="P14" loext:marker-style-name="T1"><text:span text:style-name="T1">${Common_T01990} ${Common_T02000}</text:span><text:span text:style-name="T1"/></text:p>
            <text:p text:style-name="P14" loext:marker-style-name="T1"><text:span text:style-name="T1">${Common_T02010} ${Common_T02020} ${Common_T02030}</text:span><text:span text:style-name="T1"/></text:p>
            <text:p text:style-name="P14" loext:marker-style-name="T1"><text:span text:style-name="T1">${Common_T02040}</text:span><text:span text:style-name="T1"/></text:p>
            <text:p text:style-name="P19">${Common_T02100}</text:p>
            <text:p text:style-name="P14" loext:marker-style-name="T1"><text:span text:style-name="T1">${Common_T02110} ${Common_T02120}</text:span><text:span text:style-name="T1"/></text:p>
            <text:p text:style-name="P9" loext:marker-style-name="T1"><text:span text:style-name="T1">${Common_T02130} ${Common_T02140}</text:span><text:span text:style-name="T1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">${Common_T02200}</text:p>
            <text:p text:style-name="P14" loext:marker-style-name="T1"><text:span text:style-name="T1">${Common_T02210}</text:span><text:span text:style-name="T1"/></text:p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row table:style-name="Table1.1">
                <table:table-cell table:style-name="Table1.A1" table:number-columns-spanned="3" office:value-type="string">
                  <text:p text:style-name="P9" loext:marker-style-name="T12"><text:span text:style-name="T12">${Common_T02220}</text:span><text:span text:style-name="T12"/></text:p>
                </table:table-cell>
                <table:covered-table-cell/>
                <table:covered-table-cell/>
              </table:table-row>
              <table:table-row table:style-name="Table1.1">
                <table:table-cell table:style-name="Table1.A2" office:value-type="string">
                  <text:p text:style-name="P9" loext:marker-style-name="T1"><text:span text:style-name="T1">${Common_T02230}</text:span><text:span text:style-name="T1"/></text:p>
                  <text:p text:style-name="P9" loext:marker-style-name="T8"><text:span text:style-name="T8">${Common_T02240}</text:span><text:span text:style-name="T8"/></text:p>
                  <text:p text:style-name="P9" loext:marker-style-name="T1"><text:span text:style-name="T1">${Common_T02250}</text:span><text:span text:style-name="T1"/></text:p>
                  <text:p text:style-name="P9" loext:marker-style-name="T8"><text:span text:style-name="T8">${Common_T02260}</text:span><text:span text:style-name="T8"/></text:p>
                </table:table-cell>
                <table:table-cell table:style-name="Table1.B2" office:value-type="string">
                  <text:p text:style-name="P9" loext:marker-style-name="T1"><text:span text:style-name="T1">${Common_T02270}</text:span><text:span text:style-name="T1"/></text:p>
                  <text:p text:style-name="P9" loext:marker-style-name="T8"><text:span text:style-name="T8">${Common_T02280}</text:span><text:span text:style-name="T8"/></text:p>
                  <text:p text:style-name="P9" loext:marker-style-name="T1"><text:span text:style-name="T1">${Common_T02290}</text:span><text:span text:style-name="T1"/></text:p>
                  <text:p text:style-name="P9" loext:marker-style-name="T8"><text:span text:style-name="T8">${Common_T02300}</text:span><text:span text:style-name="T8"/></text:p>
                </table:table-cell>
                <table:table-cell table:style-name="Table1.C2" office:value-type="string">
                  <text:p text:style-name="P9" loext:marker-style-name="T1"><text:span text:style-name="T1">${Common_T02310}</text:span><text:span text:style-name="T1"/></text:p>
                  <text:p text:style-name="P9" loext:marker-style-name="T8"><text:span text:style-name="T8">${Common_T02320}</text:span><text:span text:style-name="T8"/></text:p>
                  <text:p text:style-name="P9" loext:marker-style-name="T1"><text:span text:style-name="T1">${Common_T02330}</text:span><text:span text:style-name="T1"/></text:p>
                  <text:p text:style-name="P9" loext:marker-style-name="T8"><text:span text:style-name="T8">${Common_T02340}</text:span><text:span text:style-name="T8"/></text:p>
                </table:table-cell>
              </table:table-row>
              <table:table-row table:style-name="Table1.1">
                <table:table-cell table:style-name="Table1.A3" office:value-type="string">
                  <text:p text:style-name="P11" loext:marker-style-name="T1"/>
                </table:table-cell>
                <table:table-cell table:style-name="Table1.B3" office:value-type="string">
                  <text:p text:style-name="P11" loext:marker-style-name="T1"/>
                </table:table-cell>
                <table:table-cell table:style-name="Table1.C3" office:value-type="string">
                  <text:p text:style-name="P11" loext:marker-style-name="T1"/>
                </table:table-cell>
              </table:table-row>
            </table:table>
            <text:p text:style-name="P19">${Common_T02400}</text:p>
            <text:p text:style-name="P14" loext:marker-style-name="T1"><text:span text:style-name="T1">${Common_T02410}</text:span><text:span text:style-name="T1"/></text:p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 table:style-name="Table2.1">
                <table:table-cell table:style-name="Table2.A1" table:number-columns-spanned="3" office:value-type="string">
                  <text:p text:style-name="P9" loext:marker-style-name="T12"><text:span text:style-name="T12">${Common_T02420}</text:span><text:span text:style-name="T12"/></text:p>
                </table:table-cell>
                <table:covered-table-cell/>
                <table:covered-table-cell/>
              </table:table-row>
              <table:table-row table:style-name="Table2.1">
                <table:table-cell table:style-name="Table2.A2" office:value-type="string">
                  <text:p text:style-name="P9" loext:marker-style-name="T1"><text:span text:style-name="T1">${Common_T02430}</text:span><text:span text:style-name="T1"/></text:p>
                  <text:p text:style-name="P9" loext:marker-style-name="T8"><text:span text:style-name="T8">${Common_T02440}</text:span><text:span text:style-name="T8"/></text:p>
                  <text:p text:style-name="P9" loext:marker-style-name="T1"><text:span text:style-name="T1">${Common_T02450}</text:span><text:span text:style-name="T1"/></text:p>
                  <text:p text:style-name="P9" loext:marker-style-name="T8"><text:span text:style-name="T8">${Common_T02460}</text:span><text:span text:style-name="T8"/></text:p>
                </table:table-cell>
                <table:table-cell table:style-name="Table2.B2" office:value-type="string">
                  <text:p text:style-name="P9" loext:marker-style-name="T1"><text:span text:style-name="T1">${Common_T02470}</text:span><text:span text:style-name="T1"/></text:p>
                  <text:p text:style-name="P9" loext:marker-style-name="T8"><text:span text:style-name="T8">${Common_T02480}</text:span><text:span text:style-name="T8"/></text:p>
                  <text:p text:style-name="P9" loext:marker-style-name="T1"><text:span text:style-name="T1">${Common_T02490}</text:span><text:span text:style-name="T1"/></text:p>
                  <text:p text:style-name="P9" loext:marker-style-name="T8"><text:span text:style-name="T8">${Common_T02500}</text:span><text:span text:style-name="T8"/></text:p>
                </table:table-cell>
                <table:table-cell table:style-name="Table2.C2" office:value-type="string">
                  <text:p text:style-name="P9" loext:marker-style-name="T1"><text:span text:style-name="T1">${Common_T02510}</text:span><text:span text:style-name="T1"/></text:p>
                  <text:p text:style-name="P9" loext:marker-style-name="T8"><text:span text:style-name="T8">${Common_T02520}</text:span><text:span text:style-name="T8"/></text:p>
                  <text:p text:style-name="P9" loext:marker-style-name="T1"><text:span text:style-name="T1">${Common_T02530}</text:span><text:span text:style-name="T1"/></text:p>
                  <text:p text:style-name="P9" loext:marker-style-name="T8"><text:span text:style-name="T8">${Common_T02540}</text:span><text:span text:style-name="T8"/></text:p>
                </table:table-cell>
              </table:table-row>
            </table:table>
            <text:p text:style-name="P13"/>
          </table:table-cell>
        </table:table-row>
      </table:table>
      <text:p text:style-name="PageBreakClean"/>
      <table:table table:name="Table3b" table:style-name="Table3">
        <table:table-column table:style-name="Table3.A"/>
        <table:table-column table:style-name="Table3.B"/>
        <table:table-column table:style-name="Table3.C"/>
        <table:table-row table:style-name="Table3.3">
          <table:table-cell table:style-name="Table3.A1" office:value-type="string">
            <text:p text:style-name="P21" loext:marker-style-name="T13"><text:span text:style-name="T13">${Common_T02600}</text:span><text:span text:style-name="T13"/></text:p>
            <text:p text:style-name="P22" loext:marker-style-name="T8"><text:span text:style-name="T8">${Common_T02610}</text:span></text:p>
            <text:p text:style-name="P14" loext:marker-style-name="T8"><text:span text:style-name="T8">${Common_T02620} ${Common_T02630} ${Common_T02640}</text:span><text:span text:style-name="T8"/></text:p>
            <text:p text:style-name="P14" loext:marker-style-name="T8"><text:span text:style-name="T8">${Common_T02650}</text:span><text:span text:style-name="T8"/></text:p>
            <text:p text:style-name="P14" loext:marker-style-name="T8"><text:span text:style-name="T8">${Common_T02660}</text:span><text:span text:style-name="T8"/></text:p>
            <text:p text:style-name="P14" loext:marker-style-name="T8"><text:span text:style-name="T8">${Common_T02670}</text:span><text:span text:style-name="T8"/></text:p>
            <text:p text:style-name="P14" loext:marker-style-name="T8"><text:span text:style-name="T8">${Common_T02680} ${Common_T02690} ${Common_T02700} ${Common_T02710} ${Common_T02720} ${Common_T02730} ${Common_T02740}</text:span><text:span text:style-name="T8"/></text:p>
            <text:p text:style-name="P14" loext:marker-style-name="T8"><text:span text:style-name="T8">${Common_T02750}</text:span><text:span text:style-name="T8"/></text:p>
            <text:p text:style-name="P14" loext:marker-style-name="T8"><text:span text:style-name="T8">${Common_T02760} ${Common_T02770}</text:span><text:span text:style-name="T8"/></text:p>
            <text:p text:style-name="P14" loext:marker-style-name="T8"><text:span text:style-name="T8">${Common_T02790}</text:span><text:span text:style-name="T8"/></text:p>
            <text:p text:style-name="P14" loext:marker-style-name="T8"><text:span text:style-name="T8">${Common_T02800} ${Common_T02810}</text:span><text:span text:style-name="T8"/></text:p>
            <text:p text:style-name="P14" loext:marker-style-name="T8"><text:span text:style-name="T8">${Common_T02820}</text:span><text:span text:style-name="T8"/></text:p>
            <text:p text:style-name="P14" loext:marker-style-name="T8"><text:span text:style-name="T8">${Common_T02830} ${Common_T02840}</text:span><text:span text:style-name="T8"/></text:p>
            <text:p text:style-name="P14" loext:marker-style-name="T8"><text:span text:style-name="T8">${Common_T02850}</text:span><text:span text:style-name="T8"/></text:p>
            <text:p text:style-name="P14" loext:marker-style-name="T8"><text:span text:style-name="T8">${Common_T02860} ${Common_T02870} ${Common_T02880}</text:span><text:span text:style-name="T8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23" loext:marker-style-name="T8"/>
            <text:p text:style-name="P14" loext:marker-style-name="T8"><text:span text:style-name="T8">${Common_T02890}</text:span><text:span text:style-name="T8"/></text:p>
            <text:p text:style-name="P14" loext:marker-style-name="T8"><text:span text:style-name="T8">${Common_T02900} ${Common_T02910} ${Common_T02920}</text:span><text:span text:style-name="T8"/></text:p>
            <text:p text:style-name="P14" loext:marker-style-name="T8"><text:span text:style-name="T8">${Common_T02930}</text:span><text:span text:style-name="T8"/></text:p>
            <text:p text:style-name="P14" loext:marker-style-name="T8"><text:span text:style-name="T8">${Common_T02940} ${Common_T02950} ${Common_T02960} ${Common_T02970} ${Common_T02980} ${Common_T02990}</text:span><text:span text:style-name="T8"/></text:p>
            <text:p text:style-name="P14" loext:marker-style-name="T8"><text:span text:style-name="T8">${Common_T03000}</text:span><text:span text:style-name="T8"/></text:p>
            <text:p text:style-name="P14" loext:marker-style-name="T8"><text:span text:style-name="T8">${Common_T03010} ${Common_T03020}</text:span><text:span text:style-name="T8"/></text:p>
            <text:p text:style-name="P14" loext:marker-style-name="T8"><text:span text:style-name="T8">${Common_T03030}</text:span><text:span text:style-name="T8"/></text:p>
            <text:p text:style-name="P14" loext:marker-style-name="T8"><text:span text:style-name="T8">${Common_T03040} ${Common_T03050}</text:span><text:span text:style-name="T8"/></text:p>
            <text:p text:style-name="P24" loext:marker-style-name="T14"/>
            <text:p text:style-name="P14" loext:marker-style-name="T8"><text:span text:style-name="T8">${Common_T03060} ${Common_T03070}</text:span><text:span text:style-name="T8"/></text:p>
            <text:p text:style-name="P13"><text:a ns8:type="simple" ns8:href="https://owasp.org/www-project-cornucopia/" text:style-name="Internet_20_link" text:visited-style-name="Visited_20_Internet_20_Link"><text:span text:style-name="Internet_20_link"><text:span text:style-name="T15">https://owasp.org/www-project-cornucopia/</text:span></text:span></text:a></text:p>
          </table:table-cell>
        </table:table-row>
      </table:table>
      <text:p text:style-name="P1" loext:marker-style-name="T1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F"/>
        <table:table-column table:style-name="Table11.C"/>
        <table:table-column table:style-name="Table11.F"/>
        <table:table-column table:style-name="Table11.I"/>
        <table:table-column table:style-name="Table11.F"/>
        <table:table-column table:style-name="Table11.K"/>
        <table:table-row table:style-name="Table11.1">
          <table:table-cell table:style-name="Table11.A1" office:value-type="string">
            <text:p text:style-name="P11" loext:marker-style-name="T1"/>
          </table:table-cell>
          <table:table-cell table:style-name="Table11.A1" table:number-rows-spanned="7" office:value-type="string">
            <text:p text:style-name="P11" loext:marker-style-name="T1"/>
          </table:table-cell>
          <table:table-cell table:style-name="Table11.C1" table:number-rows-spanned="4" office:value-type="string">
            <text:p text:style-name="P25" loext:marker-style-name="T16"><text:span text:style-name="T16">${VE_suit}</text:span><text:span text:style-name="T16"/></text:p>
          </table:table-cell>
          <table:table-cell table:style-name="Table11.D1" office:value-type="string">
            <text:p text:style-name="P26" loext:marker-style-name="T17"><text:span text:style-name="T17">A</text:span><text:span text:style-name="T17"/></text:p>
          </table:table-cell>
          <table:table-cell table:style-name="Table11.E1" table:number-rows-spanned="4" office:value-type="string">
            <text:p text:style-name="P25" loext:marker-style-name="T18"><text:span text:style-name="T16">${VE_suit}</text:span><text:span text:style-name="T19"/></text:p>
          </table:table-cell>
          <table:table-cell table:style-name="Table11.F1" office:value-type="string">
            <text:p text:style-name="P27" loext:marker-style-name="T20"/>
          </table:table-cell>
          <table:table-cell table:style-name="Table11.E1" table:number-rows-spanned="4" office:value-type="string">
            <text:p text:style-name="P25" loext:marker-style-name="T18"><text:span text:style-name="T16">${VE_suit}</text:span><text:span text:style-name="T19"/></text:p>
          </table:table-cell>
          <table:table-cell table:style-name="Table11.H1" office:value-type="string">
            <text:p text:style-name="P26" loext:marker-style-name="T17"><text:span text:style-name="T17">2</text:span><text:span text:style-name="T17"/></text:p>
          </table:table-cell>
          <table:table-cell table:style-name="Table11.E1" table:number-rows-spanned="4" office:value-type="string">
            <text:p text:style-name="P25" loext:marker-style-name="T18"><text:span text:style-name="T16">${VE_suit}</text:span><text:span text:style-name="T19"/></text:p>
          </table:table-cell>
          <table:table-cell table:style-name="Table11.J1" office:value-type="string">
            <text:p text:style-name="P26" loext:marker-style-name="T17"><text:span text:style-name="T17">3</text:span><text:span text:style-name="T17"/></text:p>
          </table:table-cell>
          <table:table-cell table:style-name="Table11.A1" office:value-type="string">
            <text:p text:style-name="P9"/>
          </table:table-cell>
        </table:table-row>
        <table:table-row table:style-name="Table11.2">
          <table:table-cell table:style-name="Table11.A1" table:number-rows-spanned="2" office:value-type="string">
            <text:p text:style-name="P11" loext:marker-style-name="T1"/>
          </table:table-cell>
          <table:covered-table-cell table:style-name="Table11.A1"/>
          <table:covered-table-cell table:style-name="Table11.C2"/>
          <table:table-cell table:style-name="Table11.D2" office:value-type="string">
            <text:p text:style-name="P9" loext:marker-style-name="T21"><text:span text:style-name="T21">${VE_VEA_desc}<text:line-break/><text:line-break/></text:span><text:span text:style-name="T21"/></text:p>
          </table:table-cell>
          <table:covered-table-cell table:style-name="Table11.E2"/>
          <table:table-cell table:style-name="Table11.F2" table:number-rows-spanned="2" office:value-type="string">
            <text:p text:style-name="P9" loext:marker-style-name="T22"><text:span text:style-name="T22">(${Common_NoCard})</text:span><text:span text:style-name="T22"/></text:p>
          </table:table-cell>
          <table:covered-table-cell table:style-name="Table11.E2"/>
          <table:table-cell table:style-name="Table11.H2" table:number-rows-spanned="2" office:value-type="string">
            <text:p text:style-name="P9" loext:marker-style-name="T1"><text:span text:style-name="T21">${VE_VE2_desc}</text:span><text:span text:style-name="T1"/></text:p>
          </table:table-cell>
          <table:covered-table-cell table:style-name="Table11.E2"/>
          <table:table-cell table:style-name="Table11.J2" table:number-rows-spanned="2" office:value-type="string">
            <text:p text:style-name="P9" loext:marker-style-name="T1"><text:span text:style-name="T21">${VE_VE3_desc}</text:span><text:span text:style-name="T1"/></text:p>
          </table:table-cell>
          <table:table-cell table:style-name="Table11.A1" table:number-rows-spanned="2" office:value-type="string">
            <text:p text:style-name="P9"/>
          </table:table-cell>
        </table:table-row>
        <table:table-row table:style-name="Table11.3">
          <table:covered-table-cell table:style-name="Table11.A1"/>
          <table:covered-table-cell table:style-name="Table11.A1"/>
          <table:covered-table-cell table:style-name="Table11.C2"/>
          <table:table-cell table:style-name="Table11.D3" office:value-type="string">
            <text:p text:style-name="P9" loext:marker-style-name="T21"><text:span text:style-name="T23">${VE_VEA_misc}</text:span><text:span text:style-name="T24"/></text:p>
          </table:table-cell>
          <table:covered-table-cell table:style-name="Table11.E2"/>
          <table:covered-table-cell table:style-name="Table11.F3"/>
          <table:covered-table-cell table:style-name="Table11.E2"/>
          <table:covered-table-cell table:style-name="Table11.H3"/>
          <table:covered-table-cell table:style-name="Table11.E2"/>
          <table:covered-table-cell table:style-name="Table11.J3"/>
          <table:covered-table-cell table:style-name="Table11.A1"/>
        </table:table-row>
        <table:table-row table:style-name="Table11.4">
          <table:table-cell table:style-name="Table11.A1" office:value-type="string">
            <text:p text:style-name="P11" loext:marker-style-name="T1"/>
          </table:table-cell>
          <table:covered-table-cell table:style-name="Table11.A1"/>
          <table:covered-table-cell table:style-name="Table11.C2"/>
          <table:table-cell table:style-name="Table11.D4" office:value-type="string">
            <text:p text:style-name="P28" loext:marker-style-name="T23"/>
            <table:table table:name="Table4" table:style-name="Table4">
              <table:table-column table:style-name="Table4.A"/>
              <table:table-row table:style-name="Table4.1">
                <table:table-cell table:style-name="Table4.A1" office:value-type="string">
                  <text:p text:style-name="P12" loext:marker-style-name="T25"><ns6:frame ns6:style-name="fr1" ns6:name="Image2" text:anchor-type="as-char" svg:width="1.946cm" svg:height="1.946cm" ns6:z-index="0"><ns6:image ns8:href="Pictures/100016A40000254F0000254FDEB05DB8.svg" ns8:type="simple" ns8:show="embed" ns8:actuate="onLoad" ns6:mime-type="image/svg+xml"/><ns6:image ns8:href="Pictures/10000001000001C3000001C32678DB53.png" ns8:type="simple" ns8:show="embed" ns8:actuate="onLoad" ns6:mime-type="image/png"/></ns6:frame></text:p>
                </table:table-cell>
              </table:table-row>
              <table:table-row table:style-name="Table4.2">
                <table:table-cell table:style-name="Table4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29" loext:marker-style-name="T21"/>
          </table:table-cell>
          <table:covered-table-cell table:style-name="Table11.E2"/>
          <table:table-cell table:style-name="Table11.F4" office:value-type="string">
            <text:p text:style-name="P11" loext:marker-style-name="T1"/>
          </table:table-cell>
          <table:covered-table-cell table:style-name="Table11.E2"/>
          <table:table-cell table:style-name="Table11.H4" office:value-type="string">
            <table:table table:name="Table5" table:style-name="Table5">
              <table:table-column table:style-name="Table5.A"/>
              <table:table-row table:style-name="Table5.1">
                <table:table-cell table:style-name="Table5.A1" office:value-type="string">
                  <text:p text:style-name="P12" loext:marker-style-name="T25"><ns6:frame ns6:style-name="fr1" ns6:name="Image3" text:anchor-type="as-char" svg:width="1.946cm" svg:height="1.946cm" ns6:z-index="0"><ns6:image ns8:href="Pictures/100016090000254F0000254FBA994FF5.svg" ns8:type="simple" ns8:show="embed" ns8:actuate="onLoad" ns6:mime-type="image/svg+xml"/><ns6:image ns8:href="Pictures/10000001000001C3000001C39376A05F.png" ns8:type="simple" ns8:show="embed" ns8:actuate="onLoad" ns6:mime-type="image/png"/></ns6:frame></text:p>
                </table:table-cell>
              </table:table-row>
              <table:table-row table:style-name="Table5.2">
                <table:table-cell table:style-name="Table5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11.E2"/>
          <table:table-cell table:style-name="Table11.J4" office:value-type="string">
            <table:table table:name="Table6" table:style-name="Table6">
              <table:table-column table:style-name="Table6.A"/>
              <table:table-row table:style-name="Table6.1">
                <table:table-cell table:style-name="Table6.A1" office:value-type="string">
                  <text:p text:style-name="P12" loext:marker-style-name="T25"><ns6:frame ns6:style-name="fr1" ns6:name="Image4" text:anchor-type="as-char" svg:width="1.946cm" svg:height="1.946cm" ns6:z-index="0"><ns6:image ns8:href="Pictures/100015C50000254F0000254F885940C8.svg" ns8:type="simple" ns8:show="embed" ns8:actuate="onLoad" ns6:mime-type="image/svg+xml"/><ns6:image ns8:href="Pictures/10000001000001C3000001C35FC85D47.png" ns8:type="simple" ns8:show="embed" ns8:actuate="onLoad" ns6:mime-type="image/png"/></ns6:frame></text:p>
                </table:table-cell>
              </table:table-row>
              <table:table-row table:style-name="Table6.2">
                <table:table-cell table:style-name="Table6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table-cell table:style-name="Table11.A1" office:value-type="string">
            <text:p text:style-name="P9"/>
          </table:table-cell>
        </table:table-row>
        <table:table-row table:style-name="Table11.1">
          <table:table-cell table:style-name="Table11.A1" office:value-type="string">
            <text:p text:style-name="P11" loext:marker-style-name="T1"/>
          </table:table-cell>
          <table:covered-table-cell table:style-name="Table11.A1"/>
          <table:table-cell table:style-name="Table11.C1" table:number-rows-spanned="3" office:value-type="string">
            <text:p text:style-name="P25" loext:marker-style-name="T18"><text:span text:style-name="T16">${VE_suit}</text:span><text:span text:style-name="T19"/></text:p>
          </table:table-cell>
          <table:table-cell table:style-name="Table11.D5" office:value-type="string">
            <text:p text:style-name="P26" loext:marker-style-name="T17"><text:span text:style-name="T17">4</text:span><text:span text:style-name="T17"/></text:p>
          </table:table-cell>
          <table:table-cell table:style-name="Table11.E1" table:number-rows-spanned="3" office:value-type="string">
            <text:p text:style-name="P25" loext:marker-style-name="T18"><text:span text:style-name="T16">${VE_suit}</text:span><text:span text:style-name="T19"/></text:p>
          </table:table-cell>
          <table:table-cell table:style-name="Table11.F5" office:value-type="string">
            <text:p text:style-name="P26" loext:marker-style-name="T17"><text:span text:style-name="T17">5</text:span><text:span text:style-name="T17"/></text:p>
          </table:table-cell>
          <table:table-cell table:style-name="Table11.E1" table:number-rows-spanned="3" office:value-type="string">
            <text:p text:style-name="P25" loext:marker-style-name="T18"><text:span text:style-name="T16">${VE_suit}</text:span><text:span text:style-name="T19"/></text:p>
          </table:table-cell>
          <table:table-cell table:style-name="Table11.H5" office:value-type="string">
            <text:p text:style-name="P26" loext:marker-style-name="T17"><text:span text:style-name="T17">6</text:span><text:span text:style-name="T17"/></text:p>
          </table:table-cell>
          <table:table-cell table:style-name="Table11.E1" table:number-rows-spanned="3" office:value-type="string">
            <text:p text:style-name="P25" loext:marker-style-name="T18"><text:span text:style-name="T16">${VE_suit}</text:span><text:span text:style-name="T19"/></text:p>
          </table:table-cell>
          <table:table-cell table:style-name="Table11.J5" office:value-type="string">
            <text:p text:style-name="P26" loext:marker-style-name="T17"><text:span text:style-name="T17">7</text:span><text:span text:style-name="T17"/></text:p>
          </table:table-cell>
          <table:table-cell table:style-name="Table11.A1" office:value-type="string">
            <text:p text:style-name="P9"/>
          </table:table-cell>
        </table:table-row>
        <table:table-row table:style-name="Table11.6">
          <table:table-cell table:style-name="Table11.A1" office:value-type="string">
            <text:p text:style-name="P11" loext:marker-style-name="T1"/>
          </table:table-cell>
          <table:covered-table-cell table:style-name="Table11.A1"/>
          <table:covered-table-cell table:style-name="Table11.C2"/>
          <table:table-cell table:style-name="Table11.D6" office:value-type="string">
            <text:p text:style-name="P9" loext:marker-style-name="T1"><text:span text:style-name="T21">${VE_VE4_desc}</text:span><text:span text:style-name="T1"/></text:p>
          </table:table-cell>
          <table:covered-table-cell table:style-name="Table11.C2"/>
          <table:table-cell table:style-name="Table11.F6" office:value-type="string">
            <text:p text:style-name="P9" loext:marker-style-name="T1"><text:span text:style-name="T21">${VE_VE5_desc}</text:span><text:span text:style-name="T1"/></text:p>
          </table:table-cell>
          <table:covered-table-cell table:style-name="Table11.C2"/>
          <table:table-cell table:style-name="Table11.H6" office:value-type="string">
            <text:p text:style-name="P9" loext:marker-style-name="T1"><text:span text:style-name="T21">${VE_VE6_desc}</text:span><text:span text:style-name="T1"/></text:p>
          </table:table-cell>
          <table:covered-table-cell table:style-name="Table11.C2"/>
          <table:table-cell table:style-name="Table11.J6" office:value-type="string">
            <text:p text:style-name="P9" loext:marker-style-name="T1"><text:span text:style-name="T21">${VE_VE7_desc}</text:span><text:span text:style-name="T1"/></text:p>
          </table:table-cell>
          <table:table-cell table:style-name="Table11.A1" office:value-type="string">
            <text:p text:style-name="P9"/>
          </table:table-cell>
        </table:table-row>
        <table:table-row table:style-name="Table11.4">
          <table:table-cell table:style-name="Table11.A1" office:value-type="string">
            <text:p text:style-name="P11" loext:marker-style-name="T1"/>
          </table:table-cell>
          <table:covered-table-cell table:style-name="Table11.A1"/>
          <table:covered-table-cell table:style-name="Table11.C2"/>
          <table:table-cell table:style-name="Table11.D7" office:value-type="string">
            <table:table table:name="Table7" table:style-name="Table7">
              <table:table-column table:style-name="Table7.A"/>
              <table:table-row table:style-name="Table7.1">
                <table:table-cell table:style-name="Table7.A1" office:value-type="string">
                  <text:p text:style-name="P12" loext:marker-style-name="T25"><ns6:frame ns6:style-name="fr1" ns6:name="Image5" text:anchor-type="as-char" svg:width="1.946cm" svg:height="1.946cm" ns6:z-index="0"><ns6:image ns8:href="Pictures/100016C30000254F0000254FB1B13EF0.svg" ns8:type="simple" ns8:show="embed" ns8:actuate="onLoad" ns6:mime-type="image/svg+xml"/><ns6:image ns8:href="Pictures/10000001000001C3000001C32843E29D.png" ns8:type="simple" ns8:show="embed" ns8:actuate="onLoad" ns6:mime-type="image/png"/></ns6:frame></text:p>
                </table:table-cell>
              </table:table-row>
              <table:table-row table:style-name="Table7.2">
                <table:table-cell table:style-name="Table7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11.C2"/>
          <table:table-cell table:style-name="Table11.F7" office:value-type="string">
            <table:table table:name="Table8" table:style-name="Table8">
              <table:table-column table:style-name="Table8.A"/>
              <table:table-row table:style-name="Table8.1">
                <table:table-cell table:style-name="Table8.A1" office:value-type="string">
                  <text:p text:style-name="P12" loext:marker-style-name="T25"><ns6:frame ns6:style-name="fr1" ns6:name="Image6" text:anchor-type="as-char" svg:width="1.946cm" svg:height="1.946cm" ns6:z-index="0"><ns6:image ns8:href="Pictures/1000166E0000254F0000254FA185CEE1.svg" ns8:type="simple" ns8:show="embed" ns8:actuate="onLoad" ns6:mime-type="image/svg+xml"/><ns6:image ns8:href="Pictures/10000001000001C3000001C3F377EB6F.png" ns8:type="simple" ns8:show="embed" ns8:actuate="onLoad" ns6:mime-type="image/png"/></ns6:frame></text:p>
                </table:table-cell>
              </table:table-row>
              <table:table-row table:style-name="Table8.2">
                <table:table-cell table:style-name="Table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11.C2"/>
          <table:table-cell table:style-name="Table11.H7" office:value-type="string">
            <table:table table:name="Table9" table:style-name="Table9">
              <table:table-column table:style-name="Table9.A"/>
              <table:table-row table:style-name="Table9.1">
                <table:table-cell table:style-name="Table9.A1" office:value-type="string">
                  <text:p text:style-name="P12" loext:marker-style-name="T25"><ns6:frame ns6:style-name="fr1" ns6:name="Image7" text:anchor-type="as-char" svg:width="1.946cm" svg:height="1.946cm" ns6:z-index="0"><ns6:image ns8:href="Pictures/100017110000254F0000254F82AA58A9.svg" ns8:type="simple" ns8:show="embed" ns8:actuate="onLoad" ns6:mime-type="image/svg+xml"/><ns6:image ns8:href="Pictures/10000001000001C3000001C3A2854FCE.png" ns8:type="simple" ns8:show="embed" ns8:actuate="onLoad" ns6:mime-type="image/png"/></ns6:frame></text:p>
                </table:table-cell>
              </table:table-row>
              <table:table-row table:style-name="Table9.2">
                <table:table-cell table:style-name="Table9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11.C2"/>
          <table:table-cell table:style-name="Table11.J7" office:value-type="string">
            <table:table table:name="Table10" table:style-name="Table10">
              <table:table-column table:style-name="Table10.A"/>
              <table:table-row table:style-name="Table10.1">
                <table:table-cell table:style-name="Table10.A1" office:value-type="string">
                  <text:p text:style-name="P12" loext:marker-style-name="T25"><ns6:frame ns6:style-name="fr1" ns6:name="Image8" text:anchor-type="as-char" svg:width="1.946cm" svg:height="1.946cm" ns6:z-index="0"><ns6:image ns8:href="Pictures/100015EA0000254F0000254F6446DAB8.svg" ns8:type="simple" ns8:show="embed" ns8:actuate="onLoad" ns6:mime-type="image/svg+xml"/><ns6:image ns8:href="Pictures/10000001000001C3000001C3B1EA2486.png" ns8:type="simple" ns8:show="embed" ns8:actuate="onLoad" ns6:mime-type="image/png"/></ns6:frame></text:p>
                </table:table-cell>
              </table:table-row>
              <table:table-row table:style-name="Table10.2">
                <table:table-cell table:style-name="Table10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table-cell table:style-name="Table11.A1" office:value-type="string">
            <text:p text:style-name="P9"/>
          </table:table-cell>
        </table:table-row>
      </table:table>
      <text:p text:style-name="P51" loext:marker-style-name="T1"><ns6:frame ns6:style-name="fr1" ns6:name="BackPageQR1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30" loext:marker-style-name="T1"/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B"/>
        <table:table-column table:style-name="Table18.E"/>
        <table:table-column table:style-name="Table18.F"/>
        <table:table-column table:style-name="Table18.E"/>
        <table:table-column table:style-name="Table18.B"/>
        <table:table-column table:style-name="Table18.E"/>
        <table:table-row table:style-name="Table18.1">
          <table:table-cell table:style-name="Table18.A1" table:number-rows-spanned="6" office:value-type="string">
            <text:p text:style-name="P11" loext:marker-style-name="T1"/>
          </table:table-cell>
          <table:table-cell table:style-name="Table18.B1" table:number-rows-spanned="3" office:value-type="string">
            <text:p text:style-name="P25" loext:marker-style-name="T16"><text:span text:style-name="T16">${VE_suit}</text:span><text:span text:style-name="T16"/></text:p>
          </table:table-cell>
          <table:table-cell table:style-name="Table18.C1" office:value-type="string">
            <text:p text:style-name="P26" loext:marker-style-name="T17"><text:span text:style-name="T17">8</text:span><text:span text:style-name="T17"/></text:p>
          </table:table-cell>
          <table:table-cell table:style-name="Table18.D1" table:number-rows-spanned="3" office:value-type="string">
            <text:p text:style-name="P25" loext:marker-style-name="T18"><text:span text:style-name="T16">${VE_suit}</text:span><text:span text:style-name="T19"/></text:p>
          </table:table-cell>
          <table:table-cell table:style-name="Table18.E1" office:value-type="string">
            <text:p text:style-name="P26" loext:marker-style-name="T17"><text:span text:style-name="T17">9</text:span><text:span text:style-name="T17"/></text:p>
          </table:table-cell>
          <table:table-cell table:style-name="Table18.D1" table:number-rows-spanned="3" office:value-type="string">
            <text:p text:style-name="P25" loext:marker-style-name="T18"><text:span text:style-name="T16">${VE_suit}</text:span><text:span text:style-name="T19"/></text:p>
          </table:table-cell>
          <table:table-cell table:style-name="Table18.G1" office:value-type="string">
            <text:p text:style-name="P26" loext:marker-style-name="T17"><text:span text:style-name="T17">10</text:span><text:span text:style-name="T17"/></text:p>
          </table:table-cell>
          <table:table-cell table:style-name="Table18.D1" table:number-rows-spanned="3" office:value-type="string">
            <text:p text:style-name="P31" loext:marker-style-name="T18"><text:span text:style-name="T16">${VE_suit}</text:span><text:span text:style-name="T19"/></text:p>
          </table:table-cell>
          <table:table-cell table:style-name="Table18.I1" office:value-type="string">
            <text:p text:style-name="P26" loext:marker-style-name="T28"><text:span text:style-name="T28">J</text:span><text:span text:style-name="T28"/></text:p>
          </table:table-cell>
        </table:table-row>
        <table:table-row table:style-name="Table18.2">
          <table:covered-table-cell table:style-name="Table18.A1"/>
          <table:covered-table-cell table:style-name="Table18.B2"/>
          <table:table-cell table:style-name="Table18.C2" office:value-type="string">
            <text:p text:style-name="P9" loext:marker-style-name="T21"><text:span text:style-name="T21">${VE_VE8_desc}</text:span><text:span text:style-name="T21"/></text:p>
          </table:table-cell>
          <table:covered-table-cell table:style-name="Table18.D2"/>
          <table:table-cell table:style-name="Table18.E2" office:value-type="string">
            <text:p text:style-name="P9" loext:marker-style-name="T1"><text:span text:style-name="T21">${VE_VE9_desc}</text:span><text:span text:style-name="T1"/></text:p>
          </table:table-cell>
          <table:covered-table-cell table:style-name="Table18.D2"/>
          <table:table-cell table:style-name="Table18.G2" office:value-type="string">
            <text:p text:style-name="P9" loext:marker-style-name="T1"><text:span text:style-name="T21">${VE_VEX_desc}</text:span><text:span text:style-name="T1"/></text:p>
          </table:table-cell>
          <table:covered-table-cell table:style-name="Table18.D2"/>
          <table:table-cell table:style-name="Table18.I2" office:value-type="string">
            <text:p text:style-name="P9" loext:marker-style-name="T1"><text:span text:style-name="T21">${VE_VEJ_desc}</text:span><text:span text:style-name="T1"/></text:p>
          </table:table-cell>
        </table:table-row>
        <table:table-row table:style-name="Table18.3">
          <table:covered-table-cell table:style-name="Table18.A1"/>
          <table:covered-table-cell table:style-name="Table18.B2"/>
          <table:table-cell table:style-name="Table18.C3" office:value-type="string">
            <table:table table:name="Table12" table:style-name="Table12">
              <table:table-column table:style-name="Table12.A"/>
              <table:table-row table:style-name="Table12.1">
                <table:table-cell table:style-name="Table12.A1" office:value-type="string">
                  <text:p text:style-name="P12" loext:marker-style-name="T25"><ns6:frame ns6:style-name="fr1" ns6:name="Image9" text:anchor-type="as-char" svg:width="1.946cm" svg:height="1.946cm" ns6:z-index="0"><ns6:image ns8:href="Pictures/1000153C0000254F0000254F71C5656F.svg" ns8:type="simple" ns8:show="embed" ns8:actuate="onLoad" ns6:mime-type="image/svg+xml"/><ns6:image ns8:href="Pictures/10000001000001C3000001C3ED411629.png" ns8:type="simple" ns8:show="embed" ns8:actuate="onLoad" ns6:mime-type="image/png"/></ns6:frame></text:p>
                </table:table-cell>
              </table:table-row>
              <table:table-row table:style-name="Table12.2">
                <table:table-cell table:style-name="Table12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32" loext:marker-style-name="T21"/>
          </table:table-cell>
          <table:covered-table-cell table:style-name="Table18.D2"/>
          <table:table-cell table:style-name="Table18.E3" office:value-type="string">
            <table:table table:name="Table13" table:style-name="Table13">
              <table:table-column table:style-name="Table13.A"/>
              <table:table-row table:style-name="Table13.1">
                <table:table-cell table:style-name="Table13.A1" office:value-type="string">
                  <text:p text:style-name="P12" loext:marker-style-name="T25"><ns6:frame ns6:style-name="fr1" ns6:name="Image10" text:anchor-type="as-char" svg:width="1.946cm" svg:height="1.946cm" ns6:z-index="0"><ns6:image ns8:href="Pictures/100016790000254F0000254F25AFF3BE.svg" ns8:type="simple" ns8:show="embed" ns8:actuate="onLoad" ns6:mime-type="image/svg+xml"/><ns6:image ns8:href="Pictures/10000001000001C3000001C325FD8EB6.png" ns8:type="simple" ns8:show="embed" ns8:actuate="onLoad" ns6:mime-type="image/png"/></ns6:frame></text:p>
                </table:table-cell>
              </table:table-row>
              <table:table-row table:style-name="Table13.2">
                <table:table-cell table:style-name="Table13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18.D2"/>
          <table:table-cell table:style-name="Table18.G3" office:value-type="string">
            <table:table table:name="Table14" table:style-name="Table14">
              <table:table-column table:style-name="Table14.A"/>
              <table:table-row table:style-name="Table14.1">
                <table:table-cell table:style-name="Table14.A1" office:value-type="string">
                  <text:p text:style-name="P12" loext:marker-style-name="T25"><ns6:frame ns6:style-name="fr1" ns6:name="Image11" text:anchor-type="as-char" svg:width="1.946cm" svg:height="1.946cm" ns6:z-index="0"><ns6:image ns8:href="Pictures/100016E40000254F0000254F36E89479.svg" ns8:type="simple" ns8:show="embed" ns8:actuate="onLoad" ns6:mime-type="image/svg+xml"/><ns6:image ns8:href="Pictures/10000001000001C3000001C3A4F63141.png" ns8:type="simple" ns8:show="embed" ns8:actuate="onLoad" ns6:mime-type="image/png"/></ns6:frame></text:p>
                </table:table-cell>
              </table:table-row>
              <table:table-row table:style-name="Table14.2">
                <table:table-cell table:style-name="Table14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18.D2"/>
          <table:table-cell table:style-name="Table18.I3" office:value-type="string">
            <table:table table:name="Table15" table:style-name="Table15">
              <table:table-column table:style-name="Table15.A"/>
              <table:table-row table:style-name="Table15.1">
                <table:table-cell table:style-name="Table15.A1" office:value-type="string">
                  <text:p text:style-name="P12" loext:marker-style-name="T25"><ns6:frame ns6:style-name="fr1" ns6:name="Image12" text:anchor-type="as-char" svg:width="1.946cm" svg:height="1.946cm" ns6:z-index="0"><ns6:image ns8:href="Pictures/100016B20000254F0000254F514CC071.svg" ns8:type="simple" ns8:show="embed" ns8:actuate="onLoad" ns6:mime-type="image/svg+xml"/><ns6:image ns8:href="Pictures/10000001000001C3000001C3ACE565E2.png" ns8:type="simple" ns8:show="embed" ns8:actuate="onLoad" ns6:mime-type="image/png"/></ns6:frame></text:p>
                </table:table-cell>
              </table:table-row>
              <table:table-row table:style-name="Table15.2">
                <table:table-cell table:style-name="Table15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18.1">
          <table:covered-table-cell table:style-name="Table18.A1"/>
          <table:table-cell table:style-name="Table18.B1" table:number-rows-spanned="3" office:value-type="string">
            <text:p text:style-name="P25" loext:marker-style-name="T18"><text:span text:style-name="T16">${VE_suit}</text:span><text:span text:style-name="T19"/></text:p>
          </table:table-cell>
          <table:table-cell table:style-name="Table18.I1" office:value-type="string">
            <text:p text:style-name="P26" loext:marker-style-name="T28"><text:span text:style-name="T28">Q</text:span><text:span text:style-name="T28"/></text:p>
          </table:table-cell>
          <table:table-cell table:style-name="Table18.D1" table:number-rows-spanned="3" office:value-type="string">
            <text:p text:style-name="P25" loext:marker-style-name="T18"><text:span text:style-name="T16">${VE_suit}</text:span><text:span text:style-name="T19"/></text:p>
          </table:table-cell>
          <table:table-cell table:style-name="Table18.I1" office:value-type="string">
            <text:p text:style-name="P26" loext:marker-style-name="T28"><text:span text:style-name="T28">K</text:span><text:span text:style-name="T28"/></text:p>
          </table:table-cell>
          <table:table-cell table:style-name="Table18.F4" table:number-rows-spanned="3" office:value-type="string">
            <text:p text:style-name="P33" loext:marker-style-name="T18"/>
          </table:table-cell>
          <table:table-cell table:style-name="Table18.G4" office:value-type="string">
            <text:p text:style-name="P34" loext:marker-style-name="T29"/>
          </table:table-cell>
          <table:table-cell table:style-name="Table18.H4" table:number-rows-spanned="3" office:value-type="string">
            <text:p text:style-name="P33" loext:marker-style-name="T18"/>
          </table:table-cell>
          <table:table-cell table:style-name="Table18.I4" office:value-type="string">
            <text:p text:style-name="P34" loext:marker-style-name="T29"/>
          </table:table-cell>
        </table:table-row>
        <table:table-row table:style-name="Table18.2">
          <table:covered-table-cell table:style-name="Table18.A1"/>
          <table:covered-table-cell table:style-name="Table18.B2"/>
          <table:table-cell table:style-name="Table18.I2" office:value-type="string">
            <text:p text:style-name="P9" loext:marker-style-name="T1"><text:span text:style-name="T21">${VE_VEQ_desc}</text:span><text:span text:style-name="T1"/></text:p>
          </table:table-cell>
          <table:covered-table-cell table:style-name="Table18.B2"/>
          <table:table-cell table:style-name="Table18.I2" office:value-type="string">
            <text:p text:style-name="P9" loext:marker-style-name="T1"><text:span text:style-name="T21">${VE_VEK_desc}</text:span><text:span text:style-name="T1"/></text:p>
          </table:table-cell>
          <table:covered-table-cell table:style-name="Table18.F5"/>
          <table:table-cell table:style-name="Table18.G5" office:value-type="string">
            <text:p text:style-name="P9" loext:marker-style-name="T30"><text:span text:style-name="T22">(${Common_NoCard})</text:span><text:span text:style-name="T30"/></text:p>
          </table:table-cell>
          <table:covered-table-cell table:style-name="Table18.H5"/>
          <table:table-cell table:style-name="Table18.I5" office:value-type="string">
            <text:p text:style-name="P9" loext:marker-style-name="T30"><text:span text:style-name="T22">(${Common_NoCard})</text:span><text:span text:style-name="T30"/></text:p>
          </table:table-cell>
        </table:table-row>
        <table:table-row table:style-name="Table18.3">
          <table:covered-table-cell table:style-name="Table18.A1"/>
          <table:covered-table-cell table:style-name="Table18.B2"/>
          <table:table-cell table:style-name="Table18.I3" office:value-type="string">
            <table:table table:name="Table16" table:style-name="Table16">
              <table:table-column table:style-name="Table16.A"/>
              <table:table-row table:style-name="Table16.1">
                <table:table-cell table:style-name="Table16.A1" office:value-type="string">
                  <text:p text:style-name="P12" loext:marker-style-name="T25"><ns6:frame ns6:style-name="fr1" ns6:name="Image13" text:anchor-type="as-char" svg:width="1.946cm" svg:height="1.946cm" ns6:z-index="0"><ns6:image ns8:href="Pictures/100016940000254F0000254FF0A804B7.svg" ns8:type="simple" ns8:show="embed" ns8:actuate="onLoad" ns6:mime-type="image/svg+xml"/><ns6:image ns8:href="Pictures/10000001000001C3000001C35BCC265A.png" ns8:type="simple" ns8:show="embed" ns8:actuate="onLoad" ns6:mime-type="image/png"/></ns6:frame></text:p>
                </table:table-cell>
              </table:table-row>
              <table:table-row table:style-name="Table16.2">
                <table:table-cell table:style-name="Table16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18.B2"/>
          <table:table-cell table:style-name="Table18.I3" office:value-type="string">
            <table:table table:name="Table17" table:style-name="Table17">
              <table:table-column table:style-name="Table17.A"/>
              <table:table-row table:style-name="Table17.1">
                <table:table-cell table:style-name="Table17.A1" office:value-type="string">
                  <text:p text:style-name="P12" loext:marker-style-name="T25"><ns6:frame ns6:style-name="fr1" ns6:name="Image14" text:anchor-type="as-char" svg:width="1.946cm" svg:height="1.946cm" ns6:z-index="0"><ns6:image ns8:href="Pictures/100015D60000254F0000254F9F79A947.svg" ns8:type="simple" ns8:show="embed" ns8:actuate="onLoad" ns6:mime-type="image/svg+xml"/><ns6:image ns8:href="Pictures/10000001000001C3000001C324DF5D6A.png" ns8:type="simple" ns8:show="embed" ns8:actuate="onLoad" ns6:mime-type="image/png"/></ns6:frame></text:p>
                </table:table-cell>
              </table:table-row>
              <table:table-row table:style-name="Table17.2">
                <table:table-cell table:style-name="Table17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able:table table:name="TableBackQR1" table:style-name="Table88">
              <table:table-column table:style-name="Table88.A"/>
              <table:table-row table:style-name="Table88.1">
                <table:table-cell table:style-name="Table88.A1" office:value-type="string">
                  <text:p text:style-name="P12" loext:marker-style-name="T25"><ns6:frame ns6:style-name="fr1" ns6:name="Image75" text:anchor-type="as-char" svg:width="1.946cm" svg:height="1.946cm" ns6:z-index="0"><ns6:image ns8:href="Pictures/100016A50000254F0000254F51CDCADE.svg" ns8:type="simple" ns8:show="embed" ns8:actuate="onLoad" ns6:mime-type="image/svg+xml"/><ns6:image ns8:href="Pictures/10000001000001C3000001C3B2E5FA42.png" ns8:type="simple" ns8:show="embed" ns8:actuate="onLoad" ns6:mime-type="image/png"/></ns6:frame></text:p>
                </table:table-cell>
              </table:table-row>
              <table:table-row table:style-name="Table88.2">
                <table:table-cell table:style-name="Table8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18.F6"/>
          <table:table-cell table:style-name="Table18.G6" office:value-type="string">
            <text:p text:style-name="P11" loext:marker-style-name="T1"/>
          </table:table-cell>
          <table:covered-table-cell table:style-name="Table18.H6"/>
          <table:table-cell table:style-name="Table18.I6" office:value-type="string">
            <text:p text:style-name="P11" loext:marker-style-name="T1"/>
          </table:table-cell>
        </table:table-row>
      </table:table>
      <text:p text:style-name="P51" loext:marker-style-name="T1"><ns6:frame ns6:style-name="fr1" ns6:name="BackPageQR2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30" loext:marker-style-name="T1"/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B"/>
        <table:table-column table:style-name="Table26.E"/>
        <table:table-column table:style-name="Table26.B"/>
        <table:table-column table:style-name="Table26.E"/>
        <table:table-column table:style-name="Table26.H"/>
        <table:table-column table:style-name="Table26.E"/>
        <table:table-row table:style-name="Table26.1">
          <table:table-cell table:style-name="Table26.A1" table:number-rows-spanned="8" office:value-type="string">
            <text:p text:style-name="P11" loext:marker-style-name="T1"/>
          </table:table-cell>
          <table:table-cell table:style-name="Table26.B1" table:number-rows-spanned="5" office:value-type="string">
            <text:p text:style-name="P25" loext:marker-style-name="T16"><text:span text:style-name="T16">${AT_suit}</text:span><text:span text:style-name="T16"/></text:p>
          </table:table-cell>
          <table:table-cell table:style-name="Table26.C1" office:value-type="string">
            <text:p text:style-name="P26" loext:marker-style-name="T31"><text:span text:style-name="T31">A</text:span><text:span text:style-name="T31"/></text:p>
          </table:table-cell>
          <table:table-cell table:style-name="Table26.D1" table:number-rows-spanned="5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26.E1" office:value-type="string">
            <text:p text:style-name="P34" loext:marker-style-name="T29"/>
          </table:table-cell>
          <table:table-cell table:style-name="Table26.D1" table:number-rows-spanned="5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26.G1" office:value-type="string">
            <text:p text:style-name="P26" loext:marker-style-name="T31"><text:span text:style-name="T31">2</text:span><text:span text:style-name="T31"/></text:p>
          </table:table-cell>
          <table:table-cell table:style-name="Table26.D1" table:number-rows-spanned="5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26.I1" office:value-type="string">
            <text:p text:style-name="P26" loext:marker-style-name="T31"><text:span text:style-name="T29">3</text:span><text:span text:style-name="T31"/></text:p>
          </table:table-cell>
        </table:table-row>
        <table:table-row table:style-name="Table26.2">
          <table:covered-table-cell table:style-name="Table26.A2"/>
          <table:covered-table-cell table:style-name="Table26.B2"/>
          <table:table-cell table:style-name="Table26.C2" office:value-type="string">
            <text:p text:style-name="P9" loext:marker-style-name="T32"><text:span text:style-name="T32">${AT_ATA_desc}<text:line-break/><text:line-break/></text:span><text:span text:style-name="T32"/></text:p>
          </table:table-cell>
          <table:covered-table-cell table:style-name="Table26.D2"/>
          <table:table-cell table:style-name="Table26.E2" table:number-rows-spanned="3" office:value-type="string">
            <text:p text:style-name="P9" loext:marker-style-name="T30"><text:span text:style-name="T22">(${Common_NoCard})</text:span><text:span text:style-name="T30"/></text:p>
          </table:table-cell>
          <table:covered-table-cell table:style-name="Table26.D2"/>
          <table:table-cell table:style-name="Table26.G2" table:number-rows-spanned="3" office:value-type="string">
            <text:p text:style-name="P9" loext:marker-style-name="T1"><text:span text:style-name="T21">${AT_AT2_desc}</text:span></text:p>
          </table:table-cell>
          <table:covered-table-cell table:style-name="Table26.D2"/>
          <table:table-cell table:style-name="Table26.I2" table:number-rows-spanned="3" office:value-type="string">
            <text:p text:style-name="P9" loext:marker-style-name="T1"><text:span text:style-name="T21">${AT_AT3_desc}</text:span><text:span text:style-name="T1"/></text:p>
          </table:table-cell>
        </table:table-row>
        <table:table-row table:style-name="Table26.3">
          <table:covered-table-cell table:style-name="Table26.A3"/>
          <table:covered-table-cell table:style-name="Table26.B2"/>
          <table:table-cell table:style-name="Table26.C3" office:value-type="string">
            <text:p text:style-name="P35" loext:marker-style-name="T32"/>
          </table:table-cell>
          <table:covered-table-cell table:style-name="Table26.D2"/>
          <table:covered-table-cell table:style-name="Table26.E3"/>
          <table:covered-table-cell table:style-name="Table26.D2"/>
          <table:covered-table-cell table:style-name="Table26.G3"/>
          <table:covered-table-cell table:style-name="Table26.D2"/>
          <table:covered-table-cell table:style-name="Table26.I3"/>
        </table:table-row>
        <table:table-row table:style-name="Table26.4">
          <table:covered-table-cell table:style-name="Table26.A4"/>
          <table:covered-table-cell table:style-name="Table26.B2"/>
          <table:table-cell table:style-name="Table26.C4" office:value-type="string">
            <text:p text:style-name="P9" loext:marker-style-name="T32"><text:span text:style-name="T33">${AT_ATA_misc}</text:span><text:span text:style-name="T34"/></text:p>
          </table:table-cell>
          <table:covered-table-cell table:style-name="Table26.D2"/>
          <table:covered-table-cell table:style-name="Table26.E4"/>
          <table:covered-table-cell table:style-name="Table26.D2"/>
          <table:covered-table-cell table:style-name="Table26.G4"/>
          <table:covered-table-cell table:style-name="Table26.D2"/>
          <table:covered-table-cell table:style-name="Table26.I4"/>
        </table:table-row>
        <table:table-row table:style-name="Table26.5">
          <table:covered-table-cell table:style-name="Table26.A5"/>
          <table:covered-table-cell table:style-name="Table26.B2"/>
          <table:table-cell table:style-name="Table26.C5" office:value-type="string">
            <text:p text:style-name="P28" loext:marker-style-name="T23"/>
            <table:table table:name="Table19" table:style-name="Table19">
              <table:table-column table:style-name="Table19.A"/>
              <table:table-row table:style-name="Table19.1">
                <table:table-cell table:style-name="Table19.A1" office:value-type="string">
                  <text:p text:style-name="P12" loext:marker-style-name="T25"><ns6:frame ns6:style-name="fr1" ns6:name="Image15" text:anchor-type="as-char" svg:width="1.946cm" svg:height="1.946cm" ns6:z-index="0"><ns6:image ns8:href="Pictures/1000169F0000254F0000254F94B11C1D.svg" ns8:type="simple" ns8:show="embed" ns8:actuate="onLoad" ns6:mime-type="image/svg+xml"/><ns6:image ns8:href="Pictures/10000001000001C3000001C337BB7C19.png" ns8:type="simple" ns8:show="embed" ns8:actuate="onLoad" ns6:mime-type="image/png"/></ns6:frame></text:p>
                </table:table-cell>
              </table:table-row>
              <table:table-row table:style-name="Table19.2">
                <table:table-cell table:style-name="Table19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36" loext:marker-style-name="T35"/>
          </table:table-cell>
          <table:covered-table-cell table:style-name="Table26.D2"/>
          <table:table-cell table:style-name="Table26.E5" office:value-type="string">
            <text:p text:style-name="P11" loext:marker-style-name="T1"/>
          </table:table-cell>
          <table:covered-table-cell table:style-name="Table26.D2"/>
          <table:table-cell table:style-name="Table26.G5" office:value-type="string">
            <table:table table:name="Table20" table:style-name="Table20">
              <table:table-column table:style-name="Table20.A"/>
              <table:table-row table:style-name="Table20.1">
                <table:table-cell table:style-name="Table20.A1" office:value-type="string">
                  <text:p text:style-name="P12" loext:marker-style-name="T25"><ns6:frame ns6:style-name="fr1" ns6:name="Image16" text:anchor-type="as-char" svg:width="1.946cm" svg:height="1.946cm" ns6:z-index="0"><ns6:image ns8:href="Pictures/100016950000254F0000254F4409E0C0.svg" ns8:type="simple" ns8:show="embed" ns8:actuate="onLoad" ns6:mime-type="image/svg+xml"/><ns6:image ns8:href="Pictures/10000001000001C3000001C3EA59451F.png" ns8:type="simple" ns8:show="embed" ns8:actuate="onLoad" ns6:mime-type="image/png"/></ns6:frame></text:p>
                </table:table-cell>
              </table:table-row>
              <table:table-row table:style-name="Table20.2">
                <table:table-cell table:style-name="Table20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26.D2"/>
          <table:table-cell table:style-name="Table26.I5" office:value-type="string">
            <table:table table:name="Table21" table:style-name="Table21">
              <table:table-column table:style-name="Table21.A"/>
              <table:table-row table:style-name="Table21.1">
                <table:table-cell table:style-name="Table21.A1" office:value-type="string">
                  <text:p text:style-name="P37" loext:marker-style-name="T25"><ns6:frame ns6:style-name="fr1" ns6:name="Image17" text:anchor-type="as-char" svg:width="1.946cm" svg:height="1.946cm" ns6:z-index="0"><ns6:image ns8:href="Pictures/100015FE0000254F0000254F181E5C58.svg" ns8:type="simple" ns8:show="embed" ns8:actuate="onLoad" ns6:mime-type="image/svg+xml"/><ns6:image ns8:href="Pictures/10000001000001C3000001C3D3485F80.png" ns8:type="simple" ns8:show="embed" ns8:actuate="onLoad" ns6:mime-type="image/png"/></ns6:frame></text:p>
                </table:table-cell>
              </table:table-row>
              <table:table-row table:style-name="Table21.2">
                <table:table-cell table:style-name="Table21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26.1">
          <table:covered-table-cell table:style-name="Table26.A6"/>
          <table:table-cell table:style-name="Table26.B1" table:number-rows-spanned="3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26.C6" office:value-type="string">
            <text:p text:style-name="P26" loext:marker-style-name="T31"><text:span text:style-name="T31">4</text:span><text:span text:style-name="T31"/></text:p>
          </table:table-cell>
          <table:table-cell table:style-name="Table26.D1" table:number-rows-spanned="3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26.E6" office:value-type="string">
            <text:p text:style-name="P26" loext:marker-style-name="T31"><text:span text:style-name="T31">5</text:span><text:span text:style-name="T31"/></text:p>
          </table:table-cell>
          <table:table-cell table:style-name="Table26.D1" table:number-rows-spanned="3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26.G6" office:value-type="string">
            <text:p text:style-name="P26" loext:marker-style-name="T31"><text:span text:style-name="T31">6</text:span><text:span text:style-name="T31"/></text:p>
          </table:table-cell>
          <table:table-cell table:style-name="Table26.D1" table:number-rows-spanned="3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26.I6" office:value-type="string">
            <text:p text:style-name="P26" loext:marker-style-name="T31"><text:span text:style-name="T31">7</text:span><text:span text:style-name="T31"/></text:p>
          </table:table-cell>
        </table:table-row>
        <table:table-row table:style-name="Table26.7">
          <table:covered-table-cell table:style-name="Table26.A7"/>
          <table:covered-table-cell table:style-name="Table26.B2"/>
          <table:table-cell table:style-name="Table26.C7" office:value-type="string">
            <text:p text:style-name="P9" loext:marker-style-name="T1"><text:span text:style-name="T21">${AT_AT4_desc}</text:span><text:span text:style-name="T1"/></text:p>
          </table:table-cell>
          <table:covered-table-cell table:style-name="Table26.B2"/>
          <table:table-cell table:style-name="Table26.E7" office:value-type="string">
            <text:p text:style-name="P9" loext:marker-style-name="T1"><text:span text:style-name="T21">${AT_AT5_desc}</text:span><text:span text:style-name="T1"/></text:p>
          </table:table-cell>
          <table:covered-table-cell table:style-name="Table26.B2"/>
          <table:table-cell table:style-name="Table26.G7" office:value-type="string">
            <text:p text:style-name="P9" loext:marker-style-name="T1"><text:span text:style-name="T21">${AT_AT6_desc}</text:span><text:span text:style-name="T1"/></text:p>
          </table:table-cell>
          <table:covered-table-cell table:style-name="Table26.B2"/>
          <table:table-cell table:style-name="Table26.I7" office:value-type="string">
            <text:p text:style-name="P9" loext:marker-style-name="T1"><text:span text:style-name="T21">${AT_AT7_desc}</text:span><text:span text:style-name="T1"/></text:p>
          </table:table-cell>
        </table:table-row>
        <table:table-row table:style-name="Table26.5">
          <table:covered-table-cell table:style-name="Table26.A8"/>
          <table:covered-table-cell table:style-name="Table26.B2"/>
          <table:table-cell table:style-name="Table26.C8" office:value-type="string">
            <table:table table:name="Table22" table:style-name="Table22">
              <table:table-column table:style-name="Table22.A"/>
              <table:table-row table:style-name="Table22.1">
                <table:table-cell table:style-name="Table22.A1" office:value-type="string">
                  <text:p text:style-name="P12" loext:marker-style-name="T25"><ns6:frame ns6:style-name="fr1" ns6:name="Image18" text:anchor-type="as-char" svg:width="1.946cm" svg:height="1.946cm" ns6:z-index="0"><ns6:image ns8:href="Pictures/1000165B0000254F0000254FD217D7A7.svg" ns8:type="simple" ns8:show="embed" ns8:actuate="onLoad" ns6:mime-type="image/svg+xml"/><ns6:image ns8:href="Pictures/10000001000001C3000001C3B5A31DF6.png" ns8:type="simple" ns8:show="embed" ns8:actuate="onLoad" ns6:mime-type="image/png"/></ns6:frame></text:p>
                </table:table-cell>
              </table:table-row>
              <table:table-row table:style-name="Table22.2">
                <table:table-cell table:style-name="Table22.A2" office:value-type="string">
                  <text:p text:style-name="P9" loext:marker-style-name="T25"><text:span text:style-name="T27">${Common_Title_full}</text:span><text:span text:style-name="T25"/></text:p>
                </table:table-cell>
              </table:table-row>
            </table:table>
            <text:p text:style-name="P1" loext:marker-style-name="T1"/>
          </table:table-cell>
          <table:covered-table-cell table:style-name="Table26.B2"/>
          <table:table-cell table:style-name="Table26.E8" office:value-type="string">
            <table:table table:name="Table23" table:style-name="Table23">
              <table:table-column table:style-name="Table23.A"/>
              <table:table-row table:style-name="Table23.1">
                <table:table-cell table:style-name="Table23.A1" office:value-type="string">
                  <text:p text:style-name="P12" loext:marker-style-name="T25"><ns6:frame ns6:style-name="fr1" ns6:name="Image19" text:anchor-type="as-char" svg:width="1.946cm" svg:height="1.946cm" ns6:z-index="0"><ns6:image ns8:href="Pictures/100015EA0000254F0000254F5084D25D.svg" ns8:type="simple" ns8:show="embed" ns8:actuate="onLoad" ns6:mime-type="image/svg+xml"/><ns6:image ns8:href="Pictures/10000001000001C3000001C368D4CB34.png" ns8:type="simple" ns8:show="embed" ns8:actuate="onLoad" ns6:mime-type="image/png"/></ns6:frame></text:p>
                </table:table-cell>
              </table:table-row>
              <table:table-row table:style-name="Table23.2">
                <table:table-cell table:style-name="Table23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26.B2"/>
          <table:table-cell table:style-name="Table26.G8" office:value-type="string">
            <table:table table:name="Table24" table:style-name="Table24">
              <table:table-column table:style-name="Table24.A"/>
              <table:table-row table:style-name="Table24.1">
                <table:table-cell table:style-name="Table24.A1" office:value-type="string">
                  <text:p text:style-name="P12" loext:marker-style-name="T25"><ns6:frame ns6:style-name="fr1" ns6:name="Image20" text:anchor-type="as-char" svg:width="1.946cm" svg:height="1.946cm" ns6:z-index="0"><ns6:image ns8:href="Pictures/100016440000254F0000254F2D32E836.svg" ns8:type="simple" ns8:show="embed" ns8:actuate="onLoad" ns6:mime-type="image/svg+xml"/><ns6:image ns8:href="Pictures/10000001000001C3000001C33F2DE3F5.png" ns8:type="simple" ns8:show="embed" ns8:actuate="onLoad" ns6:mime-type="image/png"/></ns6:frame></text:p>
                </table:table-cell>
              </table:table-row>
              <table:table-row table:style-name="Table24.2">
                <table:table-cell table:style-name="Table24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26.B2"/>
          <table:table-cell table:style-name="Table26.I8" office:value-type="string">
            <table:table table:name="Table25" table:style-name="Table25">
              <table:table-column table:style-name="Table25.A"/>
              <table:table-row table:style-name="Table25.1">
                <table:table-cell table:style-name="Table25.A1" office:value-type="string">
                  <text:p text:style-name="P12" loext:marker-style-name="T25"><ns6:frame ns6:style-name="fr1" ns6:name="Image21" text:anchor-type="as-char" svg:width="1.946cm" svg:height="1.946cm" ns6:z-index="0"><ns6:image ns8:href="Pictures/100016900000254F0000254FF129CE5E.svg" ns8:type="simple" ns8:show="embed" ns8:actuate="onLoad" ns6:mime-type="image/svg+xml"/><ns6:image ns8:href="Pictures/10000001000001C3000001C3120EF668.png" ns8:type="simple" ns8:show="embed" ns8:actuate="onLoad" ns6:mime-type="image/png"/></ns6:frame></text:p>
                </table:table-cell>
              </table:table-row>
              <table:table-row table:style-name="Table25.2">
                <table:table-cell table:style-name="Table25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able:table table:name="TableBackQR2" table:style-name="Table88">
              <table:table-column table:style-name="Table88.A"/>
              <table:table-row table:style-name="Table88.1">
                <table:table-cell table:style-name="Table88.A1" office:value-type="string">
                  <text:p text:style-name="P12" loext:marker-style-name="T25"><ns6:frame ns6:style-name="fr1" ns6:name="Image75" text:anchor-type="as-char" svg:width="1.946cm" svg:height="1.946cm" ns6:z-index="0"><ns6:image ns8:href="Pictures/100016A50000254F0000254F51CDCADE.svg" ns8:type="simple" ns8:show="embed" ns8:actuate="onLoad" ns6:mime-type="image/svg+xml"/><ns6:image ns8:href="Pictures/10000001000001C3000001C3B2E5FA42.png" ns8:type="simple" ns8:show="embed" ns8:actuate="onLoad" ns6:mime-type="image/png"/></ns6:frame></text:p>
                </table:table-cell>
              </table:table-row>
              <table:table-row table:style-name="Table88.2">
                <table:table-cell table:style-name="Table8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51" loext:marker-style-name="T1"><ns6:frame ns6:style-name="fr1" ns6:name="BackPageQR3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30" loext:marker-style-name="T1"/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column table:style-name="Table33.E"/>
        <table:table-column table:style-name="Table33.D"/>
        <table:table-column table:style-name="Table33.C"/>
        <table:table-column table:style-name="Table33.B"/>
        <table:table-column table:style-name="Table33.I"/>
        <table:table-row table:style-name="Table33.1">
          <table:table-cell table:style-name="Table33.A1" table:number-rows-spanned="6" office:value-type="string">
            <text:p text:style-name="P11" loext:marker-style-name="T1"/>
          </table:table-cell>
          <table:table-cell table:style-name="Table33.B1" table:number-rows-spanned="3" office:value-type="string">
            <text:p text:style-name="P25" loext:marker-style-name="T16"><text:span text:style-name="T16">${AT_suit}</text:span><text:span text:style-name="T16"/></text:p>
          </table:table-cell>
          <table:table-cell table:style-name="Table33.C1" office:value-type="string">
            <text:p text:style-name="P26" loext:marker-style-name="T31"><text:span text:style-name="T31">8</text:span><text:span text:style-name="T31"/></text:p>
          </table:table-cell>
          <table:table-cell table:style-name="Table33.D1" table:number-rows-spanned="3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33.E1" office:value-type="string">
            <text:p text:style-name="P26" loext:marker-style-name="T31"><text:span text:style-name="T31">9</text:span><text:span text:style-name="T31"/></text:p>
          </table:table-cell>
          <table:table-cell table:style-name="Table33.D1" table:number-rows-spanned="3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33.G1" office:value-type="string">
            <text:p text:style-name="P26" loext:marker-style-name="T31"><text:span text:style-name="T31">10</text:span><text:span text:style-name="T31"/></text:p>
          </table:table-cell>
          <table:table-cell table:style-name="Table33.D1" table:number-rows-spanned="3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33.I1" office:value-type="string">
            <text:p text:style-name="P26" loext:marker-style-name="T28"><text:span text:style-name="T28">J</text:span><text:span text:style-name="T28"/></text:p>
          </table:table-cell>
        </table:table-row>
        <table:table-row table:style-name="Table33.2">
          <table:covered-table-cell table:style-name="Table33.A1"/>
          <table:covered-table-cell table:style-name="Table33.B2"/>
          <table:table-cell table:style-name="Table33.C2" office:value-type="string">
            <text:p text:style-name="P9" loext:marker-style-name="T21"><text:span text:style-name="T21">${AT_AT8_desc}</text:span><text:span text:style-name="T21"/></text:p>
          </table:table-cell>
          <table:covered-table-cell table:style-name="Table33.D2"/>
          <table:table-cell table:style-name="Table33.E2" office:value-type="string">
            <text:p text:style-name="P9" loext:marker-style-name="T1"><text:span text:style-name="T21">${AT_AT9_desc}</text:span><text:span text:style-name="T1"/></text:p>
          </table:table-cell>
          <table:covered-table-cell table:style-name="Table33.D2"/>
          <table:table-cell table:style-name="Table33.G2" office:value-type="string">
            <text:p text:style-name="P9" loext:marker-style-name="T1"><text:span text:style-name="T21">${AT_ATX_desc}</text:span><text:span text:style-name="T1"/></text:p>
          </table:table-cell>
          <table:covered-table-cell table:style-name="Table33.D2"/>
          <table:table-cell table:style-name="Table33.I2" office:value-type="string">
            <text:p text:style-name="P9" loext:marker-style-name="T1"><text:span text:style-name="T21">${AT_ATJ_desc}</text:span><text:span text:style-name="T1"/></text:p>
          </table:table-cell>
        </table:table-row>
        <table:table-row table:style-name="Table33.3">
          <table:covered-table-cell table:style-name="Table33.A1"/>
          <table:covered-table-cell table:style-name="Table33.B2"/>
          <table:table-cell table:style-name="Table33.C3" office:value-type="string">
            <table:table table:name="Table27" table:style-name="Table27">
              <table:table-column table:style-name="Table27.A"/>
              <table:table-row table:style-name="Table27.1">
                <table:table-cell table:style-name="Table27.A1" office:value-type="string">
                  <text:p text:style-name="P12" loext:marker-style-name="T25"><ns6:frame ns6:style-name="fr1" ns6:name="Image22" text:anchor-type="as-char" svg:width="1.946cm" svg:height="1.946cm" ns6:z-index="0"><ns6:image ns8:href="Pictures/100016770000254F0000254FAD3CF3E5.svg" ns8:type="simple" ns8:show="embed" ns8:actuate="onLoad" ns6:mime-type="image/svg+xml"/><ns6:image ns8:href="Pictures/10000001000001C3000001C33B12C878.png" ns8:type="simple" ns8:show="embed" ns8:actuate="onLoad" ns6:mime-type="image/png"/></ns6:frame></text:p>
                </table:table-cell>
              </table:table-row>
              <table:table-row table:style-name="Table27.2">
                <table:table-cell table:style-name="Table27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32" loext:marker-style-name="T21"/>
          </table:table-cell>
          <table:covered-table-cell table:style-name="Table33.D2"/>
          <table:table-cell table:style-name="Table33.E3" office:value-type="string">
            <table:table table:name="Table28" table:style-name="Table28">
              <table:table-column table:style-name="Table28.A"/>
              <table:table-row table:style-name="Table28.1">
                <table:table-cell table:style-name="Table28.A1" office:value-type="string">
                  <text:p text:style-name="P12" loext:marker-style-name="T25"><ns6:frame ns6:style-name="fr1" ns6:name="Image23" text:anchor-type="as-char" svg:width="1.946cm" svg:height="1.946cm" ns6:z-index="0"><ns6:image ns8:href="Pictures/100017670000254F0000254FF61B4C94.svg" ns8:type="simple" ns8:show="embed" ns8:actuate="onLoad" ns6:mime-type="image/svg+xml"/><ns6:image ns8:href="Pictures/10000001000001C3000001C3F897D768.png" ns8:type="simple" ns8:show="embed" ns8:actuate="onLoad" ns6:mime-type="image/png"/></ns6:frame></text:p>
                </table:table-cell>
              </table:table-row>
              <table:table-row table:style-name="Table28.2">
                <table:table-cell table:style-name="Table2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33.D2"/>
          <table:table-cell table:style-name="Table33.G3" office:value-type="string">
            <table:table table:name="Table29" table:style-name="Table29">
              <table:table-column table:style-name="Table29.A"/>
              <table:table-row table:style-name="Table29.1">
                <table:table-cell table:style-name="Table29.A1" office:value-type="string">
                  <text:p text:style-name="P12" loext:marker-style-name="T25"><ns6:frame ns6:style-name="fr1" ns6:name="Image24" text:anchor-type="as-char" svg:width="1.946cm" svg:height="1.946cm" ns6:z-index="0"><ns6:image ns8:href="Pictures/100014FE0000254F0000254F56CE47E8.svg" ns8:type="simple" ns8:show="embed" ns8:actuate="onLoad" ns6:mime-type="image/svg+xml"/><ns6:image ns8:href="Pictures/10000001000001C3000001C3F2329820.png" ns8:type="simple" ns8:show="embed" ns8:actuate="onLoad" ns6:mime-type="image/png"/></ns6:frame></text:p>
                </table:table-cell>
              </table:table-row>
              <table:table-row table:style-name="Table29.2">
                <table:table-cell table:style-name="Table29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33.D2"/>
          <table:table-cell table:style-name="Table33.I3" office:value-type="string">
            <table:table table:name="Table30" table:style-name="Table30">
              <table:table-column table:style-name="Table30.A"/>
              <table:table-row table:style-name="Table30.1">
                <table:table-cell table:style-name="Table30.A1" office:value-type="string">
                  <text:p text:style-name="P12" loext:marker-style-name="T25"><ns6:frame ns6:style-name="fr1" ns6:name="Image25" text:anchor-type="as-char" svg:width="1.946cm" svg:height="1.946cm" ns6:z-index="0"><ns6:image ns8:href="Pictures/100016F20000254F0000254F18A5557B.svg" ns8:type="simple" ns8:show="embed" ns8:actuate="onLoad" ns6:mime-type="image/svg+xml"/><ns6:image ns8:href="Pictures/10000001000001C3000001C3DFCF9BCD.png" ns8:type="simple" ns8:show="embed" ns8:actuate="onLoad" ns6:mime-type="image/png"/></ns6:frame></text:p>
                </table:table-cell>
              </table:table-row>
              <table:table-row table:style-name="Table30.2">
                <table:table-cell table:style-name="Table30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33.1">
          <table:covered-table-cell table:style-name="Table33.A4"/>
          <table:table-cell table:style-name="Table33.B1" table:number-rows-spanned="3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33.I1" office:value-type="string">
            <text:p text:style-name="P26" loext:marker-style-name="T28"><text:span text:style-name="T28">Q</text:span><text:span text:style-name="T28"/></text:p>
          </table:table-cell>
          <table:table-cell table:style-name="Table33.D1" table:number-rows-spanned="3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33.I1" office:value-type="string">
            <text:p text:style-name="P26" loext:marker-style-name="T28"><text:span text:style-name="T28">K</text:span><text:span text:style-name="T28"/></text:p>
          </table:table-cell>
          <table:table-cell table:style-name="Table33.F4" table:number-rows-spanned="3" office:value-type="string">
            <text:p text:style-name="P33" loext:marker-style-name="T18"/>
          </table:table-cell>
          <table:table-cell table:style-name="Table33.G4" office:value-type="string">
            <text:p text:style-name="P34" loext:marker-style-name="T29"/>
          </table:table-cell>
          <table:table-cell table:style-name="Table33.H4" table:number-rows-spanned="3" office:value-type="string">
            <text:p text:style-name="P33" loext:marker-style-name="T18"/>
          </table:table-cell>
          <table:table-cell table:style-name="Table33.I4" office:value-type="string">
            <text:p text:style-name="P34" loext:marker-style-name="T29"/>
          </table:table-cell>
        </table:table-row>
        <table:table-row table:style-name="Table33.2">
          <table:covered-table-cell table:style-name="Table33.A5"/>
          <table:covered-table-cell table:style-name="Table33.B2"/>
          <table:table-cell table:style-name="Table33.I2" office:value-type="string">
            <text:p text:style-name="P9" loext:marker-style-name="T1"><text:span text:style-name="T21">${AT_ATQ_desc}</text:span><text:span text:style-name="T1"/></text:p>
          </table:table-cell>
          <table:covered-table-cell table:style-name="Table33.B2"/>
          <table:table-cell table:style-name="Table33.I2" office:value-type="string">
            <text:p text:style-name="P9" loext:marker-style-name="T1"><text:span text:style-name="T21">${AT_ATK_desc}</text:span><text:span text:style-name="T1"/></text:p>
          </table:table-cell>
          <table:covered-table-cell table:style-name="Table33.F5"/>
          <table:table-cell table:style-name="Table33.G5" office:value-type="string">
            <text:p text:style-name="P9" loext:marker-style-name="T30"><text:span text:style-name="T22">(${Common_NoCard})</text:span><text:span text:style-name="T30"/></text:p>
          </table:table-cell>
          <table:covered-table-cell table:style-name="Table33.H5"/>
          <table:table-cell table:style-name="Table33.I5" office:value-type="string">
            <text:p text:style-name="P9" loext:marker-style-name="T30"><text:span text:style-name="T22">(${Common_NoCard})</text:span><text:span text:style-name="T30"/></text:p>
          </table:table-cell>
        </table:table-row>
        <table:table-row table:style-name="Table33.3">
          <table:covered-table-cell table:style-name="Table33.A6"/>
          <table:covered-table-cell table:style-name="Table33.B2"/>
          <table:table-cell table:style-name="Table33.I3" office:value-type="string">
            <table:table table:name="Table31" table:style-name="Table31">
              <table:table-column table:style-name="Table31.A"/>
              <table:table-row table:style-name="Table31.1">
                <table:table-cell table:style-name="Table31.A1" office:value-type="string">
                  <text:p text:style-name="P12" loext:marker-style-name="T25"><ns6:frame ns6:style-name="fr1" ns6:name="Image26" text:anchor-type="as-char" svg:width="1.946cm" svg:height="1.946cm" ns6:z-index="0"><ns6:image ns8:href="Pictures/100016720000254F0000254F77E43A12.svg" ns8:type="simple" ns8:show="embed" ns8:actuate="onLoad" ns6:mime-type="image/svg+xml"/><ns6:image ns8:href="Pictures/10000001000001C3000001C3D7717D57.png" ns8:type="simple" ns8:show="embed" ns8:actuate="onLoad" ns6:mime-type="image/png"/></ns6:frame></text:p>
                </table:table-cell>
              </table:table-row>
              <table:table-row table:style-name="Table31.2">
                <table:table-cell table:style-name="Table31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33.B2"/>
          <table:table-cell table:style-name="Table33.I3" office:value-type="string">
            <table:table table:name="Table32" table:style-name="Table32">
              <table:table-column table:style-name="Table32.A"/>
              <table:table-row table:style-name="Table32.1">
                <table:table-cell table:style-name="Table32.A1" office:value-type="string">
                  <text:p text:style-name="P37" loext:marker-style-name="T25"><ns6:frame ns6:style-name="fr1" ns6:name="Image27" text:anchor-type="as-char" svg:width="1.946cm" svg:height="1.946cm" ns6:z-index="0"><ns6:image ns8:href="Pictures/1000172B0000254F0000254F5C599A25.svg" ns8:type="simple" ns8:show="embed" ns8:actuate="onLoad" ns6:mime-type="image/svg+xml"/><ns6:image ns8:href="Pictures/10000001000001C3000001C3607503E4.png" ns8:type="simple" ns8:show="embed" ns8:actuate="onLoad" ns6:mime-type="image/png"/></ns6:frame></text:p>
                </table:table-cell>
              </table:table-row>
              <table:table-row table:style-name="Table32.2">
                <table:table-cell table:style-name="Table32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able:table table:name="TableBackQR3" table:style-name="Table88">
              <table:table-column table:style-name="Table88.A"/>
              <table:table-row table:style-name="Table88.1">
                <table:table-cell table:style-name="Table88.A1" office:value-type="string">
                  <text:p text:style-name="P12" loext:marker-style-name="T25"><ns6:frame ns6:style-name="fr1" ns6:name="Image75" text:anchor-type="as-char" svg:width="1.946cm" svg:height="1.946cm" ns6:z-index="0"><ns6:image ns8:href="Pictures/100016A50000254F0000254F51CDCADE.svg" ns8:type="simple" ns8:show="embed" ns8:actuate="onLoad" ns6:mime-type="image/svg+xml"/><ns6:image ns8:href="Pictures/10000001000001C3000001C3B2E5FA42.png" ns8:type="simple" ns8:show="embed" ns8:actuate="onLoad" ns6:mime-type="image/png"/></ns6:frame></text:p>
                </table:table-cell>
              </table:table-row>
              <table:table-row table:style-name="Table88.2">
                <table:table-cell table:style-name="Table8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38" loext:marker-style-name="T36"/>
          </table:table-cell>
          <table:covered-table-cell table:style-name="Table33.F6"/>
          <table:table-cell table:style-name="Table33.G6" office:value-type="string">
            <text:p text:style-name="P11" loext:marker-style-name="T1"/>
          </table:table-cell>
          <table:covered-table-cell table:style-name="Table33.H6"/>
          <table:table-cell table:style-name="Table33.I6" office:value-type="string">
            <text:p text:style-name="P11" loext:marker-style-name="T1"/>
          </table:table-cell>
        </table:table-row>
      </table:table>
      <text:p text:style-name="P51" loext:marker-style-name="T1"><ns6:frame ns6:style-name="fr1" ns6:name="BackPageQR4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30" loext:marker-style-name="T1"/>
      <table:table table:name="Table41" table:style-name="Table41">
        <table:table-column table:style-name="Table41.A"/>
        <table:table-column table:style-name="Table41.B"/>
        <table:table-column table:style-name="Table41.C"/>
        <table:table-column table:style-name="Table41.D"/>
        <table:table-column table:style-name="Table41.E"/>
        <table:table-column table:style-name="Table41.F"/>
        <table:table-column table:style-name="Table41.E"/>
        <table:table-column table:style-name="Table41.D"/>
        <table:table-column table:style-name="Table41.I"/>
        <table:table-row table:style-name="Table41.1">
          <table:table-cell table:style-name="Table41.A1" table:number-rows-spanned="7" office:value-type="string">
            <text:p text:style-name="P11" loext:marker-style-name="T1"/>
          </table:table-cell>
          <table:table-cell table:style-name="Table41.B1" table:number-rows-spanned="4" office:value-type="string">
            <text:p text:style-name="P25" loext:marker-style-name="T16"><text:span text:style-name="T16">${SM_suit}</text:span><text:span text:style-name="T16"/></text:p>
          </table:table-cell>
          <table:table-cell table:style-name="Table41.C1" office:value-type="string">
            <text:p text:style-name="P26" loext:marker-style-name="T37"><text:span text:style-name="T37">A</text:span><text:span text:style-name="T37"/></text:p>
          </table:table-cell>
          <table:table-cell table:style-name="Table41.D1" table:number-rows-spanned="4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1.E1" office:value-type="string">
            <text:p text:style-name="P39" loext:marker-style-name="T38"/>
          </table:table-cell>
          <table:table-cell table:style-name="Table41.D1" table:number-rows-spanned="4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1.G1" office:value-type="string">
            <text:p text:style-name="P26" loext:marker-style-name="T37"><text:span text:style-name="T37">2</text:span><text:span text:style-name="T37"/></text:p>
          </table:table-cell>
          <table:table-cell table:style-name="Table41.D1" table:number-rows-spanned="4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1.I1" office:value-type="string">
            <text:p text:style-name="P26" loext:marker-style-name="T37"><text:span text:style-name="T37">3</text:span><text:span text:style-name="T37"/></text:p>
          </table:table-cell>
        </table:table-row>
        <table:table-row table:style-name="Table41.2">
          <table:covered-table-cell table:style-name="Table41.A2"/>
          <table:covered-table-cell table:style-name="Table41.B2"/>
          <table:table-cell table:style-name="Table41.C2" office:value-type="string">
            <text:p text:style-name="P9" loext:marker-style-name="T21"><text:span text:style-name="T21">${SM_SMA_desc}<text:line-break/><text:line-break/></text:span><text:span text:style-name="T21"/></text:p>
          </table:table-cell>
          <table:covered-table-cell table:style-name="Table41.D2"/>
          <table:table-cell table:style-name="Table41.E2" table:number-rows-spanned="2" office:value-type="string">
            <text:p text:style-name="P9" loext:marker-style-name="T30"><text:span text:style-name="T22">(${Common_NoCard})</text:span><text:span text:style-name="T30"/></text:p>
          </table:table-cell>
          <table:covered-table-cell table:style-name="Table41.D2"/>
          <table:table-cell table:style-name="Table41.G2" table:number-rows-spanned="2" office:value-type="string">
            <text:p text:style-name="P9" loext:marker-style-name="T1"><text:span text:style-name="T21">${SM_SM2_desc}</text:span><text:span text:style-name="T1"/></text:p>
          </table:table-cell>
          <table:covered-table-cell table:style-name="Table41.D2"/>
          <table:table-cell table:style-name="Table41.I2" table:number-rows-spanned="2" office:value-type="string">
            <text:p text:style-name="P9" loext:marker-style-name="T1"><text:span text:style-name="T21">${SM_SM3_desc}</text:span><text:span text:style-name="T1"/></text:p>
          </table:table-cell>
        </table:table-row>
        <table:table-row table:style-name="Table41.3">
          <table:covered-table-cell table:style-name="Table41.A3"/>
          <table:covered-table-cell table:style-name="Table41.B2"/>
          <table:table-cell table:style-name="Table41.C3" office:value-type="string">
            <text:p text:style-name="P9" loext:marker-style-name="T21"><text:span text:style-name="T23">${SM_SMA_misc}</text:span><text:span text:style-name="T24"/></text:p>
          </table:table-cell>
          <table:covered-table-cell table:style-name="Table41.D2"/>
          <table:covered-table-cell table:style-name="Table41.E3"/>
          <table:covered-table-cell table:style-name="Table41.D2"/>
          <table:covered-table-cell table:style-name="Table41.G3"/>
          <table:covered-table-cell table:style-name="Table41.D2"/>
          <table:covered-table-cell table:style-name="Table41.I3"/>
        </table:table-row>
        <table:table-row table:style-name="Table41.4">
          <table:covered-table-cell table:style-name="Table41.A4"/>
          <table:covered-table-cell table:style-name="Table41.B2"/>
          <table:table-cell table:style-name="Table41.C4" office:value-type="string">
            <text:p text:style-name="P28" loext:marker-style-name="T23"/>
            <table:table table:name="Table34" table:style-name="Table34">
              <table:table-column table:style-name="Table34.A"/>
              <table:table-row table:style-name="Table34.1">
                <table:table-cell table:style-name="Table34.A1" office:value-type="string">
                  <text:p text:style-name="P12" loext:marker-style-name="T25"><ns6:frame ns6:style-name="fr1" ns6:name="Image28" text:anchor-type="as-char" svg:width="1.946cm" svg:height="1.946cm" ns6:z-index="0"><ns6:image ns8:href="Pictures/100016520000254F0000254F5F77BB95.svg" ns8:type="simple" ns8:show="embed" ns8:actuate="onLoad" ns6:mime-type="image/svg+xml"/><ns6:image ns8:href="Pictures/10000001000001C3000001C3407FFCBC.png" ns8:type="simple" ns8:show="embed" ns8:actuate="onLoad" ns6:mime-type="image/png"/></ns6:frame></text:p>
                </table:table-cell>
              </table:table-row>
              <table:table-row table:style-name="Table34.2">
                <table:table-cell table:style-name="Table34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40" loext:marker-style-name="T39"/>
          </table:table-cell>
          <table:covered-table-cell table:style-name="Table41.D2"/>
          <table:table-cell table:style-name="Table41.E4" office:value-type="string">
            <text:p text:style-name="P11" loext:marker-style-name="T1"/>
          </table:table-cell>
          <table:covered-table-cell table:style-name="Table41.D2"/>
          <table:table-cell table:style-name="Table41.G4" office:value-type="string">
            <table:table table:name="Table35" table:style-name="Table35">
              <table:table-column table:style-name="Table35.A"/>
              <table:table-row table:style-name="Table35.1">
                <table:table-cell table:style-name="Table35.A1" office:value-type="string">
                  <text:p text:style-name="P12" loext:marker-style-name="T25"><ns6:frame ns6:style-name="fr1" ns6:name="Image29" text:anchor-type="as-char" svg:width="1.946cm" svg:height="1.946cm" ns6:z-index="0"><ns6:image ns8:href="Pictures/100016470000254F0000254F995033D9.svg" ns8:type="simple" ns8:show="embed" ns8:actuate="onLoad" ns6:mime-type="image/svg+xml"/><ns6:image ns8:href="Pictures/10000001000001C3000001C3488B869E.png" ns8:type="simple" ns8:show="embed" ns8:actuate="onLoad" ns6:mime-type="image/png"/></ns6:frame></text:p>
                </table:table-cell>
              </table:table-row>
              <table:table-row table:style-name="Table35.2">
                <table:table-cell table:style-name="Table35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41.D2"/>
          <table:table-cell table:style-name="Table41.I4" office:value-type="string">
            <table:table table:name="Table36" table:style-name="Table36">
              <table:table-column table:style-name="Table36.A"/>
              <table:table-row table:style-name="Table36.1">
                <table:table-cell table:style-name="Table36.A1" office:value-type="string">
                  <text:p text:style-name="P12" loext:marker-style-name="T25"><ns6:frame ns6:style-name="fr1" ns6:name="Image30" text:anchor-type="as-char" svg:width="1.946cm" svg:height="1.946cm" ns6:z-index="0"><ns6:image ns8:href="Pictures/100016310000254F0000254F20751F21.svg" ns8:type="simple" ns8:show="embed" ns8:actuate="onLoad" ns6:mime-type="image/svg+xml"/><ns6:image ns8:href="Pictures/10000001000001C3000001C3932C49F4.png" ns8:type="simple" ns8:show="embed" ns8:actuate="onLoad" ns6:mime-type="image/png"/></ns6:frame></text:p>
                </table:table-cell>
              </table:table-row>
              <table:table-row table:style-name="Table36.2">
                <table:table-cell table:style-name="Table36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41.1">
          <table:covered-table-cell table:style-name="Table41.A5"/>
          <table:table-cell table:style-name="Table41.B1" table:number-rows-spanned="3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1.C5" office:value-type="string">
            <text:p text:style-name="P26" loext:marker-style-name="T37"><text:span text:style-name="T37">4</text:span><text:span text:style-name="T37"/></text:p>
          </table:table-cell>
          <table:table-cell table:style-name="Table41.D1" table:number-rows-spanned="3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1.E5" office:value-type="string">
            <text:p text:style-name="P26" loext:marker-style-name="T37"><text:span text:style-name="T37">5</text:span><text:span text:style-name="T37"/></text:p>
          </table:table-cell>
          <table:table-cell table:style-name="Table41.D1" table:number-rows-spanned="3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1.G5" office:value-type="string">
            <text:p text:style-name="P26" loext:marker-style-name="T37"><text:span text:style-name="T37">6</text:span><text:span text:style-name="T37"/></text:p>
          </table:table-cell>
          <table:table-cell table:style-name="Table41.D1" table:number-rows-spanned="3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1.I5" office:value-type="string">
            <text:p text:style-name="P26" loext:marker-style-name="T37"><text:span text:style-name="T37">7</text:span><text:span text:style-name="T37"/></text:p>
          </table:table-cell>
        </table:table-row>
        <table:table-row table:style-name="Table41.6">
          <table:covered-table-cell table:style-name="Table41.A6"/>
          <table:covered-table-cell table:style-name="Table41.B2"/>
          <table:table-cell table:style-name="Table41.C6" office:value-type="string">
            <text:p text:style-name="P9" loext:marker-style-name="T1"><text:span text:style-name="T21">${SM_SM4_desc}</text:span><text:span text:style-name="T1"/></text:p>
          </table:table-cell>
          <table:covered-table-cell table:style-name="Table41.B2"/>
          <table:table-cell table:style-name="Table41.E6" office:value-type="string">
            <text:p text:style-name="P9" loext:marker-style-name="T1"><text:span text:style-name="T21">${SM_SM5_desc}</text:span><text:span text:style-name="T1"/></text:p>
          </table:table-cell>
          <table:covered-table-cell table:style-name="Table41.B2"/>
          <table:table-cell table:style-name="Table41.G6" office:value-type="string">
            <text:p text:style-name="P9" loext:marker-style-name="T1"><text:span text:style-name="T21">${SM_SM6_desc}</text:span><text:span text:style-name="T1"/></text:p>
          </table:table-cell>
          <table:covered-table-cell table:style-name="Table41.B2"/>
          <table:table-cell table:style-name="Table41.I6" office:value-type="string">
            <text:p text:style-name="P9" loext:marker-style-name="T1"><text:span text:style-name="T21">${SM_SM7_desc}</text:span><text:span text:style-name="T1"/></text:p>
          </table:table-cell>
        </table:table-row>
        <table:table-row table:style-name="Table41.4">
          <table:covered-table-cell table:style-name="Table41.A7"/>
          <table:covered-table-cell table:style-name="Table41.B2"/>
          <table:table-cell table:style-name="Table41.C7" office:value-type="string">
            <table:table table:name="Table37" table:style-name="Table37">
              <table:table-column table:style-name="Table37.A"/>
              <table:table-row table:style-name="Table37.1">
                <table:table-cell table:style-name="Table37.A1" office:value-type="string">
                  <text:p text:style-name="P12" loext:marker-style-name="T25"><ns6:frame ns6:style-name="fr1" ns6:name="Image31" text:anchor-type="as-char" svg:width="1.946cm" svg:height="1.946cm" ns6:z-index="0"><ns6:image ns8:href="Pictures/100016AB0000254F0000254F09DED0BB.svg" ns8:type="simple" ns8:show="embed" ns8:actuate="onLoad" ns6:mime-type="image/svg+xml"/><ns6:image ns8:href="Pictures/10000001000001C3000001C3ABF3536A.png" ns8:type="simple" ns8:show="embed" ns8:actuate="onLoad" ns6:mime-type="image/png"/></ns6:frame></text:p>
                </table:table-cell>
              </table:table-row>
              <table:table-row table:style-name="Table37.2">
                <table:table-cell table:style-name="Table37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41.B2"/>
          <table:table-cell table:style-name="Table41.E7" office:value-type="string">
            <table:table table:name="Table38" table:style-name="Table38">
              <table:table-column table:style-name="Table38.A"/>
              <table:table-row table:style-name="Table38.1">
                <table:table-cell table:style-name="Table38.A1" office:value-type="string">
                  <text:p text:style-name="P12" loext:marker-style-name="T25"><ns6:frame ns6:style-name="fr1" ns6:name="Image32" text:anchor-type="as-char" svg:width="1.946cm" svg:height="1.946cm" ns6:z-index="0"><ns6:image ns8:href="Pictures/100015DE0000254F0000254F2A30884A.svg" ns8:type="simple" ns8:show="embed" ns8:actuate="onLoad" ns6:mime-type="image/svg+xml"/><ns6:image ns8:href="Pictures/10000001000001C3000001C33765264D.png" ns8:type="simple" ns8:show="embed" ns8:actuate="onLoad" ns6:mime-type="image/png"/></ns6:frame></text:p>
                </table:table-cell>
              </table:table-row>
              <table:table-row table:style-name="Table38.2">
                <table:table-cell table:style-name="Table3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41.B2"/>
          <table:table-cell table:style-name="Table41.G7" office:value-type="string">
            <table:table table:name="Table39" table:style-name="Table39">
              <table:table-column table:style-name="Table39.A"/>
              <table:table-row table:style-name="Table39.1">
                <table:table-cell table:style-name="Table39.A1" office:value-type="string">
                  <text:p text:style-name="P12" loext:marker-style-name="T25"><ns6:frame ns6:style-name="fr1" ns6:name="Image33" text:anchor-type="as-char" svg:width="1.946cm" svg:height="1.946cm" ns6:z-index="0"><ns6:image ns8:href="Pictures/100016840000254F0000254FC844DE69.svg" ns8:type="simple" ns8:show="embed" ns8:actuate="onLoad" ns6:mime-type="image/svg+xml"/><ns6:image ns8:href="Pictures/10000001000001C3000001C3FB1DE0A5.png" ns8:type="simple" ns8:show="embed" ns8:actuate="onLoad" ns6:mime-type="image/png"/></ns6:frame></text:p>
                </table:table-cell>
              </table:table-row>
              <table:table-row table:style-name="Table39.2">
                <table:table-cell table:style-name="Table39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41.B2"/>
          <table:table-cell table:style-name="Table41.I7" office:value-type="string">
            <table:table table:name="Table40" table:style-name="Table40">
              <table:table-column table:style-name="Table40.A"/>
              <table:table-row table:style-name="Table40.1">
                <table:table-cell table:style-name="Table40.A1" office:value-type="string">
                  <text:p text:style-name="P12" loext:marker-style-name="T25"><ns6:frame ns6:style-name="fr1" ns6:name="Image34" text:anchor-type="as-char" svg:width="1.946cm" svg:height="1.946cm" ns6:z-index="0"><ns6:image ns8:href="Pictures/1000159B0000254F0000254FA1239FF9.svg" ns8:type="simple" ns8:show="embed" ns8:actuate="onLoad" ns6:mime-type="image/svg+xml"/><ns6:image ns8:href="Pictures/10000001000001C3000001C39B843B5C.png" ns8:type="simple" ns8:show="embed" ns8:actuate="onLoad" ns6:mime-type="image/png"/></ns6:frame></text:p>
                </table:table-cell>
              </table:table-row>
              <table:table-row table:style-name="Table40.2">
                <table:table-cell table:style-name="Table40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able:table table:name="TableBackQR4" table:style-name="Table88">
              <table:table-column table:style-name="Table88.A"/>
              <table:table-row table:style-name="Table88.1">
                <table:table-cell table:style-name="Table88.A1" office:value-type="string">
                  <text:p text:style-name="P12" loext:marker-style-name="T25"><ns6:frame ns6:style-name="fr1" ns6:name="Image75" text:anchor-type="as-char" svg:width="1.946cm" svg:height="1.946cm" ns6:z-index="0"><ns6:image ns8:href="Pictures/100016A50000254F0000254F51CDCADE.svg" ns8:type="simple" ns8:show="embed" ns8:actuate="onLoad" ns6:mime-type="image/svg+xml"/><ns6:image ns8:href="Pictures/10000001000001C3000001C3B2E5FA42.png" ns8:type="simple" ns8:show="embed" ns8:actuate="onLoad" ns6:mime-type="image/png"/></ns6:frame></text:p>
                </table:table-cell>
              </table:table-row>
              <table:table-row table:style-name="Table88.2">
                <table:table-cell table:style-name="Table8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51" loext:marker-style-name="T1"><ns6:frame ns6:style-name="fr1" ns6:name="BackPageQR5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30" loext:marker-style-name="T1"/>
      <table:table table:name="Table48" table:style-name="Table48">
        <table:table-column table:style-name="Table48.A"/>
        <table:table-column table:style-name="Table48.B"/>
        <table:table-column table:style-name="Table48.C"/>
        <table:table-column table:style-name="Table48.B"/>
        <table:table-column table:style-name="Table48.E"/>
        <table:table-column table:style-name="Table48.B"/>
        <table:table-column table:style-name="Table48.C"/>
        <table:table-column table:style-name="Table48.B"/>
        <table:table-column table:style-name="Table48.E"/>
        <table:table-row table:style-name="Table48.1">
          <table:table-cell table:style-name="Table48.A1" table:number-rows-spanned="6" office:value-type="string">
            <text:p text:style-name="P11" loext:marker-style-name="T1"/>
          </table:table-cell>
          <table:table-cell table:style-name="Table48.B1" table:number-rows-spanned="3" office:value-type="string">
            <text:p text:style-name="P25" loext:marker-style-name="T16"><text:span text:style-name="T16">${SM_suit}</text:span><text:span text:style-name="T16"/></text:p>
          </table:table-cell>
          <table:table-cell table:style-name="Table48.C1" office:value-type="string">
            <text:p text:style-name="P26" loext:marker-style-name="T37"><text:span text:style-name="T37">8</text:span><text:span text:style-name="T37"/></text:p>
          </table:table-cell>
          <table:table-cell table:style-name="Table48.D1" table:number-rows-spanned="3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8.E1" office:value-type="string">
            <text:p text:style-name="P26" loext:marker-style-name="T37"><text:span text:style-name="T37">9</text:span><text:span text:style-name="T37"/></text:p>
          </table:table-cell>
          <table:table-cell table:style-name="Table48.D1" table:number-rows-spanned="3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8.G1" office:value-type="string">
            <text:p text:style-name="P26" loext:marker-style-name="T37"><text:span text:style-name="T37">10</text:span><text:span text:style-name="T37"/></text:p>
          </table:table-cell>
          <table:table-cell table:style-name="Table48.D1" table:number-rows-spanned="3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8.I1" office:value-type="string">
            <text:p text:style-name="P26" loext:marker-style-name="T28"><text:span text:style-name="T28">J</text:span><text:span text:style-name="T28"/></text:p>
          </table:table-cell>
        </table:table-row>
        <table:table-row table:style-name="Table48.2">
          <table:covered-table-cell table:style-name="Table48.A1"/>
          <table:covered-table-cell table:style-name="Table48.B2"/>
          <table:table-cell table:style-name="Table48.C2" office:value-type="string">
            <text:p text:style-name="P9" loext:marker-style-name="T21"><text:span text:style-name="T21">${SM_SM8_desc}</text:span><text:span text:style-name="T21"/></text:p>
          </table:table-cell>
          <table:covered-table-cell table:style-name="Table48.D2"/>
          <table:table-cell table:style-name="Table48.E2" office:value-type="string">
            <text:p text:style-name="P9" loext:marker-style-name="T1"><text:span text:style-name="T21">${SM_SM9_desc}</text:span><text:span text:style-name="T1"/></text:p>
          </table:table-cell>
          <table:covered-table-cell table:style-name="Table48.D2"/>
          <table:table-cell table:style-name="Table48.G2" office:value-type="string">
            <text:p text:style-name="P9" loext:marker-style-name="T1"><text:span text:style-name="T21">${SM_SMX_desc}</text:span><text:span text:style-name="T1"/></text:p>
          </table:table-cell>
          <table:covered-table-cell table:style-name="Table48.D2"/>
          <table:table-cell table:style-name="Table48.I2" office:value-type="string">
            <text:p text:style-name="P9" loext:marker-style-name="T1"><text:span text:style-name="T21">${SM_SMJ_desc}</text:span><text:span text:style-name="T1"/></text:p>
          </table:table-cell>
        </table:table-row>
        <table:table-row table:style-name="Table48.3">
          <table:covered-table-cell table:style-name="Table48.A1"/>
          <table:covered-table-cell table:style-name="Table48.B2"/>
          <table:table-cell table:style-name="Table48.C3" office:value-type="string">
            <table:table table:name="Table42" table:style-name="Table42">
              <table:table-column table:style-name="Table42.A"/>
              <table:table-row table:style-name="Table42.1">
                <table:table-cell table:style-name="Table42.A1" office:value-type="string">
                  <text:p text:style-name="P12" loext:marker-style-name="T25"><ns6:frame ns6:style-name="fr1" ns6:name="Image35" text:anchor-type="as-char" svg:width="1.946cm" svg:height="1.946cm" ns6:z-index="0"><ns6:image ns8:href="Pictures/1000156C0000254F0000254F0ABF212C.svg" ns8:type="simple" ns8:show="embed" ns8:actuate="onLoad" ns6:mime-type="image/svg+xml"/><ns6:image ns8:href="Pictures/10000001000001C3000001C3789461E8.png" ns8:type="simple" ns8:show="embed" ns8:actuate="onLoad" ns6:mime-type="image/png"/></ns6:frame></text:p>
                </table:table-cell>
              </table:table-row>
              <table:table-row table:style-name="Table42.2">
                <table:table-cell table:style-name="Table42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32" loext:marker-style-name="T21"/>
          </table:table-cell>
          <table:covered-table-cell table:style-name="Table48.D2"/>
          <table:table-cell table:style-name="Table48.E3" office:value-type="string">
            <table:table table:name="Table43" table:style-name="Table43">
              <table:table-column table:style-name="Table43.A"/>
              <table:table-row table:style-name="Table43.1">
                <table:table-cell table:style-name="Table43.A1" office:value-type="string">
                  <text:p text:style-name="P41" loext:marker-style-name="T25"><ns6:frame ns6:style-name="fr1" ns6:name="Image36" text:anchor-type="as-char" svg:width="1.946cm" svg:height="1.946cm" ns6:z-index="0"><ns6:image ns8:href="Pictures/100016950000254F0000254FA0C00987.svg" ns8:type="simple" ns8:show="embed" ns8:actuate="onLoad" ns6:mime-type="image/svg+xml"/><ns6:image ns8:href="Pictures/10000001000001C3000001C3B69071A8.png" ns8:type="simple" ns8:show="embed" ns8:actuate="onLoad" ns6:mime-type="image/png"/></ns6:frame></text:p>
                </table:table-cell>
              </table:table-row>
              <table:table-row table:style-name="Table43.2">
                <table:table-cell table:style-name="Table43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48.D2"/>
          <table:table-cell table:style-name="Table48.G3" office:value-type="string">
            <table:table table:name="Table44" table:style-name="Table44">
              <table:table-column table:style-name="Table44.A"/>
              <table:table-row table:style-name="Table44.1">
                <table:table-cell table:style-name="Table44.A1" office:value-type="string">
                  <text:p text:style-name="P12" loext:marker-style-name="T25"><ns6:frame ns6:style-name="fr1" ns6:name="Image37" text:anchor-type="as-char" svg:width="1.946cm" svg:height="1.946cm" ns6:z-index="0"><ns6:image ns8:href="Pictures/100016070000254F0000254F8FFFDBF1.svg" ns8:type="simple" ns8:show="embed" ns8:actuate="onLoad" ns6:mime-type="image/svg+xml"/><ns6:image ns8:href="Pictures/10000001000001C3000001C357FAF405.png" ns8:type="simple" ns8:show="embed" ns8:actuate="onLoad" ns6:mime-type="image/png"/></ns6:frame></text:p>
                </table:table-cell>
              </table:table-row>
              <table:table-row table:style-name="Table44.2">
                <table:table-cell table:style-name="Table44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48.D2"/>
          <table:table-cell table:style-name="Table48.I3" office:value-type="string">
            <table:table table:name="Table45" table:style-name="Table45">
              <table:table-column table:style-name="Table45.A"/>
              <table:table-row table:style-name="Table45.1">
                <table:table-cell table:style-name="Table45.A1" office:value-type="string">
                  <text:p text:style-name="P12" loext:marker-style-name="T25"><ns6:frame ns6:style-name="fr1" ns6:name="Image38" text:anchor-type="as-char" svg:width="1.946cm" svg:height="1.946cm" ns6:z-index="0"><ns6:image ns8:href="Pictures/100016BF0000254F0000254F69A2C60B.svg" ns8:type="simple" ns8:show="embed" ns8:actuate="onLoad" ns6:mime-type="image/svg+xml"/><ns6:image ns8:href="Pictures/10000001000001C3000001C3235B033F.png" ns8:type="simple" ns8:show="embed" ns8:actuate="onLoad" ns6:mime-type="image/png"/></ns6:frame></text:p>
                </table:table-cell>
              </table:table-row>
              <table:table-row table:style-name="Table45.2">
                <table:table-cell table:style-name="Table45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48.1">
          <table:covered-table-cell table:style-name="Table48.A4"/>
          <table:table-cell table:style-name="Table48.B1" table:number-rows-spanned="3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8.I1" office:value-type="string">
            <text:p text:style-name="P26" loext:marker-style-name="T28"><text:span text:style-name="T28">Q</text:span><text:span text:style-name="T28"/></text:p>
          </table:table-cell>
          <table:table-cell table:style-name="Table48.D1" table:number-rows-spanned="3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8.I1" office:value-type="string">
            <text:p text:style-name="P26" loext:marker-style-name="T28"><text:span text:style-name="T28">K</text:span><text:span text:style-name="T28"/></text:p>
          </table:table-cell>
          <table:table-cell table:style-name="Table48.F4" table:number-rows-spanned="3" office:value-type="string">
            <text:p text:style-name="P33" loext:marker-style-name="T18"/>
          </table:table-cell>
          <table:table-cell table:style-name="Table48.G4" office:value-type="string">
            <text:p text:style-name="P34" loext:marker-style-name="T29"/>
          </table:table-cell>
          <table:table-cell table:style-name="Table48.H4" table:number-rows-spanned="3" office:value-type="string">
            <text:p text:style-name="P33" loext:marker-style-name="T18"/>
          </table:table-cell>
          <table:table-cell table:style-name="Table48.I4" office:value-type="string">
            <text:p text:style-name="P34" loext:marker-style-name="T29"/>
          </table:table-cell>
        </table:table-row>
        <table:table-row table:style-name="Table48.2">
          <table:covered-table-cell table:style-name="Table48.A5"/>
          <table:covered-table-cell table:style-name="Table48.B2"/>
          <table:table-cell table:style-name="Table48.I2" office:value-type="string">
            <text:p text:style-name="P9" loext:marker-style-name="T1"><text:span text:style-name="T21">${SM_SMQ_desc}</text:span><text:span text:style-name="T1"/></text:p>
          </table:table-cell>
          <table:covered-table-cell table:style-name="Table48.B2"/>
          <table:table-cell table:style-name="Table48.I2" office:value-type="string">
            <text:p text:style-name="P9" loext:marker-style-name="T1"><text:span text:style-name="T21">${SM_SMK_desc}</text:span><text:span text:style-name="T1"/></text:p>
          </table:table-cell>
          <table:covered-table-cell table:style-name="Table48.F5"/>
          <table:table-cell table:style-name="Table48.G5" office:value-type="string">
            <text:p text:style-name="P9" loext:marker-style-name="T30"><text:span text:style-name="T22">(${Common_NoCard})</text:span><text:span text:style-name="T30"/></text:p>
          </table:table-cell>
          <table:covered-table-cell table:style-name="Table48.H5"/>
          <table:table-cell table:style-name="Table48.I5" office:value-type="string">
            <text:p text:style-name="P9" loext:marker-style-name="T30"><text:span text:style-name="T22">(${Common_NoCard})</text:span><text:span text:style-name="T30"/></text:p>
          </table:table-cell>
        </table:table-row>
        <table:table-row table:style-name="Table48.3">
          <table:covered-table-cell table:style-name="Table48.A6"/>
          <table:covered-table-cell table:style-name="Table48.B2"/>
          <table:table-cell table:style-name="Table48.I3" office:value-type="string">
            <table:table table:name="Table46" table:style-name="Table46">
              <table:table-column table:style-name="Table46.A"/>
              <table:table-row table:style-name="Table46.1">
                <table:table-cell table:style-name="Table46.A1" office:value-type="string">
                  <text:p text:style-name="P12" loext:marker-style-name="T25"><ns6:frame ns6:style-name="fr1" ns6:name="Image39" text:anchor-type="as-char" svg:width="1.946cm" svg:height="1.946cm" ns6:z-index="0"><ns6:image ns8:href="Pictures/100016140000254F0000254FDC8DBF30.svg" ns8:type="simple" ns8:show="embed" ns8:actuate="onLoad" ns6:mime-type="image/svg+xml"/><ns6:image ns8:href="Pictures/10000001000001C3000001C396A827D3.png" ns8:type="simple" ns8:show="embed" ns8:actuate="onLoad" ns6:mime-type="image/png"/></ns6:frame></text:p>
                </table:table-cell>
              </table:table-row>
              <table:table-row table:style-name="Table46.2">
                <table:table-cell table:style-name="Table46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48.B2"/>
          <table:table-cell table:style-name="Table48.I3" office:value-type="string">
            <table:table table:name="Table47" table:style-name="Table47">
              <table:table-column table:style-name="Table47.A"/>
              <table:table-row table:style-name="Table47.1">
                <table:table-cell table:style-name="Table47.A1" office:value-type="string">
                  <text:p text:style-name="P12" loext:marker-style-name="T25"><ns6:frame ns6:style-name="fr1" ns6:name="Image40" text:anchor-type="as-char" svg:width="1.946cm" svg:height="1.946cm" ns6:z-index="0"><ns6:image ns8:href="Pictures/100016D00000254F0000254FBDCFAF7C.svg" ns8:type="simple" ns8:show="embed" ns8:actuate="onLoad" ns6:mime-type="image/svg+xml"/><ns6:image ns8:href="Pictures/10000001000001C3000001C3D43ED2CE.png" ns8:type="simple" ns8:show="embed" ns8:actuate="onLoad" ns6:mime-type="image/png"/></ns6:frame></text:p>
                </table:table-cell>
              </table:table-row>
              <table:table-row table:style-name="Table47.2">
                <table:table-cell table:style-name="Table47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able:table table:name="TableBackQR5" table:style-name="Table88">
              <table:table-column table:style-name="Table88.A"/>
              <table:table-row table:style-name="Table88.1">
                <table:table-cell table:style-name="Table88.A1" office:value-type="string">
                  <text:p text:style-name="P12" loext:marker-style-name="T25"><ns6:frame ns6:style-name="fr1" ns6:name="Image75" text:anchor-type="as-char" svg:width="1.946cm" svg:height="1.946cm" ns6:z-index="0"><ns6:image ns8:href="Pictures/100016A50000254F0000254F51CDCADE.svg" ns8:type="simple" ns8:show="embed" ns8:actuate="onLoad" ns6:mime-type="image/svg+xml"/><ns6:image ns8:href="Pictures/10000001000001C3000001C3B2E5FA42.png" ns8:type="simple" ns8:show="embed" ns8:actuate="onLoad" ns6:mime-type="image/png"/></ns6:frame></text:p>
                </table:table-cell>
              </table:table-row>
              <table:table-row table:style-name="Table88.2">
                <table:table-cell table:style-name="Table8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48.F6"/>
          <table:table-cell table:style-name="Table48.G6" office:value-type="string">
            <text:p text:style-name="P42" loext:marker-style-name="T40"/>
          </table:table-cell>
          <table:covered-table-cell table:style-name="Table48.H6"/>
          <table:table-cell table:style-name="Table48.I6" office:value-type="string">
            <text:p text:style-name="P11" loext:marker-style-name="T1"/>
          </table:table-cell>
        </table:table-row>
      </table:table>
      <text:p text:style-name="P51" loext:marker-style-name="T1"><ns6:frame ns6:style-name="fr1" ns6:name="BackPageQR6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30" loext:marker-style-name="T1"/>
      <table:table table:name="Table56" table:style-name="Table56">
        <table:table-column table:style-name="Table56.A"/>
        <table:table-column table:style-name="Table56.B"/>
        <table:table-column table:style-name="Table56.C"/>
        <table:table-column table:style-name="Table56.D"/>
        <table:table-column table:style-name="Table56.E"/>
        <table:table-column table:style-name="Table56.D"/>
        <table:table-column table:style-name="Table56.E"/>
        <table:table-column table:style-name="Table56.D"/>
        <table:table-column table:style-name="Table56.E"/>
        <table:table-row table:style-name="Table56.1">
          <table:table-cell table:style-name="Table56.A1" table:number-rows-spanned="7" office:value-type="string">
            <text:p text:style-name="P11" loext:marker-style-name="T1"/>
          </table:table-cell>
          <table:table-cell table:style-name="Table56.B1" table:number-rows-spanned="4" office:value-type="string">
            <text:p text:style-name="P25" loext:marker-style-name="T16"><text:span text:style-name="T16">${AZ_suit}</text:span><text:span text:style-name="T16"/></text:p>
          </table:table-cell>
          <table:table-cell table:style-name="Table56.C1" office:value-type="string">
            <text:p text:style-name="P26" loext:marker-style-name="T41"><text:span text:style-name="T41">A</text:span><text:span text:style-name="T41"/></text:p>
          </table:table-cell>
          <table:table-cell table:style-name="Table56.D1" table:number-rows-spanned="4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56.E1" office:value-type="string">
            <text:p text:style-name="P43" loext:marker-style-name="T42"/>
          </table:table-cell>
          <table:table-cell table:style-name="Table56.D1" table:number-rows-spanned="4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56.G1" office:value-type="string">
            <text:p text:style-name="P26" loext:marker-style-name="T41"><text:span text:style-name="T41">2</text:span><text:span text:style-name="T41"/></text:p>
          </table:table-cell>
          <table:table-cell table:style-name="Table56.D1" table:number-rows-spanned="4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56.I1" office:value-type="string">
            <text:p text:style-name="P26" loext:marker-style-name="T41"><text:span text:style-name="T41">3</text:span><text:span text:style-name="T41"/></text:p>
          </table:table-cell>
        </table:table-row>
        <table:table-row table:style-name="Table56.2">
          <table:covered-table-cell table:style-name="Table56.A2"/>
          <table:covered-table-cell table:style-name="Table56.B2"/>
          <table:table-cell table:style-name="Table56.C2" office:value-type="string">
            <text:p text:style-name="P9" loext:marker-style-name="T21"><text:span text:style-name="T21">${AZ_AZA_desc}<text:line-break/><text:line-break/></text:span><text:span text:style-name="T21"/></text:p>
          </table:table-cell>
          <table:covered-table-cell table:style-name="Table56.D2"/>
          <table:table-cell table:style-name="Table56.E2" table:number-rows-spanned="2" office:value-type="string">
            <text:p text:style-name="P9" loext:marker-style-name="T30"><text:span text:style-name="T22">(${Common_NoCard})</text:span><text:span text:style-name="T30"/></text:p>
          </table:table-cell>
          <table:covered-table-cell table:style-name="Table56.D2"/>
          <table:table-cell table:style-name="Table56.G2" table:number-rows-spanned="2" office:value-type="string">
            <text:p text:style-name="P9" loext:marker-style-name="T1"><text:span text:style-name="T21">${AZ_AZ2_desc}</text:span><text:span text:style-name="T1"/></text:p>
          </table:table-cell>
          <table:covered-table-cell table:style-name="Table56.D2"/>
          <table:table-cell table:style-name="Table56.I2" table:number-rows-spanned="2" office:value-type="string">
            <text:p text:style-name="P9" loext:marker-style-name="T1"><text:span text:style-name="T21">${AZ_AZ3_desc}</text:span><text:span text:style-name="T1"/></text:p>
          </table:table-cell>
        </table:table-row>
        <table:table-row table:style-name="Table56.3">
          <table:covered-table-cell table:style-name="Table56.A3"/>
          <table:covered-table-cell table:style-name="Table56.B2"/>
          <table:table-cell table:style-name="Table56.C3" office:value-type="string">
            <text:p text:style-name="P9" loext:marker-style-name="T21"><text:span text:style-name="T23">${AZ_AZA_misc}</text:span><text:span text:style-name="T24"/></text:p>
          </table:table-cell>
          <table:covered-table-cell table:style-name="Table56.D2"/>
          <table:covered-table-cell table:style-name="Table56.E3"/>
          <table:covered-table-cell table:style-name="Table56.D2"/>
          <table:covered-table-cell table:style-name="Table56.G3"/>
          <table:covered-table-cell table:style-name="Table56.D2"/>
          <table:covered-table-cell table:style-name="Table56.I3"/>
        </table:table-row>
        <table:table-row table:style-name="Table56.4">
          <table:covered-table-cell table:style-name="Table56.A4"/>
          <table:covered-table-cell table:style-name="Table56.B2"/>
          <table:table-cell table:style-name="Table56.C4" office:value-type="string">
            <text:p text:style-name="P28" loext:marker-style-name="T23"/>
            <table:table table:name="Table49" table:style-name="Table49">
              <table:table-column table:style-name="Table49.A"/>
              <table:table-row table:style-name="Table49.1">
                <table:table-cell table:style-name="Table49.A1" office:value-type="string">
                  <text:p text:style-name="P12" loext:marker-style-name="T25"><ns6:frame ns6:style-name="fr1" ns6:name="Image41" text:anchor-type="as-char" svg:width="1.946cm" svg:height="1.946cm" ns6:z-index="0"><ns6:image ns8:href="Pictures/100016DE0000254F0000254FCDF75442.svg" ns8:type="simple" ns8:show="embed" ns8:actuate="onLoad" ns6:mime-type="image/svg+xml"/><ns6:image ns8:href="Pictures/10000001000001C3000001C313953615.png" ns8:type="simple" ns8:show="embed" ns8:actuate="onLoad" ns6:mime-type="image/png"/></ns6:frame></text:p>
                </table:table-cell>
              </table:table-row>
              <table:table-row table:style-name="Table49.2">
                <table:table-cell table:style-name="Table49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40" loext:marker-style-name="T39"/>
          </table:table-cell>
          <table:covered-table-cell table:style-name="Table56.D2"/>
          <table:table-cell table:style-name="Table56.E4" office:value-type="string">
            <text:p text:style-name="P11" loext:marker-style-name="T1"/>
          </table:table-cell>
          <table:covered-table-cell table:style-name="Table56.D2"/>
          <table:table-cell table:style-name="Table56.G4" office:value-type="string">
            <table:table table:name="Table50" table:style-name="Table50">
              <table:table-column table:style-name="Table50.A"/>
              <table:table-row table:style-name="Table50.1">
                <table:table-cell table:style-name="Table50.A1" office:value-type="string">
                  <text:p text:style-name="P12" loext:marker-style-name="T25"><ns6:frame ns6:style-name="fr1" ns6:name="Image42" text:anchor-type="as-char" svg:width="1.946cm" svg:height="1.946cm" ns6:z-index="0"><ns6:image ns8:href="Pictures/100016050000254F0000254FED978D7B.svg" ns8:type="simple" ns8:show="embed" ns8:actuate="onLoad" ns6:mime-type="image/svg+xml"/><ns6:image ns8:href="Pictures/10000001000001C3000001C3DAA70D0E.png" ns8:type="simple" ns8:show="embed" ns8:actuate="onLoad" ns6:mime-type="image/png"/></ns6:frame></text:p>
                </table:table-cell>
              </table:table-row>
              <table:table-row table:style-name="Table50.2">
                <table:table-cell table:style-name="Table50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56.D2"/>
          <table:table-cell table:style-name="Table56.I4" office:value-type="string">
            <table:table table:name="Table51" table:style-name="Table51">
              <table:table-column table:style-name="Table51.A"/>
              <table:table-row table:style-name="Table51.1">
                <table:table-cell table:style-name="Table51.A1" office:value-type="string">
                  <text:p text:style-name="P37" loext:marker-style-name="T25"><ns6:frame ns6:style-name="fr1" ns6:name="Image43" text:anchor-type="as-char" svg:width="1.946cm" svg:height="1.946cm" ns6:z-index="0"><ns6:image ns8:href="Pictures/1000167C0000254F0000254F9B38B794.svg" ns8:type="simple" ns8:show="embed" ns8:actuate="onLoad" ns6:mime-type="image/svg+xml"/><ns6:image ns8:href="Pictures/10000001000001C3000001C301647780.png" ns8:type="simple" ns8:show="embed" ns8:actuate="onLoad" ns6:mime-type="image/png"/></ns6:frame></text:p>
                </table:table-cell>
              </table:table-row>
              <table:table-row table:style-name="Table51.2">
                <table:table-cell table:style-name="Table51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56.1">
          <table:covered-table-cell table:style-name="Table56.A5"/>
          <table:table-cell table:style-name="Table56.B1" table:number-rows-spanned="3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56.C5" office:value-type="string">
            <text:p text:style-name="P26" loext:marker-style-name="T41"><text:span text:style-name="T41">4</text:span><text:span text:style-name="T41"/></text:p>
          </table:table-cell>
          <table:table-cell table:style-name="Table56.D1" table:number-rows-spanned="3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56.E5" office:value-type="string">
            <text:p text:style-name="P26" loext:marker-style-name="T41"><text:span text:style-name="T41">5</text:span><text:span text:style-name="T41"/></text:p>
          </table:table-cell>
          <table:table-cell table:style-name="Table56.D1" table:number-rows-spanned="3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56.G5" office:value-type="string">
            <text:p text:style-name="P26" loext:marker-style-name="T41"><text:span text:style-name="T41">6</text:span><text:span text:style-name="T41"/></text:p>
          </table:table-cell>
          <table:table-cell table:style-name="Table56.D1" table:number-rows-spanned="3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56.I5" office:value-type="string">
            <text:p text:style-name="P26" loext:marker-style-name="T41"><text:span text:style-name="T41">7</text:span><text:span text:style-name="T41"/></text:p>
          </table:table-cell>
        </table:table-row>
        <table:table-row table:style-name="Table56.6">
          <table:covered-table-cell table:style-name="Table56.A6"/>
          <table:covered-table-cell table:style-name="Table56.B2"/>
          <table:table-cell table:style-name="Table56.C6" office:value-type="string">
            <text:p text:style-name="P9" loext:marker-style-name="T1"><text:span text:style-name="T21">${AZ_AZ4_desc}</text:span><text:span text:style-name="T1"/></text:p>
          </table:table-cell>
          <table:covered-table-cell table:style-name="Table56.B2"/>
          <table:table-cell table:style-name="Table56.E6" office:value-type="string">
            <text:p text:style-name="P9" loext:marker-style-name="T1"><text:span text:style-name="T21">${AZ_AZ5_desc}</text:span><text:span text:style-name="T1"/></text:p>
          </table:table-cell>
          <table:covered-table-cell table:style-name="Table56.B2"/>
          <table:table-cell table:style-name="Table56.G6" office:value-type="string">
            <text:p text:style-name="P9" loext:marker-style-name="T1"><text:span text:style-name="T21">${AZ_AZ6_desc}</text:span><text:span text:style-name="T1"/></text:p>
          </table:table-cell>
          <table:covered-table-cell table:style-name="Table56.B2"/>
          <table:table-cell table:style-name="Table56.I6" office:value-type="string">
            <text:p text:style-name="P9" loext:marker-style-name="T1"><text:span text:style-name="T21">${AZ_AZ7_desc}</text:span><text:span text:style-name="T1"/></text:p>
          </table:table-cell>
        </table:table-row>
        <table:table-row table:style-name="Table56.4">
          <table:covered-table-cell table:style-name="Table56.A7"/>
          <table:covered-table-cell table:style-name="Table56.B2"/>
          <table:table-cell table:style-name="Table56.C7" office:value-type="string">
            <table:table table:name="Table52" table:style-name="Table52">
              <table:table-column table:style-name="Table52.A"/>
              <table:table-row table:style-name="Table52.1">
                <table:table-cell table:style-name="Table52.A1" office:value-type="string">
                  <text:p text:style-name="P12" loext:marker-style-name="T25"><ns6:frame ns6:style-name="fr1" ns6:name="Image44" text:anchor-type="as-char" svg:width="1.946cm" svg:height="1.946cm" ns6:z-index="0"><ns6:image ns8:href="Pictures/100016B70000254F0000254F58C6B827.svg" ns8:type="simple" ns8:show="embed" ns8:actuate="onLoad" ns6:mime-type="image/svg+xml"/><ns6:image ns8:href="Pictures/10000001000001C3000001C3E11FBD42.png" ns8:type="simple" ns8:show="embed" ns8:actuate="onLoad" ns6:mime-type="image/png"/></ns6:frame></text:p>
                </table:table-cell>
              </table:table-row>
              <table:table-row table:style-name="Table52.2">
                <table:table-cell table:style-name="Table52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56.B2"/>
          <table:table-cell table:style-name="Table56.E7" office:value-type="string">
            <table:table table:name="Table53" table:style-name="Table53">
              <table:table-column table:style-name="Table53.A"/>
              <table:table-row table:style-name="Table53.1">
                <table:table-cell table:style-name="Table53.A1" office:value-type="string">
                  <text:p text:style-name="P37" loext:marker-style-name="T25"><ns6:frame ns6:style-name="fr1" ns6:name="Image45" text:anchor-type="as-char" svg:width="1.946cm" svg:height="1.946cm" ns6:z-index="0"><ns6:image ns8:href="Pictures/100016470000254F0000254F492010CB.svg" ns8:type="simple" ns8:show="embed" ns8:actuate="onLoad" ns6:mime-type="image/svg+xml"/><ns6:image ns8:href="Pictures/10000001000001C3000001C3CF37718C.png" ns8:type="simple" ns8:show="embed" ns8:actuate="onLoad" ns6:mime-type="image/png"/></ns6:frame></text:p>
                </table:table-cell>
              </table:table-row>
              <table:table-row table:style-name="Table53.2">
                <table:table-cell table:style-name="Table53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56.B2"/>
          <table:table-cell table:style-name="Table56.G7" office:value-type="string">
            <table:table table:name="Table54" table:style-name="Table54">
              <table:table-column table:style-name="Table54.A"/>
              <table:table-row table:style-name="Table54.1">
                <table:table-cell table:style-name="Table54.A1" office:value-type="string">
                  <text:p text:style-name="P12" loext:marker-style-name="T25"><ns6:frame ns6:style-name="fr1" ns6:name="Image46" text:anchor-type="as-char" svg:width="1.946cm" svg:height="1.946cm" ns6:z-index="0"><ns6:image ns8:href="Pictures/1000167A0000254F0000254FEAFE564B.svg" ns8:type="simple" ns8:show="embed" ns8:actuate="onLoad" ns6:mime-type="image/svg+xml"/><ns6:image ns8:href="Pictures/10000001000001C3000001C3544FBD17.png" ns8:type="simple" ns8:show="embed" ns8:actuate="onLoad" ns6:mime-type="image/png"/></ns6:frame></text:p>
                </table:table-cell>
              </table:table-row>
              <table:table-row table:style-name="Table54.2">
                <table:table-cell table:style-name="Table54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56.B2"/>
          <table:table-cell table:style-name="Table56.I7" office:value-type="string">
            <table:table table:name="Table55" table:style-name="Table55">
              <table:table-column table:style-name="Table55.A"/>
              <table:table-row table:style-name="Table55.1">
                <table:table-cell table:style-name="Table55.A1" office:value-type="string">
                  <text:p text:style-name="P37" loext:marker-style-name="T25"><ns6:frame ns6:style-name="fr1" ns6:name="Image47" text:anchor-type="as-char" svg:width="1.946cm" svg:height="1.946cm" ns6:z-index="0"><ns6:image ns8:href="Pictures/100015AD0000254F0000254F299F1FBA.svg" ns8:type="simple" ns8:show="embed" ns8:actuate="onLoad" ns6:mime-type="image/svg+xml"/><ns6:image ns8:href="Pictures/10000001000001C3000001C303B93EA5.png" ns8:type="simple" ns8:show="embed" ns8:actuate="onLoad" ns6:mime-type="image/png"/></ns6:frame></text:p>
                </table:table-cell>
              </table:table-row>
              <table:table-row table:style-name="Table55.2">
                <table:table-cell table:style-name="Table55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able:table table:name="TableBackQR6" table:style-name="Table88">
              <table:table-column table:style-name="Table88.A"/>
              <table:table-row table:style-name="Table88.1">
                <table:table-cell table:style-name="Table88.A1" office:value-type="string">
                  <text:p text:style-name="P12" loext:marker-style-name="T25"><ns6:frame ns6:style-name="fr1" ns6:name="Image75" text:anchor-type="as-char" svg:width="1.946cm" svg:height="1.946cm" ns6:z-index="0"><ns6:image ns8:href="Pictures/100016A50000254F0000254F51CDCADE.svg" ns8:type="simple" ns8:show="embed" ns8:actuate="onLoad" ns6:mime-type="image/svg+xml"/><ns6:image ns8:href="Pictures/10000001000001C3000001C3B2E5FA42.png" ns8:type="simple" ns8:show="embed" ns8:actuate="onLoad" ns6:mime-type="image/png"/></ns6:frame></text:p>
                </table:table-cell>
              </table:table-row>
              <table:table-row table:style-name="Table88.2">
                <table:table-cell table:style-name="Table8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51" loext:marker-style-name="T1"><ns6:frame ns6:style-name="fr1" ns6:name="BackPageQR7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30" loext:marker-style-name="T1"/>
      <table:table table:name="Table63" table:style-name="Table63">
        <table:table-column table:style-name="Table63.A"/>
        <table:table-column table:style-name="Table63.B"/>
        <table:table-column table:style-name="Table63.C"/>
        <table:table-column table:style-name="Table63.D"/>
        <table:table-column table:style-name="Table63.C"/>
        <table:table-column table:style-name="Table63.F"/>
        <table:table-column table:style-name="Table63.C"/>
        <table:table-column table:style-name="Table63.D"/>
        <table:table-column table:style-name="Table63.C"/>
        <table:table-row table:style-name="Table63.1">
          <table:table-cell table:style-name="Table63.A1" table:number-rows-spanned="6" office:value-type="string">
            <text:p text:style-name="P11" loext:marker-style-name="T1"/>
          </table:table-cell>
          <table:table-cell table:style-name="Table63.B1" table:number-rows-spanned="3" office:value-type="string">
            <text:p text:style-name="P25" loext:marker-style-name="T16"><text:span text:style-name="T16">${AZ_suit}</text:span><text:span text:style-name="T16"/></text:p>
          </table:table-cell>
          <table:table-cell table:style-name="Table63.C1" office:value-type="string">
            <text:p text:style-name="P26" loext:marker-style-name="T41"><text:span text:style-name="T41">8</text:span><text:span text:style-name="T41"/></text:p>
          </table:table-cell>
          <table:table-cell table:style-name="Table63.D1" table:number-rows-spanned="3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63.E1" office:value-type="string">
            <text:p text:style-name="P26" loext:marker-style-name="T41"><text:span text:style-name="T41">9</text:span><text:span text:style-name="T41"/></text:p>
          </table:table-cell>
          <table:table-cell table:style-name="Table63.D1" table:number-rows-spanned="3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63.G1" office:value-type="string">
            <text:p text:style-name="P26" loext:marker-style-name="T41"><text:span text:style-name="T41">10</text:span><text:span text:style-name="T41"/></text:p>
          </table:table-cell>
          <table:table-cell table:style-name="Table63.D1" table:number-rows-spanned="3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63.I1" office:value-type="string">
            <text:p text:style-name="P26" loext:marker-style-name="T28"><text:span text:style-name="T28">J</text:span><text:span text:style-name="T28"/></text:p>
          </table:table-cell>
        </table:table-row>
        <table:table-row table:style-name="Table63.2">
          <table:covered-table-cell table:style-name="Table63.A1"/>
          <table:covered-table-cell table:style-name="Table63.B2"/>
          <table:table-cell table:style-name="Table63.C2" office:value-type="string">
            <text:p text:style-name="P9" loext:marker-style-name="T21"><text:span text:style-name="T21">${AZ_AZ8_desc}</text:span><text:span text:style-name="T21"/></text:p>
          </table:table-cell>
          <table:covered-table-cell table:style-name="Table63.D2"/>
          <table:table-cell table:style-name="Table63.E2" office:value-type="string">
            <text:p text:style-name="P9" loext:marker-style-name="T1"><text:span text:style-name="T21">${AZ_AZ9_desc}</text:span><text:span text:style-name="T1"/></text:p>
          </table:table-cell>
          <table:covered-table-cell table:style-name="Table63.D2"/>
          <table:table-cell table:style-name="Table63.G2" office:value-type="string">
            <text:p text:style-name="P9" loext:marker-style-name="T1"><text:span text:style-name="T21">${AZ_AZX_desc}</text:span><text:span text:style-name="T1"/></text:p>
          </table:table-cell>
          <table:covered-table-cell table:style-name="Table63.D2"/>
          <table:table-cell table:style-name="Table63.I2" office:value-type="string">
            <text:p text:style-name="P9" loext:marker-style-name="T1"><text:span text:style-name="T21">${AZ_AZJ_desc}</text:span><text:span text:style-name="T1"/></text:p>
          </table:table-cell>
        </table:table-row>
        <table:table-row table:style-name="Table63.3">
          <table:covered-table-cell table:style-name="Table63.A1"/>
          <table:covered-table-cell table:style-name="Table63.B2"/>
          <table:table-cell table:style-name="Table63.C3" office:value-type="string">
            <table:table table:name="Table57" table:style-name="Table57">
              <table:table-column table:style-name="Table57.A"/>
              <table:table-row table:style-name="Table57.1">
                <table:table-cell table:style-name="Table57.A1" office:value-type="string">
                  <text:p text:style-name="P12" loext:marker-style-name="T25"><ns6:frame ns6:style-name="fr1" ns6:name="Image48" text:anchor-type="as-char" svg:width="1.946cm" svg:height="1.946cm" ns6:z-index="0"><ns6:image ns8:href="Pictures/100016980000254F0000254FB057E0DC.svg" ns8:type="simple" ns8:show="embed" ns8:actuate="onLoad" ns6:mime-type="image/svg+xml"/><ns6:image ns8:href="Pictures/10000001000001C3000001C3117B657A.png" ns8:type="simple" ns8:show="embed" ns8:actuate="onLoad" ns6:mime-type="image/png"/></ns6:frame></text:p>
                </table:table-cell>
              </table:table-row>
              <table:table-row table:style-name="Table57.2">
                <table:table-cell table:style-name="Table57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32" loext:marker-style-name="T21"/>
          </table:table-cell>
          <table:covered-table-cell table:style-name="Table63.D2"/>
          <table:table-cell table:style-name="Table63.E3" office:value-type="string">
            <table:table table:name="Table58" table:style-name="Table58">
              <table:table-column table:style-name="Table58.A"/>
              <table:table-row table:style-name="Table58.1">
                <table:table-cell table:style-name="Table58.A1" office:value-type="string">
                  <text:p text:style-name="P12" loext:marker-style-name="T25"><ns6:frame ns6:style-name="fr1" ns6:name="Image49" text:anchor-type="as-char" svg:width="1.946cm" svg:height="1.946cm" ns6:z-index="0"><ns6:image ns8:href="Pictures/100017050000254F0000254FC5331217.svg" ns8:type="simple" ns8:show="embed" ns8:actuate="onLoad" ns6:mime-type="image/svg+xml"/><ns6:image ns8:href="Pictures/10000001000001C3000001C31516F8A8.png" ns8:type="simple" ns8:show="embed" ns8:actuate="onLoad" ns6:mime-type="image/png"/></ns6:frame></text:p>
                </table:table-cell>
              </table:table-row>
              <table:table-row table:style-name="Table58.2">
                <table:table-cell table:style-name="Table5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63.D2"/>
          <table:table-cell table:style-name="Table63.G3" office:value-type="string">
            <table:table table:name="Table59" table:style-name="Table59">
              <table:table-column table:style-name="Table59.A"/>
              <table:table-row table:style-name="Table59.1">
                <table:table-cell table:style-name="Table59.A1" office:value-type="string">
                  <text:p text:style-name="P12" loext:marker-style-name="T25"><ns6:frame ns6:style-name="fr1" ns6:name="Image50" text:anchor-type="as-char" svg:width="1.946cm" svg:height="1.946cm" ns6:z-index="0"><ns6:image ns8:href="Pictures/100015FF0000254F0000254F09359904.svg" ns8:type="simple" ns8:show="embed" ns8:actuate="onLoad" ns6:mime-type="image/svg+xml"/><ns6:image ns8:href="Pictures/10000001000001C3000001C39AB52972.png" ns8:type="simple" ns8:show="embed" ns8:actuate="onLoad" ns6:mime-type="image/png"/></ns6:frame></text:p>
                </table:table-cell>
              </table:table-row>
              <table:table-row table:style-name="Table59.2">
                <table:table-cell table:style-name="Table59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63.D2"/>
          <table:table-cell table:style-name="Table63.I3" office:value-type="string">
            <table:table table:name="Table60" table:style-name="Table60">
              <table:table-column table:style-name="Table60.A"/>
              <table:table-row table:style-name="Table60.1">
                <table:table-cell table:style-name="Table60.A1" office:value-type="string">
                  <text:p text:style-name="P12" loext:marker-style-name="T25"><ns6:frame ns6:style-name="fr1" ns6:name="Image51" text:anchor-type="as-char" svg:width="1.946cm" svg:height="1.946cm" ns6:z-index="0"><ns6:image ns8:href="Pictures/100016370000254F0000254FCA21AB85.svg" ns8:type="simple" ns8:show="embed" ns8:actuate="onLoad" ns6:mime-type="image/svg+xml"/><ns6:image ns8:href="Pictures/10000001000001C3000001C3D6F8083C.png" ns8:type="simple" ns8:show="embed" ns8:actuate="onLoad" ns6:mime-type="image/png"/></ns6:frame></text:p>
                </table:table-cell>
              </table:table-row>
              <table:table-row table:style-name="Table60.2">
                <table:table-cell table:style-name="Table60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63.1">
          <table:covered-table-cell table:style-name="Table63.A4"/>
          <table:table-cell table:style-name="Table63.B1" table:number-rows-spanned="3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63.I1" office:value-type="string">
            <text:p text:style-name="P26" loext:marker-style-name="T28"><text:span text:style-name="T28">Q</text:span><text:span text:style-name="T28"/></text:p>
          </table:table-cell>
          <table:table-cell table:style-name="Table63.D1" table:number-rows-spanned="3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63.I1" office:value-type="string">
            <text:p text:style-name="P26" loext:marker-style-name="T28"><text:span text:style-name="T28">K</text:span><text:span text:style-name="T28"/></text:p>
          </table:table-cell>
          <table:table-cell table:style-name="Table63.F4" table:number-rows-spanned="3" office:value-type="string">
            <text:p text:style-name="P33" loext:marker-style-name="T18"/>
          </table:table-cell>
          <table:table-cell table:style-name="Table63.G4" office:value-type="string">
            <text:p text:style-name="P34" loext:marker-style-name="T29"/>
          </table:table-cell>
          <table:table-cell table:style-name="Table63.H4" table:number-rows-spanned="3" office:value-type="string">
            <text:p text:style-name="P33" loext:marker-style-name="T18"/>
          </table:table-cell>
          <table:table-cell table:style-name="Table63.I4" office:value-type="string">
            <text:p text:style-name="P34" loext:marker-style-name="T29"/>
          </table:table-cell>
        </table:table-row>
        <table:table-row table:style-name="Table63.2">
          <table:covered-table-cell table:style-name="Table63.A5"/>
          <table:covered-table-cell table:style-name="Table63.B2"/>
          <table:table-cell table:style-name="Table63.I2" office:value-type="string">
            <text:p text:style-name="P9" loext:marker-style-name="T1"><text:span text:style-name="T21">${AZ_AZQ_desc}</text:span><text:span text:style-name="T1"/></text:p>
          </table:table-cell>
          <table:covered-table-cell table:style-name="Table63.B2"/>
          <table:table-cell table:style-name="Table63.I2" office:value-type="string">
            <text:p text:style-name="P9" loext:marker-style-name="T1"><text:span text:style-name="T21">${AZ_AZK_desc}</text:span><text:span text:style-name="T1"/></text:p>
          </table:table-cell>
          <table:covered-table-cell table:style-name="Table63.F5"/>
          <table:table-cell table:style-name="Table63.G5" office:value-type="string">
            <text:p text:style-name="P9" loext:marker-style-name="T30"><text:span text:style-name="T22">(${Common_NoCard})</text:span><text:span text:style-name="T30"/></text:p>
          </table:table-cell>
          <table:covered-table-cell table:style-name="Table63.H5"/>
          <table:table-cell table:style-name="Table63.I5" office:value-type="string">
            <text:p text:style-name="P9" loext:marker-style-name="T30"><text:span text:style-name="T22">(${Common_NoCard})</text:span><text:span text:style-name="T30"/></text:p>
          </table:table-cell>
        </table:table-row>
        <table:table-row table:style-name="Table63.3">
          <table:covered-table-cell table:style-name="Table63.A6"/>
          <table:covered-table-cell table:style-name="Table63.B2"/>
          <table:table-cell table:style-name="Table63.I3" office:value-type="string">
            <table:table table:name="Table61" table:style-name="Table61">
              <table:table-column table:style-name="Table61.A"/>
              <table:table-row table:style-name="Table61.1">
                <table:table-cell table:style-name="Table61.A1" office:value-type="string">
                  <text:p text:style-name="P12" loext:marker-style-name="T25"><ns6:frame ns6:style-name="fr1" ns6:name="Image52" text:anchor-type="as-char" svg:width="1.946cm" svg:height="1.946cm" ns6:z-index="0"><ns6:image ns8:href="Pictures/100017480000254F0000254F58DF3931.svg" ns8:type="simple" ns8:show="embed" ns8:actuate="onLoad" ns6:mime-type="image/svg+xml"/><ns6:image ns8:href="Pictures/10000001000001C3000001C36522B540.png" ns8:type="simple" ns8:show="embed" ns8:actuate="onLoad" ns6:mime-type="image/png"/></ns6:frame></text:p>
                </table:table-cell>
              </table:table-row>
              <table:table-row table:style-name="Table61.2">
                <table:table-cell table:style-name="Table61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63.B2"/>
          <table:table-cell table:style-name="Table63.I3" office:value-type="string">
            <table:table table:name="Table62" table:style-name="Table62">
              <table:table-column table:style-name="Table62.A"/>
              <table:table-row table:style-name="Table62.1">
                <table:table-cell table:style-name="Table62.A1" office:value-type="string">
                  <text:p text:style-name="P12" loext:marker-style-name="T25"><ns6:frame ns6:style-name="fr1" ns6:name="Image53" text:anchor-type="as-char" svg:width="1.946cm" svg:height="1.946cm" ns6:z-index="0"><ns6:image ns8:href="Pictures/1000161D0000254F0000254FCCBB6798.svg" ns8:type="simple" ns8:show="embed" ns8:actuate="onLoad" ns6:mime-type="image/svg+xml"/><ns6:image ns8:href="Pictures/10000001000001C3000001C3605D29DE.png" ns8:type="simple" ns8:show="embed" ns8:actuate="onLoad" ns6:mime-type="image/png"/></ns6:frame></text:p>
                </table:table-cell>
              </table:table-row>
              <table:table-row table:style-name="Table62.2">
                <table:table-cell table:style-name="Table62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able:table table:name="TableBackQR7" table:style-name="Table88">
              <table:table-column table:style-name="Table88.A"/>
              <table:table-row table:style-name="Table88.1">
                <table:table-cell table:style-name="Table88.A1" office:value-type="string">
                  <text:p text:style-name="P12" loext:marker-style-name="T25"><ns6:frame ns6:style-name="fr1" ns6:name="Image75" text:anchor-type="as-char" svg:width="1.946cm" svg:height="1.946cm" ns6:z-index="0"><ns6:image ns8:href="Pictures/100016A50000254F0000254F51CDCADE.svg" ns8:type="simple" ns8:show="embed" ns8:actuate="onLoad" ns6:mime-type="image/svg+xml"/><ns6:image ns8:href="Pictures/10000001000001C3000001C3B2E5FA42.png" ns8:type="simple" ns8:show="embed" ns8:actuate="onLoad" ns6:mime-type="image/png"/></ns6:frame></text:p>
                </table:table-cell>
              </table:table-row>
              <table:table-row table:style-name="Table88.2">
                <table:table-cell table:style-name="Table8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63.F6"/>
          <table:table-cell table:style-name="Table63.G6" office:value-type="string">
            <text:p text:style-name="P11" loext:marker-style-name="T1"/>
          </table:table-cell>
          <table:covered-table-cell table:style-name="Table63.F6"/>
          <table:table-cell table:style-name="Table63.I6" office:value-type="string">
            <text:p text:style-name="P11" loext:marker-style-name="T1"/>
          </table:table-cell>
        </table:table-row>
      </table:table>
      <text:p text:style-name="P51" loext:marker-style-name="T1"><ns6:frame ns6:style-name="fr1" ns6:name="BackPageQR8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30" loext:marker-style-name="T1"/>
      <table:table table:name="Table71" table:style-name="Table71">
        <table:table-column table:style-name="Table71.A"/>
        <table:table-column table:style-name="Table71.B"/>
        <table:table-column table:style-name="Table71.C"/>
        <table:table-column table:style-name="Table71.B"/>
        <table:table-column table:style-name="Table71.E"/>
        <table:table-column table:style-name="Table71.B"/>
        <table:table-column table:style-name="Table71.G"/>
        <table:table-column table:style-name="Table71.B"/>
        <table:table-column table:style-name="Table71.E"/>
        <table:table-row table:style-name="Table71.1">
          <table:table-cell table:style-name="Table71.A1" table:number-rows-spanned="7" office:value-type="string">
            <text:p text:style-name="P11" loext:marker-style-name="T1"/>
          </table:table-cell>
          <table:table-cell table:style-name="Table71.B1" table:number-rows-spanned="4" office:value-type="string">
            <text:p text:style-name="P25" loext:marker-style-name="T16"><text:span text:style-name="T16">${CR_suit}</text:span><text:span text:style-name="T16"/></text:p>
          </table:table-cell>
          <table:table-cell table:style-name="Table71.C1" office:value-type="string">
            <text:p text:style-name="P26" loext:marker-style-name="T43"><text:span text:style-name="T43">A</text:span><text:span text:style-name="T43"/></text:p>
          </table:table-cell>
          <table:table-cell table:style-name="Table71.D1" table:number-rows-spanned="4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1.E1" office:value-type="string">
            <text:p text:style-name="P44" loext:marker-style-name="T44"/>
          </table:table-cell>
          <table:table-cell table:style-name="Table71.D1" table:number-rows-spanned="4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1.G1" office:value-type="string">
            <text:p text:style-name="P26" loext:marker-style-name="T43"><text:span text:style-name="T43">2</text:span><text:span text:style-name="T43"/></text:p>
          </table:table-cell>
          <table:table-cell table:style-name="Table71.D1" table:number-rows-spanned="4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1.I1" office:value-type="string">
            <text:p text:style-name="P26" loext:marker-style-name="T44"><text:span text:style-name="T44">3</text:span><text:span text:style-name="T44"/></text:p>
          </table:table-cell>
        </table:table-row>
        <table:table-row table:style-name="Table71.2">
          <table:covered-table-cell table:style-name="Table71.A2"/>
          <table:covered-table-cell table:style-name="Table71.B2"/>
          <table:table-cell table:style-name="Table71.C2" office:value-type="string">
            <text:p text:style-name="P9" loext:marker-style-name="T21"><text:span text:style-name="T21">${CR_CRA_desc}<text:line-break/><text:line-break/></text:span><text:span text:style-name="T21"/></text:p>
          </table:table-cell>
          <table:covered-table-cell table:style-name="Table71.D2"/>
          <table:table-cell table:style-name="Table71.E2" table:number-rows-spanned="2" office:value-type="string">
            <text:p text:style-name="P9" loext:marker-style-name="T30"><text:span text:style-name="T22">(${Common_NoCard})</text:span><text:span text:style-name="T30"/></text:p>
          </table:table-cell>
          <table:covered-table-cell table:style-name="Table71.D2"/>
          <table:table-cell table:style-name="Table71.G2" table:number-rows-spanned="2" office:value-type="string">
            <text:p text:style-name="P9" loext:marker-style-name="T1"><text:span text:style-name="T21">${CR_CR2_desc}</text:span><text:span text:style-name="T1"/></text:p>
          </table:table-cell>
          <table:covered-table-cell table:style-name="Table71.D2"/>
          <table:table-cell table:style-name="Table71.I2" table:number-rows-spanned="2" office:value-type="string">
            <text:p text:style-name="P9" loext:marker-style-name="T1"><text:span text:style-name="T21">${CR_CR3_desc}</text:span><text:span text:style-name="T1"/></text:p>
          </table:table-cell>
        </table:table-row>
        <table:table-row table:style-name="Table71.3">
          <table:covered-table-cell table:style-name="Table71.A3"/>
          <table:covered-table-cell table:style-name="Table71.B2"/>
          <table:table-cell table:style-name="Table71.C3" office:value-type="string">
            <text:p text:style-name="P9" loext:marker-style-name="T21"><text:span text:style-name="T23">${CR_CRA_misc}</text:span><text:span text:style-name="T24"/></text:p>
          </table:table-cell>
          <table:covered-table-cell table:style-name="Table71.D2"/>
          <table:covered-table-cell table:style-name="Table71.E3"/>
          <table:covered-table-cell table:style-name="Table71.D2"/>
          <table:covered-table-cell table:style-name="Table71.G3"/>
          <table:covered-table-cell table:style-name="Table71.D2"/>
          <table:covered-table-cell table:style-name="Table71.I3"/>
        </table:table-row>
        <table:table-row table:style-name="Table71.4">
          <table:covered-table-cell table:style-name="Table71.A4"/>
          <table:covered-table-cell table:style-name="Table71.B2"/>
          <table:table-cell table:style-name="Table71.C4" office:value-type="string">
            <text:p text:style-name="P28" loext:marker-style-name="T23"/>
            <table:table table:name="Table64" table:style-name="Table64">
              <table:table-column table:style-name="Table64.A"/>
              <table:table-row table:style-name="Table64.1">
                <table:table-cell table:style-name="Table64.A1" office:value-type="string">
                  <text:p text:style-name="P12" loext:marker-style-name="T25"><ns6:frame ns6:style-name="fr1" ns6:name="Image54" text:anchor-type="as-char" svg:width="1.946cm" svg:height="1.946cm" ns6:z-index="0"><ns6:image ns8:href="Pictures/100016030000254F0000254FE8452665.svg" ns8:type="simple" ns8:show="embed" ns8:actuate="onLoad" ns6:mime-type="image/svg+xml"/><ns6:image ns8:href="Pictures/10000001000001C3000001C3FE13EFF7.png" ns8:type="simple" ns8:show="embed" ns8:actuate="onLoad" ns6:mime-type="image/png"/></ns6:frame></text:p>
                </table:table-cell>
              </table:table-row>
              <table:table-row table:style-name="Table64.2">
                <table:table-cell table:style-name="Table64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40" loext:marker-style-name="T39"/>
          </table:table-cell>
          <table:covered-table-cell table:style-name="Table71.D2"/>
          <table:table-cell table:style-name="Table71.E4" office:value-type="string">
            <text:p text:style-name="P11" loext:marker-style-name="T1"/>
          </table:table-cell>
          <table:covered-table-cell table:style-name="Table71.D2"/>
          <table:table-cell table:style-name="Table71.G4" office:value-type="string">
            <table:table table:name="Table65" table:style-name="Table65">
              <table:table-column table:style-name="Table65.A"/>
              <table:table-row table:style-name="Table65.1">
                <table:table-cell table:style-name="Table65.A1" office:value-type="string">
                  <text:p text:style-name="P12" loext:marker-style-name="T25"><ns6:frame ns6:style-name="fr1" ns6:name="Image55" text:anchor-type="as-char" svg:width="1.946cm" svg:height="1.946cm" ns6:z-index="0"><ns6:image ns8:href="Pictures/1000160B0000254F0000254FB726077E.svg" ns8:type="simple" ns8:show="embed" ns8:actuate="onLoad" ns6:mime-type="image/svg+xml"/><ns6:image ns8:href="Pictures/10000001000001C3000001C30A18D73A.png" ns8:type="simple" ns8:show="embed" ns8:actuate="onLoad" ns6:mime-type="image/png"/></ns6:frame></text:p>
                </table:table-cell>
              </table:table-row>
              <table:table-row table:style-name="Table65.2">
                <table:table-cell table:style-name="Table65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71.D2"/>
          <table:table-cell table:style-name="Table71.I4" office:value-type="string">
            <table:table table:name="Table66" table:style-name="Table66">
              <table:table-column table:style-name="Table66.A"/>
              <table:table-row table:style-name="Table66.1">
                <table:table-cell table:style-name="Table66.A1" office:value-type="string">
                  <text:p text:style-name="P45" loext:marker-style-name="T25"><ns6:frame ns6:style-name="fr1" ns6:name="Image56" text:anchor-type="as-char" svg:width="1.946cm" svg:height="1.946cm" ns6:z-index="0"><ns6:image ns8:href="Pictures/100016970000254F0000254F9BCA9ED4.svg" ns8:type="simple" ns8:show="embed" ns8:actuate="onLoad" ns6:mime-type="image/svg+xml"/><ns6:image ns8:href="Pictures/10000001000001C3000001C3F9D7EF0F.png" ns8:type="simple" ns8:show="embed" ns8:actuate="onLoad" ns6:mime-type="image/png"/></ns6:frame></text:p>
                </table:table-cell>
              </table:table-row>
              <table:table-row table:style-name="Table66.2">
                <table:table-cell table:style-name="Table66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71.1">
          <table:covered-table-cell table:style-name="Table71.A5"/>
          <table:table-cell table:style-name="Table71.B1" table:number-rows-spanned="3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1.C5" office:value-type="string">
            <text:p text:style-name="P26" loext:marker-style-name="T43"><text:span text:style-name="T43">4</text:span><text:span text:style-name="T43"/></text:p>
          </table:table-cell>
          <table:table-cell table:style-name="Table71.D1" table:number-rows-spanned="3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1.E5" office:value-type="string">
            <text:p text:style-name="P26" loext:marker-style-name="T43"><text:span text:style-name="T43">5</text:span><text:span text:style-name="T43"/></text:p>
          </table:table-cell>
          <table:table-cell table:style-name="Table71.D1" table:number-rows-spanned="3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1.G5" office:value-type="string">
            <text:p text:style-name="P26" loext:marker-style-name="T43"><text:span text:style-name="T43">6</text:span><text:span text:style-name="T43"/></text:p>
          </table:table-cell>
          <table:table-cell table:style-name="Table71.D1" table:number-rows-spanned="3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1.I5" office:value-type="string">
            <text:p text:style-name="P26" loext:marker-style-name="T43"><text:span text:style-name="T43">7</text:span><text:span text:style-name="T43"/></text:p>
          </table:table-cell>
        </table:table-row>
        <table:table-row table:style-name="Table71.6">
          <table:covered-table-cell table:style-name="Table71.A6"/>
          <table:covered-table-cell table:style-name="Table71.B2"/>
          <table:table-cell table:style-name="Table71.C6" office:value-type="string">
            <text:p text:style-name="P9" loext:marker-style-name="T1"><text:span text:style-name="T21">${CR_CR4_desc}</text:span><text:span text:style-name="T1"/></text:p>
          </table:table-cell>
          <table:covered-table-cell table:style-name="Table71.B2"/>
          <table:table-cell table:style-name="Table71.E6" office:value-type="string">
            <text:p text:style-name="P9" loext:marker-style-name="T1"><text:span text:style-name="T21">${CR_CR5_desc}</text:span><text:span text:style-name="T1"/></text:p>
          </table:table-cell>
          <table:covered-table-cell table:style-name="Table71.B2"/>
          <table:table-cell table:style-name="Table71.G6" office:value-type="string">
            <text:p text:style-name="P9" loext:marker-style-name="T1"><text:span text:style-name="T21">${CR_CR6_desc}</text:span><text:span text:style-name="T1"/></text:p>
          </table:table-cell>
          <table:covered-table-cell table:style-name="Table71.B2"/>
          <table:table-cell table:style-name="Table71.I6" office:value-type="string">
            <text:p text:style-name="P9" loext:marker-style-name="T1"><text:span text:style-name="T21">${CR_CR7_desc}</text:span><text:span text:style-name="T1"/></text:p>
          </table:table-cell>
        </table:table-row>
        <table:table-row table:style-name="Table71.4">
          <table:covered-table-cell table:style-name="Table71.A7"/>
          <table:covered-table-cell table:style-name="Table71.B2"/>
          <table:table-cell table:style-name="Table71.C7" office:value-type="string">
            <table:table table:name="Table67" table:style-name="Table67">
              <table:table-column table:style-name="Table67.A"/>
              <table:table-row table:style-name="Table67.1">
                <table:table-cell table:style-name="Table67.A1" office:value-type="string">
                  <text:p text:style-name="P12" loext:marker-style-name="T25"><ns6:frame ns6:style-name="fr1" ns6:name="Image57" text:anchor-type="as-char" svg:width="1.946cm" svg:height="1.946cm" ns6:z-index="0"><ns6:image ns8:href="Pictures/100016770000254F0000254FD61902B8.svg" ns8:type="simple" ns8:show="embed" ns8:actuate="onLoad" ns6:mime-type="image/svg+xml"/><ns6:image ns8:href="Pictures/10000001000001C3000001C3327C6179.png" ns8:type="simple" ns8:show="embed" ns8:actuate="onLoad" ns6:mime-type="image/png"/></ns6:frame></text:p>
                </table:table-cell>
              </table:table-row>
              <table:table-row table:style-name="Table67.2">
                <table:table-cell table:style-name="Table67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71.B2"/>
          <table:table-cell table:style-name="Table71.E7" office:value-type="string">
            <table:table table:name="Table68" table:style-name="Table68">
              <table:table-column table:style-name="Table68.A"/>
              <table:table-row table:style-name="Table68.1">
                <table:table-cell table:style-name="Table68.A1" office:value-type="string">
                  <text:p text:style-name="P37" loext:marker-style-name="T25"><ns6:frame ns6:style-name="fr1" ns6:name="Image58" text:anchor-type="as-char" svg:width="1.946cm" svg:height="1.946cm" ns6:z-index="0"><ns6:image ns8:href="Pictures/100017270000254F0000254F3991630B.svg" ns8:type="simple" ns8:show="embed" ns8:actuate="onLoad" ns6:mime-type="image/svg+xml"/><ns6:image ns8:href="Pictures/10000001000001C3000001C3877CD95E.png" ns8:type="simple" ns8:show="embed" ns8:actuate="onLoad" ns6:mime-type="image/png"/></ns6:frame></text:p>
                </table:table-cell>
              </table:table-row>
              <table:table-row table:style-name="Table68.2">
                <table:table-cell table:style-name="Table6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71.B2"/>
          <table:table-cell table:style-name="Table71.G7" office:value-type="string">
            <table:table table:name="Table69" table:style-name="Table69">
              <table:table-column table:style-name="Table69.A"/>
              <table:table-row table:style-name="Table69.1">
                <table:table-cell table:style-name="Table69.A1" office:value-type="string">
                  <text:p text:style-name="P12" loext:marker-style-name="T25"><ns6:frame ns6:style-name="fr1" ns6:name="Image59" text:anchor-type="as-char" svg:width="1.946cm" svg:height="1.946cm" ns6:z-index="0"><ns6:image ns8:href="Pictures/100016500000254F0000254F75EAB460.svg" ns8:type="simple" ns8:show="embed" ns8:actuate="onLoad" ns6:mime-type="image/svg+xml"/><ns6:image ns8:href="Pictures/10000001000001C3000001C3D353A2E6.png" ns8:type="simple" ns8:show="embed" ns8:actuate="onLoad" ns6:mime-type="image/png"/></ns6:frame></text:p>
                </table:table-cell>
              </table:table-row>
              <table:table-row table:style-name="Table69.2">
                <table:table-cell table:style-name="Table69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71.B2"/>
          <table:table-cell table:style-name="Table71.I7" office:value-type="string">
            <table:table table:name="Table70" table:style-name="Table70">
              <table:table-column table:style-name="Table70.A"/>
              <table:table-row table:style-name="Table70.1">
                <table:table-cell table:style-name="Table70.A1" office:value-type="string">
                  <text:p text:style-name="P12" loext:marker-style-name="T25"><ns6:frame ns6:style-name="fr1" ns6:name="Image60" text:anchor-type="as-char" svg:width="1.946cm" svg:height="1.946cm" ns6:z-index="0"><ns6:image ns8:href="Pictures/100015FC0000254F0000254F099A918D.svg" ns8:type="simple" ns8:show="embed" ns8:actuate="onLoad" ns6:mime-type="image/svg+xml"/><ns6:image ns8:href="Pictures/10000001000001C3000001C3E4D6EB39.png" ns8:type="simple" ns8:show="embed" ns8:actuate="onLoad" ns6:mime-type="image/png"/></ns6:frame></text:p>
                </table:table-cell>
              </table:table-row>
              <table:table-row table:style-name="Table70.2">
                <table:table-cell table:style-name="Table70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able:table table:name="TableBackQR8" table:style-name="Table88">
              <table:table-column table:style-name="Table88.A"/>
              <table:table-row table:style-name="Table88.1">
                <table:table-cell table:style-name="Table88.A1" office:value-type="string">
                  <text:p text:style-name="P12" loext:marker-style-name="T25"><ns6:frame ns6:style-name="fr1" ns6:name="Image75" text:anchor-type="as-char" svg:width="1.946cm" svg:height="1.946cm" ns6:z-index="0"><ns6:image ns8:href="Pictures/100016A50000254F0000254F51CDCADE.svg" ns8:type="simple" ns8:show="embed" ns8:actuate="onLoad" ns6:mime-type="image/svg+xml"/><ns6:image ns8:href="Pictures/10000001000001C3000001C3B2E5FA42.png" ns8:type="simple" ns8:show="embed" ns8:actuate="onLoad" ns6:mime-type="image/png"/></ns6:frame></text:p>
                </table:table-cell>
              </table:table-row>
              <table:table-row table:style-name="Table88.2">
                <table:table-cell table:style-name="Table8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51" loext:marker-style-name="T1"><ns6:frame ns6:style-name="fr1" ns6:name="BackPageQR9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30" loext:marker-style-name="T1"/>
      <table:table table:name="Table78" table:style-name="Table78">
        <table:table-column table:style-name="Table78.A"/>
        <table:table-column table:style-name="Table78.B"/>
        <table:table-column table:style-name="Table78.C"/>
        <table:table-column table:style-name="Table78.B"/>
        <table:table-column table:style-name="Table78.C"/>
        <table:table-column table:style-name="Table78.F"/>
        <table:table-column table:style-name="Table78.G"/>
        <table:table-column table:style-name="Table78.F"/>
        <table:table-column table:style-name="Table78.C"/>
        <table:table-row table:style-name="Table78.1">
          <table:table-cell table:style-name="Table78.A1" table:number-rows-spanned="6" office:value-type="string">
            <text:p text:style-name="P11" loext:marker-style-name="T1"/>
          </table:table-cell>
          <table:table-cell table:style-name="Table78.B1" table:number-rows-spanned="3" office:value-type="string">
            <text:p text:style-name="P25" loext:marker-style-name="T16"><text:span text:style-name="T16">${CR_suit}</text:span><text:span text:style-name="T16"/></text:p>
          </table:table-cell>
          <table:table-cell table:style-name="Table78.C1" office:value-type="string">
            <text:p text:style-name="P26" loext:marker-style-name="T43"><text:span text:style-name="T43">8</text:span><text:span text:style-name="T43"/></text:p>
          </table:table-cell>
          <table:table-cell table:style-name="Table78.D1" table:number-rows-spanned="3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8.E1" office:value-type="string">
            <text:p text:style-name="P26" loext:marker-style-name="T43"><text:span text:style-name="T43">9</text:span><text:span text:style-name="T43"/></text:p>
          </table:table-cell>
          <table:table-cell table:style-name="Table78.D1" table:number-rows-spanned="3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8.G1" office:value-type="string">
            <text:p text:style-name="P26" loext:marker-style-name="T43"><text:span text:style-name="T43">10</text:span><text:span text:style-name="T43"/></text:p>
          </table:table-cell>
          <table:table-cell table:style-name="Table78.D1" table:number-rows-spanned="3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8.I1" office:value-type="string">
            <text:p text:style-name="P26" loext:marker-style-name="T28"><text:span text:style-name="T28">J</text:span><text:span text:style-name="T28"/></text:p>
          </table:table-cell>
        </table:table-row>
        <table:table-row table:style-name="Table78.2">
          <table:covered-table-cell table:style-name="Table78.A1"/>
          <table:covered-table-cell table:style-name="Table78.B2"/>
          <table:table-cell table:style-name="Table78.C2" office:value-type="string">
            <text:p text:style-name="P9" loext:marker-style-name="T21"><text:span text:style-name="T21">${CR_CR8_desc}</text:span><text:span text:style-name="T21"/></text:p>
          </table:table-cell>
          <table:covered-table-cell table:style-name="Table78.D2"/>
          <table:table-cell table:style-name="Table78.E2" office:value-type="string">
            <text:p text:style-name="P9" loext:marker-style-name="T1"><text:span text:style-name="T21">${CR_CR9_desc}</text:span><text:span text:style-name="T1"/></text:p>
          </table:table-cell>
          <table:covered-table-cell table:style-name="Table78.D2"/>
          <table:table-cell table:style-name="Table78.G2" office:value-type="string">
            <text:p text:style-name="P9" loext:marker-style-name="T1"><text:span text:style-name="T21">${CR_CRX_desc}</text:span><text:span text:style-name="T1"/></text:p>
          </table:table-cell>
          <table:covered-table-cell table:style-name="Table78.D2"/>
          <table:table-cell table:style-name="Table78.I2" office:value-type="string">
            <text:p text:style-name="P9" loext:marker-style-name="T1"><text:span text:style-name="T21">${CR_CRJ_desc}</text:span><text:span text:style-name="T1"/></text:p>
          </table:table-cell>
        </table:table-row>
        <table:table-row table:style-name="Table78.3">
          <table:covered-table-cell table:style-name="Table78.A1"/>
          <table:covered-table-cell table:style-name="Table78.B2"/>
          <table:table-cell table:style-name="Table78.C3" office:value-type="string">
            <table:table table:name="Table72" table:style-name="Table72">
              <table:table-column table:style-name="Table72.A"/>
              <table:table-row table:style-name="Table72.1">
                <table:table-cell table:style-name="Table72.A1" office:value-type="string">
                  <text:p text:style-name="P12" loext:marker-style-name="T25"><ns6:frame ns6:style-name="fr1" ns6:name="Image61" text:anchor-type="as-char" svg:width="1.946cm" svg:height="1.946cm" ns6:z-index="0"><ns6:image ns8:href="Pictures/100016760000254F0000254F565A3D45.svg" ns8:type="simple" ns8:show="embed" ns8:actuate="onLoad" ns6:mime-type="image/svg+xml"/><ns6:image ns8:href="Pictures/10000001000001C3000001C3F5B78176.png" ns8:type="simple" ns8:show="embed" ns8:actuate="onLoad" ns6:mime-type="image/png"/></ns6:frame></text:p>
                </table:table-cell>
              </table:table-row>
              <table:table-row table:style-name="Table72.2">
                <table:table-cell table:style-name="Table72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32" loext:marker-style-name="T21"/>
          </table:table-cell>
          <table:covered-table-cell table:style-name="Table78.D2"/>
          <table:table-cell table:style-name="Table78.E3" office:value-type="string">
            <table:table table:name="Table73" table:style-name="Table73">
              <table:table-column table:style-name="Table73.A"/>
              <table:table-row table:style-name="Table73.1">
                <table:table-cell table:style-name="Table73.A1" office:value-type="string">
                  <text:p text:style-name="P12" loext:marker-style-name="T25"><ns6:frame ns6:style-name="fr1" ns6:name="Image62" text:anchor-type="as-char" svg:width="1.946cm" svg:height="1.946cm" ns6:z-index="0"><ns6:image ns8:href="Pictures/100015A00000254F0000254FAD600D30.svg" ns8:type="simple" ns8:show="embed" ns8:actuate="onLoad" ns6:mime-type="image/svg+xml"/><ns6:image ns8:href="Pictures/10000001000001C3000001C3E3286468.png" ns8:type="simple" ns8:show="embed" ns8:actuate="onLoad" ns6:mime-type="image/png"/></ns6:frame></text:p>
                </table:table-cell>
              </table:table-row>
              <table:table-row table:style-name="Table73.2">
                <table:table-cell table:style-name="Table73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78.D2"/>
          <table:table-cell table:style-name="Table78.G3" office:value-type="string">
            <table:table table:name="Table74" table:style-name="Table74">
              <table:table-column table:style-name="Table74.A"/>
              <table:table-row table:style-name="Table74.1">
                <table:table-cell table:style-name="Table74.A1" office:value-type="string">
                  <text:p text:style-name="P12" loext:marker-style-name="T25"><ns6:frame ns6:style-name="fr1" ns6:name="Image63" text:anchor-type="as-char" svg:width="1.946cm" svg:height="1.946cm" ns6:z-index="0"><ns6:image ns8:href="Pictures/100016B40000254F0000254FE8D4D5BE.svg" ns8:type="simple" ns8:show="embed" ns8:actuate="onLoad" ns6:mime-type="image/svg+xml"/><ns6:image ns8:href="Pictures/10000001000001C3000001C35BF166E8.png" ns8:type="simple" ns8:show="embed" ns8:actuate="onLoad" ns6:mime-type="image/png"/></ns6:frame></text:p>
                </table:table-cell>
              </table:table-row>
              <table:table-row table:style-name="Table74.2">
                <table:table-cell table:style-name="Table74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78.D2"/>
          <table:table-cell table:style-name="Table78.I3" office:value-type="string">
            <table:table table:name="Table75" table:style-name="Table75">
              <table:table-column table:style-name="Table75.A"/>
              <table:table-row table:style-name="Table75.1">
                <table:table-cell table:style-name="Table75.A1" office:value-type="string">
                  <text:p text:style-name="P37" loext:marker-style-name="T25"><ns6:frame ns6:style-name="fr1" ns6:name="Image64" text:anchor-type="as-char" svg:width="1.946cm" svg:height="1.946cm" ns6:z-index="0"><ns6:image ns8:href="Pictures/100016520000254F0000254FE58AD888.svg" ns8:type="simple" ns8:show="embed" ns8:actuate="onLoad" ns6:mime-type="image/svg+xml"/><ns6:image ns8:href="Pictures/10000001000001C3000001C3AB2E465C.png" ns8:type="simple" ns8:show="embed" ns8:actuate="onLoad" ns6:mime-type="image/png"/></ns6:frame></text:p>
                </table:table-cell>
              </table:table-row>
              <table:table-row table:style-name="Table75.2">
                <table:table-cell table:style-name="Table75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78.1">
          <table:covered-table-cell table:style-name="Table78.A1"/>
          <table:table-cell table:style-name="Table78.B1" table:number-rows-spanned="3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8.I1" office:value-type="string">
            <text:p text:style-name="P26" loext:marker-style-name="T28"><text:span text:style-name="T28">Q</text:span><text:span text:style-name="T28"/></text:p>
          </table:table-cell>
          <table:table-cell table:style-name="Table78.D1" table:number-rows-spanned="3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8.I1" office:value-type="string">
            <text:p text:style-name="P26" loext:marker-style-name="T28"><text:span text:style-name="T28">K</text:span><text:span text:style-name="T28"/></text:p>
          </table:table-cell>
          <table:table-cell table:style-name="Table78.F4" table:number-rows-spanned="3" office:value-type="string">
            <text:p text:style-name="P33" loext:marker-style-name="T18"/>
          </table:table-cell>
          <table:table-cell table:style-name="Table78.G4" office:value-type="string">
            <text:p text:style-name="P34" loext:marker-style-name="T29"/>
          </table:table-cell>
          <table:table-cell table:style-name="Table78.H4" table:number-rows-spanned="3" office:value-type="string">
            <text:p text:style-name="P33" loext:marker-style-name="T18"/>
          </table:table-cell>
          <table:table-cell table:style-name="Table78.I4" office:value-type="string">
            <text:p text:style-name="P34" loext:marker-style-name="T29"/>
          </table:table-cell>
        </table:table-row>
        <table:table-row table:style-name="Table78.2">
          <table:covered-table-cell table:style-name="Table78.A1"/>
          <table:covered-table-cell table:style-name="Table78.B2"/>
          <table:table-cell table:style-name="Table78.I2" office:value-type="string">
            <text:p text:style-name="P9" loext:marker-style-name="T1"><text:span text:style-name="T21">${CR_CRQ_desc}</text:span><text:span text:style-name="T1"/></text:p>
          </table:table-cell>
          <table:covered-table-cell table:style-name="Table78.B2"/>
          <table:table-cell table:style-name="Table78.I2" office:value-type="string">
            <text:p text:style-name="P9" loext:marker-style-name="T1"><text:span text:style-name="T21">${CR_CRK_desc}</text:span><text:span text:style-name="T1"/></text:p>
          </table:table-cell>
          <table:covered-table-cell table:style-name="Table78.F5"/>
          <table:table-cell table:style-name="Table78.G5" office:value-type="string">
            <text:p text:style-name="P9" loext:marker-style-name="T30"><text:span text:style-name="T22">(${Common_NoCard})</text:span><text:span text:style-name="T30"/></text:p>
          </table:table-cell>
          <table:covered-table-cell table:style-name="Table78.H5"/>
          <table:table-cell table:style-name="Table78.I5" office:value-type="string">
            <text:p text:style-name="P9" loext:marker-style-name="T30"><text:span text:style-name="T22">(${Common_NoCard})</text:span><text:span text:style-name="T30"/></text:p>
          </table:table-cell>
        </table:table-row>
        <table:table-row table:style-name="Table78.3">
          <table:covered-table-cell table:style-name="Table78.A1"/>
          <table:covered-table-cell table:style-name="Table78.B2"/>
          <table:table-cell table:style-name="Table78.I3" office:value-type="string">
            <table:table table:name="Table76" table:style-name="Table76">
              <table:table-column table:style-name="Table76.A"/>
              <table:table-row table:style-name="Table76.1">
                <table:table-cell table:style-name="Table76.A1" office:value-type="string">
                  <text:p text:style-name="P12" loext:marker-style-name="T25"><ns6:frame ns6:style-name="fr1" ns6:name="Image65" text:anchor-type="as-char" svg:width="1.946cm" svg:height="1.946cm" ns6:z-index="0"><ns6:image ns8:href="Pictures/100016D50000254F0000254F03410D77.svg" ns8:type="simple" ns8:show="embed" ns8:actuate="onLoad" ns6:mime-type="image/svg+xml"/><ns6:image ns8:href="Pictures/10000001000001C3000001C370B2FEB5.png" ns8:type="simple" ns8:show="embed" ns8:actuate="onLoad" ns6:mime-type="image/png"/></ns6:frame></text:p>
                </table:table-cell>
              </table:table-row>
              <table:table-row table:style-name="Table76.2">
                <table:table-cell table:style-name="Table76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78.B2"/>
          <table:table-cell table:style-name="Table78.I3" office:value-type="string">
            <table:table table:name="Table77" table:style-name="Table77">
              <table:table-column table:style-name="Table77.A"/>
              <table:table-row table:style-name="Table77.1">
                <table:table-cell table:style-name="Table77.A1" office:value-type="string">
                  <text:p text:style-name="P12" loext:marker-style-name="T25"><ns6:frame ns6:style-name="fr1" ns6:name="Image66" text:anchor-type="as-char" svg:width="1.946cm" svg:height="1.946cm" ns6:z-index="0"><ns6:image ns8:href="Pictures/100016120000254F0000254F4740E85E.svg" ns8:type="simple" ns8:show="embed" ns8:actuate="onLoad" ns6:mime-type="image/svg+xml"/><ns6:image ns8:href="Pictures/10000001000001C3000001C3171BACB4.png" ns8:type="simple" ns8:show="embed" ns8:actuate="onLoad" ns6:mime-type="image/png"/></ns6:frame></text:p>
                </table:table-cell>
              </table:table-row>
              <table:table-row table:style-name="Table77.2">
                <table:table-cell table:style-name="Table77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able:table table:name="TableBackQR9" table:style-name="Table88">
              <table:table-column table:style-name="Table88.A"/>
              <table:table-row table:style-name="Table88.1">
                <table:table-cell table:style-name="Table88.A1" office:value-type="string">
                  <text:p text:style-name="P12" loext:marker-style-name="T25"><ns6:frame ns6:style-name="fr1" ns6:name="Image75" text:anchor-type="as-char" svg:width="1.946cm" svg:height="1.946cm" ns6:z-index="0"><ns6:image ns8:href="Pictures/100016A50000254F0000254F51CDCADE.svg" ns8:type="simple" ns8:show="embed" ns8:actuate="onLoad" ns6:mime-type="image/svg+xml"/><ns6:image ns8:href="Pictures/10000001000001C3000001C3B2E5FA42.png" ns8:type="simple" ns8:show="embed" ns8:actuate="onLoad" ns6:mime-type="image/png"/></ns6:frame></text:p>
                </table:table-cell>
              </table:table-row>
              <table:table-row table:style-name="Table88.2">
                <table:table-cell table:style-name="Table8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78.F6"/>
          <table:table-cell table:style-name="Table78.G6" office:value-type="string">
            <text:p text:style-name="P11" loext:marker-style-name="T1"/>
          </table:table-cell>
          <table:covered-table-cell table:style-name="Table78.H6"/>
          <table:table-cell table:style-name="Table78.I6" office:value-type="string">
            <text:p text:style-name="P11" loext:marker-style-name="T1"/>
          </table:table-cell>
        </table:table-row>
      </table:table>
      <text:p text:style-name="P51" loext:marker-style-name="T1"><ns6:frame ns6:style-name="fr1" ns6:name="BackPageQR10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30" loext:marker-style-name="T1"/>
      <table:table table:name="Table86" table:style-name="Table86">
        <table:table-column table:style-name="Table86.A"/>
        <table:table-column table:style-name="Table86.B"/>
        <table:table-column table:style-name="Table86.C"/>
        <table:table-column table:style-name="Table86.D"/>
        <table:table-column table:style-name="Table86.E"/>
        <table:table-column table:style-name="Table86.F"/>
        <table:table-column table:style-name="Table86.E"/>
        <table:table-column table:style-name="Table86.H"/>
        <table:table-column table:style-name="Table86.I"/>
        <table:table-row table:style-name="Table86.1">
          <table:table-cell table:style-name="Table86.A1" table:number-rows-spanned="7" office:value-type="string">
            <text:p text:style-name="P11" loext:marker-style-name="T1"/>
          </table:table-cell>
          <table:table-cell table:style-name="Table86.B1" table:number-rows-spanned="4" office:value-type="string">
            <text:p text:style-name="P25" loext:marker-style-name="T16"><text:span text:style-name="T16">${C_suit}</text:span><text:span text:style-name="T16"/></text:p>
          </table:table-cell>
          <table:table-cell table:style-name="Table86.C1" office:value-type="string">
            <text:p text:style-name="P26" loext:marker-style-name="T45"><text:span text:style-name="T45">A</text:span><text:span text:style-name="T45"/></text:p>
          </table:table-cell>
          <table:table-cell table:style-name="Table86.D1" table:number-rows-spanned="4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86.E1" office:value-type="string">
            <text:p text:style-name="P46" loext:marker-style-name="T45"/>
          </table:table-cell>
          <table:table-cell table:style-name="Table86.D1" table:number-rows-spanned="4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86.G1" office:value-type="string">
            <text:p text:style-name="P26" loext:marker-style-name="T45"><text:span text:style-name="T45">2</text:span><text:span text:style-name="T45"/></text:p>
          </table:table-cell>
          <table:table-cell table:style-name="Table86.D1" table:number-rows-spanned="4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86.I1" office:value-type="string">
            <text:p text:style-name="P26" loext:marker-style-name="T45"><text:span text:style-name="T45">3</text:span><text:span text:style-name="T45"/></text:p>
          </table:table-cell>
        </table:table-row>
        <table:table-row table:style-name="Table86.2">
          <table:covered-table-cell table:style-name="Table86.A2"/>
          <table:covered-table-cell table:style-name="Table86.B2"/>
          <table:table-cell table:style-name="Table86.C2" office:value-type="string">
            <text:p text:style-name="P9" loext:marker-style-name="T32"><text:span text:style-name="T32">${C_CA_desc}<text:line-break/><text:line-break/></text:span><text:span text:style-name="T32"/></text:p>
          </table:table-cell>
          <table:covered-table-cell table:style-name="Table86.D2"/>
          <table:table-cell table:style-name="Table86.E2" table:number-rows-spanned="2" office:value-type="string">
            <text:p text:style-name="P9" loext:marker-style-name="T30"><text:span text:style-name="T22">(${Common_NoCard})</text:span><text:span text:style-name="T30"/></text:p>
          </table:table-cell>
          <table:covered-table-cell table:style-name="Table86.D2"/>
          <table:table-cell table:style-name="Table86.G2" table:number-rows-spanned="2" office:value-type="string">
            <text:p text:style-name="P9" loext:marker-style-name="T1"><text:span text:style-name="T21">${C_C2_desc}</text:span><text:span text:style-name="T1"/></text:p>
          </table:table-cell>
          <table:covered-table-cell table:style-name="Table86.D2"/>
          <table:table-cell table:style-name="Table86.I2" table:number-rows-spanned="2" office:value-type="string">
            <text:p text:style-name="P9" loext:marker-style-name="T21"><text:span text:style-name="T21">${C_C3_desc}</text:span><text:span text:style-name="T21"/></text:p>
          </table:table-cell>
        </table:table-row>
        <table:table-row table:style-name="Table86.3">
          <table:covered-table-cell table:style-name="Table86.A3"/>
          <table:covered-table-cell table:style-name="Table86.B2"/>
          <table:table-cell table:style-name="Table86.C3" office:value-type="string">
            <text:p text:style-name="P9" loext:marker-style-name="T32"><text:span text:style-name="T33">${C_CA_misc}</text:span><text:span text:style-name="T34"/></text:p>
          </table:table-cell>
          <table:covered-table-cell table:style-name="Table86.D2"/>
          <table:covered-table-cell table:style-name="Table86.E3"/>
          <table:covered-table-cell table:style-name="Table86.D2"/>
          <table:covered-table-cell table:style-name="Table86.G3"/>
          <table:covered-table-cell table:style-name="Table86.D2"/>
          <table:covered-table-cell table:style-name="Table86.I3"/>
        </table:table-row>
        <table:table-row table:style-name="Table86.4">
          <table:covered-table-cell table:style-name="Table86.A4"/>
          <table:covered-table-cell table:style-name="Table86.B2"/>
          <table:table-cell table:style-name="Table86.C4" office:value-type="string">
            <text:p text:style-name="P28" loext:marker-style-name="T23"/>
            <table:table table:name="Table79" table:style-name="Table79">
              <table:table-column table:style-name="Table79.A"/>
              <table:table-row table:style-name="Table79.1">
                <table:table-cell table:style-name="Table79.A1" office:value-type="string">
                  <text:p text:style-name="P12" loext:marker-style-name="T25"><ns6:frame ns6:style-name="fr1" ns6:name="Image67" text:anchor-type="as-char" svg:width="1.946cm" svg:height="1.946cm" ns6:z-index="0"><ns6:image ns8:href="Pictures/100016B20000254F0000254F55FC3F22.svg" ns8:type="simple" ns8:show="embed" ns8:actuate="onLoad" ns6:mime-type="image/svg+xml"/><ns6:image ns8:href="Pictures/10000001000001C3000001C3A167D745.png" ns8:type="simple" ns8:show="embed" ns8:actuate="onLoad" ns6:mime-type="image/png"/></ns6:frame></text:p>
                </table:table-cell>
              </table:table-row>
              <table:table-row table:style-name="Table79.2">
                <table:table-cell table:style-name="Table79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40" loext:marker-style-name="T39"/>
          </table:table-cell>
          <table:covered-table-cell table:style-name="Table86.D2"/>
          <table:table-cell table:style-name="Table86.E4" office:value-type="string">
            <text:p text:style-name="P11" loext:marker-style-name="T1"/>
          </table:table-cell>
          <table:covered-table-cell table:style-name="Table86.D2"/>
          <table:table-cell table:style-name="Table86.G4" office:value-type="string">
            <table:table table:name="Table80" table:style-name="Table80">
              <table:table-column table:style-name="Table80.A"/>
              <table:table-row table:style-name="Table80.1">
                <table:table-cell table:style-name="Table80.A1" office:value-type="string">
                  <text:p text:style-name="P12" loext:marker-style-name="T25"><ns6:frame ns6:style-name="fr1" ns6:name="Image68" text:anchor-type="as-char" svg:width="1.946cm" svg:height="1.946cm" ns6:z-index="0"><ns6:image ns8:href="Pictures/100016740000254F0000254F9D7F760D.svg" ns8:type="simple" ns8:show="embed" ns8:actuate="onLoad" ns6:mime-type="image/svg+xml"/><ns6:image ns8:href="Pictures/10000001000001C3000001C3E104831B.png" ns8:type="simple" ns8:show="embed" ns8:actuate="onLoad" ns6:mime-type="image/png"/></ns6:frame></text:p>
                </table:table-cell>
              </table:table-row>
              <table:table-row table:style-name="Table80.2">
                <table:table-cell table:style-name="Table80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86.D2"/>
          <table:table-cell table:style-name="Table86.I4" office:value-type="string">
            <table:table table:name="Table81" table:style-name="Table81">
              <table:table-column table:style-name="Table81.A"/>
              <table:table-row table:style-name="Table81.1">
                <table:table-cell table:style-name="Table81.A1" office:value-type="string">
                  <text:p text:style-name="P12" loext:marker-style-name="T25"><ns6:frame ns6:style-name="fr1" ns6:name="Image69" text:anchor-type="as-char" svg:width="1.946cm" svg:height="1.946cm" ns6:z-index="0"><ns6:image ns8:href="Pictures/1000160A0000254F0000254FC717D8DA.svg" ns8:type="simple" ns8:show="embed" ns8:actuate="onLoad" ns6:mime-type="image/svg+xml"/><ns6:image ns8:href="Pictures/10000001000001C3000001C34FEE2DC7.png" ns8:type="simple" ns8:show="embed" ns8:actuate="onLoad" ns6:mime-type="image/png"/></ns6:frame></text:p>
                </table:table-cell>
              </table:table-row>
              <table:table-row table:style-name="Table81.2">
                <table:table-cell table:style-name="Table81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86.1">
          <table:covered-table-cell table:style-name="Table86.A5"/>
          <table:table-cell table:style-name="Table86.B1" table:number-rows-spanned="3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86.C5" office:value-type="string">
            <text:p text:style-name="P26" loext:marker-style-name="T45"><text:span text:style-name="T45">4</text:span><text:span text:style-name="T45"/></text:p>
          </table:table-cell>
          <table:table-cell table:style-name="Table86.D1" table:number-rows-spanned="3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86.E5" office:value-type="string">
            <text:p text:style-name="P26" loext:marker-style-name="T45"><text:span text:style-name="T45">5</text:span><text:span text:style-name="T45"/></text:p>
          </table:table-cell>
          <table:table-cell table:style-name="Table86.D1" table:number-rows-spanned="3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86.G5" office:value-type="string">
            <text:p text:style-name="P26" loext:marker-style-name="T45"><text:span text:style-name="T45">6</text:span><text:span text:style-name="T45"/></text:p>
          </table:table-cell>
          <table:table-cell table:style-name="Table86.D1" table:number-rows-spanned="3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86.I5" office:value-type="string">
            <text:p text:style-name="P26" loext:marker-style-name="T45"><text:span text:style-name="T45">7</text:span><text:span text:style-name="T45"/></text:p>
          </table:table-cell>
        </table:table-row>
        <table:table-row table:style-name="Table86.6">
          <table:covered-table-cell table:style-name="Table86.A6"/>
          <table:covered-table-cell table:style-name="Table86.B2"/>
          <table:table-cell table:style-name="Table86.C6" office:value-type="string">
            <text:p text:style-name="P9" loext:marker-style-name="T1"><text:span text:style-name="T21">${C_C4_desc}</text:span><text:span text:style-name="T1"/></text:p>
          </table:table-cell>
          <table:covered-table-cell table:style-name="Table86.B2"/>
          <table:table-cell table:style-name="Table86.E6" office:value-type="string">
            <text:p text:style-name="P9" loext:marker-style-name="T1"><text:span text:style-name="T21">${C_C5_desc}</text:span><text:span text:style-name="T1"/></text:p>
          </table:table-cell>
          <table:covered-table-cell table:style-name="Table86.B2"/>
          <table:table-cell table:style-name="Table86.G6" office:value-type="string">
            <text:p text:style-name="P9" loext:marker-style-name="T1"><text:span text:style-name="T21">${C_C6_desc}</text:span><text:span text:style-name="T1"/></text:p>
          </table:table-cell>
          <table:covered-table-cell table:style-name="Table86.B2"/>
          <table:table-cell table:style-name="Table86.I6" office:value-type="string">
            <text:p text:style-name="P9" loext:marker-style-name="T1"><text:span text:style-name="T21">${C_C7_desc}</text:span><text:span text:style-name="T1"/></text:p>
          </table:table-cell>
        </table:table-row>
        <table:table-row table:style-name="Table86.4">
          <table:covered-table-cell table:style-name="Table86.A7"/>
          <table:covered-table-cell table:style-name="Table86.B2"/>
          <table:table-cell table:style-name="Table86.C7" office:value-type="string">
            <table:table table:name="Table82" table:style-name="Table82">
              <table:table-column table:style-name="Table82.A"/>
              <table:table-row table:style-name="Table82.1">
                <table:table-cell table:style-name="Table82.A1" office:value-type="string">
                  <text:p text:style-name="P12" loext:marker-style-name="T25"><ns6:frame ns6:style-name="fr1" ns6:name="Image70" text:anchor-type="as-char" svg:width="1.946cm" svg:height="1.946cm" ns6:z-index="0"><ns6:image ns8:href="Pictures/100016FD0000254F0000254F4BDBD454.svg" ns8:type="simple" ns8:show="embed" ns8:actuate="onLoad" ns6:mime-type="image/svg+xml"/><ns6:image ns8:href="Pictures/10000001000001C3000001C3E98DC768.png" ns8:type="simple" ns8:show="embed" ns8:actuate="onLoad" ns6:mime-type="image/png"/></ns6:frame></text:p>
                </table:table-cell>
              </table:table-row>
              <table:table-row table:style-name="Table82.2">
                <table:table-cell table:style-name="Table82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86.B2"/>
          <table:table-cell table:style-name="Table86.E7" office:value-type="string">
            <table:table table:name="Table83" table:style-name="Table83">
              <table:table-column table:style-name="Table83.A"/>
              <table:table-row table:style-name="Table83.1">
                <table:table-cell table:style-name="Table83.A1" office:value-type="string">
                  <text:p text:style-name="P12" loext:marker-style-name="T25"><ns6:frame ns6:style-name="fr1" ns6:name="Image71" text:anchor-type="as-char" svg:width="1.946cm" svg:height="1.946cm" ns6:z-index="0"><ns6:image ns8:href="Pictures/100016940000254F0000254FC7231D1C.svg" ns8:type="simple" ns8:show="embed" ns8:actuate="onLoad" ns6:mime-type="image/svg+xml"/><ns6:image ns8:href="Pictures/10000001000001C3000001C3ADFAD7D6.png" ns8:type="simple" ns8:show="embed" ns8:actuate="onLoad" ns6:mime-type="image/png"/></ns6:frame></text:p>
                </table:table-cell>
              </table:table-row>
              <table:table-row table:style-name="Table83.2">
                <table:table-cell table:style-name="Table83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86.B2"/>
          <table:table-cell table:style-name="Table86.G7" office:value-type="string">
            <table:table table:name="Table84" table:style-name="Table84">
              <table:table-column table:style-name="Table84.A"/>
              <table:table-row table:style-name="Table84.1">
                <table:table-cell table:style-name="Table84.A1" office:value-type="string">
                  <text:p text:style-name="P12" loext:marker-style-name="T25"><ns6:frame ns6:style-name="fr1" ns6:name="Image72" text:anchor-type="as-char" svg:width="1.946cm" svg:height="1.946cm" ns6:z-index="0"><ns6:image ns8:href="Pictures/1000168E0000254F0000254F412C7537.svg" ns8:type="simple" ns8:show="embed" ns8:actuate="onLoad" ns6:mime-type="image/svg+xml"/><ns6:image ns8:href="Pictures/10000001000001C3000001C3741C0C8B.png" ns8:type="simple" ns8:show="embed" ns8:actuate="onLoad" ns6:mime-type="image/png"/></ns6:frame></text:p>
                </table:table-cell>
              </table:table-row>
              <table:table-row table:style-name="Table84.2">
                <table:table-cell table:style-name="Table84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86.B2"/>
          <table:table-cell table:style-name="Table86.I7" office:value-type="string">
            <table:table table:name="Table85" table:style-name="Table85">
              <table:table-column table:style-name="Table85.A"/>
              <table:table-row table:style-name="Table85.1">
                <table:table-cell table:style-name="Table85.A1" office:value-type="string">
                  <text:p text:style-name="P12" loext:marker-style-name="T25"><ns6:frame ns6:style-name="fr1" ns6:name="Image73" text:anchor-type="as-char" svg:width="1.946cm" svg:height="1.946cm" ns6:z-index="0"><ns6:image ns8:href="Pictures/100016670000254F0000254F59BED0AF.svg" ns8:type="simple" ns8:show="embed" ns8:actuate="onLoad" ns6:mime-type="image/svg+xml"/><ns6:image ns8:href="Pictures/10000001000001C3000001C3171CCCC3.png" ns8:type="simple" ns8:show="embed" ns8:actuate="onLoad" ns6:mime-type="image/png"/></ns6:frame></text:p>
                </table:table-cell>
              </table:table-row>
              <table:table-row table:style-name="Table85.2">
                <table:table-cell table:style-name="Table85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able:table table:name="TableBackQR10" table:style-name="Table88">
              <table:table-column table:style-name="Table88.A"/>
              <table:table-row table:style-name="Table88.1">
                <table:table-cell table:style-name="Table88.A1" office:value-type="string">
                  <text:p text:style-name="P12" loext:marker-style-name="T25"><ns6:frame ns6:style-name="fr1" ns6:name="Image75" text:anchor-type="as-char" svg:width="1.946cm" svg:height="1.946cm" ns6:z-index="0"><ns6:image ns8:href="Pictures/100016A50000254F0000254F51CDCADE.svg" ns8:type="simple" ns8:show="embed" ns8:actuate="onLoad" ns6:mime-type="image/svg+xml"/><ns6:image ns8:href="Pictures/10000001000001C3000001C3B2E5FA42.png" ns8:type="simple" ns8:show="embed" ns8:actuate="onLoad" ns6:mime-type="image/png"/></ns6:frame></text:p>
                </table:table-cell>
              </table:table-row>
              <table:table-row table:style-name="Table88.2">
                <table:table-cell table:style-name="Table8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51" loext:marker-style-name="T1"><ns6:frame ns6:style-name="fr1" ns6:name="BackPageQR11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30" loext:marker-style-name="T1"/>
      <table:table table:name="Table95" table:style-name="Table95">
        <table:table-column table:style-name="Table95.A"/>
        <table:table-column table:style-name="Table95.B"/>
        <table:table-column table:style-name="Table95.C"/>
        <table:table-column table:style-name="Table95.D"/>
        <table:table-column table:style-name="Table95.E"/>
        <table:table-column table:style-name="Table95.D"/>
        <table:table-column table:style-name="Table95.G"/>
        <table:table-column table:style-name="Table95.D"/>
        <table:table-column table:style-name="Table95.I"/>
        <table:table-row table:style-name="Table95.1">
          <table:table-cell table:style-name="Table95.A1" table:number-rows-spanned="7" office:value-type="string">
            <text:p text:style-name="P11" loext:marker-style-name="T1"/>
          </table:table-cell>
          <table:table-cell table:style-name="Table95.B1" table:number-rows-spanned="3" office:value-type="string">
            <text:p text:style-name="P25" loext:marker-style-name="T16"><text:span text:style-name="T16">${C_suit}</text:span><text:span text:style-name="T16"/></text:p>
          </table:table-cell>
          <table:table-cell table:style-name="Table95.C1" office:value-type="string">
            <text:p text:style-name="P26" loext:marker-style-name="T45"><text:span text:style-name="T45">8</text:span><text:span text:style-name="T45"/></text:p>
          </table:table-cell>
          <table:table-cell table:style-name="Table95.D1" table:number-rows-spanned="3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95.E1" office:value-type="string">
            <text:p text:style-name="P26" loext:marker-style-name="T45"><text:span text:style-name="T45">9</text:span><text:span text:style-name="T45"/></text:p>
          </table:table-cell>
          <table:table-cell table:style-name="Table95.D1" table:number-rows-spanned="3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95.G1" office:value-type="string">
            <text:p text:style-name="P26" loext:marker-style-name="T45"><text:span text:style-name="T45">10</text:span><text:span text:style-name="T45"/></text:p>
          </table:table-cell>
          <table:table-cell table:style-name="Table95.D1" table:number-rows-spanned="3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95.I1" office:value-type="string">
            <text:p text:style-name="P26" loext:marker-style-name="T28"><text:span text:style-name="T28">J</text:span><text:span text:style-name="T28"/></text:p>
          </table:table-cell>
        </table:table-row>
        <table:table-row table:style-name="Table95.2">
          <table:covered-table-cell table:style-name="Table95.A2"/>
          <table:covered-table-cell table:style-name="Table95.B2"/>
          <table:table-cell table:style-name="Table95.C2" office:value-type="string">
            <text:p text:style-name="P9" loext:marker-style-name="T21"><text:span text:style-name="T21">${C_C8_desc}</text:span><text:span text:style-name="T21"/></text:p>
          </table:table-cell>
          <table:covered-table-cell table:style-name="Table95.D2"/>
          <table:table-cell table:style-name="Table95.E2" office:value-type="string">
            <text:p text:style-name="P9" loext:marker-style-name="T1"><text:span text:style-name="T21">${C_C9_desc}</text:span><text:span text:style-name="T1"/></text:p>
          </table:table-cell>
          <table:covered-table-cell table:style-name="Table95.D2"/>
          <table:table-cell table:style-name="Table95.G2" office:value-type="string">
            <text:p text:style-name="P9" loext:marker-style-name="T1"><text:span text:style-name="T21">${C_CX_desc}</text:span><text:span text:style-name="T1"/></text:p>
          </table:table-cell>
          <table:covered-table-cell table:style-name="Table95.D2"/>
          <table:table-cell table:style-name="Table95.I2" office:value-type="string">
            <text:p text:style-name="P9" loext:marker-style-name="T1"><text:span text:style-name="T21">${C_CJ_desc}</text:span><text:span text:style-name="T1"/></text:p>
          </table:table-cell>
        </table:table-row>
        <table:table-row table:style-name="Table95.3">
          <table:covered-table-cell table:style-name="Table95.A3"/>
          <table:covered-table-cell table:style-name="Table95.B2"/>
          <table:table-cell table:style-name="Table95.C3" office:value-type="string">
            <table:table table:name="Table87" table:style-name="Table87">
              <table:table-column table:style-name="Table87.A"/>
              <table:table-row table:style-name="Table87.1">
                <table:table-cell table:style-name="Table87.A1" office:value-type="string">
                  <text:p text:style-name="P12" loext:marker-style-name="T25"><ns6:frame ns6:style-name="fr1" ns6:name="Image74" text:anchor-type="as-char" svg:width="1.946cm" svg:height="1.946cm" ns6:z-index="0"><ns6:image ns8:href="Pictures/100015D90000254F0000254F16D12EAE.svg" ns8:type="simple" ns8:show="embed" ns8:actuate="onLoad" ns6:mime-type="image/svg+xml"/><ns6:image ns8:href="Pictures/10000001000001C3000001C3715188B5.png" ns8:type="simple" ns8:show="embed" ns8:actuate="onLoad" ns6:mime-type="image/png"/></ns6:frame></text:p>
                </table:table-cell>
              </table:table-row>
              <table:table-row table:style-name="Table87.2">
                <table:table-cell table:style-name="Table87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95.D2"/>
          <table:table-cell table:style-name="Table95.G3" office:value-type="string">
            <table:table table:name="Table89" table:style-name="Table89">
              <table:table-column table:style-name="Table89.A"/>
              <table:table-row table:style-name="Table89.1">
                <table:table-cell table:style-name="Table89.A1" office:value-type="string">
                  <text:p text:style-name="P12" loext:marker-style-name="T25"><ns6:frame ns6:style-name="fr1" ns6:name="Image76" text:anchor-type="as-char" svg:width="1.946cm" svg:height="1.946cm" ns6:z-index="0"><ns6:image ns8:href="Pictures/1000168B0000254F0000254F76B64085.svg" ns8:type="simple" ns8:show="embed" ns8:actuate="onLoad" ns6:mime-type="image/svg+xml"/><ns6:image ns8:href="Pictures/10000001000001C3000001C39F19BA18.png" ns8:type="simple" ns8:show="embed" ns8:actuate="onLoad" ns6:mime-type="image/png"/></ns6:frame></text:p>
                </table:table-cell>
              </table:table-row>
              <table:table-row table:style-name="Table89.2">
                <table:table-cell table:style-name="Table89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ageBreakClean"/>
            <text:p text:style-name="P1" loext:marker-style-name="T1"/>
          </table:table-cell>
          <table:covered-table-cell table:style-name="Table95.D2"/>
          <table:table-cell table:style-name="Table95.I3" office:value-type="string">
            <table:table table:name="Table90" table:style-name="Table90">
              <table:table-column table:style-name="Table90.A"/>
              <table:table-row table:style-name="Table90.1">
                <table:table-cell table:style-name="Table90.A1" office:value-type="string">
                  <text:p text:style-name="P12" loext:marker-style-name="T25"><ns6:frame ns6:style-name="fr1" ns6:name="Image77" text:anchor-type="as-char" svg:width="1.946cm" svg:height="1.946cm" ns6:z-index="0"><ns6:image ns8:href="Pictures/100016890000254F0000254F5E1B647F.svg" ns8:type="simple" ns8:show="embed" ns8:actuate="onLoad" ns6:mime-type="image/svg+xml"/><ns6:image ns8:href="Pictures/10000001000001C3000001C39D7CEA5E.png" ns8:type="simple" ns8:show="embed" ns8:actuate="onLoad" ns6:mime-type="image/png"/></ns6:frame></text:p>
                </table:table-cell>
              </table:table-row>
              <table:table-row table:style-name="Table90.2">
                <table:table-cell table:style-name="Table90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95.1">
          <table:covered-table-cell table:style-name="Table95.A4"/>
          <table:table-cell table:style-name="Table95.B1" table:number-rows-spanned="4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95.I1" office:value-type="string">
            <text:p text:style-name="P26" loext:marker-style-name="T28"><text:span text:style-name="T28">Q</text:span><text:span text:style-name="T28"/></text:p>
          </table:table-cell>
          <table:table-cell table:style-name="Table95.D1" table:number-rows-spanned="4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95.I1" office:value-type="string">
            <text:p text:style-name="P26" loext:marker-style-name="T28"><text:span text:style-name="T28">K</text:span><text:span text:style-name="T28"/></text:p>
          </table:table-cell>
          <table:table-cell table:style-name="Table95.F4" table:number-rows-spanned="4" office:value-type="string">
            <text:p text:style-name="P25" loext:marker-style-name="T18"><text:span text:style-name="T16">${WC_suit}</text:span><text:span text:style-name="T19"/></text:p>
          </table:table-cell>
          <table:table-cell table:style-name="Table95.G4" office:value-type="string">
            <text:p text:style-name="P26" loext:marker-style-name="T46"><text:span text:style-name="T46">${WC_JOA_card}</text:span><text:span text:style-name="T46"/></text:p>
          </table:table-cell>
          <table:table-cell table:style-name="Table95.F4" table:number-rows-spanned="4" office:value-type="string">
            <text:p text:style-name="P25" loext:marker-style-name="T18"><text:span text:style-name="T16">${WC_suit}</text:span><text:span text:style-name="T19"/></text:p>
          </table:table-cell>
          <table:table-cell table:style-name="Table95.G4" office:value-type="string">
            <text:p text:style-name="P26" loext:marker-style-name="T46"><text:span text:style-name="T46">${WC_JOB_card}</text:span><text:span text:style-name="T46"/></text:p>
          </table:table-cell>
        </table:table-row>
        <table:table-row table:style-name="Table95.5">
          <table:covered-table-cell table:style-name="Table95.A5"/>
          <table:covered-table-cell table:style-name="Table95.B2"/>
          <table:table-cell table:style-name="Table95.I2" table:number-rows-spanned="2" office:value-type="string">
            <text:p text:style-name="P9" loext:marker-style-name="T1"><text:span text:style-name="T21">${C_CQ_desc}</text:span><text:span text:style-name="T1"/></text:p>
          </table:table-cell>
          <table:covered-table-cell table:style-name="Table95.B2"/>
          <table:table-cell table:style-name="Table95.I2" table:number-rows-spanned="2" office:value-type="string">
            <text:p text:style-name="P9" loext:marker-style-name="T1"><text:span text:style-name="T21">${C_CK_desc}</text:span><text:span text:style-name="T1"/></text:p>
          </table:table-cell>
          <table:covered-table-cell table:style-name="Table95.F5"/>
          <table:table-cell table:style-name="Table95.G5" office:value-type="string">
            <text:p text:style-name="P9" loext:marker-style-name="T21"><text:span text:style-name="T21">${WC_JOA_desc}</text:span><text:span text:style-name="T21"/></text:p>
          </table:table-cell>
          <table:covered-table-cell table:style-name="Table95.F5"/>
          <table:table-cell table:style-name="Table95.G5" office:value-type="string">
            <text:p text:style-name="P9" loext:marker-style-name="T21"><text:span text:style-name="T21">${WC_JOB_desc}</text:span><text:span text:style-name="T21"/></text:p>
          </table:table-cell>
        </table:table-row>
        <table:table-row table:style-name="Table95.6">
          <table:covered-table-cell table:style-name="Table95.A6"/>
          <table:covered-table-cell table:style-name="Table95.B2"/>
          <table:covered-table-cell table:style-name="Table95.C6"/>
          <table:covered-table-cell table:style-name="Table95.B2"/>
          <table:covered-table-cell table:style-name="Table95.C6"/>
          <table:covered-table-cell table:style-name="Table95.F5"/>
          <table:table-cell table:style-name="Table95.G5" office:value-type="string">
            <text:p text:style-name="P9" loext:marker-style-name="T21"><text:span text:style-name="T23">${WC_JOA_misc}</text:span><text:span text:style-name="T24"/></text:p>
          </table:table-cell>
          <table:covered-table-cell table:style-name="Table95.F5"/>
          <table:table-cell table:style-name="Table95.G5" office:value-type="string">
            <text:p text:style-name="P9" loext:marker-style-name="T21"><text:span text:style-name="T23">${WC_JOB_misc}</text:span><text:span text:style-name="T24"/></text:p>
          </table:table-cell>
        </table:table-row>
        <table:table-row table:style-name="Table95.3">
          <table:covered-table-cell table:style-name="Table95.A7"/>
          <table:covered-table-cell table:style-name="Table95.B2"/>
          <table:table-cell table:style-name="Table95.I3" office:value-type="string">
            <table:table table:name="Table91" table:style-name="Table91">
              <table:table-column table:style-name="Table91.A"/>
              <table:table-row table:style-name="Table91.1">
                <table:table-cell table:style-name="Table91.A1" office:value-type="string">
                  <text:p text:style-name="P12" loext:marker-style-name="T25"><ns6:frame ns6:style-name="fr1" ns6:name="Image78" text:anchor-type="as-char" svg:width="1.946cm" svg:height="1.946cm" ns6:z-index="0"><ns6:image ns8:href="Pictures/100016570000254F0000254F2A236941.svg" ns8:type="simple" ns8:show="embed" ns8:actuate="onLoad" ns6:mime-type="image/svg+xml"/><ns6:image ns8:href="Pictures/10000001000001C3000001C38615402B.png" ns8:type="simple" ns8:show="embed" ns8:actuate="onLoad" ns6:mime-type="image/png"/></ns6:frame></text:p>
                </table:table-cell>
              </table:table-row>
              <table:table-row table:style-name="Table91.2">
                <table:table-cell table:style-name="Table91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95.B2"/>
          <table:table-cell table:style-name="Table95.I3" office:value-type="string">
            <table:table table:name="Table92" table:style-name="Table92">
              <table:table-column table:style-name="Table92.A"/>
              <table:table-row table:style-name="Table92.1">
                <table:table-cell table:style-name="Table92.A1" office:value-type="string">
                  <text:p text:style-name="P12" loext:marker-style-name="T25"><ns6:frame ns6:style-name="fr1" ns6:name="Image79" text:anchor-type="as-char" svg:width="1.946cm" svg:height="1.946cm" ns6:z-index="0"><ns6:image ns8:href="Pictures/1000164A0000254F0000254F0E7F3329.svg" ns8:type="simple" ns8:show="embed" ns8:actuate="onLoad" ns6:mime-type="image/svg+xml"/><ns6:image ns8:href="Pictures/10000001000001C3000001C3557110BD.png" ns8:type="simple" ns8:show="embed" ns8:actuate="onLoad" ns6:mime-type="image/png"/></ns6:frame></text:p>
                </table:table-cell>
              </table:table-row>
              <table:table-row table:style-name="Table92.2">
                <table:table-cell table:style-name="Table92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95.F5"/>
          <table:table-cell table:style-name="Table95.G7" office:value-type="string">
            <text:p text:style-name="P9" loext:marker-style-name="T1"><text:span text:style-name="T23"><text:line-break/></text:span><text:span text:style-name="T23"/></text:p>
            <table:table table:name="Table93" table:style-name="Table93">
              <table:table-column table:style-name="Table93.A"/>
              <table:table-row table:style-name="Table93.1">
                <table:table-cell table:style-name="Table93.A1" office:value-type="string">
                  <text:p text:style-name="P12" loext:marker-style-name="T25"><ns6:frame ns6:style-name="fr1" ns6:name="Image80" text:anchor-type="as-char" svg:width="1.946cm" svg:height="1.946cm" ns6:z-index="0"><ns6:image ns8:href="Pictures/100017340000254F0000254FD3AF8E36.svg" ns8:type="simple" ns8:show="embed" ns8:actuate="onLoad" ns6:mime-type="image/svg+xml"/><ns6:image ns8:href="Pictures/10000001000001C3000001C374F1A4D6.png" ns8:type="simple" ns8:show="embed" ns8:actuate="onLoad" ns6:mime-type="image/png"/></ns6:frame></text:p>
                </table:table-cell>
              </table:table-row>
              <table:table-row table:style-name="Table93.2">
                <table:table-cell table:style-name="Table93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1" loext:marker-style-name="T1"/>
          </table:table-cell>
          <table:covered-table-cell table:style-name="Table95.F5"/>
          <table:table-cell table:style-name="Table95.G7" office:value-type="string">
            <text:p text:style-name="P9" loext:marker-style-name="T1"><text:span text:style-name="T23"><text:line-break/></text:span><text:span text:style-name="T23"/></text:p>
            <table:table table:name="Table94" table:style-name="Table94">
              <table:table-column table:style-name="Table94.A"/>
              <table:table-row table:style-name="Table94.1">
                <table:table-cell table:style-name="Table94.A1" office:value-type="string">
                  <text:p text:style-name="P12" loext:marker-style-name="T25"><ns6:frame ns6:style-name="fr1" ns6:name="Image81" text:anchor-type="as-char" svg:width="1.946cm" svg:height="1.946cm" ns6:z-index="0"><ns6:image ns8:href="Pictures/100015B60000254F0000254FE9CBEC9B.svg" ns8:type="simple" ns8:show="embed" ns8:actuate="onLoad" ns6:mime-type="image/svg+xml"/><ns6:image ns8:href="Pictures/10000001000001C3000001C3B8D2F40B.png" ns8:type="simple" ns8:show="embed" ns8:actuate="onLoad" ns6:mime-type="image/png"/></ns6:frame></text:p>
                </table:table-cell>
              </table:table-row>
              <table:table-row table:style-name="Table94.2">
                <table:table-cell table:style-name="Table94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1" loext:marker-style-name="T1"/>
          </table:table-cell>
        </table:table-row>
      </table:table>
      <text:p text:style-name="P1" loext:marker-style-name="T1"/>
      <table:table table:name="Table96" table:style-name="Table96">
        <table:table-column table:style-name="Table96.A"/>
        <table:table-column table:style-name="Table96.B"/>
        <table:table-column table:style-name="Table96.C"/>
        <table:table-column table:style-name="Table96.B"/>
        <table:table-column table:style-name="Table96.E"/>
        <table:table-column table:style-name="Table96.F"/>
        <table:table-column table:style-name="Table96.G"/>
        <table:table-column table:style-name="Table96.B"/>
        <table:table-column table:style-name="Table96.I"/>
        <table:table-row table:style-name="Table96.1">
          <table:table-cell table:style-name="Table96.A1" office:value-type="string">
            <text:p text:style-name="P11" loext:marker-style-name="T1"/>
          </table:table-cell>
          <table:table-cell table:style-name="Table96.B1" office:value-type="string">
            <text:p text:style-name="P47" loext:marker-style-name="T47"/>
          </table:table-cell>
          <table:table-cell table:style-name="Table96.C1" office:value-type="string">
            <text:p text:style-name="P33" loext:marker-style-name="T18"/>
          </table:table-cell>
          <table:table-cell table:style-name="Table96.D1" office:value-type="string">
            <text:p text:style-name="P47" loext:marker-style-name="T47"/>
          </table:table-cell>
          <table:table-cell table:style-name="Table96.C1" office:value-type="string">
            <text:p text:style-name="P33" loext:marker-style-name="T18"/>
          </table:table-cell>
          <table:table-cell table:style-name="Table96.D1" office:value-type="string">
            <text:p text:style-name="P47" loext:marker-style-name="T47"/>
          </table:table-cell>
          <table:table-cell table:style-name="Table96.C1" office:value-type="string">
            <text:p text:style-name="P33" loext:marker-style-name="T18"/>
          </table:table-cell>
          <table:table-cell table:style-name="Table96.D1" office:value-type="string">
            <text:p text:style-name="P26" loext:marker-style-name="T18"><text:span text:style-name="T18">J</text:span><text:span text:style-name="T18"/></text:p>
          </table:table-cell>
          <table:table-cell table:style-name="Table96.I1" office:value-type="string">
            <text:p text:style-name="P48" loext:marker-style-name="T18"/>
          </table:table-cell>
        </table:table-row>
        <table:table-row table:style-name="Table96.2">
          <table:table-cell table:style-name="Table96.A1" office:value-type="string">
            <text:p text:style-name="P11" loext:marker-style-name="T1"/>
          </table:table-cell>
          <table:table-cell table:style-name="Table96.B1" office:value-type="string">
            <text:p text:style-name="P49" loext:marker-style-name="T19"/>
          </table:table-cell>
          <table:table-cell table:style-name="Table96.C1" office:value-type="string">
            <text:p text:style-name="P50" loext:marker-style-name="T19"/>
          </table:table-cell>
          <table:table-cell table:style-name="Table96.D1" office:value-type="string">
            <text:p text:style-name="P47" loext:marker-style-name="T47"/>
          </table:table-cell>
          <table:table-cell table:style-name="Table96.C1" office:value-type="string">
            <text:p text:style-name="P50" loext:marker-style-name="T19"/>
          </table:table-cell>
          <table:table-cell table:style-name="Table96.D1" office:value-type="string">
            <text:p text:style-name="P47" loext:marker-style-name="T47"/>
          </table:table-cell>
          <table:table-cell table:style-name="Table96.C1" office:value-type="string">
            <text:p text:style-name="P50" loext:marker-style-name="T19"/>
          </table:table-cell>
          <table:table-cell table:style-name="Table96.D1" office:value-type="string">
            <text:p text:style-name="P48" loext:marker-style-name="T18"/>
          </table:table-cell>
          <table:table-cell table:style-name="Table96.I1" office:value-type="string">
            <text:p text:style-name="P48" loext:marker-style-name="T18"/>
          </table:table-cell>
        </table:table-row>
        <table:table-row table:style-name="Table96.1">
          <table:table-cell table:style-name="Table96.A1" office:value-type="string">
            <text:p text:style-name="P11" loext:marker-style-name="T1"/>
          </table:table-cell>
          <table:table-cell table:style-name="Table96.B1" office:value-type="string">
            <text:p text:style-name="P49" loext:marker-style-name="T19"/>
          </table:table-cell>
          <table:table-cell table:style-name="Table96.C1" office:value-type="string">
            <text:p text:style-name="P50" loext:marker-style-name="T19"/>
          </table:table-cell>
          <table:table-cell table:style-name="Table96.D1" office:value-type="string">
            <text:p text:style-name="P47" loext:marker-style-name="T47"/>
          </table:table-cell>
          <table:table-cell table:style-name="Table96.C1" office:value-type="string">
            <text:p text:style-name="P50" loext:marker-style-name="T19"/>
          </table:table-cell>
          <table:table-cell table:style-name="Table96.D1" office:value-type="string">
            <text:p text:style-name="P47" loext:marker-style-name="T47"/>
          </table:table-cell>
          <table:table-cell table:style-name="Table96.C1" office:value-type="string">
            <text:p text:style-name="P50" loext:marker-style-name="T19"/>
          </table:table-cell>
          <table:table-cell table:style-name="Table96.D1" office:value-type="string">
            <text:p text:style-name="P48" loext:marker-style-name="T18"/>
          </table:table-cell>
          <table:table-cell table:style-name="Table96.I1" office:value-type="string">
            <text:p text:style-name="P48" loext:marker-style-name="T18"/>
          </table:table-cell>
        </table:table-row>
      </table:table>
      <text:p text:style-name="P1" loext:marker-style-name="T1"/>
      <text:p text:style-name="P51" loext:marker-style-name="T1"><ns6:frame ns6:style-name="fr1" ns6:name="Picture 2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C-Head-Top">${Common_T03100}</text:p>
      <table:table table:name="Table97" table:style-name="Table97">
        <table:table-column table:style-name="Table97.A"/>
        <table:table-column table:style-name="Table97.B"/>
        <table:table-column table:style-name="Table97.C"/>
        <table:table-header-rows>
          <table:table-row table:style-name="Table97.1">
            <table:table-cell table:style-name="Table97.A1" table:number-columns-spanned="2" office:value-type="string">
              <text:p text:style-name="P9" loext:marker-style-name="T1"><text:span text:style-name="T1">${Common_T03110}</text:span><text:span text:style-name="T1"/></text:p>
            </table:table-cell>
            <table:covered-table-cell/>
            <table:table-cell table:style-name="Table97.A1" office:value-type="string">
              <text:p text:style-name="P9" loext:marker-style-name="T1"><text:span text:style-name="T1">${Common_T03120}</text:span><text:span text:style-name="T1"/></text:p>
            </table:table-cell>
          </table:table-row>
        </table:table-header-rows>
        <table:table-row table:style-name="Table97.1">
          <table:table-cell table:style-name="Table97.A2" office:value-type="string">
            <text:p text:style-name="P9" loext:marker-style-name="T1"><text:span text:style-name="T1">${Common_T03130}</text:span><text:span text:style-name="T1"/></text:p>
          </table:table-cell>
          <table:table-cell table:style-name="Table97.B2" office:value-type="string">
            <text:p text:style-name="P9" loext:marker-style-name="T1"><text:span text:style-name="T1">30 Jul 2012</text:span><text:span text:style-name="T1"/></text:p>
          </table:table-cell>
          <table:table-cell table:style-name="Table97.C2" office:value-type="string">
            <text:p text:style-name="P9" loext:marker-style-name="T1"><text:span text:style-name="T1">${Common_T03140}</text:span><text:span text:style-name="T1"/></text:p>
          </table:table-cell>
        </table:table-row>
        <table:table-row table:style-name="Table97.1">
          <table:table-cell table:style-name="Table97.A3" office:value-type="string">
            <text:p text:style-name="P9" loext:marker-style-name="T1"><text:span text:style-name="T1">${Common_T03150}</text:span><text:span text:style-name="T1"/></text:p>
          </table:table-cell>
          <table:table-cell table:style-name="Table97.B3" office:value-type="string">
            <text:p text:style-name="P9" loext:marker-style-name="T1"><text:span text:style-name="T1">10 Aug 2012</text:span><text:span text:style-name="T1"/></text:p>
          </table:table-cell>
          <table:table-cell table:style-name="Table97.C3" office:value-type="string">
            <text:p text:style-name="P9" loext:marker-style-name="T1"><text:span text:style-name="T1">${Common_T03160}</text:span><text:span text:style-name="T1"/></text:p>
          </table:table-cell>
        </table:table-row>
        <table:table-row table:style-name="Table97.1">
          <table:table-cell table:style-name="Table97.A4" office:value-type="string">
            <text:p text:style-name="P9" loext:marker-style-name="T1"><text:span text:style-name="T1">${Common_T03170}</text:span><text:span text:style-name="T1"/></text:p>
          </table:table-cell>
          <table:table-cell table:style-name="Table97.B4" office:value-type="string">
            <text:p text:style-name="P9" loext:marker-style-name="T1"><text:span text:style-name="T1">15 Aug 2012</text:span><text:span text:style-name="T1"/></text:p>
          </table:table-cell>
          <table:table-cell table:style-name="Table97.C4" office:value-type="string">
            <text:p text:style-name="P9" loext:marker-style-name="T1"><text:span text:style-name="T1">${Common_T03180}</text:span><text:span text:style-name="T1"/></text:p>
          </table:table-cell>
        </table:table-row>
        <table:table-row table:style-name="Table97.1">
          <table:table-cell table:style-name="Table97.A5" office:value-type="string">
            <text:p text:style-name="P9" loext:marker-style-name="T1"><text:span text:style-name="T1">${Common_T03190}</text:span><text:span text:style-name="T1"/></text:p>
          </table:table-cell>
          <table:table-cell table:style-name="Table97.B5" office:value-type="string">
            <text:p text:style-name="P9" loext:marker-style-name="T1"><text:span text:style-name="T1">25 Feb 2013</text:span><text:span text:style-name="T1"/></text:p>
          </table:table-cell>
          <table:table-cell table:style-name="Table97.C5" office:value-type="string">
            <text:p text:style-name="P9" loext:marker-style-name="T1"><text:span text:style-name="T1">${Common_T03200} ${Common_T03210} ${Common_T03220} ${Common_T03230}</text:span><text:span text:style-name="T1"/></text:p>
          </table:table-cell>
        </table:table-row>
        <table:table-row table:style-name="Table97.1">
          <table:table-cell table:style-name="Table97.A6" office:value-type="string">
            <text:p text:style-name="P9" loext:marker-style-name="T1"><text:span text:style-name="T1">${Common_T03240}</text:span><text:span text:style-name="T1"/></text:p>
          </table:table-cell>
          <table:table-cell table:style-name="Table97.B6" office:value-type="string">
            <text:p text:style-name="P9" loext:marker-style-name="T1"><text:span text:style-name="T1">25 Feb 2013</text:span><text:span text:style-name="T1"/></text:p>
          </table:table-cell>
          <table:table-cell table:style-name="Table97.C6" office:value-type="string">
            <text:p text:style-name="P9" loext:marker-style-name="T1"><text:span text:style-name="T1">${Common_T03250}</text:span><text:span text:style-name="T1"/></text:p>
          </table:table-cell>
        </table:table-row>
        <table:table-row table:style-name="Table97.1">
          <table:table-cell table:style-name="Table97.A7" office:value-type="string">
            <text:p text:style-name="P9" loext:marker-style-name="T1"><text:span text:style-name="T1">${Common_T03260}</text:span><text:span text:style-name="T1"/></text:p>
          </table:table-cell>
          <table:table-cell table:style-name="Table97.B7" office:value-type="string">
            <text:p text:style-name="P9" loext:marker-style-name="T1"><text:span text:style-name="T1">03 Jun 2013</text:span><text:span text:style-name="T1"/></text:p>
          </table:table-cell>
          <table:table-cell table:style-name="Table97.C7" office:value-type="string">
            <text:p text:style-name="P9" loext:marker-style-name="T1"><text:span text:style-name="T1">${Common_T03270} ${Common_T03280} ${Common_T03290} ${Common_T03300} ${Common_T03310} ${Common_T03320} ${Common_T03330} ${Common_T03340}</text:span><text:span text:style-name="T1"/></text:p>
          </table:table-cell>
        </table:table-row>
        <table:table-row table:style-name="Table97.1">
          <table:table-cell table:style-name="Table97.A8" office:value-type="string">
            <text:p text:style-name="P9" loext:marker-style-name="T1"><text:span text:style-name="T1">${Common_T03350}</text:span><text:span text:style-name="T1"/></text:p>
          </table:table-cell>
          <table:table-cell table:style-name="Table97.B8" office:value-type="string">
            <text:p text:style-name="P9" loext:marker-style-name="T1"><text:span text:style-name="T1">14 Aug 2013</text:span><text:span text:style-name="T1"/></text:p>
          </table:table-cell>
          <table:table-cell table:style-name="Table97.C8" office:value-type="string">
            <text:p text:style-name="P9" loext:marker-style-name="T1"><text:span text:style-name="T1">${Common_T03360} ${Common_T03370} ${Common_T03380} ${Common_T03390} ${Common_T03400} ${Common_T03410}</text:span></text:p>
          </table:table-cell>
        </table:table-row>
        <table:table-row table:style-name="Table97.1">
          <table:table-cell table:style-name="Table97.A9" office:value-type="string">
            <text:p text:style-name="P9" loext:marker-style-name="T1"><text:span text:style-name="T1">${Common_T03420}</text:span><text:span text:style-name="T1"/></text:p>
          </table:table-cell>
          <table:table-cell table:style-name="Table97.B9" office:value-type="string">
            <text:p text:style-name="P9" loext:marker-style-name="T1"><text:span text:style-name="T1">18 Sep 2013</text:span><text:span text:style-name="T1"/></text:p>
          </table:table-cell>
          <table:table-cell table:style-name="Table97.C9" office:value-type="string">
            <text:p text:style-name="P9" loext:marker-style-name="T1"><text:span text:style-name="T1">${Common_T03430} ${Common_T03440} ${Common_T03450} ${Common_T03460}</text:span></text:p>
          </table:table-cell>
        </table:table-row>
        <table:table-row table:style-name="Table97.1">
          <table:table-cell table:style-name="Table97.A10" office:value-type="string">
            <text:p text:style-name="P9" loext:marker-style-name="T1"><text:span text:style-name="T1">${Common_T03470}</text:span><text:span text:style-name="T1"/></text:p>
          </table:table-cell>
          <table:table-cell table:style-name="Table97.B10" office:value-type="string">
            <text:p text:style-name="P9" loext:marker-style-name="T1"><text:span text:style-name="T1">01 Feb 2014</text:span><text:span text:style-name="T1"/></text:p>
          </table:table-cell>
          <table:table-cell table:style-name="Table97.C10" office:value-type="string">
            <text:p text:style-name="P9" loext:marker-style-name="T1"><text:span text:style-name="T1">${Common_T03480}</text:span><text:span text:style-name="T1"/></text:p>
          </table:table-cell>
        </table:table-row>
        <table:table-row table:style-name="Table97.1">
          <table:table-cell table:style-name="Table97.A11" office:value-type="string">
            <text:p text:style-name="P9" loext:marker-style-name="T1"><text:span text:style-name="T1">${Common_T03490}</text:span><text:span text:style-name="T1"/></text:p>
          </table:table-cell>
          <table:table-cell table:style-name="Table97.B11" office:value-type="string">
            <text:p text:style-name="P9" loext:marker-style-name="T1"><text:span text:style-name="T1">21 Mar 2014</text:span><text:span text:style-name="T1"/></text:p>
          </table:table-cell>
          <table:table-cell table:style-name="Table97.C11" office:value-type="string">
            <text:p text:style-name="P9" loext:marker-style-name="T1"><text:span text:style-name="T1">${Common_T03500} ${Common_T03510} ${Common_T03520} ${Common_T03530}</text:span><text:span text:style-name="T1"/></text:p>
          </table:table-cell>
        </table:table-row>
        <table:table-row table:style-name="Table97.1">
          <table:table-cell table:style-name="Table97.A12" office:value-type="string">
            <text:p text:style-name="P9" loext:marker-style-name="T1"><text:span text:style-name="T1">${Common_T03540}</text:span><text:span text:style-name="T1"/></text:p>
          </table:table-cell>
          <table:table-cell table:style-name="Table97.B12" office:value-type="string">
            <text:p text:style-name="P9" loext:marker-style-name="T1"><text:span text:style-name="T1">04 Mar 2015</text:span><text:span text:style-name="T1"/></text:p>
          </table:table-cell>
          <table:table-cell table:style-name="Table97.C12" office:value-type="string">
            <text:p text:style-name="P9" loext:marker-style-name="T1"><text:span text:style-name="T1">${Common_T03550} ${Common_T03560} ${Common_T03570}</text:span><text:span text:style-name="T1"/></text:p>
          </table:table-cell>
        </table:table-row>
        <table:table-row table:style-name="Table97.1">
          <table:table-cell table:style-name="Table97.A13" office:value-type="string">
            <text:p text:style-name="P9" loext:marker-style-name="T1"><text:span text:style-name="T1">${Common_T03580}</text:span><text:span text:style-name="T1"/></text:p>
          </table:table-cell>
          <table:table-cell table:style-name="Table97.B13" office:value-type="string">
            <text:p text:style-name="P9" loext:marker-style-name="T1"><text:span text:style-name="T1">29 Jun 2016</text:span><text:span text:style-name="T1"/></text:p>
          </table:table-cell>
          <table:table-cell table:style-name="Table97.C13" office:value-type="string">
            <text:p text:style-name="P9" loext:marker-style-name="T1"><text:span text:style-name="T1">${Common_T03590} ${Common_T03600} ${Common_T03610} ${Common_T03620} ${Common_T03630} ${Common_T03640} ${Common_T03650} ${Common_T03660} ${Common_T03670} ${Common_T03680} ${Common_T03690} ${Common_T03700}</text:span><text:span text:style-name="T1"/></text:p>
          </table:table-cell>
        </table:table-row>
        <table:table-row table:style-name="Table97.1">
          <table:table-cell table:style-name="Table97.A14" office:value-type="string">
            <text:p text:style-name="P9" loext:marker-style-name="T1"><text:span text:style-name="T1">${Common_T03710}</text:span><text:span text:style-name="T1"/></text:p>
          </table:table-cell>
          <table:table-cell table:style-name="Table97.B14" office:value-type="string">
            <text:p text:style-name="P9" loext:marker-style-name="T1"><text:span text:style-name="T1">05. May <text:s/>2024</text:span><text:span text:style-name="T1"/></text:p>
          </table:table-cell>
          <table:table-cell table:style-name="Table97.C14" office:value-type="string">
            <text:p text:style-name="P9" loext:marker-style-name="T1"><text:span text:style-name="T1">${Common_T03720}</text:span><text:span text:style-name="T1"/></text:p>
          </table:table-cell>
        </table:table-row>
        <table:table-row table:style-name="Table97.1">
          <table:table-cell table:style-name="Table97.A15" office:value-type="string">
            <text:p text:style-name="P9" loext:marker-style-name="T1"><text:span text:style-name="T1">${Common_T03730}</text:span><text:span text:style-name="T1"/></text:p>
          </table:table-cell>
          <table:table-cell table:style-name="Table97.B15" office:value-type="string">
            <text:p text:style-name="P9" loext:marker-style-name="T1"><text:span text:style-name="T1">25. October <text:s/>2024</text:span><text:span text:style-name="T1"/></text:p>
          </table:table-cell>
          <table:table-cell table:style-name="Table97.C15" office:value-type="string">
            <text:p text:style-name="P9" loext:marker-style-name="T1"><text:span text:style-name="T1">${Common_T03740}</text:span><text:span text:style-name="T1"/></text:p>
          </table:table-cell>
        </table:table-row>
        <table:table-row table:style-name="Table97.1">
          <table:table-cell table:style-name="Table97.A16" office:value-type="string">
            <text:p text:style-name="P9" loext:marker-style-name="T1"><text:span text:style-name="T1">${Common_T03750}</text:span><text:span text:style-name="T1"/></text:p>
          </table:table-cell>
          <table:table-cell table:style-name="Table97.B16" office:value-type="string">
            <text:p text:style-name="P9" loext:marker-style-name="T1"><text:span text:style-name="T1">30. October 2024</text:span><text:span text:style-name="T1"/></text:p>
          </table:table-cell>
          <table:table-cell table:style-name="Table97.C16" office:value-type="string">
            <text:p text:style-name="P9" loext:marker-style-name="T1"><text:span text:style-name="T1">${Common_T03760}</text:span><text:span text:style-name="T1"/></text:p>
          </table:table-cell>
        </table:table-row>
        <table:table-row table:style-name="Table97.1">
          <table:table-cell table:style-name="Table97.A17" office:value-type="string">
            <text:p text:style-name="P9" loext:marker-style-name="T1"><text:span text:style-name="T1">${Common_T03770}</text:span><text:span text:style-name="T1"/></text:p>
          </table:table-cell>
          <table:table-cell table:style-name="Table97.B17" office:value-type="string">
            <text:p text:style-name="P9" loext:marker-style-name="T1"><text:span text:style-name="T1">14. August 2025</text:span><text:span text:style-name="T1"/></text:p>
          </table:table-cell>
          <table:table-cell table:style-name="Table97.C17" office:value-type="string">
            <text:p text:style-name="P9" loext:marker-style-name="T1"><text:span text:style-name="T1">${Common_T03771}</text:span><text:span text:style-name="T1"/></text:p>
          </table:table-cell>
        </table:table-row>
        <table:table-row table:style-name="Table97.1">
          <table:table-cell table:style-name="Table97.A18" office:value-type="string">
            <text:p text:style-name="P9" loext:marker-style-name="T1"><text:span text:style-name="T1">${Common_T03772}</text:span><text:span text:style-name="T1"/></text:p>
          </table:table-cell>
          <table:table-cell table:style-name="Table97.B18" office:value-type="string">
            <text:p text:style-name="P9" loext:marker-style-name="T1"><text:span text:style-name="T1">14. August 2025</text:span><text:span text:style-name="T1"/></text:p>
          </table:table-cell>
          <table:table-cell table:style-name="Table97.C18" office:value-type="string">
            <text:p text:style-name="P9" loext:marker-style-name="T1"><text:span text:style-name="T1">${Common_T03773}</text:span><text:span text:style-name="T1"/></text:p>
          </table:table-cell>
        </table:table-row>
        <table:table-row table:style-name="Table97.1">
          <table:table-cell table:style-name="Table97.A19" office:value-type="string">
            <text:p text:style-name="P9" loext:marker-style-name="T1"><text:span text:style-name="T1">${Common_T03774}</text:span><text:span text:style-name="T1"/></text:p>
          </table:table-cell>
          <table:table-cell table:style-name="Table97.B19" office:value-type="string">
            <text:p text:style-name="P9" loext:marker-style-name="T1"><text:span text:style-name="T1">25. September 2025</text:span><text:span text:style-name="T1"/></text:p>
          </table:table-cell>
          <table:table-cell table:style-name="Table97.C19" office:value-type="string">
            <text:p text:style-name="P9" loext:marker-style-name="T1"><text:span text:style-name="T1">${Common_T03775}</text:span><text:span text:style-name="T1"/></text:p>
          </table:table-cell>
        </table:table-row>
      </table:table>
      <text:p text:style-name="Standard"/>
      <text:p text:style-name="Standard"/>
      <text:p text:style-name="Standard"/>
      <table:table table:name="Table100" table:style-name="Table100">
        <table:table-column table:style-name="Table100.A"/>
        <table:table-column table:style-name="Table100.B"/>
        <table:table-row table:style-name="Table100.1">
          <table:table-cell table:style-name="Table100.A1" office:value-type="string">
            <text:p text:style-name="P13">${Common_T03800}</text:p>
            <text:p text:style-name="P13" loext:marker-style-name="T48"><text:span text:style-name="T48">${Common_T03810}</text:span><text:span text:style-name="T48"/></text:p>
            <text:p text:style-name="P13" loext:marker-style-name="T48"><text:span text:style-name="T48">${Common_T03820}</text:span><text:span text:style-name="T48"/></text:p>
            <text:p text:style-name="P13" loext:marker-style-name="T48"><text:span text:style-name="T48">${Common_T03830}</text:span><text:span text:style-name="T48"/></text:p>
            <text:p text:style-name="P13" loext:marker-style-name="T48"><text:span text:style-name="T48">${Common_T03840}</text:span><text:span text:style-name="T48"/></text:p>
            <text:p text:style-name="P52" loext:marker-style-name="T7"/>
            <table:table table:name="Table98" table:style-name="Table98">
              <table:table-column table:style-name="Table98.A"/>
              <table:table-column table:style-name="Table98.B" table:number-columns-repeated="2"/>
              <table:table-row table:style-name="Table98.1">
                <table:table-cell table:style-name="Table98.A1" office:value-type="string">
                  <text:list text:style-name="WWNum4">
                    <text:list-item>
                      <text:p text:style-name="P53" loext:marker-style-name="T49"><text:span text:style-name="T48">Artim Banyte</text:span><text:span text:style-name="T49"/></text:p>
                    </text:list-item>
                    <text:list-item>
                      <text:p text:style-name="P53" loext:marker-style-name="T11"><text:span text:style-name="T48">Simon Bennetts</text:span><text:span text:style-name="T11"/></text:p>
                    </text:list-item>
                    <text:list-item>
                      <text:p text:style-name="P53" loext:marker-style-name="T11"><text:span text:style-name="T49">Thomas Berson</text:span><text:span text:style-name="T49"/></text:p>
                    </text:list-item>
                    <text:list-item>
                      <text:p text:style-name="P53" loext:marker-style-name="T11"><text:span text:style-name="T11">Tom Brennan</text:span><text:span text:style-name="T11"/></text:p>
                    </text:list-item>
                    <text:list-item>
                      <text:p text:style-name="P53" loext:marker-style-name="T11"><text:span text:style-name="T49">Graham Bryant</text:span><text:span text:style-name="T49"/></text:p>
                    </text:list-item>
                    <text:list-item>
                      <text:p text:style-name="P53" loext:marker-style-name="T11"><text:span text:style-name="T49">Fabio Cerullo</text:span><text:span text:style-name="T49"/></text:p>
                    </text:list-item>
                    <text:list-item>
                      <text:p text:style-name="P53" loext:marker-style-name="T11"><text:span text:style-name="T48">Oana Cornea</text:span><text:span text:style-name="T11"/></text:p>
                    </text:list-item>
                    <text:list-item>
                      <text:p text:style-name="P53" loext:marker-style-name="T11"><text:span text:style-name="T49">Johanna Curiel</text:span><text:span text:style-name="T49"/></text:p>
                    </text:list-item>
                    <text:list-item>
                      <text:p text:style-name="P53" loext:marker-style-name="T11"><text:span text:style-name="T49">Todd Dahl</text:span><text:span text:style-name="T49"/></text:p>
                    </text:list-item>
                    <text:list-item>
                      <text:p text:style-name="P53" loext:marker-style-name="T11"><text:span text:style-name="T48">Ruggero DallAglio</text:span><text:span text:style-name="T11"/></text:p>
                    </text:list-item>
                    <text:list-item>
                      <text:p text:style-name="P53" loext:marker-style-name="T11"><text:span text:style-name="T48">Andrey Danin</text:span><text:span text:style-name="T11"/></text:p>
                    </text:list-item>
                    <text:list-item>
                      <text:p text:style-name="P53" loext:marker-style-name="T11"><text:span text:style-name="T48">Luis Enriquez</text:span><text:span text:style-name="T11"/></text:p>
                    </text:list-item>
                    <text:list-item>
                      <text:p text:style-name="P53" loext:marker-style-name="T11"><text:span text:style-name="T11">Andre Ferreira</text:span><text:span text:style-name="T11"/></text:p>
                    </text:list-item>
                    <text:list-item>
                      <text:p text:style-name="P53" loext:marker-style-name="T11"><text:span text:style-name="T49">Ken Ferris</text:span><text:span text:style-name="T49"/></text:p>
                    </text:list-item>
                    <text:list-item>
                      <text:p text:style-name="P53" loext:marker-style-name="T11"><text:span text:style-name="T49">Darío De Filippis</text:span><text:span text:style-name="T49"/></text:p>
                    </text:list-item>
                  </text:list>
                </table:table-cell>
                <table:table-cell table:style-name="Table98.A1" office:value-type="string">
                  <text:list text:continue-numbering="true" text:style-name="WWNum4">
                    <text:list-item>
                      <text:p text:style-name="P54" loext:marker-style-name="T48"><text:span text:style-name="T49">Norbert Gaspar</text:span><text:span text:style-name="T49"/></text:p>
                    </text:list-item>
                    <text:list-item>
                      <text:p text:style-name="P54" loext:marker-style-name="T48"><text:span text:style-name="T48">Spyros Gasteratos</text:span><text:span text:style-name="T49"/></text:p>
                    </text:list-item>
                    <text:list-item>
                      <text:p text:style-name="P54" loext:marker-style-name="T48"><text:span text:style-name="T49">Sebastien Gioria</text:span><text:span text:style-name="T49"/></text:p>
                    </text:list-item>
                    <text:list-item>
                      <text:p text:style-name="P54" loext:marker-style-name="T48"><text:span text:style-name="T49">Xavier Godard</text:span><text:span text:style-name="T49"/></text:p>
                    </text:list-item>
                    <text:list-item>
                      <text:p text:style-name="P54" loext:marker-style-name="T48"><text:span text:style-name="T48">Tobias Gondrom</text:span><text:span text:style-name="T48"/></text:p>
                    </text:list-item>
                    <text:list-item>
                      <text:p text:style-name="P54" loext:marker-style-name="T48"><text:span text:style-name="T49">Timo Goosen</text:span><text:span text:style-name="T49"/></text:p>
                    </text:list-item>
                    <text:list-item>
                      <text:p text:style-name="P54" loext:marker-style-name="T48"><text:span text:style-name="T48">Anthony Harrison</text:span><text:span text:style-name="T48"/></text:p>
                    </text:list-item>
                    <text:list-item>
                      <text:p text:style-name="P54" loext:marker-style-name="T49"><text:span text:style-name="T48">Martin Haslinger</text:span><text:span text:style-name="T49"/></text:p>
                    </text:list-item>
                    <text:list-item>
                      <text:p text:style-name="P54" loext:marker-style-name="T49"><text:span text:style-name="T49">John Herrlin</text:span><text:span text:style-name="T49"/></text:p>
                    </text:list-item>
                    <text:list-item>
                      <text:p text:style-name="P54" loext:marker-style-name="T49"><text:span text:style-name="T48">Jerry Hoff</text:span><text:span text:style-name="T49"/></text:p>
                    </text:list-item>
                    <text:list-item>
                      <text:p text:style-name="P54" loext:marker-style-name="T49"><text:span text:style-name="T49">Toby Irvine</text:span><text:span text:style-name="T49"/></text:p>
                    </text:list-item>
                    <text:list-item>
                      <text:p text:style-name="P54" loext:marker-style-name="T49"><text:span text:style-name="T49">Marios Kourtesis</text:span><text:span text:style-name="T49"/></text:p>
                    </text:list-item>
                    <text:list-item>
                      <text:p text:style-name="P54" loext:marker-style-name="T49"><text:span text:style-name="T48">Franck Lacosta</text:span><text:span text:style-name="T49"/></text:p>
                    </text:list-item>
                    <text:list-item>
                      <text:p text:style-name="P54" loext:marker-style-name="T49"><text:span text:style-name="T48">Mathias Lemaire</text:span><text:span text:style-name="T49"/></text:p>
                    </text:list-item>
                    <text:list-item>
                      <text:p text:style-name="P54" loext:marker-style-name="T49"><text:span text:style-name="T49">Antonis Manaras</text:span><text:span text:style-name="T49"/></text:p>
                    </text:list-item>
                  </text:list>
                </table:table-cell>
                <table:table-cell table:style-name="Table98.A1" office:value-type="string">
                  <text:list text:continue-numbering="true" text:style-name="WWNum4">
                    <text:list-item>
                      <text:p text:style-name="P54" loext:marker-style-name="T49"><text:span text:style-name="T48">Jim Manico</text:span><text:span text:style-name="T49"/></text:p>
                    </text:list-item>
                    <text:list-item>
                      <text:p text:style-name="P54" loext:marker-style-name="T49"><text:span text:style-name="T49">Jef Meijvis</text:span><text:span text:style-name="T49"/></text:p>
                    </text:list-item>
                    <text:list-item>
                      <text:p text:style-name="P54" loext:marker-style-name="T49"><text:span text:style-name="T48">Mark Miller</text:span><text:span text:style-name="T49"/></text:p>
                    </text:list-item>
                    <text:list-item>
                      <text:p text:style-name="P54" loext:marker-style-name="T49"><text:span text:style-name="T49">Cam Morris</text:span><text:span text:style-name="T49"/></text:p>
                    </text:list-item>
                    <text:list-item>
                      <text:p text:style-name="P54" loext:marker-style-name="T49"><text:span text:style-name="T48">Grant Ongers</text:span><text:span text:style-name="T49"/></text:p>
                    </text:list-item>
                    <text:list-item>
                      <text:p text:style-name="P54" loext:marker-style-name="T49"><text:span text:style-name="T49">Susana Romaniz</text:span><text:span text:style-name="T49"/></text:p>
                    </text:list-item>
                    <text:list-item>
                      <text:p text:style-name="P54" loext:marker-style-name="T49"><text:span text:style-name="T49">Ravishankar Sahadevan</text:span><text:span text:style-name="T49"/></text:p>
                    </text:list-item>
                    <text:list-item>
                      <text:p text:style-name="P54" loext:marker-style-name="T49"><text:span text:style-name="T48">Tao Sauvage</text:span><text:span text:style-name="T49"/></text:p>
                    </text:list-item>
                    <text:list-item>
                      <text:p text:style-name="P54" loext:marker-style-name="T49"><text:span text:style-name="T48">Max Alejandro Gómez <text:s/>Sánchez Vergaray</text:span><text:span text:style-name="T49"/></text:p>
                    </text:list-item>
                    <text:list-item>
                      <text:p text:style-name="P54" loext:marker-style-name="T49"><text:span text:style-name="T49">Johan Sydseter</text:span><text:span text:style-name="T49"/></text:p>
                    </text:list-item>
                    <text:list-item>
                      <text:p text:style-name="P54" loext:marker-style-name="T49"><text:span text:style-name="T49">Ive Verstappen</text:span><text:span text:style-name="T49"/></text:p>
                    </text:list-item>
                    <text:list-item>
                      <text:p text:style-name="P54" loext:marker-style-name="T50"><text:span text:style-name="T51">Wagner Voltz</text:span><text:span text:style-name="T50"/></text:p>
                    </text:list-item>
                    <text:list-item>
                      <text:p text:style-name="P55" loext:marker-style-name="T48"><text:span text:style-name="T50">Stephen de Vries</text:span><text:span text:style-name="T50"/></text:p>
                    </text:list-item>
                    <text:list-item>
                      <text:p text:style-name="P55" loext:marker-style-name="T48"><text:span text:style-name="T48">Colin Watson</text:span><text:span text:style-name="T48"/></text:p>
                    </text:list-item>
                  </text:list>
                </table:table-cell>
              </table:table-row>
            </table:table>
            <text:p text:style-name="P56" loext:marker-style-name="T48"/>
            <text:p text:style-name="P19">${Common_T03900}</text:p>
            <text:p text:style-name="P9" loext:marker-style-name="T1"><text:span text:style-name="T1">${Common_T03910}<text:line-break/></text:span><text:span text:style-name="T1"/></text:p>
            <text:list text:style-name="WWNum6">
              <text:list-item>
                <text:p text:style-name="P57" loext:marker-style-name="T48"><text:span text:style-name="T48">${Common_T03920}<text:line-break/></text:span><text:a ns8:type="simple" ns8:href="https://www.youtube.com/watch?v=i5Y0akWj31k" text:style-name="Internet_20_link" text:visited-style-name="Visited_20_Internet_20_Link"><text:span text:style-name="Internet_20_link"><text:span text:style-name="T48">https://www.youtube.com/watch?v=i5Y0akWj31k</text:span></text:span></text:a></text:p>
              </text:list-item>
              <text:list-item>
                <text:p text:style-name="P57" loext:marker-style-name="T48"><text:span text:style-name="T48">${Common_T03930}<text:line-break/></text:span><text:a ns8:type="simple" ns8:href="http://trustedsoftwarealliance.com/2014/03/21/the-owasp-cornucopia-project-with-colin-watson/" text:style-name="Internet_20_link" text:visited-style-name="Visited_20_Internet_20_Link"><text:span text:style-name="Internet_20_link"><text:span text:style-name="T48">http://trustedsoftwarealliance.com/2014/03/21/the-owasp-cornucopia-project-with-colin-watson/</text:span></text:span></text:a></text:p>
              </text:list-item>
              <text:list-item>
                <text:p text:style-name="P57" loext:marker-style-name="T48"><text:span text:style-name="T48">${Common_T03940}<text:line-break/></text:span><text:a ns8:type="simple" ns8:href="https://www.youtube.com/watch?v=Q_LE-8xNXVk" text:style-name="Internet_20_link" text:visited-style-name="Visited_20_Internet_20_Link"><text:span text:style-name="Internet_20_link"><text:span text:style-name="T48">https://www.youtube.com/watch?v=Q_LE-8xNXVk</text:span></text:span></text:a></text:p>
              </text:list-item>
            </text:list>
            <text:p text:style-name="P58" loext:marker-style-name="T48"><text:span text:style-name="T48">${Common_T03950}</text:span><text:span text:style-name="T48"/></text:p>
          </table:table-cell>
          <table:table-cell table:style-name="Table100.A1" office:value-type="string">
            <text:p text:style-name="P11" loext:marker-style-name="T1"/>
            <text:p text:style-name="P12" loext:marker-style-name="T1"><ns6:frame ns6:style-name="fr1" ns6:name="Picture 3" text:anchor-type="as-char" svg:width="12.524cm" svg:height="18.389cm" ns6:z-index="0"><ns6:image ns8:href="Pictures/1000000100000468000006782D424EF0.png" ns8:type="simple" ns8:show="embed" ns8:actuate="onLoad" ns6:mime-type="image/png"/></ns6:frame></text:p>
          </table:table-cell>
        </table:table-row>
      </table:table>
      <text:p text:style-name="P1" loext:marker-style-name="T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0pt" fo:language="en" fo:country="GB" style:letter-kerning="false" style:font-name-asian="ＭＳ 明朝" style:font-size-asian="10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0pt" fo:language="en" fo:country="GB" style:letter-kerning="false" style:font-name-asian="ＭＳ 明朝" style:font-size-asian="10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fo:hyphenation-keep="page" loext:hyphenation-keep-type="column" loext:hyphenation-keep-line="false" style:writing-mode="lr-tb"/>
      <style:text-properties fo:font-size="12pt" style:font-size-asian="12pt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tyle="italic" style:font-style-asian="italic" style:font-name-complex="Lohit Devanagari" style:font-family-complex="'Lohit Devanagari'" style:font-family-generic-complex="system" style:font-pitch-complex="variable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Balloon_20_Text" style:display-name="Balloon Text" style:family="paragraph" style:parent-style-name="Standard" loext:linked-style-name="Balloon_20_Text_20_Char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C-Head-Top" style:family="paragraph" style:parent-style-name="Standard">
      <style:paragraph-properties fo:margin-top="0cm" fo:margin-bottom="0.106cm" style:contextual-spacing="false"/>
      <style:text-properties style:font-name="Garamond" fo:font-family="Garamond" style:font-family-generic="roman" style:font-pitch="variable" fo:font-size="11pt" fo:font-weight="bold" style:font-size-asian="11pt" style:font-weight-asian="bold" style:font-size-complex="11pt"/>
    </style:style>
    <style:style style:name="C-Head-Middle" style:family="paragraph" style:parent-style-name="C-Head-Top">
      <style:paragraph-properties fo:margin-top="0.423cm" fo:margin-bottom="0.106cm" style:contextual-spacing="false"/>
    </style:style>
    <style:style style:name="Revision" style:family="paragraph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fo:font-size="12pt" style:font-size-asian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Balloon_20_Text_20_Char" style:display-name="Balloon Text Char" style:family="text" style:parent-style-name="Default_20_Paragraph_20_Font" loext:linked-style-name="Balloon_20_Tex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ListLabel_20_1" style:display-name="ListLabel 1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" style:font-family-complex="Wingdings" style:font-family-generic-complex="system" style:font-pitch-complex="variable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style:font-name="Garamond" fo:font-family="Garamond" style:font-family-generic="roman" style:font-pitch="variable" fo:font-size="10pt" style:font-size-asian="10pt" style:font-size-complex="10pt"/>
    </style:style>
    <style:style style:name="ListLabel_20_65" style:display-name="ListLabel 65" style:family="text">
      <style:text-properties style:font-name="Garamond" fo:font-family="Garamond" style:font-family-generic="roman" style:font-pitch="variable" fo:font-size="10pt" fo:letter-spacing="-0.011cm" style:font-size-asian="10pt" style:font-size-complex="10pt"/>
    </style:style>
    <style:style style:name="ListLabel_20_66" style:display-name="ListLabel 66" style:family="text">
      <style:text-properties fo:font-size="10pt" fo:letter-spacing="-0.007cm" style:font-size-asian="10pt" style:font-size-complex="10pt"/>
    </style:style>
    <style:style style:name="ListLabel_20_67" style:display-name="ListLabel 67" style:family="text">
      <style:text-properties fo:font-size="10pt" fo:font-weight="normal" style:font-size-asian="10pt" style:font-weight-asian="normal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5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5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5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6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6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6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Table99" style:family="table">
      <style:table-properties style:width="27.083cm" fo:margin-left="-0.191cm" fo:margin-top="0cm" fo:margin-bottom="0cm" table:align="left" style:writing-mode="lr-tb"/>
    </style:style>
    <style:style style:name="Table99.A" style:family="table-column">
      <style:table-column-properties style:column-width="9.44cm"/>
    </style:style>
    <style:style style:name="Table99.B" style:family="table-column">
      <style:table-column-properties style:column-width="4.75cm"/>
    </style:style>
    <style:style style:name="Table99.C" style:family="table-column">
      <style:table-column-properties style:column-width="12.892cm"/>
    </style:style>
    <style:style style:name="Table99.1" style:family="table-row">
      <style:table-row-properties fo:keep-together="auto"/>
    </style:style>
    <style:style style:name="Table99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2" style:family="paragraph" style:parent-style-name="Header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Garamond" fo:font-size="8pt" fo:language="en" fo:country="GB" style:letter-kerning="false" style:font-name-asian="ＭＳ 明朝" style:font-size-asian="8pt" style:language-asian="en" style:country-asian="US" style:font-name-complex="F" style:font-size-complex="8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3" style:family="paragraph" style:parent-style-name="Header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4" style:family="paragraph" style:parent-style-name="Header">
      <style:text-properties style:font-name="Garamond" fo:font-size="8pt" style:font-size-asian="8pt" style:font-size-complex="8pt"/>
    </style:style>
    <style:style style:name="MT1" style:family="text">
      <style:text-properties fo:color="#bfbfbf" loext:opacity="100%" style:font-name="Garamond" fo:font-size="8pt" style:font-size-asian="8pt" style:font-size-complex="8pt">
        <loext:char-complex-color loext:theme-type="light1" loext:color-type="theme">
          <loext:transformation loext:type="shade" loext:value="2509"/>
        </loext:char-complex-color>
      </style:text-properties>
    </style:style>
    <style:style style:name="MT2" style:family="text">
      <style:text-properties fo:color="#bfbfbf" loext:opacity="100%" style:font-name="Garamond" fo:font-size="8pt" style:font-size-asian="8pt" style:font-size-complex="8pt"/>
    </style:style>
    <style:style style:name="MT3" style:family="text">
      <style:text-properties style:font-name="Garamond" fo:font-size="8pt" style:font-size-asian="8pt" style:font-size-complex="8pt"/>
    </style:style>
    <style:page-layout style:name="Mpm1">
      <style:page-layout-properties fo:page-width="29.7cm" fo:page-height="21.001cm" style:num-format="1" style:print-orientation="landscape" fo:margin-top="0.4cm" fo:margin-bottom="0cm" fo:margin-left="1.501cm" fo:margin-right="1.501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true"/>
      </style:header-style>
      <style:footer-style>
        <style:header-footer-properties fo:min-height="0.501cm" fo:margin-left="0cm" fo:margin-right="0cm" fo:margin-top="0.4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99" table:style-name="Table99">
          <table:table-column table:style-name="Table99.A"/>
          <table:table-column table:style-name="Table99.B"/>
          <table:table-column table:style-name="Table99.C"/>
          <table:table-row table:style-name="Table99.1">
            <table:table-cell table:style-name="Table99.A1" office:value-type="string">
              <text:p text:style-name="MP1" loext:marker-style-name="MT1"><text:span text:style-name="MT2">OWASP® Cornucopia Website App Edition</text:span><text:span text:style-name="MT1">, Page </text:span><text:span text:style-name="MT2"><text:page-number text:select-page="current">0</text:page-number></text:span><text:span text:style-name="MT1"><text:s/>of </text:span><text:span text:style-name="MT2"><text:page-count>16</text:page-count></text:span></text:p>
            </table:table-cell>
            <table:table-cell table:style-name="Table99.A1" office:value-type="string">
              <text:p text:style-name="MP2" loext:marker-style-name="MT3"/>
            </table:table-cell>
            <table:table-cell table:style-name="Table99.A1" office:value-type="string">
              <text:p text:style-name="MP3" loext:marker-style-name="MT3"><text:span text:style-name="MT1">© 2012-2024 OWASP® Foundation</text:span><text:span text:style-name="MT1"/></text:p>
            </table:table-cell>
          </table:table-row>
        </table:table>
        <text:p text:style-name="MP4" loext:marker-style-name="MT3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OWASP Cornucopia Website app Edition</dc:title>
    <dc:subject>v1.20-EN</dc:subject>
    <meta:initial-creator>Colin Watson</meta:initial-creator>
    <meta:keyword>website</meta:keyword>
    <meta:keyword>app</meta:keyword>
    <meta:keyword>security</meta:keyword>
    <meta:keyword>requirements</meta:keyword>
    <meta:keyword>threats</meta:keyword>
    <meta:keyword>attacks</meta:keyword>
    <dc:description>This document is licensed under the Creative Commons Attribution-ShareAlike 3.0 license</dc:description>
    <dc:creator>Johan Sydseter</dc:creator>
    <meta:editing-cycles>14</meta:editing-cycles>
    <meta:print-date>2025-08-14T11:53:00</meta:print-date>
    <meta:creation-date>2025-08-14T12:15:00</meta:creation-date>
    <dc:date>2025-10-02T10:42:00</dc:date>
    <dc:language>en-GB</dc:language>
    <meta:editing-duration>PT13M</meta:editing-duration>
    <meta:generator>LibreOffice/25.8.4.2$Windows_X86_64 LibreOffice_project/290daaa01b999472f0c7a3890eb6a550fd74c6df</meta:generator>
    <meta:document-statistic meta:table-count="100" meta:image-count="84" meta:object-count="0" meta:page-count="16" meta:paragraph-count="685" meta:word-count="945" meta:character-count="10618" meta:non-whitespace-character-count="10313"/>
    <meta:user-defined meta:name="AppVersion">16.0000</meta:user-defined>
    <meta:user-defined meta:name="Company">OWASP</meta:user-defined>
    <meta:user-defined meta:name="DocSecurity" meta:value-type="float">0</meta:user-defined>
    <meta:user-defined meta:name="GrammarlyDocumentId">48290693-29a3-45b5-a6f0-c17f92215c98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